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00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P2" style:family="paragraph" style:parent-style-name="Subtitle">
      <style:paragraph-properties fo:text-align="center" fo:break-before="auto" fo:line-height="100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P4" style:family="paragraph" style:parent-style-name="Heading_20_1">
      <style:paragraph-properties fo:break-before="auto" fo:line-height="100%" style:writing-mode="lr-tb"/>
    </style:style>
    <style:style style:name="T4_1" style:family="text"/>
    <style:style style:name="P5" style:family="paragraph" style:parent-style-name="Standard">
      <style:paragraph-properties fo:break-before="auto" fo:text-indent="1.27cm" fo:line-height="100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>
      <style:text-properties fo:font-style="italic" style:font-style-asian="italic" style:font-style-complex="italic"/>
    </style:style>
    <style:style style:name="T5_52" style:family="text">
      <style:text-properties fo:font-style="italic" style:font-style-asian="italic" style:font-style-complex="italic"/>
    </style:style>
    <style:style style:name="T5_53" style:family="text">
      <style:text-properties fo:font-style="italic" style:font-style-asian="italic" style:font-style-complex="italic"/>
    </style:style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T5_180" style:family="text"/>
    <style:style style:name="T5_181" style:family="text"/>
    <style:style style:name="T5_182" style:family="text"/>
    <style:style style:name="T5_183" style:family="text"/>
    <style:style style:name="T5_184" style:family="text"/>
    <style:style style:name="T5_185" style:family="text"/>
    <style:style style:name="T5_186" style:family="text"/>
    <style:style style:name="T5_187" style:family="text"/>
    <style:style style:name="T5_188" style:family="text"/>
    <style:style style:name="T5_189" style:family="text"/>
    <style:style style:name="T5_190" style:family="text"/>
    <style:style style:name="T5_191" style:family="text"/>
    <style:style style:name="T5_192" style:family="text"/>
    <style:style style:name="T5_193" style:family="text"/>
    <style:style style:name="T5_194" style:family="text"/>
    <style:style style:name="T5_195" style:family="text"/>
    <style:style style:name="T5_196" style:family="text"/>
    <style:style style:name="T5_197" style:family="text"/>
    <style:style style:name="T5_198" style:family="text"/>
    <style:style style:name="T5_199" style:family="text"/>
    <style:style style:name="T5_200" style:family="text"/>
    <style:style style:name="T5_201" style:family="text"/>
    <style:style style:name="T5_202" style:family="text"/>
    <style:style style:name="T5_203" style:family="text"/>
    <style:style style:name="T5_204" style:family="text"/>
    <style:style style:name="T5_205" style:family="text"/>
    <style:style style:name="T5_206" style:family="text"/>
    <style:style style:name="T5_207" style:family="text"/>
    <style:style style:name="T5_208" style:family="text"/>
    <style:style style:name="T5_209" style:family="text"/>
    <style:style style:name="T5_210" style:family="text"/>
    <style:style style:name="T5_211" style:family="text"/>
    <style:style style:name="T5_212" style:family="text"/>
    <style:style style:name="T5_213" style:family="text"/>
    <style:style style:name="T5_214" style:family="text"/>
    <style:style style:name="T5_215" style:family="text"/>
    <style:style style:name="T5_216" style:family="text"/>
    <style:style style:name="T5_217" style:family="text"/>
    <style:style style:name="T5_218" style:family="text"/>
    <style:style style:name="T5_219" style:family="text"/>
    <style:style style:name="T5_220" style:family="text"/>
    <style:style style:name="T5_221" style:family="text"/>
    <style:style style:name="T5_222" style:family="text"/>
    <style:style style:name="T5_223" style:family="text"/>
    <style:style style:name="T5_224" style:family="text"/>
    <style:style style:name="T5_225" style:family="text"/>
    <style:style style:name="T5_226" style:family="text"/>
    <style:style style:name="T5_227" style:family="text"/>
    <style:style style:name="T5_228" style:family="text"/>
    <style:style style:name="T5_229" style:family="text"/>
    <style:style style:name="T5_230" style:family="text"/>
    <style:style style:name="T5_231" style:family="text"/>
    <style:style style:name="T5_232" style:family="text"/>
    <style:style style:name="T5_233" style:family="text"/>
    <style:style style:name="T5_234" style:family="text"/>
    <style:style style:name="T5_235" style:family="text"/>
    <style:style style:name="T5_236" style:family="text"/>
    <style:style style:name="T5_237" style:family="text"/>
    <style:style style:name="T5_238" style:family="text"/>
    <style:style style:name="T5_239" style:family="text"/>
    <style:style style:name="T5_240" style:family="text"/>
    <style:style style:name="T5_241" style:family="text"/>
    <style:style style:name="T5_242" style:family="text"/>
    <style:style style:name="T5_243" style:family="text"/>
    <style:style style:name="T5_244" style:family="text"/>
    <style:style style:name="T5_245" style:family="text"/>
    <style:style style:name="T5_246" style:family="text"/>
    <style:style style:name="T5_247" style:family="text"/>
    <style:style style:name="T5_248" style:family="text"/>
    <style:style style:name="T5_249" style:family="text"/>
    <style:style style:name="T5_250" style:family="text"/>
    <style:style style:name="T5_251" style:family="text"/>
    <style:style style:name="T5_252" style:family="text"/>
    <style:style style:name="T5_253" style:family="text"/>
    <style:style style:name="T5_254" style:family="text"/>
    <style:style style:name="T5_255" style:family="text"/>
    <style:style style:name="T5_256" style:family="text"/>
    <style:style style:name="T5_257" style:family="text"/>
    <style:style style:name="T5_258" style:family="text"/>
    <style:style style:name="T5_259" style:family="text"/>
    <style:style style:name="T5_260" style:family="text"/>
    <style:style style:name="T5_261" style:family="text"/>
    <style:style style:name="T5_262" style:family="text"/>
    <style:style style:name="T5_263" style:family="text"/>
    <style:style style:name="T5_264" style:family="text"/>
    <style:style style:name="T5_265" style:family="text"/>
    <style:style style:name="T5_266" style:family="text"/>
    <style:style style:name="T5_267" style:family="text"/>
    <style:style style:name="T5_268" style:family="text"/>
    <style:style style:name="T5_269" style:family="text"/>
    <style:style style:name="T5_270" style:family="text"/>
    <style:style style:name="T5_271" style:family="text"/>
    <style:style style:name="T5_272" style:family="text"/>
    <style:style style:name="T5_273" style:family="text"/>
    <style:style style:name="T5_274" style:family="text"/>
    <style:style style:name="T5_275" style:family="text"/>
    <style:style style:name="T5_276" style:family="text"/>
    <style:style style:name="T5_277" style:family="text"/>
    <style:style style:name="T5_278" style:family="text"/>
    <style:style style:name="T5_279" style:family="text"/>
    <style:style style:name="T5_280" style:family="text"/>
    <style:style style:name="T5_281" style:family="text"/>
    <style:style style:name="T5_282" style:family="text"/>
    <style:style style:name="T5_283" style:family="text"/>
    <style:style style:name="T5_284" style:family="text"/>
    <style:style style:name="T5_285" style:family="text"/>
    <style:style style:name="T5_286" style:family="text"/>
    <style:style style:name="T5_287" style:family="text"/>
    <style:style style:name="T5_288" style:family="text"/>
    <style:style style:name="T5_289" style:family="text"/>
    <style:style style:name="T5_290" style:family="text"/>
    <style:style style:name="T5_291" style:family="text"/>
    <style:style style:name="T5_292" style:family="text"/>
    <style:style style:name="T5_293" style:family="text"/>
    <style:style style:name="T5_294" style:family="text"/>
    <style:style style:name="T5_295" style:family="text"/>
    <style:style style:name="T5_296" style:family="text"/>
    <style:style style:name="T5_297" style:family="text"/>
    <style:style style:name="T5_298" style:family="text"/>
    <style:style style:name="T5_299" style:family="text"/>
    <style:style style:name="T5_300" style:family="text"/>
    <style:style style:name="T5_301" style:family="text"/>
    <style:style style:name="T5_302" style:family="text"/>
    <style:style style:name="T5_303" style:family="text"/>
    <style:style style:name="T5_304" style:family="text"/>
    <style:style style:name="T5_305" style:family="text"/>
    <style:style style:name="T5_306" style:family="text"/>
    <style:style style:name="T5_307" style:family="text"/>
    <style:style style:name="T5_308" style:family="text"/>
    <style:style style:name="T5_309" style:family="text"/>
    <style:style style:name="T5_310" style:family="text"/>
    <style:style style:name="T5_311" style:family="text"/>
    <style:style style:name="T5_312" style:family="text"/>
    <style:style style:name="T5_313" style:family="text"/>
    <style:style style:name="T5_314" style:family="text"/>
    <style:style style:name="T5_315" style:family="text"/>
    <style:style style:name="T5_316" style:family="text"/>
    <style:style style:name="T5_317" style:family="text"/>
    <style:style style:name="T5_318" style:family="text"/>
    <style:style style:name="T5_319" style:family="text"/>
    <style:style style:name="T5_320" style:family="text"/>
    <style:style style:name="T5_321" style:family="text"/>
    <style:style style:name="T5_322" style:family="text"/>
    <style:style style:name="T5_323" style:family="text"/>
    <style:style style:name="T5_324" style:family="text"/>
    <style:style style:name="T5_325" style:family="text"/>
    <style:style style:name="T5_326" style:family="text"/>
    <style:style style:name="T5_327" style:family="text"/>
    <style:style style:name="T5_328" style:family="text"/>
    <style:style style:name="T5_329" style:family="text"/>
    <style:style style:name="T5_330" style:family="text"/>
    <style:style style:name="T5_331" style:family="text"/>
    <style:style style:name="T5_332" style:family="text"/>
    <style:style style:name="T5_333" style:family="text"/>
    <style:style style:name="T5_334" style:family="text"/>
    <style:style style:name="T5_335" style:family="text"/>
    <style:style style:name="T5_336" style:family="text"/>
    <style:style style:name="T5_337" style:family="text"/>
    <style:style style:name="T5_338" style:family="text"/>
    <style:style style:name="T5_339" style:family="text"/>
    <style:style style:name="T5_340" style:family="text"/>
    <style:style style:name="T5_341" style:family="text"/>
    <style:style style:name="T5_342" style:family="text"/>
    <style:style style:name="T5_343" style:family="text"/>
    <style:style style:name="T5_344" style:family="text"/>
    <style:style style:name="T5_345" style:family="text"/>
    <style:style style:name="T5_346" style:family="text"/>
    <style:style style:name="T5_347" style:family="text"/>
    <style:style style:name="T5_348" style:family="text"/>
    <style:style style:name="T5_349" style:family="text"/>
    <style:style style:name="T5_350" style:family="text"/>
    <style:style style:name="T5_351" style:family="text"/>
    <style:style style:name="T5_352" style:family="text"/>
    <style:style style:name="P6" style:family="paragraph" style:parent-style-name="Standard">
      <style:paragraph-properties fo:break-before="auto" fo:text-indent="1.27cm" fo:line-height="100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>
      <style:text-properties fo:font-style="italic" style:font-style-asian="italic" style:font-style-complex="italic"/>
    </style:style>
    <style:style style:name="T6_34" style:family="text">
      <style:text-properties fo:font-style="italic" style:font-style-asian="italic" style:font-style-complex="italic"/>
    </style:style>
    <style:style style:name="T6_35" style:family="text">
      <style:text-properties fo:font-style="italic" style:font-style-asian="italic" style:font-style-complex="italic"/>
    </style:style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T6_116" style:family="text"/>
    <style:style style:name="T6_117" style:family="text"/>
    <style:style style:name="T6_118" style:family="text"/>
    <style:style style:name="T6_119" style:family="text"/>
    <style:style style:name="T6_120" style:family="text"/>
    <style:style style:name="T6_121" style:family="text"/>
    <style:style style:name="T6_122" style:family="text"/>
    <style:style style:name="T6_123" style:family="text"/>
    <style:style style:name="T6_124" style:family="text"/>
    <style:style style:name="T6_125" style:family="text"/>
    <style:style style:name="T6_126" style:family="text"/>
    <style:style style:name="T6_127" style:family="text"/>
    <style:style style:name="T6_128" style:family="text"/>
    <style:style style:name="T6_129" style:family="text"/>
    <style:style style:name="T6_130" style:family="text"/>
    <style:style style:name="T6_131" style:family="text"/>
    <style:style style:name="T6_132" style:family="text"/>
    <style:style style:name="T6_133" style:family="text"/>
    <style:style style:name="T6_134" style:family="text"/>
    <style:style style:name="T6_135" style:family="text"/>
    <style:style style:name="T6_136" style:family="text"/>
    <style:style style:name="T6_137" style:family="text"/>
    <style:style style:name="T6_138" style:family="text"/>
    <style:style style:name="T6_139" style:family="text"/>
    <style:style style:name="T6_140" style:family="text"/>
    <style:style style:name="T6_141" style:family="text"/>
    <style:style style:name="T6_142" style:family="text"/>
    <style:style style:name="T6_143" style:family="text"/>
    <style:style style:name="T6_144" style:family="text"/>
    <style:style style:name="T6_145" style:family="text"/>
    <style:style style:name="T6_146" style:family="text"/>
    <style:style style:name="T6_147" style:family="text"/>
    <style:style style:name="T6_148" style:family="text"/>
    <style:style style:name="T6_149" style:family="text"/>
    <style:style style:name="T6_150" style:family="text"/>
    <style:style style:name="T6_151" style:family="text"/>
    <style:style style:name="T6_152" style:family="text"/>
    <style:style style:name="T6_153" style:family="text"/>
    <style:style style:name="T6_154" style:family="text"/>
    <style:style style:name="T6_155" style:family="text"/>
    <style:style style:name="T6_156" style:family="text"/>
    <style:style style:name="T6_157" style:family="text"/>
    <style:style style:name="T6_158" style:family="text"/>
    <style:style style:name="T6_159" style:family="text"/>
    <style:style style:name="T6_160" style:family="text"/>
    <style:style style:name="T6_161" style:family="text"/>
    <style:style style:name="T6_162" style:family="text"/>
    <style:style style:name="T6_163" style:family="text"/>
    <style:style style:name="T6_164" style:family="text"/>
    <style:style style:name="T6_165" style:family="text"/>
    <style:style style:name="T6_166" style:family="text"/>
    <style:style style:name="T6_167" style:family="text"/>
    <style:style style:name="T6_168" style:family="text"/>
    <style:style style:name="T6_169" style:family="text"/>
    <style:style style:name="T6_170" style:family="text"/>
    <style:style style:name="T6_171" style:family="text"/>
    <style:style style:name="T6_172" style:family="text"/>
    <style:style style:name="T6_173" style:family="text"/>
    <style:style style:name="T6_174" style:family="text"/>
    <style:style style:name="T6_175" style:family="text"/>
    <style:style style:name="T6_176" style:family="text"/>
    <style:style style:name="T6_177" style:family="text"/>
    <style:style style:name="T6_178" style:family="text"/>
    <style:style style:name="T6_179" style:family="text"/>
    <style:style style:name="T6_180" style:family="text"/>
    <style:style style:name="T6_181" style:family="text"/>
    <style:style style:name="T6_182" style:family="text"/>
    <style:style style:name="T6_183" style:family="text"/>
    <style:style style:name="T6_184" style:family="text"/>
    <style:style style:name="T6_185" style:family="text"/>
    <style:style style:name="T6_186" style:family="text"/>
    <style:style style:name="T6_187" style:family="text"/>
    <style:style style:name="T6_188" style:family="text"/>
    <style:style style:name="T6_189" style:family="text"/>
    <style:style style:name="T6_190" style:family="text"/>
    <style:style style:name="T6_191" style:family="text"/>
    <style:style style:name="T6_192" style:family="text"/>
    <style:style style:name="T6_193" style:family="text"/>
    <style:style style:name="T6_194" style:family="text"/>
    <style:style style:name="T6_195" style:family="text"/>
    <style:style style:name="T6_196" style:family="text"/>
    <style:style style:name="T6_197" style:family="text"/>
    <style:style style:name="T6_198" style:family="text"/>
    <style:style style:name="T6_199" style:family="text"/>
    <style:style style:name="T6_200" style:family="text"/>
    <style:style style:name="T6_201" style:family="text"/>
    <style:style style:name="T6_202" style:family="text"/>
    <style:style style:name="T6_203" style:family="text"/>
    <style:style style:name="T6_204" style:family="text"/>
    <style:style style:name="T6_205" style:family="text"/>
    <style:style style:name="T6_206" style:family="text"/>
    <style:style style:name="T6_207" style:family="text"/>
    <style:style style:name="T6_208" style:family="text"/>
    <style:style style:name="T6_209" style:family="text"/>
    <style:style style:name="T6_210" style:family="text"/>
    <style:style style:name="T6_211" style:family="text"/>
    <style:style style:name="T6_212" style:family="text"/>
    <style:style style:name="T6_213" style:family="text"/>
    <style:style style:name="T6_214" style:family="text"/>
    <style:style style:name="T6_215" style:family="text"/>
    <style:style style:name="T6_216" style:family="text"/>
    <style:style style:name="T6_217" style:family="text"/>
    <style:style style:name="T6_218" style:family="text"/>
    <style:style style:name="T6_219" style:family="text"/>
    <style:style style:name="T6_220" style:family="text"/>
    <style:style style:name="T6_221" style:family="text"/>
    <style:style style:name="T6_222" style:family="text"/>
    <style:style style:name="T6_223" style:family="text"/>
    <style:style style:name="T6_224" style:family="text"/>
    <style:style style:name="T6_225" style:family="text"/>
    <style:style style:name="T6_226" style:family="text"/>
    <style:style style:name="T6_227" style:family="text"/>
    <style:style style:name="T6_228" style:family="text"/>
    <style:style style:name="T6_229" style:family="text"/>
    <style:style style:name="T6_230" style:family="text"/>
    <style:style style:name="T6_231" style:family="text"/>
    <style:style style:name="T6_232" style:family="text"/>
    <style:style style:name="T6_233" style:family="text"/>
    <style:style style:name="T6_234" style:family="text"/>
    <style:style style:name="T6_235" style:family="text"/>
    <style:style style:name="T6_236" style:family="text"/>
    <style:style style:name="T6_237" style:family="text"/>
    <style:style style:name="T6_238" style:family="text"/>
    <style:style style:name="T6_239" style:family="text"/>
    <style:style style:name="T6_240" style:family="text"/>
    <style:style style:name="P7" style:family="paragraph" style:parent-style-name="Heading_20_1">
      <style:paragraph-properties fo:break-before="auto" fo:line-height="100%" style:writing-mode="lr-tb"/>
    </style:style>
    <style:style style:name="T7_1" style:family="text"/>
    <style:style style:name="P8" style:family="paragraph" style:parent-style-name="Standard">
      <style:paragraph-properties fo:break-before="auto" fo:text-indent="1.27cm" fo:line-height="100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T8_109" style:family="text"/>
    <style:style style:name="T8_110" style:family="text"/>
    <style:style style:name="T8_111" style:family="text"/>
    <style:style style:name="T8_112" style:family="text"/>
    <style:style style:name="T8_113" style:family="text"/>
    <style:style style:name="T8_114" style:family="text"/>
    <style:style style:name="T8_115" style:family="text"/>
    <style:style style:name="T8_116" style:family="text"/>
    <style:style style:name="T8_117" style:family="text"/>
    <style:style style:name="T8_118" style:family="text"/>
    <style:style style:name="T8_119" style:family="text"/>
    <style:style style:name="T8_120" style:family="text"/>
    <style:style style:name="T8_121" style:family="text"/>
    <style:style style:name="T8_122" style:family="text"/>
    <style:style style:name="T8_123" style:family="text"/>
    <style:style style:name="T8_124" style:family="text"/>
    <style:style style:name="T8_125" style:family="text"/>
    <style:style style:name="T8_126" style:family="text"/>
    <style:style style:name="T8_127" style:family="text"/>
    <style:style style:name="T8_128" style:family="text"/>
    <style:style style:name="T8_129" style:family="text"/>
    <style:style style:name="T8_130" style:family="text"/>
    <style:style style:name="T8_131" style:family="text"/>
    <style:style style:name="T8_132" style:family="text"/>
    <style:style style:name="T8_133" style:family="text"/>
    <style:style style:name="T8_134" style:family="text"/>
    <style:style style:name="T8_135" style:family="text"/>
    <style:style style:name="T8_136" style:family="text"/>
    <style:style style:name="T8_137" style:family="text"/>
    <style:style style:name="T8_138" style:family="text"/>
    <style:style style:name="T8_139" style:family="text"/>
    <style:style style:name="T8_140" style:family="text"/>
    <style:style style:name="T8_141" style:family="text"/>
    <style:style style:name="T8_142" style:family="text"/>
    <style:style style:name="T8_143" style:family="text"/>
    <style:style style:name="T8_144" style:family="text"/>
    <style:style style:name="T8_145" style:family="text"/>
    <style:style style:name="T8_146" style:family="text"/>
    <style:style style:name="T8_147" style:family="text"/>
    <style:style style:name="T8_148" style:family="text"/>
    <style:style style:name="T8_149" style:family="text"/>
    <style:style style:name="T8_150" style:family="text"/>
    <style:style style:name="T8_151" style:family="text"/>
    <style:style style:name="T8_152" style:family="text"/>
    <style:style style:name="T8_153" style:family="text"/>
    <style:style style:name="T8_154" style:family="text"/>
    <style:style style:name="T8_155" style:family="text"/>
    <style:style style:name="T8_156" style:family="text"/>
    <style:style style:name="T8_157" style:family="text"/>
    <style:style style:name="T8_158" style:family="text"/>
    <style:style style:name="T8_159" style:family="text"/>
    <style:style style:name="T8_160" style:family="text"/>
    <style:style style:name="T8_161" style:family="text"/>
    <style:style style:name="T8_162" style:family="text"/>
    <style:style style:name="T8_163" style:family="text"/>
    <style:style style:name="T8_164" style:family="text"/>
    <style:style style:name="T8_165" style:family="text"/>
    <style:style style:name="T8_166" style:family="text"/>
    <style:style style:name="T8_167" style:family="text"/>
    <style:style style:name="T8_168" style:family="text"/>
    <style:style style:name="T8_169" style:family="text"/>
    <style:style style:name="T8_170" style:family="text"/>
    <style:style style:name="T8_171" style:family="text"/>
    <style:style style:name="T8_172" style:family="text"/>
    <style:style style:name="T8_173" style:family="text"/>
    <style:style style:name="T8_174" style:family="text"/>
    <style:style style:name="T8_175" style:family="text"/>
    <style:style style:name="T8_176" style:family="text"/>
    <style:style style:name="T8_177" style:family="text"/>
    <style:style style:name="T8_178" style:family="text"/>
    <style:style style:name="T8_179" style:family="text"/>
    <style:style style:name="T8_180" style:family="text"/>
    <style:style style:name="P9" style:family="paragraph" style:parent-style-name="Heading_20_2">
      <style:paragraph-properties fo:break-before="auto" fo:line-height="100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P10" style:family="paragraph" style:parent-style-name="Standard">
      <style:paragraph-properties fo:break-before="auto" fo:line-height="100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T10_139" style:family="text"/>
    <style:style style:name="T10_140" style:family="text"/>
    <style:style style:name="T10_141" style:family="text"/>
    <style:style style:name="T10_142" style:family="text"/>
    <style:style style:name="T10_143" style:family="text"/>
    <style:style style:name="T10_144" style:family="text"/>
    <style:style style:name="T10_145" style:family="text"/>
    <style:style style:name="T10_146" style:family="text"/>
    <style:style style:name="T10_147" style:family="text"/>
    <style:style style:name="T10_148" style:family="text"/>
    <style:style style:name="T10_149" style:family="text"/>
    <style:style style:name="T10_150" style:family="text"/>
    <style:style style:name="T10_151" style:family="text"/>
    <style:style style:name="T10_152" style:family="text"/>
    <style:style style:name="T10_153" style:family="text"/>
    <style:style style:name="T10_154" style:family="text"/>
    <style:style style:name="T10_155" style:family="text"/>
    <style:style style:name="T10_156" style:family="text"/>
    <style:style style:name="T10_157" style:family="text"/>
    <style:style style:name="T10_158" style:family="text"/>
    <style:style style:name="T10_159" style:family="text"/>
    <style:style style:name="T10_160" style:family="text"/>
    <style:style style:name="T10_161" style:family="text"/>
    <style:style style:name="T10_162" style:family="text"/>
    <style:style style:name="T10_163" style:family="text"/>
    <style:style style:name="T10_164" style:family="text"/>
    <style:style style:name="T10_165" style:family="text"/>
    <style:style style:name="T10_166" style:family="text"/>
    <style:style style:name="T10_167" style:family="text"/>
    <style:style style:name="T10_168" style:family="text"/>
    <style:style style:name="T10_169" style:family="text"/>
    <style:style style:name="T10_170" style:family="text"/>
    <style:style style:name="T10_171" style:family="text"/>
    <style:style style:name="T10_172" style:family="text"/>
    <style:style style:name="T10_173" style:family="text"/>
    <style:style style:name="T10_174" style:family="text"/>
    <style:style style:name="T10_175" style:family="text"/>
    <style:style style:name="T10_176" style:family="text"/>
    <style:style style:name="T10_177" style:family="text"/>
    <style:style style:name="T10_178" style:family="text"/>
    <style:style style:name="T10_179" style:family="text"/>
    <style:style style:name="T10_180" style:family="text"/>
    <style:style style:name="T10_181" style:family="text"/>
    <style:style style:name="T10_182" style:family="text"/>
    <style:style style:name="T10_183" style:family="text"/>
    <style:style style:name="T10_184" style:family="text"/>
    <style:style style:name="T10_185" style:family="text"/>
    <style:style style:name="T10_186" style:family="text"/>
    <style:style style:name="T10_187" style:family="text"/>
    <style:style style:name="T10_188" style:family="text"/>
    <style:style style:name="T10_189" style:family="text"/>
    <style:style style:name="T10_190" style:family="text"/>
    <style:style style:name="T10_191" style:family="text"/>
    <style:style style:name="T10_192" style:family="text"/>
    <style:style style:name="T10_193" style:family="text"/>
    <style:style style:name="T10_194" style:family="text"/>
    <style:style style:name="T10_195" style:family="text"/>
    <style:style style:name="T10_196" style:family="text"/>
    <style:style style:name="T10_197" style:family="text"/>
    <style:style style:name="T10_198" style:family="text"/>
    <style:style style:name="T10_199" style:family="text"/>
    <style:style style:name="T10_200" style:family="text"/>
    <style:style style:name="T10_201" style:family="text"/>
    <style:style style:name="T10_202" style:family="text"/>
    <style:style style:name="T10_203" style:family="text"/>
    <style:style style:name="T10_204" style:family="text"/>
    <style:style style:name="T10_205" style:family="text"/>
    <style:style style:name="T10_206" style:family="text"/>
    <style:style style:name="T10_207" style:family="text"/>
    <style:style style:name="T10_208" style:family="text"/>
    <style:style style:name="T10_209" style:family="text"/>
    <style:style style:name="T10_210" style:family="text"/>
    <style:style style:name="T10_211" style:family="text"/>
    <style:style style:name="T10_212" style:family="text"/>
    <style:style style:name="T10_213" style:family="text"/>
    <style:style style:name="T10_214" style:family="text"/>
    <style:style style:name="T10_215" style:family="text"/>
    <style:style style:name="T10_216" style:family="text"/>
    <style:style style:name="T10_217" style:family="text"/>
    <style:style style:name="T10_218" style:family="text"/>
    <style:style style:name="T10_219" style:family="text"/>
    <style:style style:name="T10_220" style:family="text"/>
    <style:style style:name="T10_221" style:family="text"/>
    <style:style style:name="T10_222" style:family="text"/>
    <style:style style:name="T10_223" style:family="text"/>
    <style:style style:name="T10_224" style:family="text"/>
    <style:style style:name="T10_225" style:family="text"/>
    <style:style style:name="T10_226" style:family="text"/>
    <style:style style:name="T10_227" style:family="text"/>
    <style:style style:name="T10_228" style:family="text"/>
    <style:style style:name="T10_229" style:family="text"/>
    <style:style style:name="T10_230" style:family="text"/>
    <style:style style:name="T10_231" style:family="text"/>
    <style:style style:name="T10_232" style:family="text"/>
    <style:style style:name="T10_233" style:family="text"/>
    <style:style style:name="T10_234" style:family="text"/>
    <style:style style:name="T10_235" style:family="text"/>
    <style:style style:name="T10_236" style:family="text"/>
    <style:style style:name="T10_237" style:family="text"/>
    <style:style style:name="T10_238" style:family="text"/>
    <style:style style:name="T10_239" style:family="text"/>
    <style:style style:name="T10_240" style:family="text"/>
    <style:style style:name="T10_241" style:family="text"/>
    <style:style style:name="T10_242" style:family="text"/>
    <style:style style:name="T10_243" style:family="text"/>
    <style:style style:name="T10_244" style:family="text"/>
    <style:style style:name="T10_245" style:family="text"/>
    <style:style style:name="T10_246" style:family="text"/>
    <style:style style:name="T10_247" style:family="text"/>
    <style:style style:name="T10_248" style:family="text"/>
    <style:style style:name="T10_249" style:family="text"/>
    <style:style style:name="T10_250" style:family="text"/>
    <style:style style:name="T10_251" style:family="text"/>
    <style:style style:name="T10_252" style:family="text"/>
    <style:style style:name="T10_253" style:family="text"/>
    <style:style style:name="T10_254" style:family="text"/>
    <style:style style:name="T10_255" style:family="text"/>
    <style:style style:name="T10_256" style:family="text"/>
    <style:style style:name="T10_257" style:family="text"/>
    <style:style style:name="T10_258" style:family="text"/>
    <style:style style:name="T10_259" style:family="text"/>
    <style:style style:name="T10_260" style:family="text"/>
    <style:style style:name="T10_261" style:family="text"/>
    <style:style style:name="T10_262" style:family="text"/>
    <style:style style:name="T10_263" style:family="text"/>
    <style:style style:name="T10_264" style:family="text"/>
    <style:style style:name="T10_265" style:family="text"/>
    <style:style style:name="T10_266" style:family="text"/>
    <style:style style:name="T10_267" style:family="text"/>
    <style:style style:name="T10_268" style:family="text"/>
    <style:style style:name="T10_269" style:family="text"/>
    <style:style style:name="T10_270" style:family="text"/>
    <style:style style:name="T10_271" style:family="text"/>
    <style:style style:name="T10_272" style:family="text"/>
    <style:style style:name="T10_273" style:family="text"/>
    <style:style style:name="T10_274" style:family="text"/>
    <style:style style:name="T10_275" style:family="text"/>
    <style:style style:name="T10_276" style:family="text"/>
    <style:style style:name="T10_277" style:family="text"/>
    <style:style style:name="T10_278" style:family="text"/>
    <style:style style:name="T10_279" style:family="text"/>
    <style:style style:name="T10_280" style:family="text"/>
    <style:style style:name="T10_281" style:family="text"/>
    <style:style style:name="T10_282" style:family="text"/>
    <style:style style:name="T10_283" style:family="text"/>
    <style:style style:name="T10_284" style:family="text"/>
    <style:style style:name="T10_285" style:family="text"/>
    <style:style style:name="T10_286" style:family="text"/>
    <style:style style:name="T10_287" style:family="text"/>
    <style:style style:name="T10_288" style:family="text"/>
    <style:style style:name="T10_289" style:family="text"/>
    <style:style style:name="T10_290" style:family="text"/>
    <style:style style:name="T10_291" style:family="text"/>
    <style:style style:name="T10_292" style:family="text"/>
    <style:style style:name="T10_293" style:family="text"/>
    <style:style style:name="T10_294" style:family="text"/>
    <style:style style:name="T10_295" style:family="text"/>
    <style:style style:name="T10_296" style:family="text"/>
    <style:style style:name="T10_297" style:family="text"/>
    <style:style style:name="T10_298" style:family="text"/>
    <style:style style:name="T10_299" style:family="text"/>
    <style:style style:name="T10_300" style:family="text"/>
    <style:style style:name="T10_301" style:family="text"/>
    <style:style style:name="T10_302" style:family="text"/>
    <style:style style:name="T10_303" style:family="text"/>
    <style:style style:name="T10_304" style:family="text"/>
    <style:style style:name="T10_305" style:family="text"/>
    <style:style style:name="T10_306" style:family="text"/>
    <style:style style:name="T10_307" style:family="text"/>
    <style:style style:name="T10_308" style:family="text"/>
    <style:style style:name="T10_309" style:family="text"/>
    <style:style style:name="T10_310" style:family="text"/>
    <style:style style:name="T10_311" style:family="text"/>
    <style:style style:name="T10_312" style:family="text"/>
    <style:style style:name="T10_313" style:family="text"/>
    <style:style style:name="T10_314" style:family="text"/>
    <style:style style:name="T10_315" style:family="text"/>
    <style:style style:name="T10_316" style:family="text"/>
    <style:style style:name="T10_317" style:family="text"/>
    <style:style style:name="T10_318" style:family="text"/>
    <style:style style:name="T10_319" style:family="text"/>
    <style:style style:name="T10_320" style:family="text"/>
    <style:style style:name="T10_321" style:family="text"/>
    <style:style style:name="T10_322" style:family="text"/>
    <style:style style:name="T10_323" style:family="text"/>
    <style:style style:name="T10_324" style:family="text"/>
    <style:style style:name="T10_325" style:family="text"/>
    <style:style style:name="T10_326" style:family="text"/>
    <style:style style:name="T10_327" style:family="text"/>
    <style:style style:name="T10_328" style:family="text"/>
    <style:style style:name="T10_329" style:family="text"/>
    <style:style style:name="T10_330" style:family="text"/>
    <style:style style:name="T10_331" style:family="text"/>
    <style:style style:name="T10_332" style:family="text"/>
    <style:style style:name="T10_333" style:family="text"/>
    <style:style style:name="T10_334" style:family="text"/>
    <style:style style:name="T10_335" style:family="text"/>
    <style:style style:name="T10_336" style:family="text"/>
    <style:style style:name="T10_337" style:family="text"/>
    <style:style style:name="T10_338" style:family="text"/>
    <style:style style:name="T10_339" style:family="text"/>
    <style:style style:name="T10_340" style:family="text"/>
    <style:style style:name="T10_341" style:family="text"/>
    <style:style style:name="T10_342" style:family="text"/>
    <style:style style:name="T10_343" style:family="text"/>
    <style:style style:name="T10_344" style:family="text"/>
    <style:style style:name="T10_345" style:family="text"/>
    <style:style style:name="T10_346" style:family="text"/>
    <style:style style:name="T10_347" style:family="text"/>
    <style:style style:name="T10_348" style:family="text"/>
    <style:style style:name="T10_349" style:family="text"/>
    <style:style style:name="T10_350" style:family="text"/>
    <style:style style:name="T10_351" style:family="text"/>
    <style:style style:name="T10_352" style:family="text"/>
    <style:style style:name="T10_353" style:family="text"/>
    <style:style style:name="T10_354" style:family="text"/>
    <style:style style:name="T10_355" style:family="text"/>
    <style:style style:name="T10_356" style:family="text"/>
    <style:style style:name="T10_357" style:family="text"/>
    <style:style style:name="T10_358" style:family="text"/>
    <style:style style:name="T10_359" style:family="text"/>
    <style:style style:name="T10_360" style:family="text"/>
    <style:style style:name="T10_361" style:family="text"/>
    <style:style style:name="T10_362" style:family="text"/>
    <style:style style:name="T10_363" style:family="text"/>
    <style:style style:name="T10_364" style:family="text"/>
    <style:style style:name="T10_365" style:family="text"/>
    <style:style style:name="T10_366" style:family="text"/>
    <style:style style:name="T10_367" style:family="text"/>
    <style:style style:name="T10_368" style:family="text"/>
    <style:style style:name="T10_369" style:family="text"/>
    <style:style style:name="T10_370" style:family="text"/>
    <style:style style:name="T10_371" style:family="text"/>
    <style:style style:name="T10_372" style:family="text"/>
    <style:style style:name="T10_373" style:family="text"/>
    <style:style style:name="T10_374" style:family="text"/>
    <style:style style:name="T10_375" style:family="text"/>
    <style:style style:name="T10_376" style:family="text"/>
    <style:style style:name="T10_377" style:family="text"/>
    <style:style style:name="T10_378" style:family="text"/>
    <style:style style:name="T10_379" style:family="text"/>
    <style:style style:name="T10_380" style:family="text"/>
    <style:style style:name="T10_381" style:family="text"/>
    <style:style style:name="T10_382" style:family="text"/>
    <style:style style:name="T10_383" style:family="text"/>
    <style:style style:name="T10_384" style:family="text"/>
    <style:style style:name="T10_385" style:family="text"/>
    <style:style style:name="T10_386" style:family="text"/>
    <style:style style:name="T10_387" style:family="text"/>
    <style:style style:name="P11" style:family="paragraph" style:parent-style-name="Standard">
      <style:paragraph-properties fo:break-before="auto" fo:text-indent="1.27cm" fo:line-height="100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T11_121" style:family="text"/>
    <style:style style:name="T11_122" style:family="text"/>
    <style:style style:name="T11_123" style:family="text"/>
    <style:style style:name="T11_124" style:family="text"/>
    <style:style style:name="T11_125" style:family="text"/>
    <style:style style:name="T11_126" style:family="text"/>
    <style:style style:name="T11_127" style:family="text"/>
    <style:style style:name="T11_128" style:family="text"/>
    <style:style style:name="T11_129" style:family="text"/>
    <style:style style:name="T11_130" style:family="text"/>
    <style:style style:name="T11_131" style:family="text"/>
    <style:style style:name="T11_132" style:family="text"/>
    <style:style style:name="T11_133" style:family="text"/>
    <style:style style:name="T11_134" style:family="text"/>
    <style:style style:name="T11_135" style:family="text"/>
    <style:style style:name="T11_136" style:family="text"/>
    <style:style style:name="T11_137" style:family="text"/>
    <style:style style:name="T11_138" style:family="text"/>
    <style:style style:name="T11_139" style:family="text"/>
    <style:style style:name="T11_140" style:family="text"/>
    <style:style style:name="T11_141" style:family="text"/>
    <style:style style:name="T11_142" style:family="text"/>
    <style:style style:name="T11_143" style:family="text"/>
    <style:style style:name="T11_144" style:family="text"/>
    <style:style style:name="T11_145" style:family="text"/>
    <style:style style:name="T11_146" style:family="text"/>
    <style:style style:name="T11_147" style:family="text"/>
    <style:style style:name="T11_148" style:family="text"/>
    <style:style style:name="T11_149" style:family="text"/>
    <style:style style:name="T11_150" style:family="text"/>
    <style:style style:name="T11_151" style:family="text"/>
    <style:style style:name="T11_152" style:family="text"/>
    <style:style style:name="T11_153" style:family="text"/>
    <style:style style:name="T11_154" style:family="text"/>
    <style:style style:name="T11_155" style:family="text"/>
    <style:style style:name="T11_156" style:family="text"/>
    <style:style style:name="T11_157" style:family="text"/>
    <style:style style:name="T11_158" style:family="text"/>
    <style:style style:name="T11_159" style:family="text"/>
    <style:style style:name="T11_160" style:family="text"/>
    <style:style style:name="T11_161" style:family="text"/>
    <style:style style:name="T11_162" style:family="text"/>
    <style:style style:name="T11_163" style:family="text"/>
    <style:style style:name="T11_164" style:family="text"/>
    <style:style style:name="T11_165" style:family="text"/>
    <style:style style:name="T11_166" style:family="text"/>
    <style:style style:name="T11_167" style:family="text"/>
    <style:style style:name="T11_168" style:family="text"/>
    <style:style style:name="T11_169" style:family="text"/>
    <style:style style:name="T11_170" style:family="text"/>
    <style:style style:name="T11_171" style:family="text"/>
    <style:style style:name="T11_172" style:family="text"/>
    <style:style style:name="T11_173" style:family="text"/>
    <style:style style:name="T11_174" style:family="text"/>
    <style:style style:name="T11_175" style:family="text"/>
    <style:style style:name="T11_176" style:family="text"/>
    <style:style style:name="T11_177" style:family="text"/>
    <style:style style:name="T11_178" style:family="text"/>
    <style:style style:name="T11_179" style:family="text"/>
    <style:style style:name="T11_180" style:family="text"/>
    <style:style style:name="T11_181" style:family="text"/>
    <style:style style:name="T11_182" style:family="text"/>
    <style:style style:name="T11_183" style:family="text"/>
    <style:style style:name="T11_184" style:family="text"/>
    <style:style style:name="T11_185" style:family="text"/>
    <style:style style:name="T11_186" style:family="text"/>
    <style:style style:name="T11_187" style:family="text"/>
    <style:style style:name="T11_188" style:family="text"/>
    <style:style style:name="T11_189" style:family="text"/>
    <style:style style:name="T11_190" style:family="text"/>
    <style:style style:name="T11_191" style:family="text"/>
    <style:style style:name="T11_192" style:family="text"/>
    <style:style style:name="T11_193" style:family="text"/>
    <style:style style:name="T11_194" style:family="text"/>
    <style:style style:name="T11_195" style:family="text"/>
    <style:style style:name="T11_196" style:family="text"/>
    <style:style style:name="T11_197" style:family="text"/>
    <style:style style:name="T11_198" style:family="text"/>
    <style:style style:name="T11_199" style:family="text"/>
    <style:style style:name="T11_200" style:family="text"/>
    <style:style style:name="T11_201" style:family="text"/>
    <style:style style:name="T11_202" style:family="text"/>
    <style:style style:name="T11_203" style:family="text"/>
    <style:style style:name="T11_204" style:family="text"/>
    <style:style style:name="T11_205" style:family="text"/>
    <style:style style:name="T11_206" style:family="text"/>
    <style:style style:name="T11_207" style:family="text"/>
    <style:style style:name="T11_208" style:family="text"/>
    <style:style style:name="T11_209" style:family="text"/>
    <style:style style:name="T11_210" style:family="text"/>
    <style:style style:name="T11_211" style:family="text"/>
    <style:style style:name="T11_212" style:family="text"/>
    <style:style style:name="T11_213" style:family="text"/>
    <style:style style:name="T11_214" style:family="text"/>
    <style:style style:name="T11_215" style:family="text"/>
    <style:style style:name="T11_216" style:family="text"/>
    <style:style style:name="T11_217" style:family="text"/>
    <style:style style:name="T11_218" style:family="text"/>
    <style:style style:name="T11_219" style:family="text"/>
    <style:style style:name="T11_220" style:family="text"/>
    <style:style style:name="T11_221" style:family="text"/>
    <style:style style:name="T11_222" style:family="text"/>
    <style:style style:name="T11_223" style:family="text"/>
    <style:style style:name="T11_224" style:family="text"/>
    <style:style style:name="T11_225" style:family="text"/>
    <style:style style:name="T11_226" style:family="text"/>
    <style:style style:name="T11_227" style:family="text"/>
    <style:style style:name="T11_228" style:family="text"/>
    <style:style style:name="T11_229" style:family="text"/>
    <style:style style:name="T11_230" style:family="text"/>
    <style:style style:name="T11_231" style:family="text"/>
    <style:style style:name="T11_232" style:family="text"/>
    <style:style style:name="T11_233" style:family="text"/>
    <style:style style:name="T11_234" style:family="text"/>
    <style:style style:name="T11_235" style:family="text"/>
    <style:style style:name="T11_236" style:family="text"/>
    <style:style style:name="P12" style:family="paragraph" style:parent-style-name="Heading_20_2">
      <style:paragraph-properties fo:break-before="auto" fo:line-height="100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P13" style:family="paragraph" style:parent-style-name="Standard">
      <style:paragraph-properties fo:break-before="auto" fo:text-indent="1.27cm" fo:line-height="100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T13_126" style:family="text"/>
    <style:style style:name="T13_127" style:family="text"/>
    <style:style style:name="T13_128" style:family="text"/>
    <style:style style:name="T13_129" style:family="text"/>
    <style:style style:name="T13_130" style:family="text"/>
    <style:style style:name="T13_131" style:family="text"/>
    <style:style style:name="T13_132" style:family="text"/>
    <style:style style:name="T13_133" style:family="text"/>
    <style:style style:name="T13_134" style:family="text"/>
    <style:style style:name="T13_135" style:family="text"/>
    <style:style style:name="T13_136" style:family="text"/>
    <style:style style:name="T13_137" style:family="text"/>
    <style:style style:name="T13_138" style:family="text"/>
    <style:style style:name="T13_139" style:family="text"/>
    <style:style style:name="T13_140" style:family="text"/>
    <style:style style:name="T13_141" style:family="text"/>
    <style:style style:name="T13_142" style:family="text"/>
    <style:style style:name="T13_143" style:family="text"/>
    <style:style style:name="T13_144" style:family="text"/>
    <style:style style:name="T13_145" style:family="text"/>
    <style:style style:name="T13_146" style:family="text"/>
    <style:style style:name="T13_147" style:family="text"/>
    <style:style style:name="T13_148" style:family="text"/>
    <style:style style:name="T13_149" style:family="text"/>
    <style:style style:name="T13_150" style:family="text"/>
    <style:style style:name="T13_151" style:family="text"/>
    <style:style style:name="T13_152" style:family="text"/>
    <style:style style:name="T13_153" style:family="text"/>
    <style:style style:name="T13_154" style:family="text"/>
    <style:style style:name="T13_155" style:family="text"/>
    <style:style style:name="T13_156" style:family="text"/>
    <style:style style:name="T13_157" style:family="text"/>
    <style:style style:name="T13_158" style:family="text"/>
    <style:style style:name="T13_159" style:family="text"/>
    <style:style style:name="T13_160" style:family="text"/>
    <style:style style:name="T13_161" style:family="text"/>
    <style:style style:name="T13_162" style:family="text"/>
    <style:style style:name="T13_163" style:family="text"/>
    <style:style style:name="T13_164" style:family="text"/>
    <style:style style:name="T13_165" style:family="text"/>
    <style:style style:name="T13_166" style:family="text"/>
    <style:style style:name="T13_167" style:family="text"/>
    <style:style style:name="T13_168" style:family="text"/>
    <style:style style:name="T13_169" style:family="text"/>
    <style:style style:name="T13_170" style:family="text"/>
    <style:style style:name="T13_171" style:family="text"/>
    <style:style style:name="T13_172" style:family="text"/>
    <style:style style:name="T13_173" style:family="text"/>
    <style:style style:name="T13_174" style:family="text"/>
    <style:style style:name="T13_175" style:family="text"/>
    <style:style style:name="T13_176" style:family="text"/>
    <style:style style:name="T13_177" style:family="text"/>
    <style:style style:name="T13_178" style:family="text"/>
    <style:style style:name="T13_179" style:family="text"/>
    <style:style style:name="T13_180" style:family="text"/>
    <style:style style:name="T13_181" style:family="text"/>
    <style:style style:name="T13_182" style:family="text"/>
    <style:style style:name="T13_183" style:family="text"/>
    <style:style style:name="T13_184" style:family="text"/>
    <style:style style:name="T13_185" style:family="text"/>
    <style:style style:name="T13_186" style:family="text"/>
    <style:style style:name="T13_187" style:family="text"/>
    <style:style style:name="T13_188" style:family="text"/>
    <style:style style:name="T13_189" style:family="text"/>
    <style:style style:name="T13_190" style:family="text"/>
    <style:style style:name="T13_191" style:family="text"/>
    <style:style style:name="T13_192" style:family="text"/>
    <style:style style:name="T13_193" style:family="text"/>
    <style:style style:name="T13_194" style:family="text"/>
    <style:style style:name="T13_195" style:family="text"/>
    <style:style style:name="T13_196" style:family="text"/>
    <style:style style:name="T13_197" style:family="text"/>
    <style:style style:name="T13_198" style:family="text"/>
    <style:style style:name="T13_199" style:family="text"/>
    <style:style style:name="T13_200" style:family="text"/>
    <style:style style:name="T13_201" style:family="text"/>
    <style:style style:name="T13_202" style:family="text"/>
    <style:style style:name="T13_203" style:family="text"/>
    <style:style style:name="T13_204" style:family="text"/>
    <style:style style:name="T13_205" style:family="text"/>
    <style:style style:name="T13_206" style:family="text"/>
    <style:style style:name="T13_207" style:family="text"/>
    <style:style style:name="T13_208" style:family="text"/>
    <style:style style:name="T13_209" style:family="text"/>
    <style:style style:name="T13_210" style:family="text"/>
    <style:style style:name="T13_211" style:family="text"/>
    <style:style style:name="T13_212" style:family="text"/>
    <style:style style:name="T13_213" style:family="text"/>
    <style:style style:name="T13_214" style:family="text"/>
    <style:style style:name="T13_215" style:family="text"/>
    <style:style style:name="T13_216" style:family="text"/>
    <style:style style:name="T13_217" style:family="text"/>
    <style:style style:name="T13_218" style:family="text"/>
    <style:style style:name="T13_219" style:family="text"/>
    <style:style style:name="T13_220" style:family="text"/>
    <style:style style:name="T13_221" style:family="text"/>
    <style:style style:name="T13_222" style:family="text"/>
    <style:style style:name="T13_223" style:family="text"/>
    <style:style style:name="T13_224" style:family="text"/>
    <style:style style:name="T13_225" style:family="text"/>
    <style:style style:name="T13_226" style:family="text"/>
    <style:style style:name="T13_227" style:family="text"/>
    <style:style style:name="T13_228" style:family="text"/>
    <style:style style:name="T13_229" style:family="text"/>
    <style:style style:name="T13_230" style:family="text"/>
    <style:style style:name="T13_231" style:family="text"/>
    <style:style style:name="T13_232" style:family="text"/>
    <style:style style:name="T13_233" style:family="text"/>
    <style:style style:name="T13_234" style:family="text"/>
    <style:style style:name="T13_235" style:family="text"/>
    <style:style style:name="T13_236" style:family="text"/>
    <style:style style:name="T13_237" style:family="text"/>
    <style:style style:name="T13_238" style:family="text"/>
    <style:style style:name="T13_239" style:family="text"/>
    <style:style style:name="T13_240" style:family="text"/>
    <style:style style:name="T13_241" style:family="text"/>
    <style:style style:name="T13_242" style:family="text"/>
    <style:style style:name="T13_243" style:family="text"/>
    <style:style style:name="T13_244" style:family="text"/>
    <style:style style:name="T13_245" style:family="text"/>
    <style:style style:name="T13_246" style:family="text"/>
    <style:style style:name="T13_247" style:family="text"/>
    <style:style style:name="T13_248" style:family="text"/>
    <style:style style:name="T13_249" style:family="text"/>
    <style:style style:name="T13_250" style:family="text"/>
    <style:style style:name="T13_251" style:family="text"/>
    <style:style style:name="T13_252" style:family="text"/>
    <style:style style:name="T13_253" style:family="text"/>
    <style:style style:name="T13_254" style:family="text"/>
    <style:style style:name="T13_255" style:family="text"/>
    <style:style style:name="T13_256" style:family="text"/>
    <style:style style:name="T13_257" style:family="text"/>
    <style:style style:name="T13_258" style:family="text"/>
    <style:style style:name="T13_259" style:family="text"/>
    <style:style style:name="T13_260" style:family="text"/>
    <style:style style:name="T13_261" style:family="text"/>
    <style:style style:name="T13_262" style:family="text"/>
    <style:style style:name="T13_263" style:family="text"/>
    <style:style style:name="T13_264" style:family="text"/>
    <style:style style:name="T13_265" style:family="text"/>
    <style:style style:name="T13_266" style:family="text"/>
    <style:style style:name="T13_267" style:family="text"/>
    <style:style style:name="T13_268" style:family="text"/>
    <style:style style:name="T13_269" style:family="text"/>
    <style:style style:name="T13_270" style:family="text"/>
    <style:style style:name="T13_271" style:family="text"/>
    <style:style style:name="T13_272" style:family="text"/>
    <style:style style:name="T13_273" style:family="text"/>
    <style:style style:name="T13_274" style:family="text"/>
    <style:style style:name="T13_275" style:family="text"/>
    <style:style style:name="T13_276" style:family="text"/>
    <style:style style:name="T13_277" style:family="text"/>
    <style:style style:name="T13_278" style:family="text"/>
    <style:style style:name="T13_279" style:family="text"/>
    <style:style style:name="T13_280" style:family="text"/>
    <style:style style:name="T13_281" style:family="text"/>
    <style:style style:name="T13_282" style:family="text"/>
    <style:style style:name="T13_283" style:family="text"/>
    <style:style style:name="T13_284" style:family="text"/>
    <style:style style:name="T13_285" style:family="text"/>
    <style:style style:name="T13_286" style:family="text"/>
    <style:style style:name="T13_287" style:family="text"/>
    <style:style style:name="T13_288" style:family="text"/>
    <style:style style:name="T13_289" style:family="text"/>
    <style:style style:name="T13_290" style:family="text"/>
    <style:style style:name="T13_291" style:family="text"/>
    <style:style style:name="T13_292" style:family="text"/>
    <style:style style:name="T13_293" style:family="text"/>
    <style:style style:name="T13_294" style:family="text"/>
    <style:style style:name="T13_295" style:family="text"/>
    <style:style style:name="T13_296" style:family="text"/>
    <style:style style:name="T13_297" style:family="text"/>
    <style:style style:name="T13_298" style:family="text"/>
    <style:style style:name="T13_299" style:family="text"/>
    <style:style style:name="T13_300" style:family="text"/>
    <style:style style:name="T13_301" style:family="text"/>
    <style:style style:name="T13_302" style:family="text"/>
    <style:style style:name="T13_303" style:family="text"/>
    <style:style style:name="T13_304" style:family="text"/>
    <style:style style:name="T13_305" style:family="text"/>
    <style:style style:name="T13_306" style:family="text"/>
    <style:style style:name="T13_307" style:family="text"/>
    <style:style style:name="T13_308" style:family="text"/>
    <style:style style:name="T13_309" style:family="text"/>
    <style:style style:name="T13_310" style:family="text"/>
    <style:style style:name="T13_311" style:family="text"/>
    <style:style style:name="T13_312" style:family="text"/>
    <style:style style:name="T13_313" style:family="text"/>
    <style:style style:name="T13_314" style:family="text"/>
    <style:style style:name="T13_315" style:family="text"/>
    <style:style style:name="T13_316" style:family="text"/>
    <style:style style:name="T13_317" style:family="text"/>
    <style:style style:name="T13_318" style:family="text"/>
    <style:style style:name="T13_319" style:family="text"/>
    <style:style style:name="T13_320" style:family="text"/>
    <style:style style:name="T13_321" style:family="text"/>
    <style:style style:name="T13_322" style:family="text"/>
    <style:style style:name="T13_323" style:family="text"/>
    <style:style style:name="T13_324" style:family="text"/>
    <style:style style:name="T13_325" style:family="text"/>
    <style:style style:name="T13_326" style:family="text"/>
    <style:style style:name="T13_327" style:family="text"/>
    <style:style style:name="T13_328" style:family="text"/>
    <style:style style:name="T13_329" style:family="text"/>
    <style:style style:name="T13_330" style:family="text"/>
    <style:style style:name="T13_331" style:family="text"/>
    <style:style style:name="T13_332" style:family="text"/>
    <style:style style:name="T13_333" style:family="text"/>
    <style:style style:name="T13_334" style:family="text"/>
    <style:style style:name="T13_335" style:family="text"/>
    <style:style style:name="T13_336" style:family="text"/>
    <style:style style:name="T13_337" style:family="text"/>
    <style:style style:name="T13_338" style:family="text"/>
    <style:style style:name="T13_339" style:family="text"/>
    <style:style style:name="T13_340" style:family="text"/>
    <style:style style:name="T13_341" style:family="text"/>
    <style:style style:name="T13_342" style:family="text"/>
    <style:style style:name="T13_343" style:family="text"/>
    <style:style style:name="T13_344" style:family="text"/>
    <style:style style:name="T13_345" style:family="text"/>
    <style:style style:name="T13_346" style:family="text"/>
    <style:style style:name="T13_347" style:family="text"/>
    <style:style style:name="T13_348" style:family="text"/>
    <style:style style:name="T13_349" style:family="text"/>
    <style:style style:name="T13_350" style:family="text"/>
    <style:style style:name="T13_351" style:family="text"/>
    <style:style style:name="T13_352" style:family="text"/>
    <style:style style:name="T13_353" style:family="text"/>
    <style:style style:name="T13_354" style:family="text"/>
    <style:style style:name="T13_355" style:family="text"/>
    <style:style style:name="T13_356" style:family="text"/>
    <style:style style:name="T13_357" style:family="text"/>
    <style:style style:name="T13_358" style:family="text"/>
    <style:style style:name="P14" style:family="paragraph" style:parent-style-name="Heading_20_1">
      <style:paragraph-properties fo:break-before="auto" fo:line-height="100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P15" style:family="paragraph" style:parent-style-name="Standard">
      <style:paragraph-properties fo:break-before="auto" fo:line-height="100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>
      <style:text-properties fo:font-style="italic" style:font-style-asian="italic" style:font-style-complex="italic"/>
    </style:style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T15_121" style:family="text"/>
    <style:style style:name="T15_122" style:family="text"/>
    <style:style style:name="T15_123" style:family="text"/>
    <style:style style:name="T15_124" style:family="text"/>
    <style:style style:name="T15_125" style:family="text"/>
    <style:style style:name="T15_126" style:family="text"/>
    <style:style style:name="T15_127" style:family="text"/>
    <style:style style:name="T15_128" style:family="text"/>
    <style:style style:name="T15_129" style:family="text"/>
    <style:style style:name="T15_130" style:family="text"/>
    <style:style style:name="T15_131" style:family="text"/>
    <style:style style:name="T15_132" style:family="text"/>
    <style:style style:name="T15_133" style:family="text"/>
    <style:style style:name="T15_134" style:family="text"/>
    <style:style style:name="T15_135" style:family="text"/>
    <style:style style:name="T15_136" style:family="text"/>
    <style:style style:name="T15_137" style:family="text"/>
    <style:style style:name="T15_138" style:family="text"/>
    <style:style style:name="T15_139" style:family="text"/>
    <style:style style:name="T15_140" style:family="text"/>
    <style:style style:name="T15_141" style:family="text"/>
    <style:style style:name="T15_142" style:family="text"/>
    <style:style style:name="T15_143" style:family="text"/>
    <style:style style:name="T15_144" style:family="text"/>
    <style:style style:name="T15_145" style:family="text"/>
    <style:style style:name="T15_146" style:family="text"/>
    <style:style style:name="T15_147" style:family="text"/>
    <style:style style:name="T15_148" style:family="text"/>
    <style:style style:name="T15_149" style:family="text"/>
    <style:style style:name="T15_150" style:family="text"/>
    <style:style style:name="T15_151" style:family="text"/>
    <style:style style:name="T15_152" style:family="text"/>
    <style:style style:name="T15_153" style:family="text"/>
    <style:style style:name="T15_154" style:family="text"/>
    <style:style style:name="T15_155" style:family="text"/>
    <style:style style:name="T15_156" style:family="text"/>
    <style:style style:name="T15_157" style:family="text"/>
    <style:style style:name="T15_158" style:family="text"/>
    <style:style style:name="T15_159" style:family="text"/>
    <style:style style:name="T15_160" style:family="text"/>
    <style:style style:name="T15_161" style:family="text"/>
    <style:style style:name="T15_162" style:family="text"/>
    <style:style style:name="T15_163" style:family="text"/>
    <style:style style:name="T15_164" style:family="text"/>
    <style:style style:name="T15_165" style:family="text"/>
    <style:style style:name="T15_166" style:family="text"/>
    <style:style style:name="T15_167" style:family="text"/>
    <style:style style:name="T15_168" style:family="text"/>
    <style:style style:name="T15_169" style:family="text"/>
    <style:style style:name="T15_170" style:family="text"/>
    <style:style style:name="T15_171" style:family="text"/>
    <style:style style:name="T15_172" style:family="text"/>
    <style:style style:name="T15_173" style:family="text"/>
    <style:style style:name="T15_174" style:family="text"/>
    <style:style style:name="T15_175" style:family="text"/>
    <style:style style:name="T15_176" style:family="text"/>
    <style:style style:name="T15_177" style:family="text"/>
    <style:style style:name="P16" style:family="paragraph" style:parent-style-name="Heading_20_2">
      <style:paragraph-properties fo:break-before="auto" fo:line-height="100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P17" style:family="paragraph" style:parent-style-name="Standard">
      <style:paragraph-properties fo:break-before="auto" fo:line-height="100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T17_99" style:family="text"/>
    <style:style style:name="T17_100" style:family="text"/>
    <style:style style:name="T17_101" style:family="text"/>
    <style:style style:name="T17_102" style:family="text"/>
    <style:style style:name="T17_103" style:family="text"/>
    <style:style style:name="T17_104" style:family="text"/>
    <style:style style:name="T17_105" style:family="text"/>
    <style:style style:name="T17_106" style:family="text"/>
    <style:style style:name="T17_107" style:family="text"/>
    <style:style style:name="T17_108" style:family="text"/>
    <style:style style:name="T17_109" style:family="text"/>
    <style:style style:name="T17_110" style:family="text"/>
    <style:style style:name="T17_111" style:family="text"/>
    <style:style style:name="T17_112" style:family="text"/>
    <style:style style:name="T17_113" style:family="text"/>
    <style:style style:name="T17_114" style:family="text"/>
    <style:style style:name="T17_115" style:family="text"/>
    <style:style style:name="T17_116" style:family="text"/>
    <style:style style:name="T17_117" style:family="text"/>
    <style:style style:name="T17_118" style:family="text"/>
    <style:style style:name="T17_119" style:family="text"/>
    <style:style style:name="T17_120" style:family="text"/>
    <style:style style:name="T17_121" style:family="text"/>
    <style:style style:name="T17_122" style:family="text"/>
    <style:style style:name="T17_123" style:family="text"/>
    <style:style style:name="T17_124" style:family="text"/>
    <style:style style:name="T17_125" style:family="text"/>
    <style:style style:name="T17_126" style:family="text"/>
    <style:style style:name="T17_127" style:family="text"/>
    <style:style style:name="T17_128" style:family="text"/>
    <style:style style:name="T17_129" style:family="text"/>
    <style:style style:name="T17_130" style:family="text"/>
    <style:style style:name="T17_131" style:family="text"/>
    <style:style style:name="P18" style:family="paragraph" style:parent-style-name="Standard">
      <style:paragraph-properties fo:break-before="auto" fo:line-height="100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P19" style:family="paragraph" style:parent-style-name="Standard">
      <style:paragraph-properties fo:break-before="auto" fo:line-height="100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P20" style:family="paragraph" style:parent-style-name="Standard">
      <style:paragraph-properties fo:break-before="auto" fo:line-height="100%" fo:margin-top="0cm" fo:margin-bottom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P21" style:family="paragraph" style:parent-style-name="Standard">
      <style:paragraph-properties fo:break-before="auto" fo:line-height="100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P22" style:family="paragraph" style:parent-style-name="Standard">
      <style:paragraph-properties fo:break-before="auto" fo:text-indent="1.27cm" fo:line-height="100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T22_79" style:family="text"/>
    <style:style style:name="T22_80" style:family="text"/>
    <style:style style:name="T22_81" style:family="text"/>
    <style:style style:name="T22_82" style:family="text"/>
    <style:style style:name="T22_83" style:family="text"/>
    <style:style style:name="T22_84" style:family="text"/>
    <style:style style:name="T22_85" style:family="text"/>
    <style:style style:name="T22_86" style:family="text"/>
    <style:style style:name="T22_87" style:family="text"/>
    <style:style style:name="T22_88" style:family="text"/>
    <style:style style:name="T22_89" style:family="text"/>
    <style:style style:name="T22_90" style:family="text"/>
    <style:style style:name="T22_91" style:family="text"/>
    <style:style style:name="T22_92" style:family="text"/>
    <style:style style:name="T22_93" style:family="text"/>
    <style:style style:name="T22_94" style:family="text"/>
    <style:style style:name="T22_95" style:family="text"/>
    <style:style style:name="T22_96" style:family="text"/>
    <style:style style:name="T22_97" style:family="text"/>
    <style:style style:name="T22_98" style:family="text"/>
    <style:style style:name="T22_99" style:family="text"/>
    <style:style style:name="T22_100" style:family="text"/>
    <style:style style:name="T22_101" style:family="text"/>
    <style:style style:name="T22_102" style:family="text"/>
    <style:style style:name="T22_103" style:family="text"/>
    <style:style style:name="T22_104" style:family="text"/>
    <style:style style:name="T22_105" style:family="text"/>
    <style:style style:name="T22_106" style:family="text"/>
    <style:style style:name="T22_107" style:family="text"/>
    <style:style style:name="T22_108" style:family="text"/>
    <style:style style:name="T22_109" style:family="text"/>
    <style:style style:name="T22_110" style:family="text"/>
    <style:style style:name="T22_111" style:family="text"/>
    <style:style style:name="T22_112" style:family="text"/>
    <style:style style:name="T22_113" style:family="text"/>
    <style:style style:name="T22_114" style:family="text"/>
    <style:style style:name="T22_115" style:family="text"/>
    <style:style style:name="T22_116" style:family="text"/>
    <style:style style:name="T22_117" style:family="text"/>
    <style:style style:name="T22_118" style:family="text"/>
    <style:style style:name="T22_119" style:family="text"/>
    <style:style style:name="T22_120" style:family="text"/>
    <style:style style:name="T22_121" style:family="text"/>
    <style:style style:name="T22_122" style:family="text"/>
    <style:style style:name="T22_123" style:family="text"/>
    <style:style style:name="T22_124" style:family="text"/>
    <style:style style:name="T22_125" style:family="text"/>
    <style:style style:name="T22_126" style:family="text"/>
    <style:style style:name="T22_127" style:family="text"/>
    <style:style style:name="T22_128" style:family="text"/>
    <style:style style:name="T22_129" style:family="text"/>
    <style:style style:name="T22_130" style:family="text"/>
    <style:style style:name="P23" style:family="paragraph" style:parent-style-name="Standard">
      <style:paragraph-properties fo:break-before="auto" fo:text-indent="0cm" fo:line-height="100%" fo:margin-left="1.27cm" style:writing-mode="lr-tb"/>
    </style:style>
    <style:style style:name="T23_1" style:family="text">
      <style:text-properties fo:font-style="italic" style:font-style-asian="italic" style:font-style-complex="italic"/>
    </style:style>
    <style:style style:name="T23_2" style:family="text">
      <style:text-properties fo:font-style="italic" style:font-style-asian="italic" style:font-style-complex="italic"/>
    </style:style>
    <style:style style:name="T23_3" style:family="text">
      <style:text-properties fo:font-style="italic" style:font-style-asian="italic" style:font-style-complex="italic"/>
    </style:style>
    <style:style style:name="T23_4" style:family="text">
      <style:text-properties fo:font-style="italic" style:font-style-asian="italic" style:font-style-complex="italic"/>
    </style:style>
    <style:style style:name="T23_5" style:family="text">
      <style:text-properties fo:font-style="italic" style:font-style-asian="italic" style:font-style-complex="italic"/>
    </style:style>
    <style:style style:name="T23_6" style:family="text">
      <style:text-properties fo:font-style="italic" style:font-style-asian="italic" style:font-style-complex="italic"/>
    </style:style>
    <style:style style:name="T23_7" style:family="text">
      <style:text-properties fo:font-style="italic" style:font-style-asian="italic" style:font-style-complex="italic"/>
    </style:style>
    <style:style style:name="T23_8" style:family="text">
      <style:text-properties fo:font-style="italic" style:font-style-asian="italic" style:font-style-complex="italic"/>
    </style:style>
    <style:style style:name="T23_9" style:family="text">
      <style:text-properties fo:font-style="italic" style:font-style-asian="italic" style:font-style-complex="italic"/>
    </style:style>
    <style:style style:name="T23_10" style:family="text">
      <style:text-properties fo:font-style="italic" style:font-style-asian="italic" style:font-style-complex="italic"/>
    </style:style>
    <style:style style:name="T23_11" style:family="text">
      <style:text-properties fo:font-style="italic" style:font-style-asian="italic" style:font-style-complex="italic"/>
    </style:style>
    <style:style style:name="T23_12" style:family="text">
      <style:text-properties fo:font-style="italic" style:font-style-asian="italic" style:font-style-complex="italic"/>
    </style:style>
    <style:style style:name="T23_13" style:family="text">
      <style:text-properties fo:font-style="italic" style:font-style-asian="italic" style:font-style-complex="italic"/>
    </style:style>
    <style:style style:name="T23_14" style:family="text">
      <style:text-properties fo:font-style="italic" style:font-style-asian="italic" style:font-style-complex="italic"/>
    </style:style>
    <style:style style:name="T23_15" style:family="text">
      <style:text-properties fo:font-style="italic" style:font-style-asian="italic" style:font-style-complex="italic"/>
    </style:style>
    <style:style style:name="T23_16" style:family="text">
      <style:text-properties fo:font-style="italic" style:font-style-asian="italic" style:font-style-complex="italic"/>
    </style:style>
    <style:style style:name="T23_17" style:family="text">
      <style:text-properties fo:font-style="italic" style:font-style-asian="italic" style:font-style-complex="italic"/>
    </style:style>
    <style:style style:name="T23_18" style:family="text">
      <style:text-properties fo:font-style="italic" style:font-style-asian="italic" style:font-style-complex="italic"/>
    </style:style>
    <style:style style:name="T23_19" style:family="text">
      <style:text-properties fo:font-style="italic" style:font-style-asian="italic" style:font-style-complex="italic"/>
    </style:style>
    <style:style style:name="T23_20" style:family="text">
      <style:text-properties fo:font-style="italic" style:font-style-asian="italic" style:font-style-complex="italic"/>
    </style:style>
    <style:style style:name="T23_21" style:family="text">
      <style:text-properties fo:font-style="italic" style:font-style-asian="italic" style:font-style-complex="italic"/>
    </style:style>
    <style:style style:name="T23_22" style:family="text">
      <style:text-properties fo:font-style="italic" style:font-style-asian="italic" style:font-style-complex="italic"/>
    </style:style>
    <style:style style:name="T23_23" style:family="text">
      <style:text-properties fo:font-style="italic" style:font-style-asian="italic" style:font-style-complex="italic"/>
    </style:style>
    <style:style style:name="T23_24" style:family="text">
      <style:text-properties fo:font-style="italic" style:font-style-asian="italic" style:font-style-complex="italic"/>
    </style:style>
    <style:style style:name="T23_25" style:family="text">
      <style:text-properties fo:font-style="italic" style:font-style-asian="italic" style:font-style-complex="italic"/>
    </style:style>
    <style:style style:name="T23_26" style:family="text">
      <style:text-properties fo:font-style="italic" style:font-style-asian="italic" style:font-style-complex="italic"/>
    </style:style>
    <style:style style:name="T23_27" style:family="text">
      <style:text-properties fo:font-style="italic" style:font-style-asian="italic" style:font-style-complex="italic"/>
    </style:style>
    <style:style style:name="T23_28" style:family="text">
      <style:text-properties fo:font-style="italic" style:font-style-asian="italic" style:font-style-complex="italic"/>
    </style:style>
    <style:style style:name="T23_29" style:family="text">
      <style:text-properties fo:font-style="italic" style:font-style-asian="italic" style:font-style-complex="italic"/>
    </style:style>
    <style:style style:name="T23_30" style:family="text">
      <style:text-properties fo:font-style="italic" style:font-style-asian="italic" style:font-style-complex="italic"/>
    </style:style>
    <style:style style:name="T23_31" style:family="text">
      <style:text-properties fo:font-style="italic" style:font-style-asian="italic" style:font-style-complex="italic"/>
    </style:style>
    <style:style style:name="T23_32" style:family="text">
      <style:text-properties fo:font-style="italic" style:font-style-asian="italic" style:font-style-complex="italic"/>
    </style:style>
    <style:style style:name="T23_33" style:family="text">
      <style:text-properties fo:font-style="italic" style:font-style-asian="italic" style:font-style-complex="italic"/>
    </style:style>
    <style:style style:name="T23_34" style:family="text">
      <style:text-properties fo:font-style="italic" style:font-style-asian="italic" style:font-style-complex="italic"/>
    </style:style>
    <style:style style:name="T23_35" style:family="text">
      <style:text-properties fo:font-style="italic" style:font-style-asian="italic" style:font-style-complex="italic"/>
    </style:style>
    <style:style style:name="T23_36" style:family="text">
      <style:text-properties fo:font-style="italic" style:font-style-asian="italic" style:font-style-complex="italic"/>
    </style:style>
    <style:style style:name="T23_37" style:family="text">
      <style:text-properties fo:font-style="italic" style:font-style-asian="italic" style:font-style-complex="italic"/>
    </style:style>
    <style:style style:name="T23_38" style:family="text">
      <style:text-properties fo:font-style="italic" style:font-style-asian="italic" style:font-style-complex="italic"/>
    </style:style>
    <style:style style:name="T23_39" style:family="text">
      <style:text-properties fo:font-style="italic" style:font-style-asian="italic" style:font-style-complex="italic"/>
    </style:style>
    <style:style style:name="T23_40" style:family="text">
      <style:text-properties fo:font-style="italic" style:font-style-asian="italic" style:font-style-complex="italic"/>
    </style:style>
    <style:style style:name="T23_41" style:family="text">
      <style:text-properties fo:font-style="italic" style:font-style-asian="italic" style:font-style-complex="italic"/>
    </style:style>
    <style:style style:name="T23_42" style:family="text">
      <style:text-properties fo:font-style="italic" style:font-style-asian="italic" style:font-style-complex="italic"/>
    </style:style>
    <style:style style:name="T23_43" style:family="text">
      <style:text-properties fo:font-style="italic" style:font-style-asian="italic" style:font-style-complex="italic"/>
    </style:style>
    <style:style style:name="T23_44" style:family="text">
      <style:text-properties fo:font-style="italic" style:font-style-asian="italic" style:font-style-complex="italic"/>
    </style:style>
    <style:style style:name="T23_45" style:family="text">
      <style:text-properties fo:font-style="italic" style:font-style-asian="italic" style:font-style-complex="italic"/>
    </style:style>
    <style:style style:name="T23_46" style:family="text">
      <style:text-properties fo:font-style="italic" style:font-style-asian="italic" style:font-style-complex="italic"/>
    </style:style>
    <style:style style:name="T23_47" style:family="text">
      <style:text-properties fo:font-style="italic" style:font-style-asian="italic" style:font-style-complex="italic"/>
    </style:style>
    <style:style style:name="T23_48" style:family="text">
      <style:text-properties fo:font-style="italic" style:font-style-asian="italic" style:font-style-complex="italic"/>
    </style:style>
    <style:style style:name="T23_49" style:family="text">
      <style:text-properties fo:font-style="italic" style:font-style-asian="italic" style:font-style-complex="italic"/>
    </style:style>
    <style:style style:name="T23_50" style:family="text">
      <style:text-properties fo:font-style="italic" style:font-style-asian="italic" style:font-style-complex="italic"/>
    </style:style>
    <style:style style:name="T23_51" style:family="text">
      <style:text-properties fo:font-style="italic" style:font-style-asian="italic" style:font-style-complex="italic"/>
    </style:style>
    <style:style style:name="T23_52" style:family="text">
      <style:text-properties fo:font-style="italic" style:font-style-asian="italic" style:font-style-complex="italic"/>
    </style:style>
    <style:style style:name="T23_53" style:family="text">
      <style:text-properties fo:font-style="italic" style:font-style-asian="italic" style:font-style-complex="italic"/>
    </style:style>
    <style:style style:name="T23_54" style:family="text">
      <style:text-properties fo:font-style="italic" style:font-style-asian="italic" style:font-style-complex="italic"/>
    </style:style>
    <style:style style:name="T23_55" style:family="text">
      <style:text-properties fo:font-style="italic" style:font-style-asian="italic" style:font-style-complex="italic"/>
    </style:style>
    <style:style style:name="T23_56" style:family="text">
      <style:text-properties fo:font-style="italic" style:font-style-asian="italic" style:font-style-complex="italic"/>
    </style:style>
    <style:style style:name="T23_57" style:family="text">
      <style:text-properties fo:font-style="italic" style:font-style-asian="italic" style:font-style-complex="italic"/>
    </style:style>
    <style:style style:name="T23_58" style:family="text">
      <style:text-properties fo:font-style="italic" style:font-style-asian="italic" style:font-style-complex="italic"/>
    </style:style>
    <style:style style:name="T23_59" style:family="text">
      <style:text-properties fo:font-style="italic" style:font-style-asian="italic" style:font-style-complex="italic"/>
    </style:style>
    <style:style style:name="T23_60" style:family="text">
      <style:text-properties fo:font-style="italic" style:font-style-asian="italic" style:font-style-complex="italic"/>
    </style:style>
    <style:style style:name="T23_61" style:family="text">
      <style:text-properties fo:font-style="italic" style:font-style-asian="italic" style:font-style-complex="italic"/>
    </style:style>
    <style:style style:name="T23_62" style:family="text">
      <style:text-properties fo:font-style="italic" style:font-style-asian="italic" style:font-style-complex="italic"/>
    </style:style>
    <style:style style:name="T23_63" style:family="text">
      <style:text-properties fo:font-style="italic" style:font-style-asian="italic" style:font-style-complex="italic"/>
    </style:style>
    <style:style style:name="T23_64" style:family="text">
      <style:text-properties fo:font-style="italic" style:font-style-asian="italic" style:font-style-complex="italic"/>
    </style:style>
    <style:style style:name="T23_65" style:family="text">
      <style:text-properties fo:font-style="italic" style:font-style-asian="italic" style:font-style-complex="italic"/>
    </style:style>
    <style:style style:name="T23_66" style:family="text">
      <style:text-properties fo:font-style="italic" style:font-style-asian="italic" style:font-style-complex="italic"/>
    </style:style>
    <style:style style:name="T23_67" style:family="text">
      <style:text-properties fo:font-style="italic" style:font-style-asian="italic" style:font-style-complex="italic"/>
    </style:style>
    <style:style style:name="T23_68" style:family="text">
      <style:text-properties fo:font-style="italic" style:font-style-asian="italic" style:font-style-complex="italic"/>
    </style:style>
    <style:style style:name="T23_69" style:family="text">
      <style:text-properties fo:font-style="italic" style:font-style-asian="italic" style:font-style-complex="italic"/>
    </style:style>
    <style:style style:name="T23_70" style:family="text">
      <style:text-properties fo:font-style="italic" style:font-style-asian="italic" style:font-style-complex="italic"/>
    </style:style>
    <style:style style:name="T23_71" style:family="text">
      <style:text-properties fo:font-style="italic" style:font-style-asian="italic" style:font-style-complex="italic"/>
    </style:style>
    <style:style style:name="T23_72" style:family="text">
      <style:text-properties fo:font-style="italic" style:font-style-asian="italic" style:font-style-complex="italic"/>
    </style:style>
    <style:style style:name="T23_73" style:family="text">
      <style:text-properties fo:font-style="italic" style:font-style-asian="italic" style:font-style-complex="italic"/>
    </style:style>
    <style:style style:name="T23_74" style:family="text">
      <style:text-properties fo:font-style="italic" style:font-style-asian="italic" style:font-style-complex="italic"/>
    </style:style>
    <style:style style:name="T23_75" style:family="text">
      <style:text-properties fo:font-style="italic" style:font-style-asian="italic" style:font-style-complex="italic"/>
    </style:style>
    <style:style style:name="T23_76" style:family="text">
      <style:text-properties fo:font-style="italic" style:font-style-asian="italic" style:font-style-complex="italic"/>
    </style:style>
    <style:style style:name="P24" style:family="paragraph" style:parent-style-name="Heading_20_2">
      <style:paragraph-properties fo:break-before="auto" fo:line-height="100%" style:writing-mode="lr-tb"/>
    </style:style>
    <style:style style:name="T24_1" style:family="text"/>
    <style:style style:name="P25" style:family="paragraph" style:parent-style-name="Standard">
      <style:paragraph-properties fo:break-before="auto" fo:line-height="100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T25_68" style:family="text"/>
    <style:style style:name="T25_69" style:family="text"/>
    <style:style style:name="T25_70" style:family="text"/>
    <style:style style:name="T25_71" style:family="text"/>
    <style:style style:name="T25_72" style:family="text"/>
    <style:style style:name="T25_73" style:family="text"/>
    <style:style style:name="T25_74" style:family="text"/>
    <style:style style:name="T25_75" style:family="text"/>
    <style:style style:name="T25_76" style:family="text"/>
    <style:style style:name="T25_77" style:family="text"/>
    <style:style style:name="T25_78" style:family="text"/>
    <style:style style:name="T25_79" style:family="text"/>
    <style:style style:name="T25_80" style:family="text"/>
    <style:style style:name="T25_81" style:family="text"/>
    <style:style style:name="T25_82" style:family="text"/>
    <style:style style:name="T25_83" style:family="text"/>
    <style:style style:name="T25_84" style:family="text"/>
    <style:style style:name="T25_85" style:family="text"/>
    <style:style style:name="T25_86" style:family="text"/>
    <style:style style:name="T25_87" style:family="text"/>
    <style:style style:name="T25_88" style:family="text"/>
    <style:style style:name="T25_89" style:family="text"/>
    <style:style style:name="T25_90" style:family="text"/>
    <style:style style:name="T25_91" style:family="text"/>
    <style:style style:name="T25_92" style:family="text"/>
    <style:style style:name="T25_93" style:family="text"/>
    <style:style style:name="T25_94" style:family="text"/>
    <style:style style:name="T25_95" style:family="text"/>
    <style:style style:name="T25_96" style:family="text"/>
    <style:style style:name="T25_97" style:family="text"/>
    <style:style style:name="T25_98" style:family="text"/>
    <style:style style:name="T25_99" style:family="text"/>
    <style:style style:name="T25_100" style:family="text"/>
    <style:style style:name="T25_101" style:family="text"/>
    <style:style style:name="T25_102" style:family="text"/>
    <style:style style:name="T25_103" style:family="text"/>
    <style:style style:name="T25_104" style:family="text"/>
    <style:style style:name="T25_105" style:family="text"/>
    <style:style style:name="T25_106" style:family="text"/>
    <style:style style:name="T25_107" style:family="text"/>
    <style:style style:name="T25_108" style:family="text"/>
    <style:style style:name="T25_109" style:family="text"/>
    <style:style style:name="T25_110" style:family="text"/>
    <style:style style:name="T25_111" style:family="text"/>
    <style:style style:name="T25_112" style:family="text"/>
    <style:style style:name="T25_113" style:family="text"/>
    <style:style style:name="T25_114" style:family="text"/>
    <style:style style:name="T25_115" style:family="text"/>
    <style:style style:name="T25_116" style:family="text"/>
    <style:style style:name="T25_117" style:family="text"/>
    <style:style style:name="T25_118" style:family="text"/>
    <style:style style:name="T25_119" style:family="text"/>
    <style:style style:name="T25_120" style:family="text"/>
    <style:style style:name="T25_121" style:family="text"/>
    <style:style style:name="T25_122" style:family="text"/>
    <style:style style:name="T25_123" style:family="text"/>
    <style:style style:name="T25_124" style:family="text"/>
    <style:style style:name="T25_125" style:family="text"/>
    <style:style style:name="T25_126" style:family="text"/>
    <style:style style:name="T25_127" style:family="text"/>
    <style:style style:name="T25_128" style:family="text"/>
    <style:style style:name="T25_129" style:family="text"/>
    <style:style style:name="T25_130" style:family="text"/>
    <style:style style:name="T25_131" style:family="text"/>
    <style:style style:name="P26" style:family="paragraph" style:parent-style-name="Standard">
      <style:paragraph-properties fo:break-before="auto" fo:line-height="100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T26_87" style:family="text"/>
    <style:style style:name="T26_88" style:family="text"/>
    <style:style style:name="T26_89" style:family="text"/>
    <style:style style:name="T26_90" style:family="text"/>
    <style:style style:name="T26_91" style:family="text"/>
    <style:style style:name="T26_92" style:family="text">
      <style:text-properties fo:font-style="italic" style:font-style-asian="italic" style:font-style-complex="italic"/>
    </style:style>
    <style:style style:name="T26_93" style:family="text">
      <style:text-properties fo:font-style="italic" style:font-style-asian="italic" style:font-style-complex="italic"/>
    </style:style>
    <style:style style:name="T26_94" style:family="text">
      <style:text-properties fo:font-style="italic" style:font-style-asian="italic" style:font-style-complex="italic"/>
    </style:style>
    <style:style style:name="T26_95" style:family="text">
      <style:text-properties fo:font-style="italic" style:font-style-asian="italic" style:font-style-complex="italic"/>
    </style:style>
    <style:style style:name="T26_96" style:family="text">
      <style:text-properties fo:font-style="italic" style:font-style-asian="italic" style:font-style-complex="italic"/>
    </style:style>
    <style:style style:name="T26_97" style:family="text">
      <style:text-properties fo:font-style="italic" style:font-style-asian="italic" style:font-style-complex="italic"/>
    </style:style>
    <style:style style:name="T26_98" style:family="text">
      <style:text-properties fo:font-style="italic" style:font-style-asian="italic" style:font-style-complex="italic"/>
    </style:style>
    <style:style style:name="T26_99" style:family="text">
      <style:text-properties fo:font-style="italic" style:font-style-asian="italic" style:font-style-complex="italic"/>
    </style:style>
    <style:style style:name="T26_100" style:family="text">
      <style:text-properties fo:font-style="italic" style:font-style-asian="italic" style:font-style-complex="italic"/>
    </style:style>
    <style:style style:name="T26_101" style:family="text">
      <style:text-properties fo:font-style="italic" style:font-style-asian="italic" style:font-style-complex="italic"/>
    </style:style>
    <style:style style:name="T26_102" style:family="text">
      <style:text-properties fo:font-style="italic" style:font-style-asian="italic" style:font-style-complex="italic"/>
    </style:style>
    <style:style style:name="T26_103" style:family="text">
      <style:text-properties fo:font-style="italic" style:font-style-asian="italic" style:font-style-complex="italic"/>
    </style:style>
    <style:style style:name="T26_104" style:family="text">
      <style:text-properties fo:font-style="italic" style:font-style-asian="italic" style:font-style-complex="italic"/>
    </style:style>
    <style:style style:name="T26_105" style:family="text">
      <style:text-properties fo:font-style="italic" style:font-style-asian="italic" style:font-style-complex="italic"/>
    </style:style>
    <style:style style:name="T26_106" style:family="text"/>
    <style:style style:name="T26_107" style:family="text"/>
    <style:style style:name="T26_108" style:family="text"/>
    <style:style style:name="T26_109" style:family="text"/>
    <style:style style:name="T26_110" style:family="text"/>
    <style:style style:name="T26_111" style:family="text"/>
    <style:style style:name="T26_112" style:family="text"/>
    <style:style style:name="T26_113" style:family="text"/>
    <style:style style:name="T26_114" style:family="text"/>
    <style:style style:name="T26_115" style:family="text"/>
    <style:style style:name="T26_116" style:family="text"/>
    <style:style style:name="T26_117" style:family="text"/>
    <style:style style:name="T26_118" style:family="text"/>
    <style:style style:name="T26_119" style:family="text"/>
    <style:style style:name="T26_120" style:family="text"/>
    <style:style style:name="T26_121" style:family="text"/>
    <style:style style:name="T26_122" style:family="text"/>
    <style:style style:name="T26_123" style:family="text"/>
    <style:style style:name="T26_124" style:family="text"/>
    <style:style style:name="T26_125" style:family="text"/>
    <style:style style:name="T26_126" style:family="text"/>
    <style:style style:name="T26_127" style:family="text"/>
    <style:style style:name="T26_128" style:family="text"/>
    <style:style style:name="T26_129" style:family="text"/>
    <style:style style:name="T26_130" style:family="text"/>
    <style:style style:name="T26_131" style:family="text"/>
    <style:style style:name="T26_132" style:family="text"/>
    <style:style style:name="P27" style:family="paragraph" style:parent-style-name="Standard">
      <style:paragraph-properties fo:break-before="auto" fo:line-height="100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T27_77" style:family="text"/>
    <style:style style:name="T27_78" style:family="text"/>
    <style:style style:name="T27_79" style:family="text"/>
    <style:style style:name="T27_80" style:family="text"/>
    <style:style style:name="T27_81" style:family="text"/>
    <style:style style:name="T27_82" style:family="text"/>
    <style:style style:name="T27_83" style:family="text"/>
    <style:style style:name="T27_84" style:family="text"/>
    <style:style style:name="T27_85" style:family="text"/>
    <style:style style:name="T27_86" style:family="text"/>
    <style:style style:name="T27_87" style:family="text"/>
    <style:style style:name="T27_88" style:family="text"/>
    <style:style style:name="T27_89" style:family="text"/>
    <style:style style:name="T27_90" style:family="text"/>
    <style:style style:name="T27_91" style:family="text"/>
    <style:style style:name="T27_92" style:family="text"/>
    <style:style style:name="T27_93" style:family="text"/>
    <style:style style:name="T27_94" style:family="text"/>
    <style:style style:name="T27_95" style:family="text"/>
    <style:style style:name="T27_96" style:family="text"/>
    <style:style style:name="T27_97" style:family="text"/>
    <style:style style:name="T27_98" style:family="text"/>
    <style:style style:name="T27_99" style:family="text"/>
    <style:style style:name="P28" style:family="paragraph" style:parent-style-name="Heading_20_2">
      <style:paragraph-properties fo:break-before="auto" fo:line-height="100%" style:writing-mode="lr-tb"/>
    </style:style>
    <style:style style:name="T28_1" style:family="text"/>
    <style:style style:name="P29" style:family="paragraph" style:parent-style-name="Standard">
      <style:paragraph-properties fo:break-before="auto" fo:line-height="100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T29_73" style:family="text"/>
    <style:style style:name="T29_74" style:family="text"/>
    <style:style style:name="T29_75" style:family="text"/>
    <style:style style:name="T29_76" style:family="text"/>
    <style:style style:name="T29_77" style:family="text"/>
    <style:style style:name="T29_78" style:family="text"/>
    <style:style style:name="T29_79" style:family="text"/>
    <style:style style:name="T29_80" style:family="text"/>
    <style:style style:name="T29_81" style:family="text"/>
    <style:style style:name="T29_82" style:family="text"/>
    <style:style style:name="T29_83" style:family="text"/>
    <style:style style:name="T29_84" style:family="text"/>
    <style:style style:name="T29_85" style:family="text"/>
    <style:style style:name="T29_86" style:family="text"/>
    <style:style style:name="T29_87" style:family="text"/>
    <style:style style:name="T29_88" style:family="text"/>
    <style:style style:name="T29_89" style:family="text"/>
    <style:style style:name="T29_90" style:family="text"/>
    <style:style style:name="T29_91" style:family="text"/>
    <style:style style:name="T29_92" style:family="text"/>
    <style:style style:name="T29_93" style:family="text"/>
    <style:style style:name="T29_94" style:family="text"/>
    <style:style style:name="T29_95" style:family="text"/>
    <style:style style:name="T29_96" style:family="text"/>
    <style:style style:name="T29_97" style:family="text"/>
    <style:style style:name="T29_98" style:family="text"/>
    <style:style style:name="T29_99" style:family="text"/>
    <style:style style:name="T29_100" style:family="text"/>
    <style:style style:name="T29_101" style:family="text"/>
    <style:style style:name="T29_102" style:family="text"/>
    <style:style style:name="T29_103" style:family="text"/>
    <style:style style:name="T29_104" style:family="text"/>
    <style:style style:name="T29_105" style:family="text"/>
    <style:style style:name="T29_106" style:family="text"/>
    <style:style style:name="T29_107" style:family="text"/>
    <style:style style:name="T29_108" style:family="text"/>
    <style:style style:name="T29_109" style:family="text"/>
    <style:style style:name="T29_110" style:family="text"/>
    <style:style style:name="T29_111" style:family="text"/>
    <style:style style:name="T29_112" style:family="text"/>
    <style:style style:name="T29_113" style:family="text"/>
    <style:style style:name="T29_114" style:family="text"/>
    <style:style style:name="T29_115" style:family="text"/>
    <style:style style:name="T29_116" style:family="text"/>
    <style:style style:name="T29_117" style:family="text"/>
    <style:style style:name="T29_118" style:family="text"/>
    <style:style style:name="T29_119" style:family="text"/>
    <style:style style:name="T29_120" style:family="text"/>
    <style:style style:name="T29_121" style:family="text"/>
    <style:style style:name="T29_122" style:family="text"/>
    <style:style style:name="T29_123" style:family="text"/>
    <style:style style:name="T29_124" style:family="text"/>
    <style:style style:name="T29_125" style:family="text"/>
    <style:style style:name="T29_126" style:family="text"/>
    <style:style style:name="T29_127" style:family="text"/>
    <style:style style:name="T29_128" style:family="text"/>
    <style:style style:name="T29_129" style:family="text"/>
    <style:style style:name="T29_130" style:family="text"/>
    <style:style style:name="T29_131" style:family="text"/>
    <style:style style:name="T29_132" style:family="text"/>
    <style:style style:name="T29_133" style:family="text"/>
    <style:style style:name="T29_134" style:family="text"/>
    <style:style style:name="T29_135" style:family="text"/>
    <style:style style:name="T29_136" style:family="text"/>
    <style:style style:name="T29_137" style:family="text"/>
    <style:style style:name="T29_138" style:family="text"/>
    <style:style style:name="T29_139" style:family="text"/>
    <style:style style:name="T29_140" style:family="text"/>
    <style:style style:name="T29_141" style:family="text"/>
    <style:style style:name="T29_142" style:family="text"/>
    <style:style style:name="T29_143" style:family="text"/>
    <style:style style:name="T29_144" style:family="text"/>
    <style:style style:name="T29_145" style:family="text"/>
    <style:style style:name="T29_146" style:family="text"/>
    <style:style style:name="T29_147" style:family="text"/>
    <style:style style:name="T29_148" style:family="text"/>
    <style:style style:name="T29_149" style:family="text"/>
    <style:style style:name="T29_150" style:family="text"/>
    <style:style style:name="T29_151" style:family="text"/>
    <style:style style:name="T29_152" style:family="text"/>
    <style:style style:name="T29_153" style:family="text"/>
    <style:style style:name="T29_154" style:family="text"/>
    <style:style style:name="T29_155" style:family="text"/>
    <style:style style:name="T29_156" style:family="text"/>
    <style:style style:name="T29_157" style:family="text"/>
    <style:style style:name="T29_158" style:family="text"/>
    <style:style style:name="T29_159" style:family="text"/>
    <style:style style:name="T29_160" style:family="text"/>
    <style:style style:name="T29_161" style:family="text"/>
    <style:style style:name="T29_162" style:family="text"/>
    <style:style style:name="T29_163" style:family="text"/>
    <style:style style:name="T29_164" style:family="text"/>
    <style:style style:name="T29_165" style:family="text"/>
    <style:style style:name="T29_166" style:family="text"/>
    <style:style style:name="T29_167" style:family="text"/>
    <style:style style:name="T29_168" style:family="text"/>
    <style:style style:name="T29_169" style:family="text"/>
    <style:style style:name="T29_170" style:family="text"/>
    <style:style style:name="T29_171" style:family="text"/>
    <style:style style:name="T29_172" style:family="text"/>
    <style:style style:name="T29_173" style:family="text"/>
    <style:style style:name="T29_174" style:family="text"/>
    <style:style style:name="T29_175" style:family="text"/>
    <style:style style:name="T29_176" style:family="text"/>
    <style:style style:name="T29_177" style:family="text"/>
    <style:style style:name="T29_178" style:family="text"/>
    <style:style style:name="T29_179" style:family="text"/>
    <style:style style:name="T29_180" style:family="text"/>
    <style:style style:name="T29_181" style:family="text"/>
    <style:style style:name="T29_182" style:family="text"/>
    <style:style style:name="T29_183" style:family="text"/>
    <style:style style:name="T29_184" style:family="text"/>
    <style:style style:name="T29_185" style:family="text"/>
    <style:style style:name="T29_186" style:family="text"/>
    <style:style style:name="T29_187" style:family="text"/>
    <style:style style:name="T29_188" style:family="text"/>
    <style:style style:name="T29_189" style:family="text"/>
    <style:style style:name="T29_190" style:family="text"/>
    <style:style style:name="T29_191" style:family="text"/>
    <style:style style:name="T29_192" style:family="text"/>
    <style:style style:name="T29_193" style:family="text"/>
    <style:style style:name="T29_194" style:family="text"/>
    <style:style style:name="T29_195" style:family="text"/>
    <style:style style:name="T29_196" style:family="text"/>
    <style:style style:name="T29_197" style:family="text"/>
    <style:style style:name="T29_198" style:family="text"/>
    <style:style style:name="T29_199" style:family="text"/>
    <style:style style:name="T29_200" style:family="text"/>
    <style:style style:name="T29_201" style:family="text"/>
    <style:style style:name="T29_202" style:family="text"/>
    <style:style style:name="T29_203" style:family="text"/>
    <style:style style:name="T29_204" style:family="text"/>
    <style:style style:name="T29_205" style:family="text"/>
    <style:style style:name="T29_206" style:family="text"/>
    <style:style style:name="T29_207" style:family="text"/>
    <style:style style:name="T29_208" style:family="text"/>
    <style:style style:name="T29_209" style:family="text"/>
    <style:style style:name="T29_210" style:family="text"/>
    <style:style style:name="T29_211" style:family="text"/>
    <style:style style:name="T29_212" style:family="text"/>
    <style:style style:name="T29_213" style:family="text"/>
    <style:style style:name="T29_214" style:family="text"/>
    <style:style style:name="T29_215" style:family="text"/>
    <style:style style:name="T29_216" style:family="text"/>
    <style:style style:name="T29_217" style:family="text"/>
    <style:style style:name="T29_218" style:family="text"/>
    <style:style style:name="T29_219" style:family="text"/>
    <style:style style:name="T29_220" style:family="text"/>
    <style:style style:name="T29_221" style:family="text"/>
    <style:style style:name="T29_222" style:family="text"/>
    <style:style style:name="T29_223" style:family="text"/>
    <style:style style:name="T29_224" style:family="text"/>
    <style:style style:name="T29_225" style:family="text"/>
    <style:style style:name="T29_226" style:family="text"/>
    <style:style style:name="T29_227" style:family="text"/>
    <style:style style:name="T29_228" style:family="text"/>
    <style:style style:name="T29_229" style:family="text"/>
    <style:style style:name="T29_230" style:family="text"/>
    <style:style style:name="T29_231" style:family="text"/>
    <style:style style:name="T29_232" style:family="text"/>
    <style:style style:name="T29_233" style:family="text"/>
    <style:style style:name="T29_234" style:family="text"/>
    <style:style style:name="T29_235" style:family="text"/>
    <style:style style:name="T29_236" style:family="text"/>
    <style:style style:name="T29_237" style:family="text"/>
    <style:style style:name="T29_238" style:family="text"/>
    <style:style style:name="T29_239" style:family="text"/>
    <style:style style:name="T29_240" style:family="text"/>
    <style:style style:name="T29_241" style:family="text"/>
    <style:style style:name="T29_242" style:family="text"/>
    <style:style style:name="T29_243" style:family="text"/>
    <style:style style:name="T29_244" style:family="text"/>
    <style:style style:name="T29_245" style:family="text"/>
    <style:style style:name="T29_246" style:family="text"/>
    <style:style style:name="T29_247" style:family="text"/>
    <style:style style:name="T29_248" style:family="text"/>
    <style:style style:name="T29_249" style:family="text"/>
    <style:style style:name="T29_250" style:family="text"/>
    <style:style style:name="T29_251" style:family="text"/>
    <style:style style:name="T29_252" style:family="text"/>
    <style:style style:name="T29_253" style:family="text"/>
    <style:style style:name="T29_254" style:family="text"/>
    <style:style style:name="T29_255" style:family="text"/>
    <style:style style:name="T29_256" style:family="text"/>
    <style:style style:name="T29_257" style:family="text"/>
    <style:style style:name="T29_258" style:family="text"/>
    <style:style style:name="T29_259" style:family="text"/>
    <style:style style:name="T29_260" style:family="text"/>
    <style:style style:name="T29_261" style:family="text"/>
    <style:style style:name="T29_262" style:family="text"/>
    <style:style style:name="T29_263" style:family="text"/>
    <style:style style:name="T29_264" style:family="text"/>
    <style:style style:name="T29_265" style:family="text"/>
    <style:style style:name="T29_266" style:family="text"/>
    <style:style style:name="T29_267" style:family="text"/>
    <style:style style:name="T29_268" style:family="text"/>
    <style:style style:name="T29_269" style:family="text"/>
    <style:style style:name="T29_270" style:family="text"/>
    <style:style style:name="T29_271" style:family="text"/>
    <style:style style:name="T29_272" style:family="text"/>
    <style:style style:name="T29_273" style:family="text"/>
    <style:style style:name="T29_274" style:family="text"/>
    <style:style style:name="T29_275" style:family="text"/>
    <style:style style:name="T29_276" style:family="text"/>
    <style:style style:name="T29_277" style:family="text"/>
    <style:style style:name="T29_278" style:family="text"/>
    <style:style style:name="T29_279" style:family="text"/>
    <style:style style:name="T29_280" style:family="text"/>
    <style:style style:name="T29_281" style:family="text"/>
    <style:style style:name="T29_282" style:family="text"/>
    <style:style style:name="T29_283" style:family="text"/>
    <style:style style:name="T29_284" style:family="text"/>
    <style:style style:name="T29_285" style:family="text"/>
    <style:style style:name="T29_286" style:family="text"/>
    <style:style style:name="T29_287" style:family="text"/>
    <style:style style:name="T29_288" style:family="text"/>
    <style:style style:name="T29_289" style:family="text"/>
    <style:style style:name="T29_290" style:family="text"/>
    <style:style style:name="T29_291" style:family="text"/>
    <style:style style:name="T29_292" style:family="text"/>
    <style:style style:name="T29_293" style:family="text"/>
    <style:style style:name="T29_294" style:family="text"/>
    <style:style style:name="T29_295" style:family="text"/>
    <style:style style:name="T29_296" style:family="text"/>
    <style:style style:name="T29_297" style:family="text"/>
    <style:style style:name="T29_298" style:family="text"/>
    <style:style style:name="T29_299" style:family="text"/>
    <style:style style:name="T29_300" style:family="text"/>
    <style:style style:name="T29_301" style:family="text"/>
    <style:style style:name="T29_302" style:family="text"/>
    <style:style style:name="T29_303" style:family="text"/>
    <style:style style:name="T29_304" style:family="text"/>
    <style:style style:name="T29_305" style:family="text"/>
    <style:style style:name="T29_306" style:family="text"/>
    <style:style style:name="T29_307" style:family="text"/>
    <style:style style:name="T29_308" style:family="text"/>
    <style:style style:name="T29_309" style:family="text"/>
    <style:style style:name="T29_310" style:family="text"/>
    <style:style style:name="T29_311" style:family="text"/>
    <style:style style:name="T29_312" style:family="text"/>
    <style:style style:name="T29_313" style:family="text"/>
    <style:style style:name="T29_314" style:family="text"/>
    <style:style style:name="T29_315" style:family="text"/>
    <style:style style:name="T29_316" style:family="text"/>
    <style:style style:name="T29_317" style:family="text"/>
    <style:style style:name="T29_318" style:family="text"/>
    <style:style style:name="T29_319" style:family="text"/>
    <style:style style:name="T29_320" style:family="text"/>
    <style:style style:name="T29_321" style:family="text"/>
    <style:style style:name="T29_322" style:family="text"/>
    <style:style style:name="T29_323" style:family="text"/>
    <style:style style:name="P30" style:family="paragraph" style:parent-style-name="Heading_20_2">
      <style:paragraph-properties fo:break-before="auto" fo:line-height="100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P31" style:family="paragraph" style:parent-style-name="Standard">
      <style:paragraph-properties fo:break-before="auto" fo:line-height="100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T31_75" style:family="text"/>
    <style:style style:name="T31_76" style:family="text"/>
    <style:style style:name="T31_77" style:family="text"/>
    <style:style style:name="T31_78" style:family="text"/>
    <style:style style:name="T31_79" style:family="text"/>
    <style:style style:name="T31_80" style:family="text"/>
    <style:style style:name="T31_81" style:family="text"/>
    <style:style style:name="T31_82" style:family="text"/>
    <style:style style:name="T31_83" style:family="text"/>
    <style:style style:name="T31_84" style:family="text"/>
    <style:style style:name="T31_85" style:family="text"/>
    <style:style style:name="T31_86" style:family="text"/>
    <style:style style:name="T31_87" style:family="text"/>
    <style:style style:name="T31_88" style:family="text"/>
    <style:style style:name="T31_89" style:family="text"/>
    <style:style style:name="T31_90" style:family="text"/>
    <style:style style:name="T31_91" style:family="text"/>
    <style:style style:name="T31_92" style:family="text"/>
    <style:style style:name="T31_93" style:family="text"/>
    <style:style style:name="T31_94" style:family="text"/>
    <style:style style:name="T31_95" style:family="text"/>
    <style:style style:name="T31_96" style:family="text"/>
    <style:style style:name="T31_97" style:family="text"/>
    <style:style style:name="T31_98" style:family="text"/>
    <style:style style:name="T31_99" style:family="text"/>
    <style:style style:name="T31_100" style:family="text"/>
    <style:style style:name="T31_101" style:family="text"/>
    <style:style style:name="T31_102" style:family="text"/>
    <style:style style:name="T31_103" style:family="text"/>
    <style:style style:name="T31_104" style:family="text"/>
    <style:style style:name="T31_105" style:family="text"/>
    <style:style style:name="T31_106" style:family="text"/>
    <style:style style:name="T31_107" style:family="text"/>
    <style:style style:name="T31_108" style:family="text"/>
    <style:style style:name="T31_109" style:family="text"/>
    <style:style style:name="T31_110" style:family="text"/>
    <style:style style:name="T31_111" style:family="text"/>
    <style:style style:name="T31_112" style:family="text"/>
    <style:style style:name="T31_113" style:family="text"/>
    <style:style style:name="T31_114" style:family="text"/>
    <style:style style:name="T31_115" style:family="text"/>
    <style:style style:name="T31_116" style:family="text"/>
    <style:style style:name="T31_117" style:family="text"/>
    <style:style style:name="T31_118" style:family="text"/>
    <style:style style:name="T31_119" style:family="text"/>
    <style:style style:name="T31_120" style:family="text"/>
    <style:style style:name="T31_121" style:family="text"/>
    <style:style style:name="T31_122" style:family="text"/>
    <style:style style:name="T31_123" style:family="text"/>
    <style:style style:name="T31_124" style:family="text"/>
    <style:style style:name="T31_125" style:family="text"/>
    <style:style style:name="T31_126" style:family="text"/>
    <style:style style:name="T31_127" style:family="text"/>
    <style:style style:name="T31_128" style:family="text"/>
    <style:style style:name="T31_129" style:family="text"/>
    <style:style style:name="T31_130" style:family="text"/>
    <style:style style:name="T31_131" style:family="text"/>
    <style:style style:name="T31_132" style:family="text"/>
    <style:style style:name="T31_133" style:family="text"/>
    <style:style style:name="T31_134" style:family="text"/>
    <style:style style:name="T31_135" style:family="text"/>
    <style:style style:name="T31_136" style:family="text"/>
    <style:style style:name="T31_137" style:family="text"/>
    <style:style style:name="T31_138" style:family="text"/>
    <style:style style:name="T31_139" style:family="text"/>
    <style:style style:name="T31_140" style:family="text"/>
    <style:style style:name="T31_141" style:family="text"/>
    <style:style style:name="T31_142" style:family="text"/>
    <style:style style:name="T31_143" style:family="text"/>
    <style:style style:name="T31_144" style:family="text"/>
    <style:style style:name="T31_145" style:family="text"/>
    <style:style style:name="T31_146" style:family="text"/>
    <style:style style:name="T31_147" style:family="text"/>
    <style:style style:name="T31_148" style:family="text"/>
    <style:style style:name="T31_149" style:family="text"/>
    <style:style style:name="T31_150" style:family="text"/>
    <style:style style:name="T31_151" style:family="text"/>
    <style:style style:name="T31_152" style:family="text"/>
    <style:style style:name="T31_153" style:family="text"/>
    <style:style style:name="T31_154" style:family="text"/>
    <style:style style:name="T31_155" style:family="text"/>
    <style:style style:name="T31_156" style:family="text"/>
    <style:style style:name="T31_157" style:family="text"/>
    <style:style style:name="T31_158" style:family="text"/>
    <style:style style:name="T31_159" style:family="text"/>
    <style:style style:name="T31_160" style:family="text"/>
    <style:style style:name="T31_161" style:family="text"/>
    <style:style style:name="T31_162" style:family="text"/>
    <style:style style:name="T31_163" style:family="text"/>
    <style:style style:name="T31_164" style:family="text"/>
    <style:style style:name="T31_165" style:family="text"/>
    <style:style style:name="T31_166" style:family="text"/>
    <style:style style:name="T31_167" style:family="text"/>
    <style:style style:name="T31_168" style:family="text"/>
    <style:style style:name="T31_169" style:family="text"/>
    <style:style style:name="T31_170" style:family="text"/>
    <style:style style:name="T31_171" style:family="text"/>
    <style:style style:name="T31_172" style:family="text"/>
    <style:style style:name="T31_173" style:family="text"/>
    <style:style style:name="T31_174" style:family="text"/>
    <style:style style:name="T31_175" style:family="text"/>
    <style:style style:name="T31_176" style:family="text"/>
    <style:style style:name="T31_177" style:family="text"/>
    <style:style style:name="T31_178" style:family="text"/>
    <style:style style:name="T31_179" style:family="text"/>
    <style:style style:name="T31_180" style:family="text"/>
    <style:style style:name="T31_181" style:family="text"/>
    <style:style style:name="T31_182" style:family="text"/>
    <style:style style:name="T31_183" style:family="text"/>
    <style:style style:name="T31_184" style:family="text"/>
    <style:style style:name="T31_185" style:family="text"/>
    <style:style style:name="T31_186" style:family="text"/>
    <style:style style:name="T31_187" style:family="text"/>
    <style:style style:name="T31_188" style:family="text"/>
    <style:style style:name="T31_189" style:family="text"/>
    <style:style style:name="T31_190" style:family="text"/>
    <style:style style:name="T31_191" style:family="text"/>
    <style:style style:name="T31_192" style:family="text"/>
    <style:style style:name="T31_193" style:family="text"/>
    <style:style style:name="T31_194" style:family="text"/>
    <style:style style:name="T31_195" style:family="text"/>
    <style:style style:name="T31_196" style:family="text"/>
    <style:style style:name="T31_197" style:family="text"/>
    <style:style style:name="T31_198" style:family="text"/>
    <style:style style:name="T31_199" style:family="text"/>
    <style:style style:name="T31_200" style:family="text"/>
    <style:style style:name="T31_201" style:family="text"/>
    <style:style style:name="T31_202" style:family="text"/>
    <style:style style:name="T31_203" style:family="text"/>
    <style:style style:name="T31_204" style:family="text"/>
    <style:style style:name="T31_205" style:family="text"/>
    <style:style style:name="T31_206" style:family="text"/>
    <style:style style:name="T31_207" style:family="text"/>
    <style:style style:name="T31_208" style:family="text"/>
    <style:style style:name="T31_209" style:family="text"/>
    <style:style style:name="T31_210" style:family="text"/>
    <style:style style:name="T31_211" style:family="text"/>
    <style:style style:name="T31_212" style:family="text"/>
    <style:style style:name="T31_213" style:family="text"/>
    <style:style style:name="T31_214" style:family="text"/>
    <style:style style:name="T31_215" style:family="text"/>
    <style:style style:name="T31_216" style:family="text"/>
    <style:style style:name="T31_217" style:family="text"/>
    <style:style style:name="T31_218" style:family="text"/>
    <style:style style:name="T31_219" style:family="text"/>
    <style:style style:name="T31_220" style:family="text"/>
    <style:style style:name="T31_221" style:family="text"/>
    <style:style style:name="T31_222" style:family="text"/>
    <style:style style:name="T31_223" style:family="text"/>
    <style:style style:name="T31_224" style:family="text"/>
    <style:style style:name="T31_225" style:family="text"/>
    <style:style style:name="T31_226" style:family="text"/>
    <style:style style:name="T31_227" style:family="text"/>
    <style:style style:name="T31_228" style:family="text"/>
    <style:style style:name="T31_229" style:family="text"/>
    <style:style style:name="T31_230" style:family="text"/>
    <style:style style:name="T31_231" style:family="text"/>
    <style:style style:name="T31_232" style:family="text"/>
    <style:style style:name="T31_233" style:family="text"/>
    <style:style style:name="T31_234" style:family="text"/>
    <style:style style:name="T31_235" style:family="text"/>
    <style:style style:name="T31_236" style:family="text"/>
    <style:style style:name="T31_237" style:family="text"/>
    <style:style style:name="T31_238" style:family="text"/>
    <style:style style:name="T31_239" style:family="text"/>
    <style:style style:name="T31_240" style:family="text"/>
    <style:style style:name="T31_241" style:family="text"/>
    <style:style style:name="T31_242" style:family="text"/>
    <style:style style:name="T31_243" style:family="text"/>
    <style:style style:name="P32" style:family="paragraph" style:parent-style-name="Standard">
      <style:paragraph-properties fo:break-before="auto" fo:line-height="100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>
      <style:text-properties fo:font-style="italic" style:font-style-asian="italic" style:font-style-complex="italic"/>
    </style:style>
    <style:style style:name="T32_21" style:family="text">
      <style:text-properties fo:font-style="italic" style:font-style-asian="italic" style:font-style-complex="italic"/>
    </style:style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T32_83" style:family="text"/>
    <style:style style:name="T32_84" style:family="text"/>
    <style:style style:name="T32_85" style:family="text"/>
    <style:style style:name="T32_86" style:family="text"/>
    <style:style style:name="T32_87" style:family="text"/>
    <style:style style:name="T32_88" style:family="text"/>
    <style:style style:name="T32_89" style:family="text"/>
    <style:style style:name="T32_90" style:family="text"/>
    <style:style style:name="T32_91" style:family="text"/>
    <style:style style:name="T32_92" style:family="text"/>
    <style:style style:name="T32_93" style:family="text"/>
    <style:style style:name="T32_94" style:family="text"/>
    <style:style style:name="T32_95" style:family="text"/>
    <style:style style:name="T32_96" style:family="text"/>
    <style:style style:name="T32_97" style:family="text"/>
    <style:style style:name="T32_98" style:family="text"/>
    <style:style style:name="T32_99" style:family="text"/>
    <style:style style:name="T32_100" style:family="text"/>
    <style:style style:name="T32_101" style:family="text"/>
    <style:style style:name="T32_102" style:family="text"/>
    <style:style style:name="T32_103" style:family="text"/>
    <style:style style:name="T32_104" style:family="text"/>
    <style:style style:name="T32_105" style:family="text"/>
    <style:style style:name="T32_106" style:family="text"/>
    <style:style style:name="T32_107" style:family="text"/>
    <style:style style:name="T32_108" style:family="text"/>
    <style:style style:name="T32_109" style:family="text"/>
    <style:style style:name="T32_110" style:family="text"/>
    <style:style style:name="T32_111" style:family="text"/>
    <style:style style:name="T32_112" style:family="text"/>
    <style:style style:name="T32_113" style:family="text"/>
    <style:style style:name="T32_114" style:family="text"/>
    <style:style style:name="T32_115" style:family="text"/>
    <style:style style:name="T32_116" style:family="text"/>
    <style:style style:name="T32_117" style:family="text"/>
    <style:style style:name="T32_118" style:family="text"/>
    <style:style style:name="T32_119" style:family="text"/>
    <style:style style:name="T32_120" style:family="text"/>
    <style:style style:name="T32_121" style:family="text"/>
    <style:style style:name="T32_122" style:family="text"/>
    <style:style style:name="T32_123" style:family="text"/>
    <style:style style:name="T32_124" style:family="text"/>
    <style:style style:name="T32_125" style:family="text"/>
    <style:style style:name="T32_126" style:family="text"/>
    <style:style style:name="T32_127" style:family="text"/>
    <style:style style:name="T32_128" style:family="text"/>
    <style:style style:name="T32_129" style:family="text"/>
    <style:style style:name="T32_130" style:family="text"/>
    <style:style style:name="T32_131" style:family="text"/>
    <style:style style:name="T32_132" style:family="text"/>
    <style:style style:name="T32_133" style:family="text"/>
    <style:style style:name="T32_134" style:family="text"/>
    <style:style style:name="T32_135" style:family="text"/>
    <style:style style:name="T32_136" style:family="text"/>
    <style:style style:name="T32_137" style:family="text"/>
    <style:style style:name="T32_138" style:family="text"/>
    <style:style style:name="T32_139" style:family="text"/>
    <style:style style:name="T32_140" style:family="text"/>
    <style:style style:name="T32_141" style:family="text"/>
    <style:style style:name="T32_142" style:family="text"/>
    <style:style style:name="T32_143" style:family="text"/>
    <style:style style:name="T32_144" style:family="text"/>
    <style:style style:name="T32_145" style:family="text"/>
    <style:style style:name="T32_146" style:family="text"/>
    <style:style style:name="T32_147" style:family="text"/>
    <style:style style:name="T32_148" style:family="text"/>
    <style:style style:name="T32_149" style:family="text"/>
    <style:style style:name="T32_150" style:family="text"/>
    <style:style style:name="T32_151" style:family="text"/>
    <style:style style:name="T32_152" style:family="text"/>
    <style:style style:name="T32_153" style:family="text"/>
    <style:style style:name="T32_154" style:family="text"/>
    <style:style style:name="T32_155" style:family="text"/>
    <style:style style:name="T32_156" style:family="text"/>
    <style:style style:name="T32_157" style:family="text"/>
    <style:style style:name="T32_158" style:family="text"/>
    <style:style style:name="T32_159" style:family="text"/>
    <style:style style:name="T32_160" style:family="text"/>
    <style:style style:name="T32_161" style:family="text"/>
    <style:style style:name="T32_162" style:family="text"/>
    <style:style style:name="T32_163" style:family="text"/>
    <style:style style:name="T32_164" style:family="text"/>
    <style:style style:name="T32_165" style:family="text"/>
    <style:style style:name="T32_166" style:family="text"/>
    <style:style style:name="T32_167" style:family="text"/>
    <style:style style:name="T32_168" style:family="text"/>
    <style:style style:name="T32_169" style:family="text"/>
    <style:style style:name="T32_170" style:family="text"/>
    <style:style style:name="T32_171" style:family="text"/>
    <style:style style:name="T32_172" style:family="text"/>
    <style:style style:name="T32_173" style:family="text"/>
    <style:style style:name="T32_174" style:family="text"/>
    <style:style style:name="T32_175" style:family="text"/>
    <style:style style:name="T32_176" style:family="text"/>
    <style:style style:name="T32_177" style:family="text"/>
    <style:style style:name="T32_178" style:family="text"/>
    <style:style style:name="T32_179" style:family="text"/>
    <style:style style:name="T32_180" style:family="text"/>
    <style:style style:name="T32_181" style:family="text"/>
    <style:style style:name="T32_182" style:family="text"/>
    <style:style style:name="T32_183" style:family="text"/>
    <style:style style:name="T32_184" style:family="text"/>
    <style:style style:name="T32_185" style:family="text"/>
    <style:style style:name="T32_186" style:family="text"/>
    <style:style style:name="T32_187" style:family="text"/>
    <style:style style:name="T32_188" style:family="text"/>
    <style:style style:name="T32_189" style:family="text"/>
    <style:style style:name="T32_190" style:family="text"/>
    <style:style style:name="T32_191" style:family="text"/>
    <style:style style:name="T32_192" style:family="text"/>
    <style:style style:name="T32_193" style:family="text"/>
    <style:style style:name="T32_194" style:family="text"/>
    <style:style style:name="T32_195" style:family="text"/>
    <style:style style:name="T32_196" style:family="text"/>
    <style:style style:name="T32_197" style:family="text"/>
    <style:style style:name="T32_198" style:family="text"/>
    <style:style style:name="T32_199" style:family="text"/>
    <style:style style:name="T32_200" style:family="text"/>
    <style:style style:name="T32_201" style:family="text"/>
    <style:style style:name="T32_202" style:family="text"/>
    <style:style style:name="T32_203" style:family="text"/>
    <style:style style:name="T32_204" style:family="text"/>
    <style:style style:name="T32_205" style:family="text"/>
    <style:style style:name="T32_206" style:family="text"/>
    <style:style style:name="T32_207" style:family="text"/>
    <style:style style:name="T32_208" style:family="text"/>
    <style:style style:name="T32_209" style:family="text"/>
    <style:style style:name="T32_210" style:family="text"/>
    <style:style style:name="T32_211" style:family="text"/>
    <style:style style:name="T32_212" style:family="text"/>
    <style:style style:name="T32_213" style:family="text"/>
    <style:style style:name="T32_214" style:family="text"/>
    <style:style style:name="T32_215" style:family="text"/>
    <style:style style:name="T32_216" style:family="text"/>
    <style:style style:name="T32_217" style:family="text"/>
    <style:style style:name="T32_218" style:family="text"/>
    <style:style style:name="T32_219" style:family="text"/>
    <style:style style:name="T32_220" style:family="text"/>
    <style:style style:name="T32_221" style:family="text"/>
    <style:style style:name="T32_222" style:family="text"/>
    <style:style style:name="T32_223" style:family="text"/>
    <style:style style:name="T32_224" style:family="text"/>
    <style:style style:name="T32_225" style:family="text"/>
    <style:style style:name="T32_226" style:family="text"/>
    <style:style style:name="T32_227" style:family="text"/>
    <style:style style:name="T32_228" style:family="text"/>
    <style:style style:name="T32_229" style:family="text"/>
    <style:style style:name="T32_230" style:family="text"/>
    <style:style style:name="T32_231" style:family="text"/>
    <style:style style:name="T32_232" style:family="text"/>
    <style:style style:name="T32_233" style:family="text"/>
    <style:style style:name="T32_234" style:family="text"/>
    <style:style style:name="T32_235" style:family="text"/>
    <style:style style:name="T32_236" style:family="text"/>
    <style:style style:name="T32_237" style:family="text"/>
    <style:style style:name="T32_238" style:family="text"/>
    <style:style style:name="T32_239" style:family="text"/>
    <style:style style:name="T32_240" style:family="text"/>
    <style:style style:name="T32_241" style:family="text"/>
    <style:style style:name="T32_242" style:family="text"/>
    <style:style style:name="T32_243" style:family="text"/>
    <style:style style:name="T32_244" style:family="text"/>
    <style:style style:name="T32_245" style:family="text"/>
    <style:style style:name="T32_246" style:family="text"/>
    <style:style style:name="T32_247" style:family="text"/>
    <style:style style:name="T32_248" style:family="text"/>
    <style:style style:name="T32_249" style:family="text"/>
    <style:style style:name="T32_250" style:family="text"/>
    <style:style style:name="T32_251" style:family="text"/>
    <style:style style:name="T32_252" style:family="text"/>
    <style:style style:name="T32_253" style:family="text"/>
    <style:style style:name="T32_254" style:family="text"/>
    <style:style style:name="T32_255" style:family="text"/>
    <style:style style:name="T32_256" style:family="text"/>
    <style:style style:name="T32_257" style:family="text"/>
    <style:style style:name="T32_258" style:family="text"/>
    <style:style style:name="T32_259" style:family="text"/>
    <style:style style:name="T32_260" style:family="text"/>
    <style:style style:name="T32_261" style:family="text"/>
    <style:style style:name="T32_262" style:family="text"/>
    <style:style style:name="T32_263" style:family="text"/>
    <style:style style:name="T32_264" style:family="text"/>
    <style:style style:name="T32_265" style:family="text"/>
    <style:style style:name="T32_266" style:family="text"/>
    <style:style style:name="T32_267" style:family="text"/>
    <style:style style:name="T32_268" style:family="text"/>
    <style:style style:name="T32_269" style:family="text"/>
    <style:style style:name="T32_270" style:family="text"/>
    <style:style style:name="T32_271" style:family="text"/>
    <style:style style:name="T32_272" style:family="text"/>
    <style:style style:name="T32_273" style:family="text"/>
    <style:style style:name="T32_274" style:family="text"/>
    <style:style style:name="T32_275" style:family="text"/>
    <style:style style:name="T32_276" style:family="text"/>
    <style:style style:name="T32_277" style:family="text"/>
    <style:style style:name="T32_278" style:family="text"/>
    <style:style style:name="T32_279" style:family="text"/>
    <style:style style:name="T32_280" style:family="text"/>
    <style:style style:name="T32_281" style:family="text"/>
    <style:style style:name="T32_282" style:family="text"/>
    <style:style style:name="T32_283" style:family="text"/>
    <style:style style:name="T32_284" style:family="text"/>
    <style:style style:name="T32_285" style:family="text"/>
    <style:style style:name="T32_286" style:family="text"/>
    <style:style style:name="T32_287" style:family="text"/>
    <style:style style:name="T32_288" style:family="text"/>
    <style:style style:name="T32_289" style:family="text"/>
    <style:style style:name="T32_290" style:family="text"/>
    <style:style style:name="T32_291" style:family="text"/>
    <style:style style:name="T32_292" style:family="text"/>
    <style:style style:name="T32_293" style:family="text"/>
    <style:style style:name="T32_294" style:family="text"/>
    <style:style style:name="T32_295" style:family="text"/>
    <style:style style:name="T32_296" style:family="text"/>
    <style:style style:name="T32_297" style:family="text"/>
    <style:style style:name="T32_298" style:family="text"/>
    <style:style style:name="T32_299" style:family="text"/>
    <style:style style:name="T32_300" style:family="text"/>
    <style:style style:name="T32_301" style:family="text"/>
    <style:style style:name="T32_302" style:family="text"/>
    <style:style style:name="T32_303" style:family="text"/>
    <style:style style:name="T32_304" style:family="text"/>
    <style:style style:name="T32_305" style:family="text"/>
    <style:style style:name="T32_306" style:family="text"/>
    <style:style style:name="T32_307" style:family="text"/>
    <style:style style:name="T32_308" style:family="text"/>
    <style:style style:name="T32_309" style:family="text"/>
    <style:style style:name="T32_310" style:family="text"/>
    <style:style style:name="T32_311" style:family="text"/>
    <style:style style:name="T32_312" style:family="text"/>
    <style:style style:name="T32_313" style:family="text"/>
    <style:style style:name="T32_314" style:family="text"/>
    <style:style style:name="T32_315" style:family="text"/>
    <style:style style:name="T32_316" style:family="text"/>
    <style:style style:name="T32_317" style:family="text"/>
    <style:style style:name="T32_318" style:family="text"/>
    <style:style style:name="T32_319" style:family="text"/>
    <style:style style:name="T32_320" style:family="text"/>
    <style:style style:name="T32_321" style:family="text"/>
    <style:style style:name="T32_322" style:family="text"/>
    <style:style style:name="T32_323" style:family="text"/>
    <style:style style:name="T32_324" style:family="text"/>
    <style:style style:name="T32_325" style:family="text"/>
    <style:style style:name="T32_326" style:family="text"/>
    <style:style style:name="T32_327" style:family="text"/>
    <style:style style:name="T32_328" style:family="text"/>
    <style:style style:name="T32_329" style:family="text"/>
    <style:style style:name="T32_330" style:family="text"/>
    <style:style style:name="T32_331" style:family="text"/>
    <style:style style:name="T32_332" style:family="text"/>
    <style:style style:name="T32_333" style:family="text"/>
    <style:style style:name="T32_334" style:family="text"/>
    <style:style style:name="T32_335" style:family="text"/>
    <style:style style:name="T32_336" style:family="text"/>
    <style:style style:name="T32_337" style:family="text"/>
    <style:style style:name="T32_338" style:family="text"/>
    <style:style style:name="T32_339" style:family="text"/>
    <style:style style:name="T32_340" style:family="text"/>
    <style:style style:name="T32_341" style:family="text"/>
    <style:style style:name="T32_342" style:family="text"/>
    <style:style style:name="T32_343" style:family="text"/>
    <style:style style:name="T32_344" style:family="text"/>
    <style:style style:name="T32_345" style:family="text"/>
    <style:style style:name="T32_346" style:family="text"/>
    <style:style style:name="T32_347" style:family="text"/>
    <style:style style:name="T32_348" style:family="text"/>
    <style:style style:name="T32_349" style:family="text"/>
    <style:style style:name="T32_350" style:family="text"/>
    <style:style style:name="T32_351" style:family="text"/>
    <style:style style:name="T32_352" style:family="text"/>
    <style:style style:name="T32_353" style:family="text"/>
    <style:style style:name="T32_354" style:family="text"/>
    <style:style style:name="T32_355" style:family="text"/>
    <style:style style:name="T32_356" style:family="text"/>
    <style:style style:name="T32_357" style:family="text"/>
    <style:style style:name="T32_358" style:family="text"/>
    <style:style style:name="T32_359" style:family="text"/>
    <style:style style:name="T32_360" style:family="text"/>
    <style:style style:name="T32_361" style:family="text"/>
    <style:style style:name="T32_362" style:family="text"/>
    <style:style style:name="T32_363" style:family="text"/>
    <style:style style:name="T32_364" style:family="text"/>
    <style:style style:name="T32_365" style:family="text"/>
    <style:style style:name="T32_366" style:family="text"/>
    <style:style style:name="T32_367" style:family="text"/>
    <style:style style:name="T32_368" style:family="text"/>
    <style:style style:name="T32_369" style:family="text"/>
    <style:style style:name="T32_370" style:family="text"/>
    <style:style style:name="T32_371" style:family="text"/>
    <style:style style:name="T32_372" style:family="text"/>
    <style:style style:name="T32_373" style:family="text"/>
    <style:style style:name="T32_374" style:family="text"/>
    <style:style style:name="T32_375" style:family="text"/>
    <style:style style:name="P33" style:family="paragraph" style:parent-style-name="Standard">
      <style:paragraph-properties fo:break-before="auto" fo:text-indent="1.27cm" fo:line-height="100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T33_67" style:family="text"/>
    <style:style style:name="T33_68" style:family="text"/>
    <style:style style:name="T33_69" style:family="text"/>
    <style:style style:name="T33_70" style:family="text"/>
    <style:style style:name="T33_71" style:family="text"/>
    <style:style style:name="T33_72" style:family="text"/>
    <style:style style:name="T33_73" style:family="text"/>
    <style:style style:name="T33_74" style:family="text"/>
    <style:style style:name="T33_75" style:family="text"/>
    <style:style style:name="T33_76" style:family="text"/>
    <style:style style:name="T33_77" style:family="text">
      <style:text-properties fo:font-style="italic" style:font-style-asian="italic" style:font-style-complex="italic"/>
    </style:style>
    <style:style style:name="T33_78" style:family="text">
      <style:text-properties fo:font-style="italic" style:font-style-asian="italic" style:font-style-complex="italic"/>
    </style:style>
    <style:style style:name="T33_79" style:family="text">
      <style:text-properties fo:font-style="italic" style:font-style-asian="italic" style:font-style-complex="italic"/>
    </style:style>
    <style:style style:name="T33_80" style:family="text">
      <style:text-properties fo:font-style="italic" style:font-style-asian="italic" style:font-style-complex="italic"/>
    </style:style>
    <style:style style:name="T33_81" style:family="text">
      <style:text-properties fo:font-style="italic" style:font-style-asian="italic" style:font-style-complex="italic"/>
    </style:style>
    <style:style style:name="T33_82" style:family="text">
      <style:text-properties fo:font-style="italic" style:font-style-asian="italic" style:font-style-complex="italic"/>
    </style:style>
    <style:style style:name="T33_83" style:family="text">
      <style:text-properties fo:font-style="italic" style:font-style-asian="italic" style:font-style-complex="italic"/>
    </style:style>
    <style:style style:name="T33_84" style:family="text">
      <style:text-properties fo:font-style="italic" style:font-style-asian="italic" style:font-style-complex="italic"/>
    </style:style>
    <style:style style:name="T33_85" style:family="text">
      <style:text-properties fo:font-style="italic" style:font-style-asian="italic" style:font-style-complex="italic"/>
    </style:style>
    <style:style style:name="T33_86" style:family="text">
      <style:text-properties fo:font-style="italic" style:font-style-asian="italic" style:font-style-complex="italic"/>
    </style:style>
    <style:style style:name="T33_87" style:family="text">
      <style:text-properties fo:font-style="italic" style:font-style-asian="italic" style:font-style-complex="italic"/>
    </style:style>
    <style:style style:name="T33_88" style:family="text">
      <style:text-properties fo:font-style="italic" style:font-style-asian="italic" style:font-style-complex="italic"/>
    </style:style>
    <style:style style:name="T33_89" style:family="text">
      <style:text-properties fo:font-style="italic" style:font-style-asian="italic" style:font-style-complex="italic"/>
    </style:style>
    <style:style style:name="T33_90" style:family="text">
      <style:text-properties fo:font-style="italic" style:font-style-asian="italic" style:font-style-complex="italic"/>
    </style:style>
    <style:style style:name="T33_91" style:family="text">
      <style:text-properties fo:font-style="italic" style:font-style-asian="italic" style:font-style-complex="italic"/>
    </style:style>
    <style:style style:name="T33_92" style:family="text">
      <style:text-properties fo:font-style="italic" style:font-style-asian="italic" style:font-style-complex="italic"/>
    </style:style>
    <style:style style:name="T33_93" style:family="text">
      <style:text-properties fo:font-style="italic" style:font-style-asian="italic" style:font-style-complex="italic"/>
    </style:style>
    <style:style style:name="T33_94" style:family="text">
      <style:text-properties fo:font-style="italic" style:font-style-asian="italic" style:font-style-complex="italic"/>
    </style:style>
    <style:style style:name="T33_95" style:family="text">
      <style:text-properties fo:font-style="italic" style:font-style-asian="italic" style:font-style-complex="italic"/>
    </style:style>
    <style:style style:name="T33_96" style:family="text">
      <style:text-properties fo:font-style="italic" style:font-style-asian="italic" style:font-style-complex="italic"/>
    </style:style>
    <style:style style:name="T33_97" style:family="text">
      <style:text-properties fo:font-style="italic" style:font-style-asian="italic" style:font-style-complex="italic"/>
    </style:style>
    <style:style style:name="T33_98" style:family="text">
      <style:text-properties fo:font-style="italic" style:font-style-asian="italic" style:font-style-complex="italic"/>
    </style:style>
    <style:style style:name="T33_99" style:family="text">
      <style:text-properties fo:font-style="italic" style:font-style-asian="italic" style:font-style-complex="italic"/>
    </style:style>
    <style:style style:name="T33_100" style:family="text">
      <style:text-properties fo:font-style="italic" style:font-style-asian="italic" style:font-style-complex="italic"/>
    </style:style>
    <style:style style:name="T33_101" style:family="text">
      <style:text-properties fo:font-style="italic" style:font-style-asian="italic" style:font-style-complex="italic"/>
    </style:style>
    <style:style style:name="T33_102" style:family="text">
      <style:text-properties fo:font-style="italic" style:font-style-asian="italic" style:font-style-complex="italic"/>
    </style:style>
    <style:style style:name="T33_103" style:family="text">
      <style:text-properties fo:font-style="italic" style:font-style-asian="italic" style:font-style-complex="italic"/>
    </style:style>
    <style:style style:name="T33_104" style:family="text">
      <style:text-properties fo:font-style="italic" style:font-style-asian="italic" style:font-style-complex="italic"/>
    </style:style>
    <style:style style:name="P34" style:family="paragraph" style:parent-style-name="Heading_20_1">
      <style:paragraph-properties fo:break-before="auto" fo:line-height="100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P35" style:family="paragraph" style:parent-style-name="Standard">
      <style:paragraph-properties fo:break-before="auto" fo:line-height="100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P36" style:family="paragraph" style:parent-style-name="Standard">
      <style:paragraph-properties fo:break-before="auto" fo:text-indent="1.27cm" fo:line-height="100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T36_96" style:family="text"/>
    <style:style style:name="T36_97" style:family="text"/>
    <style:style style:name="T36_98" style:family="text"/>
    <style:style style:name="T36_99" style:family="text"/>
    <style:style style:name="T36_100" style:family="text"/>
    <style:style style:name="T36_101" style:family="text"/>
    <style:style style:name="T36_102" style:family="text"/>
    <style:style style:name="T36_103" style:family="text"/>
    <style:style style:name="T36_104" style:family="text"/>
    <style:style style:name="T36_105" style:family="text"/>
    <style:style style:name="T36_106" style:family="text"/>
    <style:style style:name="T36_107" style:family="text"/>
    <style:style style:name="T36_108" style:family="text"/>
    <style:style style:name="T36_109" style:family="text"/>
    <style:style style:name="T36_110" style:family="text"/>
    <style:style style:name="T36_111" style:family="text"/>
    <style:style style:name="T36_112" style:family="text"/>
    <style:style style:name="T36_113" style:family="text"/>
    <style:style style:name="T36_114" style:family="text"/>
    <style:style style:name="T36_115" style:family="text"/>
    <style:style style:name="T36_116" style:family="text"/>
    <style:style style:name="T36_117" style:family="text"/>
    <style:style style:name="T36_118" style:family="text"/>
    <style:style style:name="T36_119" style:family="text"/>
    <style:style style:name="T36_120" style:family="text"/>
    <style:style style:name="T36_121" style:family="text"/>
    <style:style style:name="T36_122" style:family="text"/>
    <style:style style:name="T36_123" style:family="text"/>
    <style:style style:name="T36_124" style:family="text"/>
    <style:style style:name="T36_125" style:family="text"/>
    <style:style style:name="T36_126" style:family="text"/>
    <style:style style:name="T36_127" style:family="text"/>
    <style:style style:name="T36_128" style:family="text"/>
    <style:style style:name="T36_129" style:family="text"/>
    <style:style style:name="T36_130" style:family="text"/>
    <style:style style:name="T36_131" style:family="text"/>
    <style:style style:name="T36_132" style:family="text"/>
    <style:style style:name="T36_133" style:family="text"/>
    <style:style style:name="T36_134" style:family="text"/>
    <style:style style:name="T36_135" style:family="text"/>
    <style:style style:name="T36_136" style:family="text"/>
    <style:style style:name="T36_137" style:family="text"/>
    <style:style style:name="T36_138" style:family="text"/>
    <style:style style:name="T36_139" style:family="text"/>
    <style:style style:name="T36_140" style:family="text"/>
    <style:style style:name="T36_141" style:family="text"/>
    <style:style style:name="T36_142" style:family="text"/>
    <style:style style:name="T36_143" style:family="text"/>
    <style:style style:name="T36_144" style:family="text"/>
    <style:style style:name="T36_145" style:family="text"/>
    <style:style style:name="T36_146" style:family="text"/>
    <style:style style:name="T36_147" style:family="text"/>
    <style:style style:name="T36_148" style:family="text"/>
    <style:style style:name="T36_149" style:family="text"/>
    <style:style style:name="T36_150" style:family="text"/>
    <style:style style:name="T36_151" style:family="text"/>
    <style:style style:name="T36_152" style:family="text"/>
    <style:style style:name="T36_153" style:family="text"/>
    <style:style style:name="T36_154" style:family="text"/>
    <style:style style:name="P37" style:family="paragraph" style:parent-style-name="Heading_20_2">
      <style:paragraph-properties fo:break-before="auto" fo:line-height="100%" style:writing-mode="lr-tb"/>
    </style:style>
    <style:style style:name="T37_1" style:family="text"/>
    <style:style style:name="T37_2" style:family="text"/>
    <style:style style:name="T37_3" style:family="text"/>
    <style:style style:name="P38" style:family="paragraph" style:parent-style-name="Standard">
      <style:paragraph-properties fo:break-before="auto" fo:line-height="100%" style:writing-mode="lr-tb"/>
    </style:style>
    <style:style style:name="T38_1" style:family="text">
      <style:text-properties fo:font-size="12pt" style:font-size-asian="12pt" style:font-size-complex="12pt"/>
    </style:style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T38_76" style:family="text"/>
    <style:style style:name="T38_77" style:family="text"/>
    <style:style style:name="T38_78" style:family="text"/>
    <style:style style:name="T38_79" style:family="text"/>
    <style:style style:name="T38_80" style:family="text"/>
    <style:style style:name="T38_81" style:family="text"/>
    <style:style style:name="T38_82" style:family="text"/>
    <style:style style:name="T38_83" style:family="text"/>
    <style:style style:name="T38_84" style:family="text"/>
    <style:style style:name="T38_85" style:family="text"/>
    <style:style style:name="T38_86" style:family="text"/>
    <style:style style:name="T38_87" style:family="text"/>
    <style:style style:name="T38_88" style:family="text"/>
    <style:style style:name="T38_89" style:family="text"/>
    <style:style style:name="T38_90" style:family="text"/>
    <style:style style:name="T38_91" style:family="text"/>
    <style:style style:name="T38_92" style:family="text"/>
    <style:style style:name="T38_93" style:family="text"/>
    <style:style style:name="T38_94" style:family="text"/>
    <style:style style:name="T38_95" style:family="text"/>
    <style:style style:name="T38_96" style:family="text"/>
    <style:style style:name="T38_97" style:family="text"/>
    <style:style style:name="T38_98" style:family="text"/>
    <style:style style:name="T38_99" style:family="text"/>
    <style:style style:name="T38_100" style:family="text"/>
    <style:style style:name="T38_101" style:family="text"/>
    <style:style style:name="T38_102" style:family="text"/>
    <style:style style:name="T38_103" style:family="text"/>
    <style:style style:name="T38_104" style:family="text"/>
    <style:style style:name="T38_105" style:family="text"/>
    <style:style style:name="T38_106" style:family="text"/>
    <style:style style:name="T38_107" style:family="text"/>
    <style:style style:name="T38_108" style:family="text"/>
    <style:style style:name="T38_109" style:family="text"/>
    <style:style style:name="T38_110" style:family="text"/>
    <style:style style:name="T38_111" style:family="text"/>
    <style:style style:name="T38_112" style:family="text"/>
    <style:style style:name="T38_113" style:family="text"/>
    <style:style style:name="T38_114" style:family="text"/>
    <style:style style:name="T38_115" style:family="text"/>
    <style:style style:name="T38_116" style:family="text"/>
    <style:style style:name="T38_117" style:family="text"/>
    <style:style style:name="T38_118" style:family="text"/>
    <style:style style:name="T38_119" style:family="text"/>
    <style:style style:name="T38_120" style:family="text"/>
    <style:style style:name="T38_121" style:family="text">
      <style:text-properties fo:font-size="12pt" style:font-size-asian="12pt" style:font-size-complex="12pt"/>
    </style:style>
    <style:style style:name="T38_122" style:family="text"/>
    <style:style style:name="T38_123" style:family="text"/>
    <style:style style:name="T38_124" style:family="text"/>
    <style:style style:name="T38_125" style:family="text"/>
    <style:style style:name="T38_126" style:family="text"/>
    <style:style style:name="T38_127" style:family="text"/>
    <style:style style:name="T38_128" style:family="text"/>
    <style:style style:name="T38_129" style:family="text"/>
    <style:style style:name="T38_130" style:family="text"/>
    <style:style style:name="T38_131" style:family="text"/>
    <style:style style:name="T38_132" style:family="text"/>
    <style:style style:name="T38_133" style:family="text"/>
    <style:style style:name="T38_134" style:family="text"/>
    <style:style style:name="T38_135" style:family="text"/>
    <style:style style:name="T38_136" style:family="text"/>
    <style:style style:name="T38_137" style:family="text"/>
    <style:style style:name="T38_138" style:family="text"/>
    <style:style style:name="T38_139" style:family="text"/>
    <style:style style:name="T38_140" style:family="text"/>
    <style:style style:name="T38_141" style:family="text"/>
    <style:style style:name="T38_142" style:family="text"/>
    <style:style style:name="T38_143" style:family="text"/>
    <style:style style:name="T38_144" style:family="text"/>
    <style:style style:name="T38_145" style:family="text"/>
    <style:style style:name="T38_146" style:family="text"/>
    <style:style style:name="T38_147" style:family="text"/>
    <style:style style:name="T38_148" style:family="text"/>
    <style:style style:name="T38_149" style:family="text"/>
    <style:style style:name="T38_150" style:family="text"/>
    <style:style style:name="T38_151" style:family="text"/>
    <style:style style:name="T38_152" style:family="text"/>
    <style:style style:name="T38_153" style:family="text"/>
    <style:style style:name="T38_154" style:family="text"/>
    <style:style style:name="T38_155" style:family="text"/>
    <style:style style:name="T38_156" style:family="text"/>
    <style:style style:name="T38_157" style:family="text"/>
    <style:style style:name="T38_158" style:family="text"/>
    <style:style style:name="T38_159" style:family="text"/>
    <style:style style:name="T38_160" style:family="text"/>
    <style:style style:name="T38_161" style:family="text"/>
    <style:style style:name="T38_162" style:family="text"/>
    <style:style style:name="T38_163" style:family="text"/>
    <style:style style:name="T38_164" style:family="text"/>
    <style:style style:name="T38_165" style:family="text"/>
    <style:style style:name="T38_166" style:family="text"/>
    <style:style style:name="T38_167" style:family="text"/>
    <style:style style:name="T38_168" style:family="text"/>
    <style:style style:name="T38_169" style:family="text"/>
    <style:style style:name="T38_170" style:family="text"/>
    <style:style style:name="T38_171" style:family="text"/>
    <style:style style:name="T38_172" style:family="text"/>
    <style:style style:name="T38_173" style:family="text"/>
    <style:style style:name="T38_174" style:family="text"/>
    <style:style style:name="T38_175" style:family="text"/>
    <style:style style:name="T38_176" style:family="text"/>
    <style:style style:name="T38_177" style:family="text"/>
    <style:style style:name="T38_178" style:family="text"/>
    <style:style style:name="T38_179" style:family="text"/>
    <style:style style:name="T38_180" style:family="text"/>
    <style:style style:name="T38_181" style:family="text"/>
    <style:style style:name="T38_182" style:family="text"/>
    <style:style style:name="T38_183" style:family="text"/>
    <style:style style:name="T38_184" style:family="text"/>
    <style:style style:name="T38_185" style:family="text"/>
    <style:style style:name="T38_186" style:family="text"/>
    <style:style style:name="T38_187" style:family="text"/>
    <style:style style:name="T38_188" style:family="text"/>
    <style:style style:name="T38_189" style:family="text"/>
    <style:style style:name="T38_190" style:family="text"/>
    <style:style style:name="T38_191" style:family="text"/>
    <style:style style:name="T38_192" style:family="text"/>
    <style:style style:name="T38_193" style:family="text"/>
    <style:style style:name="T38_194" style:family="text"/>
    <style:style style:name="T38_195" style:family="text"/>
    <style:style style:name="T38_196" style:family="text"/>
    <style:style style:name="T38_197" style:family="text"/>
    <style:style style:name="T38_198" style:family="text"/>
    <style:style style:name="T38_199" style:family="text"/>
    <style:style style:name="T38_200" style:family="text"/>
    <style:style style:name="T38_201" style:family="text"/>
    <style:style style:name="T38_202" style:family="text"/>
    <style:style style:name="T38_203" style:family="text"/>
    <style:style style:name="T38_204" style:family="text"/>
    <style:style style:name="T38_205" style:family="text"/>
    <style:style style:name="T38_206" style:family="text"/>
    <style:style style:name="T38_207" style:family="text"/>
    <style:style style:name="T38_208" style:family="text"/>
    <style:style style:name="T38_209" style:family="text"/>
    <style:style style:name="T38_210" style:family="text"/>
    <style:style style:name="T38_211" style:family="text"/>
    <style:style style:name="T38_212" style:family="text"/>
    <style:style style:name="T38_213" style:family="text"/>
    <style:style style:name="T38_214" style:family="text"/>
    <style:style style:name="T38_215" style:family="text"/>
    <style:style style:name="T38_216" style:family="text"/>
    <style:style style:name="T38_217" style:family="text"/>
    <style:style style:name="T38_218" style:family="text"/>
    <style:style style:name="T38_219" style:family="text"/>
    <style:style style:name="T38_220" style:family="text"/>
    <style:style style:name="T38_221" style:family="text"/>
    <style:style style:name="T38_222" style:family="text"/>
    <style:style style:name="T38_223" style:family="text"/>
    <style:style style:name="T38_224" style:family="text"/>
    <style:style style:name="T38_225" style:family="text"/>
    <style:style style:name="T38_226" style:family="text"/>
    <style:style style:name="T38_227" style:family="text"/>
    <style:style style:name="T38_228" style:family="text"/>
    <style:style style:name="T38_229" style:family="text"/>
    <style:style style:name="T38_230" style:family="text"/>
    <style:style style:name="T38_231" style:family="text"/>
    <style:style style:name="T38_232" style:family="text"/>
    <style:style style:name="T38_233" style:family="text"/>
    <style:style style:name="T38_234" style:family="text"/>
    <style:style style:name="T38_235" style:family="text"/>
    <style:style style:name="T38_236" style:family="text"/>
    <style:style style:name="T38_237" style:family="text"/>
    <style:style style:name="T38_238" style:family="text"/>
    <style:style style:name="T38_239" style:family="text"/>
    <style:style style:name="T38_240" style:family="text"/>
    <style:style style:name="T38_241" style:family="text"/>
    <style:style style:name="T38_242" style:family="text"/>
    <style:style style:name="T38_243" style:family="text"/>
    <style:style style:name="T38_244" style:family="text"/>
    <style:style style:name="T38_245" style:family="text"/>
    <style:style style:name="T38_246" style:family="text"/>
    <style:style style:name="T38_247" style:family="text"/>
    <style:style style:name="T38_248" style:family="text"/>
    <style:style style:name="T38_249" style:family="text"/>
    <style:style style:name="T38_250" style:family="text"/>
    <style:style style:name="T38_251" style:family="text"/>
    <style:style style:name="T38_252" style:family="text"/>
    <style:style style:name="T38_253" style:family="text"/>
    <style:style style:name="T38_254" style:family="text"/>
    <style:style style:name="T38_255" style:family="text"/>
    <style:style style:name="T38_256" style:family="text"/>
    <style:style style:name="T38_257" style:family="text"/>
    <style:style style:name="T38_258" style:family="text"/>
    <style:style style:name="T38_259" style:family="text"/>
    <style:style style:name="T38_260" style:family="text"/>
    <style:style style:name="T38_261" style:family="text"/>
    <style:style style:name="T38_262" style:family="text"/>
    <style:style style:name="T38_263" style:family="text"/>
    <style:style style:name="T38_264" style:family="text"/>
    <style:style style:name="T38_265" style:family="text"/>
    <style:style style:name="T38_266" style:family="text"/>
    <style:style style:name="T38_267" style:family="text"/>
    <style:style style:name="T38_268" style:family="text"/>
    <style:style style:name="T38_269" style:family="text"/>
    <style:style style:name="T38_270" style:family="text"/>
    <style:style style:name="T38_271" style:family="text"/>
    <style:style style:name="T38_272" style:family="text"/>
    <style:style style:name="T38_273" style:family="text"/>
    <style:style style:name="T38_274" style:family="text"/>
    <style:style style:name="T38_275" style:family="text"/>
    <style:style style:name="T38_276" style:family="text"/>
    <style:style style:name="T38_277" style:family="text"/>
    <style:style style:name="T38_278" style:family="text"/>
    <style:style style:name="T38_279" style:family="text"/>
    <style:style style:name="T38_280" style:family="text"/>
    <style:style style:name="T38_281" style:family="text"/>
    <style:style style:name="T38_282" style:family="text"/>
    <style:style style:name="T38_283" style:family="text"/>
    <style:style style:name="T38_284" style:family="text"/>
    <style:style style:name="T38_285" style:family="text"/>
    <style:style style:name="T38_286" style:family="text"/>
    <style:style style:name="T38_287" style:family="text"/>
    <style:style style:name="T38_288" style:family="text"/>
    <style:style style:name="T38_289" style:family="text"/>
    <style:style style:name="T38_290" style:family="text"/>
    <style:style style:name="T38_291" style:family="text"/>
    <style:style style:name="T38_292" style:family="text"/>
    <style:style style:name="T38_293" style:family="text"/>
    <style:style style:name="T38_294" style:family="text"/>
    <style:style style:name="T38_295" style:family="text"/>
    <style:style style:name="T38_296" style:family="text"/>
    <style:style style:name="P39" style:family="paragraph" style:parent-style-name="Standard">
      <style:paragraph-properties fo:break-before="auto" fo:line-height="100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/>
    <style:style style:name="T39_68" style:family="text"/>
    <style:style style:name="T39_69" style:family="text"/>
    <style:style style:name="T39_70" style:family="text"/>
    <style:style style:name="T39_71" style:family="text"/>
    <style:style style:name="T39_72" style:family="text"/>
    <style:style style:name="T39_73" style:family="text"/>
    <style:style style:name="T39_74" style:family="text"/>
    <style:style style:name="T39_75" style:family="text"/>
    <style:style style:name="T39_76" style:family="text"/>
    <style:style style:name="T39_77" style:family="text"/>
    <style:style style:name="T39_78" style:family="text"/>
    <style:style style:name="T39_79" style:family="text"/>
    <style:style style:name="T39_80" style:family="text">
      <style:text-properties fo:font-style="italic" style:font-style-asian="italic" style:font-style-complex="italic"/>
    </style:style>
    <style:style style:name="T39_81" style:family="text"/>
    <style:style style:name="T39_82" style:family="text"/>
    <style:style style:name="T39_83" style:family="text"/>
    <style:style style:name="T39_84" style:family="text"/>
    <style:style style:name="T39_85" style:family="text"/>
    <style:style style:name="T39_86" style:family="text"/>
    <style:style style:name="T39_87" style:family="text"/>
    <style:style style:name="T39_88" style:family="text"/>
    <style:style style:name="T39_89" style:family="text"/>
    <style:style style:name="T39_90" style:family="text"/>
    <style:style style:name="T39_91" style:family="text"/>
    <style:style style:name="T39_92" style:family="text"/>
    <style:style style:name="T39_93" style:family="text"/>
    <style:style style:name="T39_94" style:family="text"/>
    <style:style style:name="T39_95" style:family="text"/>
    <style:style style:name="T39_96" style:family="text"/>
    <style:style style:name="T39_97" style:family="text"/>
    <style:style style:name="T39_98" style:family="text"/>
    <style:style style:name="T39_99" style:family="text"/>
    <style:style style:name="T39_100" style:family="text"/>
    <style:style style:name="T39_101" style:family="text"/>
    <style:style style:name="T39_102" style:family="text"/>
    <style:style style:name="T39_103" style:family="text"/>
    <style:style style:name="T39_104" style:family="text"/>
    <style:style style:name="T39_105" style:family="text"/>
    <style:style style:name="T39_106" style:family="text"/>
    <style:style style:name="T39_107" style:family="text"/>
    <style:style style:name="T39_108" style:family="text"/>
    <style:style style:name="T39_109" style:family="text"/>
    <style:style style:name="T39_110" style:family="text"/>
    <style:style style:name="T39_111" style:family="text"/>
    <style:style style:name="T39_112" style:family="text"/>
    <style:style style:name="T39_113" style:family="text"/>
    <style:style style:name="T39_114" style:family="text"/>
    <style:style style:name="T39_115" style:family="text"/>
    <style:style style:name="T39_116" style:family="text"/>
    <style:style style:name="T39_117" style:family="text"/>
    <style:style style:name="T39_118" style:family="text"/>
    <style:style style:name="T39_119" style:family="text"/>
    <style:style style:name="T39_120" style:family="text"/>
    <style:style style:name="T39_121" style:family="text"/>
    <style:style style:name="T39_122" style:family="text"/>
    <style:style style:name="T39_123" style:family="text"/>
    <style:style style:name="T39_124" style:family="text"/>
    <style:style style:name="T39_125" style:family="text"/>
    <style:style style:name="T39_126" style:family="text"/>
    <style:style style:name="T39_127" style:family="text"/>
    <style:style style:name="T39_128" style:family="text"/>
    <style:style style:name="T39_129" style:family="text"/>
    <style:style style:name="T39_130" style:family="text"/>
    <style:style style:name="T39_131" style:family="text"/>
    <style:style style:name="T39_132" style:family="text"/>
    <style:style style:name="T39_133" style:family="text"/>
    <style:style style:name="T39_134" style:family="text"/>
    <style:style style:name="T39_135" style:family="text"/>
    <style:style style:name="T39_136" style:family="text"/>
    <style:style style:name="T39_137" style:family="text"/>
    <style:style style:name="T39_138" style:family="text"/>
    <style:style style:name="T39_139" style:family="text"/>
    <style:style style:name="T39_140" style:family="text"/>
    <style:style style:name="T39_141" style:family="text"/>
    <style:style style:name="T39_142" style:family="text"/>
    <style:style style:name="T39_143" style:family="text"/>
    <style:style style:name="T39_144" style:family="text"/>
    <style:style style:name="T39_145" style:family="text"/>
    <style:style style:name="T39_146" style:family="text"/>
    <style:style style:name="T39_147" style:family="text"/>
    <style:style style:name="T39_148" style:family="text"/>
    <style:style style:name="T39_149" style:family="text"/>
    <style:style style:name="T39_150" style:family="text"/>
    <style:style style:name="T39_151" style:family="text"/>
    <style:style style:name="T39_152" style:family="text"/>
    <style:style style:name="T39_153" style:family="text"/>
    <style:style style:name="T39_154" style:family="text"/>
    <style:style style:name="T39_155" style:family="text"/>
    <style:style style:name="T39_156" style:family="text"/>
    <style:style style:name="T39_157" style:family="text"/>
    <style:style style:name="T39_158" style:family="text"/>
    <style:style style:name="T39_159" style:family="text"/>
    <style:style style:name="T39_160" style:family="text"/>
    <style:style style:name="T39_161" style:family="text"/>
    <style:style style:name="T39_162" style:family="text"/>
    <style:style style:name="T39_163" style:family="text"/>
    <style:style style:name="T39_164" style:family="text"/>
    <style:style style:name="T39_165" style:family="text"/>
    <style:style style:name="T39_166" style:family="text"/>
    <style:style style:name="T39_167" style:family="text"/>
    <style:style style:name="T39_168" style:family="text"/>
    <style:style style:name="T39_169" style:family="text"/>
    <style:style style:name="T39_170" style:family="text"/>
    <style:style style:name="T39_171" style:family="text"/>
    <style:style style:name="T39_172" style:family="text"/>
    <style:style style:name="T39_173" style:family="text"/>
    <style:style style:name="T39_174" style:family="text"/>
    <style:style style:name="T39_175" style:family="text"/>
    <style:style style:name="T39_176" style:family="text"/>
    <style:style style:name="T39_177" style:family="text"/>
    <style:style style:name="T39_178" style:family="text"/>
    <style:style style:name="T39_179" style:family="text"/>
    <style:style style:name="T39_180" style:family="text"/>
    <style:style style:name="T39_181" style:family="text"/>
    <style:style style:name="T39_182" style:family="text"/>
    <style:style style:name="T39_183" style:family="text"/>
    <style:style style:name="T39_184" style:family="text"/>
    <style:style style:name="T39_185" style:family="text"/>
    <style:style style:name="T39_186" style:family="text"/>
    <style:style style:name="T39_187" style:family="text"/>
    <style:style style:name="T39_188" style:family="text"/>
    <style:style style:name="T39_189" style:family="text"/>
    <style:style style:name="T39_190" style:family="text"/>
    <style:style style:name="T39_191" style:family="text"/>
    <style:style style:name="T39_192" style:family="text"/>
    <style:style style:name="T39_193" style:family="text"/>
    <style:style style:name="T39_194" style:family="text"/>
    <style:style style:name="T39_195" style:family="text"/>
    <style:style style:name="T39_196" style:family="text"/>
    <style:style style:name="T39_197" style:family="text"/>
    <style:style style:name="T39_198" style:family="text"/>
    <style:style style:name="T39_199" style:family="text"/>
    <style:style style:name="T39_200" style:family="text"/>
    <style:style style:name="T39_201" style:family="text"/>
    <style:style style:name="T39_202" style:family="text"/>
    <style:style style:name="T39_203" style:family="text"/>
    <style:style style:name="T39_204" style:family="text"/>
    <style:style style:name="T39_205" style:family="text"/>
    <style:style style:name="T39_206" style:family="text"/>
    <style:style style:name="T39_207" style:family="text"/>
    <style:style style:name="T39_208" style:family="text"/>
    <style:style style:name="T39_209" style:family="text"/>
    <style:style style:name="T39_210" style:family="text"/>
    <style:style style:name="T39_211" style:family="text"/>
    <style:style style:name="T39_212" style:family="text"/>
    <style:style style:name="T39_213" style:family="text"/>
    <style:style style:name="T39_214" style:family="text"/>
    <style:style style:name="T39_215" style:family="text"/>
    <style:style style:name="T39_216" style:family="text"/>
    <style:style style:name="T39_217" style:family="text"/>
    <style:style style:name="T39_218" style:family="text"/>
    <style:style style:name="T39_219" style:family="text"/>
    <style:style style:name="T39_220" style:family="text"/>
    <style:style style:name="T39_221" style:family="text"/>
    <style:style style:name="T39_222" style:family="text"/>
    <style:style style:name="T39_223" style:family="text"/>
    <style:style style:name="T39_224" style:family="text"/>
    <style:style style:name="T39_225" style:family="text"/>
    <style:style style:name="T39_226" style:family="text"/>
    <style:style style:name="T39_227" style:family="text"/>
    <style:style style:name="T39_228" style:family="text"/>
    <style:style style:name="T39_229" style:family="text"/>
    <style:style style:name="T39_230" style:family="text"/>
    <style:style style:name="T39_231" style:family="text"/>
    <style:style style:name="T39_232" style:family="text"/>
    <style:style style:name="T39_233" style:family="text"/>
    <style:style style:name="T39_234" style:family="text"/>
    <style:style style:name="T39_235" style:family="text"/>
    <style:style style:name="T39_236" style:family="text"/>
    <style:style style:name="T39_237" style:family="text"/>
    <style:style style:name="T39_238" style:family="text"/>
    <style:style style:name="T39_239" style:family="text"/>
    <style:style style:name="T39_240" style:family="text"/>
    <style:style style:name="T39_241" style:family="text"/>
    <style:style style:name="T39_242" style:family="text"/>
    <style:style style:name="T39_243" style:family="text"/>
    <style:style style:name="T39_244" style:family="text"/>
    <style:style style:name="T39_245" style:family="text"/>
    <style:style style:name="T39_246" style:family="text"/>
    <style:style style:name="T39_247" style:family="text"/>
    <style:style style:name="T39_248" style:family="text"/>
    <style:style style:name="T39_249" style:family="text"/>
    <style:style style:name="T39_250" style:family="text"/>
    <style:style style:name="T39_251" style:family="text"/>
    <style:style style:name="T39_252" style:family="text"/>
    <style:style style:name="T39_253" style:family="text"/>
    <style:style style:name="T39_254" style:family="text"/>
    <style:style style:name="T39_255" style:family="text"/>
    <style:style style:name="P40" style:family="paragraph" style:parent-style-name="Heading_20_2">
      <style:paragraph-properties fo:break-before="auto" fo:line-height="100%" style:writing-mode="lr-tb"/>
    </style:style>
    <style:style style:name="T40_1" style:family="text"/>
    <style:style style:name="T40_2" style:family="text"/>
    <style:style style:name="T40_3" style:family="text"/>
    <style:style style:name="P41" style:family="paragraph" style:parent-style-name="Standard">
      <style:paragraph-properties fo:break-before="auto" fo:line-height="100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T41_75" style:family="text"/>
    <style:style style:name="T41_76" style:family="text"/>
    <style:style style:name="T41_77" style:family="text"/>
    <style:style style:name="T41_78" style:family="text"/>
    <style:style style:name="T41_79" style:family="text"/>
    <style:style style:name="T41_80" style:family="text"/>
    <style:style style:name="T41_81" style:family="text"/>
    <style:style style:name="T41_82" style:family="text"/>
    <style:style style:name="T41_83" style:family="text"/>
    <style:style style:name="T41_84" style:family="text"/>
    <style:style style:name="T41_85" style:family="text"/>
    <style:style style:name="T41_86" style:family="text"/>
    <style:style style:name="T41_87" style:family="text"/>
    <style:style style:name="T41_88" style:family="text"/>
    <style:style style:name="T41_89" style:family="text"/>
    <style:style style:name="T41_90" style:family="text"/>
    <style:style style:name="T41_91" style:family="text"/>
    <style:style style:name="T41_92" style:family="text"/>
    <style:style style:name="T41_93" style:family="text"/>
    <style:style style:name="T41_94" style:family="text"/>
    <style:style style:name="T41_95" style:family="text"/>
    <style:style style:name="T41_96" style:family="text"/>
    <style:style style:name="T41_97" style:family="text"/>
    <style:style style:name="T41_98" style:family="text"/>
    <style:style style:name="T41_99" style:family="text"/>
    <style:style style:name="T41_100" style:family="text"/>
    <style:style style:name="T41_101" style:family="text"/>
    <style:style style:name="T41_102" style:family="text"/>
    <style:style style:name="T41_103" style:family="text"/>
    <style:style style:name="T41_104" style:family="text"/>
    <style:style style:name="T41_105" style:family="text"/>
    <style:style style:name="T41_106" style:family="text"/>
    <style:style style:name="T41_107" style:family="text"/>
    <style:style style:name="T41_108" style:family="text"/>
    <style:style style:name="T41_109" style:family="text"/>
    <style:style style:name="T41_110" style:family="text"/>
    <style:style style:name="T41_111" style:family="text"/>
    <style:style style:name="T41_112" style:family="text"/>
    <style:style style:name="T41_113" style:family="text"/>
    <style:style style:name="T41_114" style:family="text"/>
    <style:style style:name="T41_115" style:family="text"/>
    <style:style style:name="T41_116" style:family="text"/>
    <style:style style:name="T41_117" style:family="text"/>
    <style:style style:name="T41_118" style:family="text"/>
    <style:style style:name="T41_119" style:family="text"/>
    <style:style style:name="T41_120" style:family="text"/>
    <style:style style:name="T41_121" style:family="text"/>
    <style:style style:name="T41_122" style:family="text"/>
    <style:style style:name="T41_123" style:family="text"/>
    <style:style style:name="T41_124" style:family="text"/>
    <style:style style:name="T41_125" style:family="text"/>
    <style:style style:name="T41_126" style:family="text"/>
    <style:style style:name="T41_127" style:family="text"/>
    <style:style style:name="T41_128" style:family="text"/>
    <style:style style:name="T41_129" style:family="text"/>
    <style:style style:name="T41_130" style:family="text"/>
    <style:style style:name="T41_131" style:family="text"/>
    <style:style style:name="P42" style:family="paragraph" style:parent-style-name="Standard">
      <style:paragraph-properties fo:break-before="auto" fo:line-height="100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>
      <style:text-properties fo:font-style="italic" style:font-style-asian="italic" style:font-style-complex="italic"/>
    </style:style>
    <style:style style:name="T42_39" style:family="text">
      <style:text-properties fo:font-style="italic" style:font-style-asian="italic" style:font-style-complex="italic"/>
    </style:style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T42_64" style:family="text"/>
    <style:style style:name="T42_65" style:family="text"/>
    <style:style style:name="T42_66" style:family="text"/>
    <style:style style:name="T42_67" style:family="text"/>
    <style:style style:name="T42_68" style:family="text"/>
    <style:style style:name="T42_69" style:family="text"/>
    <style:style style:name="T42_70" style:family="text"/>
    <style:style style:name="T42_71" style:family="text"/>
    <style:style style:name="T42_72" style:family="text"/>
    <style:style style:name="T42_73" style:family="text"/>
    <style:style style:name="T42_74" style:family="text"/>
    <style:style style:name="T42_75" style:family="text"/>
    <style:style style:name="T42_76" style:family="text"/>
    <style:style style:name="T42_77" style:family="text"/>
    <style:style style:name="T42_78" style:family="text"/>
    <style:style style:name="T42_79" style:family="text"/>
    <style:style style:name="T42_80" style:family="text"/>
    <style:style style:name="T42_81" style:family="text"/>
    <style:style style:name="T42_82" style:family="text"/>
    <style:style style:name="T42_83" style:family="text"/>
    <style:style style:name="T42_84" style:family="text"/>
    <style:style style:name="T42_85" style:family="text"/>
    <style:style style:name="T42_86" style:family="text"/>
    <style:style style:name="T42_87" style:family="text"/>
    <style:style style:name="T42_88" style:family="text"/>
    <style:style style:name="T42_89" style:family="text"/>
    <style:style style:name="T42_90" style:family="text"/>
    <style:style style:name="T42_91" style:family="text"/>
    <style:style style:name="T42_92" style:family="text"/>
    <style:style style:name="T42_93" style:family="text"/>
    <style:style style:name="T42_94" style:family="text"/>
    <style:style style:name="T42_95" style:family="text"/>
    <style:style style:name="T42_96" style:family="text"/>
    <style:style style:name="T42_97" style:family="text"/>
    <style:style style:name="T42_98" style:family="text"/>
    <style:style style:name="T42_99" style:family="text"/>
    <style:style style:name="T42_100" style:family="text"/>
    <style:style style:name="T42_101" style:family="text"/>
    <style:style style:name="T42_102" style:family="text"/>
    <style:style style:name="T42_103" style:family="text"/>
    <style:style style:name="T42_104" style:family="text"/>
    <style:style style:name="T42_105" style:family="text"/>
    <style:style style:name="T42_106" style:family="text"/>
    <style:style style:name="T42_107" style:family="text"/>
    <style:style style:name="T42_108" style:family="text"/>
    <style:style style:name="T42_109" style:family="text"/>
    <style:style style:name="T42_110" style:family="text"/>
    <style:style style:name="T42_111" style:family="text"/>
    <style:style style:name="P43" style:family="paragraph" style:parent-style-name="Standard">
      <style:paragraph-properties fo:break-before="auto" fo:text-indent="1.27cm" fo:line-height="100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>
      <style:text-properties fo:font-style="italic" style:font-style-asian="italic" style:font-style-complex="italic"/>
    </style:style>
    <style:style style:name="T43_76" style:family="text">
      <style:text-properties fo:font-style="italic" style:font-style-asian="italic" style:font-style-complex="italic"/>
    </style:style>
    <style:style style:name="T43_77" style:family="text"/>
    <style:style style:name="T43_78" style:family="text"/>
    <style:style style:name="T43_79" style:family="text"/>
    <style:style style:name="T43_80" style:family="text"/>
    <style:style style:name="T43_81" style:family="text"/>
    <style:style style:name="T43_82" style:family="text"/>
    <style:style style:name="T43_83" style:family="text"/>
    <style:style style:name="T43_84" style:family="text"/>
    <style:style style:name="T43_85" style:family="text"/>
    <style:style style:name="T43_86" style:family="text"/>
    <style:style style:name="T43_87" style:family="text"/>
    <style:style style:name="T43_88" style:family="text"/>
    <style:style style:name="T43_89" style:family="text"/>
    <style:style style:name="T43_90" style:family="text"/>
    <style:style style:name="T43_91" style:family="text"/>
    <style:style style:name="T43_92" style:family="text"/>
    <style:style style:name="T43_93" style:family="text"/>
    <style:style style:name="T43_94" style:family="text"/>
    <style:style style:name="T43_95" style:family="text"/>
    <style:style style:name="T43_96" style:family="text"/>
    <style:style style:name="T43_97" style:family="text"/>
    <style:style style:name="T43_98" style:family="text"/>
    <style:style style:name="T43_99" style:family="text"/>
    <style:style style:name="T43_100" style:family="text"/>
    <style:style style:name="T43_101" style:family="text"/>
    <style:style style:name="T43_102" style:family="text"/>
    <style:style style:name="T43_103" style:family="text"/>
    <style:style style:name="T43_104" style:family="text"/>
    <style:style style:name="T43_105" style:family="text"/>
    <style:style style:name="T43_106" style:family="text"/>
    <style:style style:name="T43_107" style:family="text"/>
    <style:style style:name="T43_108" style:family="text"/>
    <style:style style:name="T43_109" style:family="text"/>
    <style:style style:name="T43_110" style:family="text"/>
    <style:style style:name="T43_111" style:family="text"/>
    <style:style style:name="T43_112" style:family="text"/>
    <style:style style:name="T43_113" style:family="text"/>
    <style:style style:name="T43_114" style:family="text"/>
    <style:style style:name="T43_115" style:family="text"/>
    <style:style style:name="T43_116" style:family="text"/>
    <style:style style:name="T43_117" style:family="text"/>
    <style:style style:name="T43_118" style:family="text"/>
    <style:style style:name="T43_119" style:family="text"/>
    <style:style style:name="T43_120" style:family="text"/>
    <style:style style:name="T43_121" style:family="text"/>
    <style:style style:name="T43_122" style:family="text"/>
    <style:style style:name="T43_123" style:family="text"/>
    <style:style style:name="T43_124" style:family="text"/>
    <style:style style:name="T43_125" style:family="text"/>
    <style:style style:name="T43_126" style:family="text"/>
    <style:style style:name="T43_127" style:family="text"/>
    <style:style style:name="T43_128" style:family="text"/>
    <style:style style:name="T43_129" style:family="text"/>
    <style:style style:name="T43_130" style:family="text"/>
    <style:style style:name="T43_131" style:family="text"/>
    <style:style style:name="T43_132" style:family="text"/>
    <style:style style:name="T43_133" style:family="text"/>
    <style:style style:name="T43_134" style:family="text"/>
    <style:style style:name="P44" style:family="paragraph" style:parent-style-name="Standard">
      <style:paragraph-properties fo:break-before="auto" fo:line-height="100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T44_53" style:family="text"/>
    <style:style style:name="T44_54" style:family="text"/>
    <style:style style:name="T44_55" style:family="text"/>
    <style:style style:name="T44_56" style:family="text"/>
    <style:style style:name="T44_57" style:family="text"/>
    <style:style style:name="T44_58" style:family="text"/>
    <style:style style:name="T44_59" style:family="text"/>
    <style:style style:name="T44_60" style:family="text"/>
    <style:style style:name="T44_61" style:family="text"/>
    <style:style style:name="T44_62" style:family="text"/>
    <style:style style:name="T44_63" style:family="text"/>
    <style:style style:name="T44_64" style:family="text"/>
    <style:style style:name="T44_65" style:family="text"/>
    <style:style style:name="T44_66" style:family="text"/>
    <style:style style:name="T44_67" style:family="text"/>
    <style:style style:name="T44_68" style:family="text"/>
    <style:style style:name="T44_69" style:family="text"/>
    <style:style style:name="T44_70" style:family="text"/>
    <style:style style:name="T44_71" style:family="text"/>
    <style:style style:name="T44_72" style:family="text"/>
    <style:style style:name="T44_73" style:family="text"/>
    <style:style style:name="T44_74" style:family="text"/>
    <style:style style:name="T44_75" style:family="text"/>
    <style:style style:name="T44_76" style:family="text"/>
    <style:style style:name="T44_77" style:family="text"/>
    <style:style style:name="T44_78" style:family="text"/>
    <style:style style:name="T44_79" style:family="text"/>
    <style:style style:name="T44_80" style:family="text"/>
    <style:style style:name="T44_81" style:family="text"/>
    <style:style style:name="T44_82" style:family="text"/>
    <style:style style:name="T44_83" style:family="text"/>
    <style:style style:name="T44_84" style:family="text"/>
    <style:style style:name="T44_85" style:family="text"/>
    <style:style style:name="T44_86" style:family="text"/>
    <style:style style:name="T44_87" style:family="text"/>
    <style:style style:name="T44_88" style:family="text"/>
    <style:style style:name="T44_89" style:family="text"/>
    <style:style style:name="T44_90" style:family="text"/>
    <style:style style:name="T44_91" style:family="text"/>
    <style:style style:name="T44_92" style:family="text"/>
    <style:style style:name="T44_93" style:family="text"/>
    <style:style style:name="T44_94" style:family="text"/>
    <style:style style:name="T44_95" style:family="text"/>
    <style:style style:name="T44_96" style:family="text"/>
    <style:style style:name="T44_97" style:family="text"/>
    <style:style style:name="T44_98" style:family="text"/>
    <style:style style:name="T44_99" style:family="text"/>
    <style:style style:name="T44_100" style:family="text"/>
    <style:style style:name="T44_101" style:family="text"/>
    <style:style style:name="T44_102" style:family="text"/>
    <style:style style:name="T44_103" style:family="text"/>
    <style:style style:name="T44_104" style:family="text"/>
    <style:style style:name="T44_105" style:family="text"/>
    <style:style style:name="T44_106" style:family="text"/>
    <style:style style:name="T44_107" style:family="text"/>
    <style:style style:name="T44_108" style:family="text">
      <style:text-properties fo:font-style="italic" style:font-style-asian="italic" style:font-style-complex="italic"/>
    </style:style>
    <style:style style:name="T44_109" style:family="text">
      <style:text-properties fo:font-style="italic" style:font-style-asian="italic" style:font-style-complex="italic"/>
    </style:style>
    <style:style style:name="T44_110" style:family="text"/>
    <style:style style:name="T44_111" style:family="text"/>
    <style:style style:name="T44_112" style:family="text"/>
    <style:style style:name="T44_113" style:family="text"/>
    <style:style style:name="T44_114" style:family="text"/>
    <style:style style:name="T44_115" style:family="text"/>
    <style:style style:name="T44_116" style:family="text"/>
    <style:style style:name="T44_117" style:family="text"/>
    <style:style style:name="T44_118" style:family="text"/>
    <style:style style:name="T44_119" style:family="text"/>
    <style:style style:name="T44_120" style:family="text"/>
    <style:style style:name="T44_121" style:family="text"/>
    <style:style style:name="T44_122" style:family="text"/>
    <style:style style:name="T44_123" style:family="text"/>
    <style:style style:name="T44_124" style:family="text"/>
    <style:style style:name="T44_125" style:family="text"/>
    <style:style style:name="T44_126" style:family="text"/>
    <style:style style:name="T44_127" style:family="text"/>
    <style:style style:name="T44_128" style:family="text"/>
    <style:style style:name="T44_129" style:family="text"/>
    <style:style style:name="T44_130" style:family="text"/>
    <style:style style:name="T44_131" style:family="text"/>
    <style:style style:name="T44_132" style:family="text"/>
    <style:style style:name="T44_133" style:family="text"/>
    <style:style style:name="T44_134" style:family="text"/>
    <style:style style:name="T44_135" style:family="text"/>
    <style:style style:name="T44_136" style:family="text"/>
    <style:style style:name="T44_137" style:family="text"/>
    <style:style style:name="T44_138" style:family="text"/>
    <style:style style:name="T44_139" style:family="text"/>
    <style:style style:name="T44_140" style:family="text"/>
    <style:style style:name="T44_141" style:family="text"/>
    <style:style style:name="T44_142" style:family="text"/>
    <style:style style:name="T44_143" style:family="text"/>
    <style:style style:name="T44_144" style:family="text"/>
    <style:style style:name="T44_145" style:family="text"/>
    <style:style style:name="T44_146" style:family="text"/>
    <style:style style:name="T44_147" style:family="text"/>
    <style:style style:name="T44_148" style:family="text"/>
    <style:style style:name="T44_149" style:family="text"/>
    <style:style style:name="T44_150" style:family="text"/>
    <style:style style:name="T44_151" style:family="text"/>
    <style:style style:name="T44_152" style:family="text"/>
    <style:style style:name="T44_153" style:family="text"/>
    <style:style style:name="T44_154" style:family="text"/>
    <style:style style:name="T44_155" style:family="text"/>
    <style:style style:name="T44_156" style:family="text"/>
    <style:style style:name="T44_157" style:family="text"/>
    <style:style style:name="P45" style:family="paragraph" style:parent-style-name="Heading_20_2">
      <style:paragraph-properties fo:break-before="auto" fo:line-height="100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P46" style:family="paragraph" style:parent-style-name="Standard">
      <style:paragraph-properties fo:break-before="auto" fo:line-height="100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T46_75" style:family="text"/>
    <style:style style:name="T46_76" style:family="text"/>
    <style:style style:name="T46_77" style:family="text"/>
    <style:style style:name="T46_78" style:family="text"/>
    <style:style style:name="T46_79" style:family="text"/>
    <style:style style:name="T46_80" style:family="text"/>
    <style:style style:name="T46_81" style:family="text"/>
    <style:style style:name="T46_82" style:family="text"/>
    <style:style style:name="T46_83" style:family="text"/>
    <style:style style:name="T46_84" style:family="text"/>
    <style:style style:name="T46_85" style:family="text"/>
    <style:style style:name="T46_86" style:family="text"/>
    <style:style style:name="T46_87" style:family="text"/>
    <style:style style:name="T46_88" style:family="text"/>
    <style:style style:name="T46_89" style:family="text"/>
    <style:style style:name="T46_90" style:family="text"/>
    <style:style style:name="T46_91" style:family="text"/>
    <style:style style:name="T46_92" style:family="text"/>
    <style:style style:name="T46_93" style:family="text"/>
    <style:style style:name="T46_94" style:family="text"/>
    <style:style style:name="T46_95" style:family="text"/>
    <style:style style:name="T46_96" style:family="text"/>
    <style:style style:name="T46_97" style:family="text"/>
    <style:style style:name="T46_98" style:family="text"/>
    <style:style style:name="T46_99" style:family="text"/>
    <style:style style:name="T46_100" style:family="text"/>
    <style:style style:name="T46_101" style:family="text"/>
    <style:style style:name="T46_102" style:family="text"/>
    <style:style style:name="T46_103" style:family="text"/>
    <style:style style:name="T46_104" style:family="text"/>
    <style:style style:name="T46_105" style:family="text"/>
    <style:style style:name="T46_106" style:family="text"/>
    <style:style style:name="T46_107" style:family="text"/>
    <style:style style:name="T46_108" style:family="text"/>
    <style:style style:name="T46_109" style:family="text"/>
    <style:style style:name="T46_110" style:family="text"/>
    <style:style style:name="T46_111" style:family="text"/>
    <style:style style:name="T46_112" style:family="text"/>
    <style:style style:name="T46_113" style:family="text"/>
    <style:style style:name="T46_114" style:family="text"/>
    <style:style style:name="T46_115" style:family="text"/>
    <style:style style:name="T46_116" style:family="text"/>
    <style:style style:name="T46_117" style:family="text"/>
    <style:style style:name="T46_118" style:family="text"/>
    <style:style style:name="T46_119" style:family="text"/>
    <style:style style:name="T46_120" style:family="text"/>
    <style:style style:name="T46_121" style:family="text"/>
    <style:style style:name="T46_122" style:family="text"/>
    <style:style style:name="T46_123" style:family="text"/>
    <style:style style:name="T46_124" style:family="text"/>
    <style:style style:name="T46_125" style:family="text"/>
    <style:style style:name="T46_126" style:family="text"/>
    <style:style style:name="T46_127" style:family="text"/>
    <style:style style:name="T46_128" style:family="text"/>
    <style:style style:name="T46_129" style:family="text"/>
    <style:style style:name="T46_130" style:family="text"/>
    <style:style style:name="T46_131" style:family="text"/>
    <style:style style:name="T46_132" style:family="text"/>
    <style:style style:name="T46_133" style:family="text"/>
    <style:style style:name="T46_134" style:family="text"/>
    <style:style style:name="T46_135" style:family="text"/>
    <style:style style:name="T46_136" style:family="text"/>
    <style:style style:name="T46_137" style:family="text"/>
    <style:style style:name="T46_138" style:family="text"/>
    <style:style style:name="T46_139" style:family="text"/>
    <style:style style:name="T46_140" style:family="text"/>
    <style:style style:name="T46_141" style:family="text"/>
    <style:style style:name="T46_142" style:family="text"/>
    <style:style style:name="T46_143" style:family="text"/>
    <style:style style:name="T46_144" style:family="text"/>
    <style:style style:name="T46_145" style:family="text"/>
    <style:style style:name="T46_146" style:family="text"/>
    <style:style style:name="T46_147" style:family="text"/>
    <style:style style:name="T46_148" style:family="text"/>
    <style:style style:name="T46_149" style:family="text"/>
    <style:style style:name="T46_150" style:family="text"/>
    <style:style style:name="T46_151" style:family="text"/>
    <style:style style:name="T46_152" style:family="text"/>
    <style:style style:name="T46_153" style:family="text"/>
    <style:style style:name="T46_154" style:family="text"/>
    <style:style style:name="T46_155" style:family="text"/>
    <style:style style:name="T46_156" style:family="text"/>
    <style:style style:name="T46_157" style:family="text"/>
    <style:style style:name="T46_158" style:family="text"/>
    <style:style style:name="T46_159" style:family="text"/>
    <style:style style:name="T46_160" style:family="text"/>
    <style:style style:name="T46_161" style:family="text"/>
    <style:style style:name="T46_162" style:family="text"/>
    <style:style style:name="T46_163" style:family="text"/>
    <style:style style:name="T46_164" style:family="text"/>
    <style:style style:name="T46_165" style:family="text"/>
    <style:style style:name="P47" style:family="paragraph" style:parent-style-name="Standard">
      <style:paragraph-properties fo:break-before="auto" fo:line-height="100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T47_61" style:family="text"/>
    <style:style style:name="T47_62" style:family="text"/>
    <style:style style:name="T47_63" style:family="text"/>
    <style:style style:name="T47_64" style:family="text"/>
    <style:style style:name="T47_65" style:family="text"/>
    <style:style style:name="T47_66" style:family="text"/>
    <style:style style:name="T47_67" style:family="text"/>
    <style:style style:name="T47_68" style:family="text"/>
    <style:style style:name="T47_69" style:family="text"/>
    <style:style style:name="T47_70" style:family="text"/>
    <style:style style:name="T47_71" style:family="text"/>
    <style:style style:name="T47_72" style:family="text"/>
    <style:style style:name="T47_73" style:family="text"/>
    <style:style style:name="T47_74" style:family="text"/>
    <style:style style:name="T47_75" style:family="text"/>
    <style:style style:name="T47_76" style:family="text"/>
    <style:style style:name="T47_77" style:family="text"/>
    <style:style style:name="T47_78" style:family="text"/>
    <style:style style:name="T47_79" style:family="text"/>
    <style:style style:name="T47_80" style:family="text"/>
    <style:style style:name="T47_81" style:family="text"/>
    <style:style style:name="T47_82" style:family="text"/>
    <style:style style:name="T47_83" style:family="text"/>
    <style:style style:name="T47_84" style:family="text"/>
    <style:style style:name="T47_85" style:family="text"/>
    <style:style style:name="T47_86" style:family="text"/>
    <style:style style:name="T47_87" style:family="text"/>
    <style:style style:name="T47_88" style:family="text"/>
    <style:style style:name="T47_89" style:family="text"/>
    <style:style style:name="T47_90" style:family="text"/>
    <style:style style:name="T47_91" style:family="text"/>
    <style:style style:name="T47_92" style:family="text"/>
    <style:style style:name="T47_93" style:family="text"/>
    <style:style style:name="T47_94" style:family="text"/>
    <style:style style:name="T47_95" style:family="text"/>
    <style:style style:name="T47_96" style:family="text"/>
    <style:style style:name="T47_97" style:family="text"/>
    <style:style style:name="T47_98" style:family="text"/>
    <style:style style:name="T47_99" style:family="text"/>
    <style:style style:name="T47_100" style:family="text"/>
    <style:style style:name="T47_101" style:family="text"/>
    <style:style style:name="T47_102" style:family="text"/>
    <style:style style:name="T47_103" style:family="text"/>
    <style:style style:name="T47_104" style:family="text"/>
    <style:style style:name="T47_105" style:family="text"/>
    <style:style style:name="T47_106" style:family="text"/>
    <style:style style:name="T47_107" style:family="text"/>
    <style:style style:name="T47_108" style:family="text"/>
    <style:style style:name="T47_109" style:family="text"/>
    <style:style style:name="T47_110" style:family="text"/>
    <style:style style:name="T47_111" style:family="text"/>
    <style:style style:name="T47_112" style:family="text"/>
    <style:style style:name="T47_113" style:family="text"/>
    <style:style style:name="T47_114" style:family="text"/>
    <style:style style:name="T47_115" style:family="text"/>
    <style:style style:name="T47_116" style:family="text"/>
    <style:style style:name="T47_117" style:family="text"/>
    <style:style style:name="T47_118" style:family="text"/>
    <style:style style:name="T47_119" style:family="text"/>
    <style:style style:name="T47_120" style:family="text"/>
    <style:style style:name="T47_121" style:family="text"/>
    <style:style style:name="T47_122" style:family="text"/>
    <style:style style:name="T47_123" style:family="text"/>
    <style:style style:name="T47_124" style:family="text"/>
    <style:style style:name="T47_125" style:family="text"/>
    <style:style style:name="T47_126" style:family="text"/>
    <style:style style:name="T47_127" style:family="text"/>
    <style:style style:name="T47_128" style:family="text"/>
    <style:style style:name="T47_129" style:family="text"/>
    <style:style style:name="T47_130" style:family="text"/>
    <style:style style:name="T47_131" style:family="text"/>
    <style:style style:name="T47_132" style:family="text"/>
    <style:style style:name="T47_133" style:family="text"/>
    <style:style style:name="T47_134" style:family="text"/>
    <style:style style:name="T47_135" style:family="text"/>
    <style:style style:name="T47_136" style:family="text"/>
    <style:style style:name="T47_137" style:family="text"/>
    <style:style style:name="T47_138" style:family="text"/>
    <style:style style:name="T47_139" style:family="text"/>
    <style:style style:name="T47_140" style:family="text"/>
    <style:style style:name="T47_141" style:family="text"/>
    <style:style style:name="T47_142" style:family="text"/>
    <style:style style:name="T47_143" style:family="text"/>
    <style:style style:name="T47_144" style:family="text"/>
    <style:style style:name="T47_145" style:family="text"/>
    <style:style style:name="T47_146" style:family="text"/>
    <style:style style:name="T47_147" style:family="text"/>
    <style:style style:name="T47_148" style:family="text"/>
    <style:style style:name="T47_149" style:family="text"/>
    <style:style style:name="T47_150" style:family="text"/>
    <style:style style:name="T47_151" style:family="text"/>
    <style:style style:name="T47_152" style:family="text"/>
    <style:style style:name="T47_153" style:family="text"/>
    <style:style style:name="T47_154" style:family="text"/>
    <style:style style:name="T47_155" style:family="text"/>
    <style:style style:name="T47_156" style:family="text"/>
    <style:style style:name="T47_157" style:family="text"/>
    <style:style style:name="T47_158" style:family="text"/>
    <style:style style:name="T47_159" style:family="text"/>
    <style:style style:name="T47_160" style:family="text"/>
    <style:style style:name="T47_161" style:family="text"/>
    <style:style style:name="T47_162" style:family="text"/>
    <style:style style:name="T47_163" style:family="text"/>
    <style:style style:name="T47_164" style:family="text"/>
    <style:style style:name="T47_165" style:family="text"/>
    <style:style style:name="T47_166" style:family="text"/>
    <style:style style:name="T47_167" style:family="text"/>
    <style:style style:name="T47_168" style:family="text"/>
    <style:style style:name="T47_169" style:family="text"/>
    <style:style style:name="T47_170" style:family="text"/>
    <style:style style:name="T47_171" style:family="text"/>
    <style:style style:name="T47_172" style:family="text"/>
    <style:style style:name="T47_173" style:family="text"/>
    <style:style style:name="T47_174" style:family="text"/>
    <style:style style:name="T47_175" style:family="text"/>
    <style:style style:name="T47_176" style:family="text"/>
    <style:style style:name="T47_177" style:family="text"/>
    <style:style style:name="T47_178" style:family="text"/>
    <style:style style:name="T47_179" style:family="text"/>
    <style:style style:name="T47_180" style:family="text"/>
    <style:style style:name="T47_181" style:family="text"/>
    <style:style style:name="T47_182" style:family="text"/>
    <style:style style:name="T47_183" style:family="text"/>
    <style:style style:name="T47_184" style:family="text"/>
    <style:style style:name="T47_185" style:family="text"/>
    <style:style style:name="T47_186" style:family="text"/>
    <style:style style:name="T47_187" style:family="text"/>
    <style:style style:name="T47_188" style:family="text"/>
    <style:style style:name="T47_189" style:family="text"/>
    <style:style style:name="T47_190" style:family="text"/>
    <style:style style:name="T47_191" style:family="text"/>
    <style:style style:name="T47_192" style:family="text"/>
    <style:style style:name="T47_193" style:family="text"/>
    <style:style style:name="T47_194" style:family="text"/>
    <style:style style:name="T47_195" style:family="text"/>
    <style:style style:name="T47_196" style:family="text"/>
    <style:style style:name="T47_197" style:family="text"/>
    <style:style style:name="T47_198" style:family="text"/>
    <style:style style:name="T47_199" style:family="text"/>
    <style:style style:name="T47_200" style:family="text"/>
    <style:style style:name="T47_201" style:family="text"/>
    <style:style style:name="T47_202" style:family="text"/>
    <style:style style:name="T47_203" style:family="text"/>
    <style:style style:name="T47_204" style:family="text"/>
    <style:style style:name="T47_205" style:family="text"/>
    <style:style style:name="T47_206" style:family="text"/>
    <style:style style:name="T47_207" style:family="text"/>
    <style:style style:name="T47_208" style:family="text"/>
    <style:style style:name="T47_209" style:family="text"/>
    <style:style style:name="T47_210" style:family="text"/>
    <style:style style:name="T47_211" style:family="text"/>
    <style:style style:name="T47_212" style:family="text"/>
    <style:style style:name="T47_213" style:family="text"/>
    <style:style style:name="T47_214" style:family="text"/>
    <style:style style:name="T47_215" style:family="text"/>
    <style:style style:name="T47_216" style:family="text"/>
    <style:style style:name="T47_217" style:family="text"/>
    <style:style style:name="T47_218" style:family="text"/>
    <style:style style:name="T47_219" style:family="text"/>
    <style:style style:name="T47_220" style:family="text"/>
    <style:style style:name="T47_221" style:family="text"/>
    <style:style style:name="T47_222" style:family="text"/>
    <style:style style:name="T47_223" style:family="text"/>
    <style:style style:name="T47_224" style:family="text"/>
    <style:style style:name="T47_225" style:family="text"/>
    <style:style style:name="T47_226" style:family="text"/>
    <style:style style:name="T47_227" style:family="text"/>
    <style:style style:name="T47_228" style:family="text"/>
    <style:style style:name="T47_229" style:family="text"/>
    <style:style style:name="T47_230" style:family="text"/>
    <style:style style:name="T47_231" style:family="text"/>
    <style:style style:name="T47_232" style:family="text"/>
    <style:style style:name="T47_233" style:family="text"/>
    <style:style style:name="T47_234" style:family="text"/>
    <style:style style:name="T47_235" style:family="text"/>
    <style:style style:name="T47_236" style:family="text"/>
    <style:style style:name="T47_237" style:family="text"/>
    <style:style style:name="T47_238" style:family="text"/>
    <style:style style:name="T47_239" style:family="text"/>
    <style:style style:name="T47_240" style:family="text"/>
    <style:style style:name="T47_241" style:family="text"/>
    <style:style style:name="T47_242" style:family="text"/>
    <style:style style:name="T47_243" style:family="text"/>
    <style:style style:name="T47_244" style:family="text"/>
    <style:style style:name="T47_245" style:family="text"/>
    <style:style style:name="T47_246" style:family="text"/>
    <style:style style:name="T47_247" style:family="text"/>
    <style:style style:name="T47_248" style:family="text"/>
    <style:style style:name="T47_249" style:family="text"/>
    <style:style style:name="T47_250" style:family="text"/>
    <style:style style:name="T47_251" style:family="text"/>
    <style:style style:name="T47_252" style:family="text"/>
    <style:style style:name="T47_253" style:family="text"/>
    <style:style style:name="T47_254" style:family="text"/>
    <style:style style:name="T47_255" style:family="text"/>
    <style:style style:name="T47_256" style:family="text"/>
    <style:style style:name="T47_257" style:family="text"/>
    <style:style style:name="T47_258" style:family="text"/>
    <style:style style:name="T47_259" style:family="text"/>
    <style:style style:name="T47_260" style:family="text"/>
    <style:style style:name="T47_261" style:family="text"/>
    <style:style style:name="T47_262" style:family="text"/>
    <style:style style:name="T47_263" style:family="text"/>
    <style:style style:name="T47_264" style:family="text"/>
    <style:style style:name="T47_265" style:family="text"/>
    <style:style style:name="T47_266" style:family="text"/>
    <style:style style:name="T47_267" style:family="text"/>
    <style:style style:name="T47_268" style:family="text"/>
    <style:style style:name="T47_269" style:family="text"/>
    <style:style style:name="T47_270" style:family="text"/>
    <style:style style:name="T47_271" style:family="text"/>
    <style:style style:name="T47_272" style:family="text"/>
    <style:style style:name="T47_273" style:family="text"/>
    <style:style style:name="T47_274" style:family="text"/>
    <style:style style:name="T47_275" style:family="text"/>
    <style:style style:name="T47_276" style:family="text"/>
    <style:style style:name="T47_277" style:family="text"/>
    <style:style style:name="T47_278" style:family="text"/>
    <style:style style:name="T47_279" style:family="text"/>
    <style:style style:name="T47_280" style:family="text"/>
    <style:style style:name="T47_281" style:family="text"/>
    <style:style style:name="T47_282" style:family="text"/>
    <style:style style:name="T47_283" style:family="text"/>
    <style:style style:name="T47_284" style:family="text"/>
    <style:style style:name="T47_285" style:family="text"/>
    <style:style style:name="T47_286" style:family="text"/>
    <style:style style:name="T47_287" style:family="text"/>
    <style:style style:name="T47_288" style:family="text"/>
    <style:style style:name="T47_289" style:family="text"/>
    <style:style style:name="T47_290" style:family="text"/>
    <style:style style:name="T47_291" style:family="text"/>
    <style:style style:name="T47_292" style:family="text"/>
    <style:style style:name="T47_293" style:family="text"/>
    <style:style style:name="T47_294" style:family="text"/>
    <style:style style:name="T47_295" style:family="text"/>
    <style:style style:name="T47_296" style:family="text"/>
    <style:style style:name="T47_297" style:family="text"/>
    <style:style style:name="T47_298" style:family="text"/>
    <style:style style:name="T47_299" style:family="text"/>
    <style:style style:name="T47_300" style:family="text"/>
    <style:style style:name="T47_301" style:family="text"/>
    <style:style style:name="T47_302" style:family="text"/>
    <style:style style:name="T47_303" style:family="text"/>
    <style:style style:name="T47_304" style:family="text"/>
    <style:style style:name="T47_305" style:family="text"/>
    <style:style style:name="T47_306" style:family="text"/>
    <style:style style:name="T47_307" style:family="text"/>
    <style:style style:name="T47_308" style:family="text"/>
    <style:style style:name="T47_309" style:family="text"/>
    <style:style style:name="T47_310" style:family="text"/>
    <style:style style:name="T47_311" style:family="text"/>
    <style:style style:name="T47_312" style:family="text"/>
    <style:style style:name="T47_313" style:family="text"/>
    <style:style style:name="T47_314" style:family="text"/>
    <style:style style:name="T47_315" style:family="text"/>
    <style:style style:name="T47_316" style:family="text"/>
    <style:style style:name="T47_317" style:family="text"/>
    <style:style style:name="T47_318" style:family="text"/>
    <style:style style:name="T47_319" style:family="text"/>
    <style:style style:name="T47_320" style:family="text"/>
    <style:style style:name="T47_321" style:family="text"/>
    <style:style style:name="T47_322" style:family="text"/>
    <style:style style:name="T47_323" style:family="text"/>
    <style:style style:name="T47_324" style:family="text"/>
    <style:style style:name="T47_325" style:family="text"/>
    <style:style style:name="T47_326" style:family="text"/>
    <style:style style:name="T47_327" style:family="text"/>
    <style:style style:name="T47_328" style:family="text"/>
    <style:style style:name="T47_329" style:family="text"/>
    <style:style style:name="T47_330" style:family="text"/>
    <style:style style:name="T47_331" style:family="text"/>
    <style:style style:name="T47_332" style:family="text"/>
    <style:style style:name="T47_333" style:family="text"/>
    <style:style style:name="T47_334" style:family="text"/>
    <style:style style:name="T47_335" style:family="text"/>
    <style:style style:name="T47_336" style:family="text"/>
    <style:style style:name="T47_337" style:family="text"/>
    <style:style style:name="T47_338" style:family="text"/>
    <style:style style:name="T47_339" style:family="text"/>
    <style:style style:name="T47_340" style:family="text"/>
    <style:style style:name="T47_341" style:family="text"/>
    <style:style style:name="T47_342" style:family="text"/>
    <style:style style:name="T47_343" style:family="text"/>
    <style:style style:name="T47_344" style:family="text"/>
    <style:style style:name="T47_345" style:family="text"/>
    <style:style style:name="T47_346" style:family="text"/>
    <style:style style:name="T47_347" style:family="text"/>
    <style:style style:name="T47_348" style:family="text"/>
    <style:style style:name="T47_349" style:family="text"/>
    <style:style style:name="T47_350" style:family="text"/>
    <style:style style:name="T47_351" style:family="text"/>
    <style:style style:name="T47_352" style:family="text"/>
    <style:style style:name="T47_353" style:family="text"/>
    <style:style style:name="T47_354" style:family="text"/>
    <style:style style:name="T47_355" style:family="text"/>
    <style:style style:name="T47_356" style:family="text"/>
    <style:style style:name="T47_357" style:family="text"/>
    <style:style style:name="T47_358" style:family="text"/>
    <style:style style:name="T47_359" style:family="text"/>
    <style:style style:name="T47_360" style:family="text"/>
    <style:style style:name="T47_361" style:family="text"/>
    <style:style style:name="T47_362" style:family="text"/>
    <style:style style:name="T47_363" style:family="text"/>
    <style:style style:name="T47_364" style:family="text"/>
    <style:style style:name="T47_365" style:family="text"/>
    <style:style style:name="T47_366" style:family="text"/>
    <style:style style:name="T47_367" style:family="text"/>
    <style:style style:name="T47_368" style:family="text"/>
    <style:style style:name="T47_369" style:family="text"/>
    <style:style style:name="T47_370" style:family="text"/>
    <style:style style:name="T47_371" style:family="text"/>
    <style:style style:name="P48" style:family="paragraph" style:parent-style-name="Standard">
      <style:paragraph-properties fo:break-before="auto" fo:line-height="100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T48_49" style:family="text"/>
    <style:style style:name="T48_50" style:family="text"/>
    <style:style style:name="T48_51" style:family="text"/>
    <style:style style:name="T48_52" style:family="text"/>
    <style:style style:name="T48_53" style:family="text"/>
    <style:style style:name="T48_54" style:family="text"/>
    <style:style style:name="T48_55" style:family="text"/>
    <style:style style:name="T48_56" style:family="text"/>
    <style:style style:name="T48_57" style:family="text"/>
    <style:style style:name="T48_58" style:family="text"/>
    <style:style style:name="T48_59" style:family="text"/>
    <style:style style:name="T48_60" style:family="text"/>
    <style:style style:name="T48_61" style:family="text"/>
    <style:style style:name="T48_62" style:family="text"/>
    <style:style style:name="T48_63" style:family="text"/>
    <style:style style:name="T48_64" style:family="text"/>
    <style:style style:name="T48_65" style:family="text"/>
    <style:style style:name="T48_66" style:family="text"/>
    <style:style style:name="T48_67" style:family="text"/>
    <style:style style:name="T48_68" style:family="text"/>
    <style:style style:name="T48_69" style:family="text"/>
    <style:style style:name="T48_70" style:family="text"/>
    <style:style style:name="T48_71" style:family="text"/>
    <style:style style:name="T48_72" style:family="text"/>
    <style:style style:name="T48_73" style:family="text"/>
    <style:style style:name="T48_74" style:family="text"/>
    <style:style style:name="T48_75" style:family="text"/>
    <style:style style:name="T48_76" style:family="text"/>
    <style:style style:name="T48_77" style:family="text"/>
    <style:style style:name="T48_78" style:family="text"/>
    <style:style style:name="T48_79" style:family="text"/>
    <style:style style:name="T48_80" style:family="text"/>
    <style:style style:name="T48_81" style:family="text"/>
    <style:style style:name="T48_82" style:family="text"/>
    <style:style style:name="T48_83" style:family="text"/>
    <style:style style:name="T48_84" style:family="text"/>
    <style:style style:name="T48_85" style:family="text"/>
    <style:style style:name="T48_86" style:family="text"/>
    <style:style style:name="T48_87" style:family="text"/>
    <style:style style:name="T48_88" style:family="text"/>
    <style:style style:name="T48_89" style:family="text"/>
    <style:style style:name="T48_90" style:family="text"/>
    <style:style style:name="T48_91" style:family="text"/>
    <style:style style:name="T48_92" style:family="text"/>
    <style:style style:name="T48_93" style:family="text"/>
    <style:style style:name="T48_94" style:family="text"/>
    <style:style style:name="T48_95" style:family="text"/>
    <style:style style:name="T48_96" style:family="text"/>
    <style:style style:name="T48_97" style:family="text"/>
    <style:style style:name="T48_98" style:family="text"/>
    <style:style style:name="T48_99" style:family="text"/>
    <style:style style:name="T48_100" style:family="text"/>
    <style:style style:name="T48_101" style:family="text"/>
    <style:style style:name="T48_102" style:family="text"/>
    <style:style style:name="T48_103" style:family="text"/>
    <style:style style:name="T48_104" style:family="text"/>
    <style:style style:name="T48_105" style:family="text"/>
    <style:style style:name="T48_106" style:family="text"/>
    <style:style style:name="T48_107" style:family="text"/>
    <style:style style:name="T48_108" style:family="text"/>
    <style:style style:name="T48_109" style:family="text"/>
    <style:style style:name="T48_110" style:family="text"/>
    <style:style style:name="T48_111" style:family="text"/>
    <style:style style:name="T48_112" style:family="text"/>
    <style:style style:name="T48_113" style:family="text"/>
    <style:style style:name="T48_114" style:family="text"/>
    <style:style style:name="T48_115" style:family="text"/>
    <style:style style:name="T48_116" style:family="text"/>
    <style:style style:name="T48_117" style:family="text"/>
    <style:style style:name="T48_118" style:family="text"/>
    <style:style style:name="T48_119" style:family="text"/>
    <style:style style:name="T48_120" style:family="text"/>
    <style:style style:name="T48_121" style:family="text"/>
    <style:style style:name="T48_122" style:family="text"/>
    <style:style style:name="T48_123" style:family="text"/>
    <style:style style:name="T48_124" style:family="text"/>
    <style:style style:name="T48_125" style:family="text"/>
    <style:style style:name="T48_126" style:family="text"/>
    <style:style style:name="T48_127" style:family="text"/>
    <style:style style:name="T48_128" style:family="text"/>
    <style:style style:name="T48_129" style:family="text"/>
    <style:style style:name="T48_130" style:family="text"/>
    <style:style style:name="T48_131" style:family="text"/>
    <style:style style:name="T48_132" style:family="text"/>
    <style:style style:name="T48_133" style:family="text"/>
    <style:style style:name="T48_134" style:family="text"/>
    <style:style style:name="T48_135" style:family="text"/>
    <style:style style:name="T48_136" style:family="text"/>
    <style:style style:name="T48_137" style:family="text"/>
    <style:style style:name="T48_138" style:family="text"/>
    <style:style style:name="T48_139" style:family="text"/>
    <style:style style:name="T48_140" style:family="text"/>
    <style:style style:name="T48_141" style:family="text"/>
    <style:style style:name="T48_142" style:family="text"/>
    <style:style style:name="T48_143" style:family="text"/>
    <style:style style:name="T48_144" style:family="text"/>
    <style:style style:name="T48_145" style:family="text"/>
    <style:style style:name="T48_146" style:family="text"/>
    <style:style style:name="T48_147" style:family="text"/>
    <style:style style:name="T48_148" style:family="text"/>
    <style:style style:name="T48_149" style:family="text"/>
    <style:style style:name="T48_150" style:family="text"/>
    <style:style style:name="T48_151" style:family="text"/>
    <style:style style:name="T48_152" style:family="text"/>
    <style:style style:name="T48_153" style:family="text"/>
    <style:style style:name="T48_154" style:family="text"/>
    <style:style style:name="T48_155" style:family="text"/>
    <style:style style:name="T48_156" style:family="text"/>
    <style:style style:name="T48_157" style:family="text"/>
    <style:style style:name="T48_158" style:family="text"/>
    <style:style style:name="T48_159" style:family="text"/>
    <style:style style:name="T48_160" style:family="text"/>
    <style:style style:name="T48_161" style:family="text"/>
    <style:style style:name="T48_162" style:family="text"/>
    <style:style style:name="T48_163" style:family="text"/>
    <style:style style:name="T48_164" style:family="text"/>
    <style:style style:name="T48_165" style:family="text"/>
    <style:style style:name="T48_166" style:family="text"/>
    <style:style style:name="T48_167" style:family="text"/>
    <style:style style:name="T48_168" style:family="text"/>
    <style:style style:name="T48_169" style:family="text"/>
    <style:style style:name="T48_170" style:family="text"/>
    <style:style style:name="T48_171" style:family="text"/>
    <style:style style:name="T48_172" style:family="text"/>
    <style:style style:name="T48_173" style:family="text"/>
    <style:style style:name="T48_174" style:family="text"/>
    <style:style style:name="T48_175" style:family="text"/>
    <style:style style:name="T48_176" style:family="text"/>
    <style:style style:name="T48_177" style:family="text"/>
    <style:style style:name="T48_178" style:family="text"/>
    <style:style style:name="T48_179" style:family="text"/>
    <style:style style:name="T48_180" style:family="text">
      <style:text-properties fo:font-style="italic" style:font-style-asian="italic" style:font-style-complex="italic"/>
    </style:style>
    <style:style style:name="T48_181" style:family="text">
      <style:text-properties fo:font-style="italic" style:font-style-asian="italic" style:font-style-complex="italic"/>
    </style:style>
    <style:style style:name="T48_182" style:family="text">
      <style:text-properties fo:font-style="italic" style:font-style-asian="italic" style:font-style-complex="italic"/>
    </style:style>
    <style:style style:name="T48_183" style:family="text">
      <style:text-properties fo:font-style="italic" style:font-style-asian="italic" style:font-style-complex="italic"/>
    </style:style>
    <style:style style:name="T48_184" style:family="text">
      <style:text-properties fo:font-style="italic" style:font-style-asian="italic" style:font-style-complex="italic"/>
    </style:style>
    <style:style style:name="T48_185" style:family="text">
      <style:text-properties fo:font-style="italic" style:font-style-asian="italic" style:font-style-complex="italic"/>
    </style:style>
    <style:style style:name="T48_186" style:family="text">
      <style:text-properties fo:font-style="italic" style:font-style-asian="italic" style:font-style-complex="italic"/>
    </style:style>
    <style:style style:name="T48_187" style:family="text">
      <style:text-properties fo:font-style="italic" style:font-style-asian="italic" style:font-style-complex="italic"/>
    </style:style>
    <style:style style:name="T48_188" style:family="text"/>
    <style:style style:name="T48_189" style:family="text"/>
    <style:style style:name="T48_190" style:family="text"/>
    <style:style style:name="T48_191" style:family="text"/>
    <style:style style:name="T48_192" style:family="text"/>
    <style:style style:name="T48_193" style:family="text"/>
    <style:style style:name="T48_194" style:family="text"/>
    <style:style style:name="T48_195" style:family="text"/>
    <style:style style:name="T48_196" style:family="text"/>
    <style:style style:name="T48_197" style:family="text"/>
    <style:style style:name="T48_198" style:family="text"/>
    <style:style style:name="T48_199" style:family="text"/>
    <style:style style:name="T48_200" style:family="text"/>
    <style:style style:name="T48_201" style:family="text"/>
    <style:style style:name="T48_202" style:family="text"/>
    <style:style style:name="T48_203" style:family="text"/>
    <style:style style:name="T48_204" style:family="text"/>
    <style:style style:name="T48_205" style:family="text"/>
    <style:style style:name="T48_206" style:family="text"/>
    <style:style style:name="T48_207" style:family="text"/>
    <style:style style:name="T48_208" style:family="text"/>
    <style:style style:name="T48_209" style:family="text"/>
    <style:style style:name="T48_210" style:family="text"/>
    <style:style style:name="T48_211" style:family="text"/>
    <style:style style:name="T48_212" style:family="text"/>
    <style:style style:name="T48_213" style:family="text"/>
    <style:style style:name="T48_214" style:family="text"/>
    <style:style style:name="T48_215" style:family="text"/>
    <style:style style:name="T48_216" style:family="text"/>
    <style:style style:name="T48_217" style:family="text"/>
    <style:style style:name="T48_218" style:family="text"/>
    <style:style style:name="T48_219" style:family="text"/>
    <style:style style:name="T48_220" style:family="text"/>
    <style:style style:name="T48_221" style:family="text"/>
    <style:style style:name="T48_222" style:family="text"/>
    <style:style style:name="T48_223" style:family="text"/>
    <style:style style:name="P49" style:family="paragraph" style:parent-style-name="Heading_20_2">
      <style:paragraph-properties fo:break-before="auto" fo:line-height="100%" style:writing-mode="lr-tb"/>
    </style:style>
    <style:style style:name="T49_1" style:family="text"/>
    <style:style style:name="T49_2" style:family="text"/>
    <style:style style:name="T49_3" style:family="text"/>
    <style:style style:name="P50" style:family="paragraph" style:parent-style-name="Standard">
      <style:paragraph-properties fo:break-before="auto" fo:line-height="100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T50_57" style:family="text"/>
    <style:style style:name="T50_58" style:family="text"/>
    <style:style style:name="T50_59" style:family="text"/>
    <style:style style:name="T50_60" style:family="text"/>
    <style:style style:name="T50_61" style:family="text"/>
    <style:style style:name="T50_62" style:family="text"/>
    <style:style style:name="T50_63" style:family="text"/>
    <style:style style:name="T50_64" style:family="text"/>
    <style:style style:name="T50_65" style:family="text"/>
    <style:style style:name="T50_66" style:family="text"/>
    <style:style style:name="T50_67" style:family="text"/>
    <style:style style:name="T50_68" style:family="text"/>
    <style:style style:name="T50_69" style:family="text"/>
    <style:style style:name="T50_70" style:family="text"/>
    <style:style style:name="T50_71" style:family="text"/>
    <style:style style:name="T50_72" style:family="text"/>
    <style:style style:name="T50_73" style:family="text"/>
    <style:style style:name="T50_74" style:family="text"/>
    <style:style style:name="T50_75" style:family="text"/>
    <style:style style:name="T50_76" style:family="text"/>
    <style:style style:name="T50_77" style:family="text"/>
    <style:style style:name="T50_78" style:family="text"/>
    <style:style style:name="T50_79" style:family="text"/>
    <style:style style:name="T50_80" style:family="text"/>
    <style:style style:name="T50_81" style:family="text"/>
    <style:style style:name="T50_82" style:family="text"/>
    <style:style style:name="T50_83" style:family="text"/>
    <style:style style:name="T50_84" style:family="text"/>
    <style:style style:name="T50_85" style:family="text"/>
    <style:style style:name="T50_86" style:family="text"/>
    <style:style style:name="T50_87" style:family="text"/>
    <style:style style:name="T50_88" style:family="text"/>
    <style:style style:name="T50_89" style:family="text"/>
    <style:style style:name="T50_90" style:family="text"/>
    <style:style style:name="T50_91" style:family="text"/>
    <style:style style:name="T50_92" style:family="text"/>
    <style:style style:name="T50_93" style:family="text"/>
    <style:style style:name="T50_94" style:family="text"/>
    <style:style style:name="T50_95" style:family="text"/>
    <style:style style:name="T50_96" style:family="text"/>
    <style:style style:name="T50_97" style:family="text"/>
    <style:style style:name="T50_98" style:family="text"/>
    <style:style style:name="T50_99" style:family="text"/>
    <style:style style:name="T50_100" style:family="text"/>
    <style:style style:name="T50_101" style:family="text"/>
    <style:style style:name="T50_102" style:family="text"/>
    <style:style style:name="T50_103" style:family="text"/>
    <style:style style:name="T50_104" style:family="text"/>
    <style:style style:name="T50_105" style:family="text"/>
    <style:style style:name="T50_106" style:family="text"/>
    <style:style style:name="T50_107" style:family="text"/>
    <style:style style:name="T50_108" style:family="text"/>
    <style:style style:name="T50_109" style:family="text"/>
    <style:style style:name="T50_110" style:family="text"/>
    <style:style style:name="T50_111" style:family="text"/>
    <style:style style:name="T50_112" style:family="text"/>
    <style:style style:name="T50_113" style:family="text"/>
    <style:style style:name="T50_114" style:family="text"/>
    <style:style style:name="T50_115" style:family="text"/>
    <style:style style:name="T50_116" style:family="text"/>
    <style:style style:name="T50_117" style:family="text"/>
    <style:style style:name="T50_118" style:family="text"/>
    <style:style style:name="T50_119" style:family="text"/>
    <style:style style:name="T50_120" style:family="text"/>
    <style:style style:name="T50_121" style:family="text"/>
    <style:style style:name="T50_122" style:family="text"/>
    <style:style style:name="T50_123" style:family="text"/>
    <style:style style:name="T50_124" style:family="text"/>
    <style:style style:name="T50_125" style:family="text"/>
    <style:style style:name="T50_126" style:family="text"/>
    <style:style style:name="T50_127" style:family="text"/>
    <style:style style:name="T50_128" style:family="text"/>
    <style:style style:name="T50_129" style:family="text"/>
    <style:style style:name="T50_130" style:family="text"/>
    <style:style style:name="T50_131" style:family="text"/>
    <style:style style:name="T50_132" style:family="text"/>
    <style:style style:name="T50_133" style:family="text"/>
    <style:style style:name="T50_134" style:family="text"/>
    <style:style style:name="T50_135" style:family="text"/>
    <style:style style:name="T50_136" style:family="text"/>
    <style:style style:name="T50_137" style:family="text"/>
    <style:style style:name="T50_138" style:family="text"/>
    <style:style style:name="T50_139" style:family="text"/>
    <style:style style:name="T50_140" style:family="text"/>
    <style:style style:name="T50_141" style:family="text"/>
    <style:style style:name="T50_142" style:family="text"/>
    <style:style style:name="T50_143" style:family="text"/>
    <style:style style:name="T50_144" style:family="text"/>
    <style:style style:name="T50_145" style:family="text"/>
    <style:style style:name="T50_146" style:family="text"/>
    <style:style style:name="T50_147" style:family="text"/>
    <style:style style:name="T50_148" style:family="text"/>
    <style:style style:name="T50_149" style:family="text"/>
    <style:style style:name="T50_150" style:family="text"/>
    <style:style style:name="T50_151" style:family="text"/>
    <style:style style:name="T50_152" style:family="text"/>
    <style:style style:name="T50_153" style:family="text"/>
    <style:style style:name="T50_154" style:family="text"/>
    <style:style style:name="T50_155" style:family="text"/>
    <style:style style:name="T50_156" style:family="text"/>
    <style:style style:name="T50_157" style:family="text"/>
    <style:style style:name="T50_158" style:family="text"/>
    <style:style style:name="T50_159" style:family="text"/>
    <style:style style:name="T50_160" style:family="text"/>
    <style:style style:name="T50_161" style:family="text"/>
    <style:style style:name="T50_162" style:family="text"/>
    <style:style style:name="T50_163" style:family="text"/>
    <style:style style:name="T50_164" style:family="text"/>
    <style:style style:name="T50_165" style:family="text"/>
    <style:style style:name="T50_166" style:family="text"/>
    <style:style style:name="T50_167" style:family="text"/>
    <style:style style:name="T50_168" style:family="text"/>
    <style:style style:name="T50_169" style:family="text"/>
    <style:style style:name="T50_170" style:family="text"/>
    <style:style style:name="T50_171" style:family="text"/>
    <style:style style:name="T50_172" style:family="text"/>
    <style:style style:name="T50_173" style:family="text"/>
    <style:style style:name="T50_174" style:family="text"/>
    <style:style style:name="T50_175" style:family="text"/>
    <style:style style:name="T50_176" style:family="text"/>
    <style:style style:name="T50_177" style:family="text"/>
    <style:style style:name="T50_178" style:family="text"/>
    <style:style style:name="T50_179" style:family="text"/>
    <style:style style:name="T50_180" style:family="text"/>
    <style:style style:name="T50_181" style:family="text"/>
    <style:style style:name="T50_182" style:family="text"/>
    <style:style style:name="T50_183" style:family="text"/>
    <style:style style:name="T50_184" style:family="text"/>
    <style:style style:name="T50_185" style:family="text"/>
    <style:style style:name="T50_186" style:family="text"/>
    <style:style style:name="T50_187" style:family="text"/>
    <style:style style:name="T50_188" style:family="text"/>
    <style:style style:name="T50_189" style:family="text"/>
    <style:style style:name="T50_190" style:family="text"/>
    <style:style style:name="T50_191" style:family="text"/>
    <style:style style:name="T50_192" style:family="text"/>
    <style:style style:name="T50_193" style:family="text"/>
    <style:style style:name="T50_194" style:family="text"/>
    <style:style style:name="T50_195" style:family="text"/>
    <style:style style:name="T50_196" style:family="text"/>
    <style:style style:name="T50_197" style:family="text"/>
    <style:style style:name="T50_198" style:family="text"/>
    <style:style style:name="T50_199" style:family="text"/>
    <style:style style:name="T50_200" style:family="text"/>
    <style:style style:name="T50_201" style:family="text"/>
    <style:style style:name="T50_202" style:family="text"/>
    <style:style style:name="T50_203" style:family="text"/>
    <style:style style:name="T50_204" style:family="text"/>
    <style:style style:name="T50_205" style:family="text"/>
    <style:style style:name="T50_206" style:family="text"/>
    <style:style style:name="T50_207" style:family="text"/>
    <style:style style:name="T50_208" style:family="text"/>
    <style:style style:name="T50_209" style:family="text"/>
    <style:style style:name="T50_210" style:family="text"/>
    <style:style style:name="T50_211" style:family="text"/>
    <style:style style:name="T50_212" style:family="text"/>
    <style:style style:name="T50_213" style:family="text"/>
    <style:style style:name="T50_214" style:family="text"/>
    <style:style style:name="T50_215" style:family="text"/>
    <style:style style:name="T50_216" style:family="text"/>
    <style:style style:name="T50_217" style:family="text"/>
    <style:style style:name="T50_218" style:family="text"/>
    <style:style style:name="T50_219" style:family="text"/>
    <style:style style:name="T50_220" style:family="text"/>
    <style:style style:name="T50_221" style:family="text"/>
    <style:style style:name="T50_222" style:family="text"/>
    <style:style style:name="T50_223" style:family="text"/>
    <style:style style:name="T50_224" style:family="text"/>
    <style:style style:name="T50_225" style:family="text"/>
    <style:style style:name="T50_226" style:family="text"/>
    <style:style style:name="T50_227" style:family="text"/>
    <style:style style:name="T50_228" style:family="text"/>
    <style:style style:name="T50_229" style:family="text"/>
    <style:style style:name="T50_230" style:family="text"/>
    <style:style style:name="T50_231" style:family="text"/>
    <style:style style:name="T50_232" style:family="text"/>
    <style:style style:name="T50_233" style:family="text"/>
    <style:style style:name="T50_234" style:family="text"/>
    <style:style style:name="T50_235" style:family="text"/>
    <style:style style:name="P51" style:family="paragraph" style:parent-style-name="Standard">
      <style:paragraph-properties fo:break-before="auto" fo:text-indent="1.27cm" fo:line-height="100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T51_65" style:family="text"/>
    <style:style style:name="T51_66" style:family="text"/>
    <style:style style:name="T51_67" style:family="text"/>
    <style:style style:name="T51_68" style:family="text"/>
    <style:style style:name="T51_69" style:family="text"/>
    <style:style style:name="T51_70" style:family="text"/>
    <style:style style:name="T51_71" style:family="text"/>
    <style:style style:name="T51_72" style:family="text"/>
    <style:style style:name="T51_73" style:family="text"/>
    <style:style style:name="T51_74" style:family="text"/>
    <style:style style:name="T51_75" style:family="text"/>
    <style:style style:name="T51_76" style:family="text"/>
    <style:style style:name="T51_77" style:family="text"/>
    <style:style style:name="T51_78" style:family="text"/>
    <style:style style:name="T51_79" style:family="text"/>
    <style:style style:name="T51_80" style:family="text"/>
    <style:style style:name="T51_81" style:family="text"/>
    <style:style style:name="T51_82" style:family="text"/>
    <style:style style:name="T51_83" style:family="text"/>
    <style:style style:name="T51_84" style:family="text"/>
    <style:style style:name="T51_85" style:family="text"/>
    <style:style style:name="T51_86" style:family="text"/>
    <style:style style:name="T51_87" style:family="text"/>
    <style:style style:name="T51_88" style:family="text"/>
    <style:style style:name="T51_89" style:family="text"/>
    <style:style style:name="T51_90" style:family="text"/>
    <style:style style:name="T51_91" style:family="text"/>
    <style:style style:name="T51_92" style:family="text"/>
    <style:style style:name="T51_93" style:family="text"/>
    <style:style style:name="T51_94" style:family="text"/>
    <style:style style:name="T51_95" style:family="text"/>
    <style:style style:name="T51_96" style:family="text"/>
    <style:style style:name="T51_97" style:family="text"/>
    <style:style style:name="T51_98" style:family="text"/>
    <style:style style:name="T51_99" style:family="text"/>
    <style:style style:name="T51_100" style:family="text"/>
    <style:style style:name="T51_101" style:family="text"/>
    <style:style style:name="T51_102" style:family="text"/>
    <style:style style:name="T51_103" style:family="text"/>
    <style:style style:name="T51_104" style:family="text"/>
    <style:style style:name="T51_105" style:family="text"/>
    <style:style style:name="T51_106" style:family="text"/>
    <style:style style:name="T51_107" style:family="text"/>
    <style:style style:name="T51_108" style:family="text"/>
    <style:style style:name="T51_109" style:family="text"/>
    <style:style style:name="T51_110" style:family="text"/>
    <style:style style:name="T51_111" style:family="text"/>
    <style:style style:name="T51_112" style:family="text"/>
    <style:style style:name="T51_113" style:family="text"/>
    <style:style style:name="T51_114" style:family="text"/>
    <style:style style:name="T51_115" style:family="text"/>
    <style:style style:name="T51_116" style:family="text"/>
    <style:style style:name="T51_117" style:family="text"/>
    <style:style style:name="T51_118" style:family="text"/>
    <style:style style:name="T51_119" style:family="text"/>
    <style:style style:name="T51_120" style:family="text"/>
    <style:style style:name="T51_121" style:family="text"/>
    <style:style style:name="T51_122" style:family="text"/>
    <style:style style:name="T51_123" style:family="text"/>
    <style:style style:name="T51_124" style:family="text"/>
    <style:style style:name="T51_125" style:family="text"/>
    <style:style style:name="T51_126" style:family="text"/>
    <style:style style:name="T51_127" style:family="text"/>
    <style:style style:name="T51_128" style:family="text"/>
    <style:style style:name="T51_129" style:family="text"/>
    <style:style style:name="T51_130" style:family="text"/>
    <style:style style:name="T51_131" style:family="text"/>
    <style:style style:name="T51_132" style:family="text"/>
    <style:style style:name="T51_133" style:family="text"/>
    <style:style style:name="T51_134" style:family="text"/>
    <style:style style:name="T51_135" style:family="text"/>
    <style:style style:name="T51_136" style:family="text"/>
    <style:style style:name="T51_137" style:family="text"/>
    <style:style style:name="T51_138" style:family="text"/>
    <style:style style:name="T51_139" style:family="text"/>
    <style:style style:name="T51_140" style:family="text"/>
    <style:style style:name="T51_141" style:family="text"/>
    <style:style style:name="T51_142" style:family="text"/>
    <style:style style:name="T51_143" style:family="text"/>
    <style:style style:name="T51_144" style:family="text"/>
    <style:style style:name="T51_145" style:family="text"/>
    <style:style style:name="T51_146" style:family="text"/>
    <style:style style:name="T51_147" style:family="text"/>
    <style:style style:name="T51_148" style:family="text"/>
    <style:style style:name="T51_149" style:family="text"/>
    <style:style style:name="T51_150" style:family="text"/>
    <style:style style:name="T51_151" style:family="text"/>
    <style:style style:name="T51_152" style:family="text"/>
    <style:style style:name="T51_153" style:family="text"/>
    <style:style style:name="T51_154" style:family="text"/>
    <style:style style:name="T51_155" style:family="text"/>
    <style:style style:name="T51_156" style:family="text"/>
    <style:style style:name="T51_157" style:family="text"/>
    <style:style style:name="T51_158" style:family="text"/>
    <style:style style:name="P52" style:family="paragraph" style:parent-style-name="Standard">
      <style:paragraph-properties fo:break-before="auto" fo:text-indent="1.27cm" fo:line-height="100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T52_61" style:family="text"/>
    <style:style style:name="T52_62" style:family="text"/>
    <style:style style:name="T52_63" style:family="text"/>
    <style:style style:name="T52_64" style:family="text"/>
    <style:style style:name="T52_65" style:family="text"/>
    <style:style style:name="T52_66" style:family="text"/>
    <style:style style:name="T52_67" style:family="text"/>
    <style:style style:name="T52_68" style:family="text"/>
    <style:style style:name="T52_69" style:family="text"/>
    <style:style style:name="T52_70" style:family="text"/>
    <style:style style:name="T52_71" style:family="text"/>
    <style:style style:name="T52_72" style:family="text"/>
    <style:style style:name="T52_73" style:family="text"/>
    <style:style style:name="T52_74" style:family="text"/>
    <style:style style:name="T52_75" style:family="text"/>
    <style:style style:name="T52_76" style:family="text"/>
    <style:style style:name="T52_77" style:family="text"/>
    <style:style style:name="T52_78" style:family="text"/>
    <style:style style:name="T52_79" style:family="text"/>
    <style:style style:name="T52_80" style:family="text"/>
    <style:style style:name="T52_81" style:family="text"/>
    <style:style style:name="T52_82" style:family="text"/>
    <style:style style:name="T52_83" style:family="text"/>
    <style:style style:name="T52_84" style:family="text"/>
    <style:style style:name="T52_85" style:family="text"/>
    <style:style style:name="T52_86" style:family="text"/>
    <style:style style:name="T52_87" style:family="text"/>
    <style:style style:name="T52_88" style:family="text"/>
    <style:style style:name="T52_89" style:family="text"/>
    <style:style style:name="T52_90" style:family="text"/>
    <style:style style:name="T52_91" style:family="text"/>
    <style:style style:name="T52_92" style:family="text"/>
    <style:style style:name="T52_93" style:family="text"/>
    <style:style style:name="T52_94" style:family="text"/>
    <style:style style:name="T52_95" style:family="text"/>
    <style:style style:name="T52_96" style:family="text"/>
    <style:style style:name="T52_97" style:family="text"/>
    <style:style style:name="T52_98" style:family="text"/>
    <style:style style:name="T52_99" style:family="text"/>
    <style:style style:name="T52_100" style:family="text"/>
    <style:style style:name="T52_101" style:family="text"/>
    <style:style style:name="T52_102" style:family="text"/>
    <style:style style:name="T52_103" style:family="text"/>
    <style:style style:name="T52_104" style:family="text"/>
    <style:style style:name="T52_105" style:family="text"/>
    <style:style style:name="T52_106" style:family="text"/>
    <style:style style:name="P53" style:family="paragraph" style:parent-style-name="Standard">
      <style:paragraph-properties fo:break-before="auto" fo:text-indent="1.27cm" fo:line-height="100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T53_71" style:family="text"/>
    <style:style style:name="T53_72" style:family="text"/>
    <style:style style:name="T53_73" style:family="text"/>
    <style:style style:name="T53_74" style:family="text"/>
    <style:style style:name="T53_75" style:family="text"/>
    <style:style style:name="T53_76" style:family="text"/>
    <style:style style:name="T53_77" style:family="text"/>
    <style:style style:name="T53_78" style:family="text"/>
    <style:style style:name="T53_79" style:family="text"/>
    <style:style style:name="T53_80" style:family="text"/>
    <style:style style:name="T53_81" style:family="text"/>
    <style:style style:name="T53_82" style:family="text"/>
    <style:style style:name="T53_83" style:family="text"/>
    <style:style style:name="T53_84" style:family="text"/>
    <style:style style:name="T53_85" style:family="text"/>
    <style:style style:name="T53_86" style:family="text"/>
    <style:style style:name="T53_87" style:family="text"/>
    <style:style style:name="T53_88" style:family="text"/>
    <style:style style:name="T53_89" style:family="text"/>
    <style:style style:name="T53_90" style:family="text"/>
    <style:style style:name="T53_91" style:family="text"/>
    <style:style style:name="T53_92" style:family="text"/>
    <style:style style:name="T53_93" style:family="text"/>
    <style:style style:name="T53_94" style:family="text"/>
    <style:style style:name="T53_95" style:family="text"/>
    <style:style style:name="T53_96" style:family="text"/>
    <style:style style:name="T53_97" style:family="text"/>
    <style:style style:name="T53_98" style:family="text"/>
    <style:style style:name="T53_99" style:family="text"/>
    <style:style style:name="T53_100" style:family="text"/>
    <style:style style:name="T53_101" style:family="text"/>
    <style:style style:name="T53_102" style:family="text"/>
    <style:style style:name="T53_103" style:family="text"/>
    <style:style style:name="T53_104" style:family="text"/>
    <style:style style:name="T53_105" style:family="text"/>
    <style:style style:name="T53_106" style:family="text"/>
    <style:style style:name="T53_107" style:family="text"/>
    <style:style style:name="T53_108" style:family="text"/>
    <style:style style:name="T53_109" style:family="text"/>
    <style:style style:name="T53_110" style:family="text"/>
    <style:style style:name="T53_111" style:family="text"/>
    <style:style style:name="T53_112" style:family="text"/>
    <style:style style:name="T53_113" style:family="text"/>
    <style:style style:name="T53_114" style:family="text"/>
    <style:style style:name="T53_115" style:family="text"/>
    <style:style style:name="T53_116" style:family="text"/>
    <style:style style:name="T53_117" style:family="text"/>
    <style:style style:name="T53_118" style:family="text"/>
    <style:style style:name="T53_119" style:family="text"/>
    <style:style style:name="T53_120" style:family="text"/>
    <style:style style:name="T53_121" style:family="text"/>
    <style:style style:name="T53_122" style:family="text"/>
    <style:style style:name="T53_123" style:family="text"/>
    <style:style style:name="T53_124" style:family="text"/>
    <style:style style:name="T53_125" style:family="text"/>
    <style:style style:name="T53_126" style:family="text"/>
    <style:style style:name="T53_127" style:family="text"/>
    <style:style style:name="T53_128" style:family="text"/>
    <style:style style:name="T53_129" style:family="text"/>
    <style:style style:name="T53_130" style:family="text"/>
    <style:style style:name="T53_131" style:family="text"/>
    <style:style style:name="T53_132" style:family="text"/>
    <style:style style:name="T53_133" style:family="text"/>
    <style:style style:name="T53_134" style:family="text"/>
    <style:style style:name="T53_135" style:family="text"/>
    <style:style style:name="T53_136" style:family="text"/>
    <style:style style:name="T53_137" style:family="text"/>
    <style:style style:name="T53_138" style:family="text"/>
    <style:style style:name="T53_139" style:family="text"/>
    <style:style style:name="T53_140" style:family="text"/>
    <style:style style:name="T53_141" style:family="text"/>
    <style:style style:name="T53_142" style:family="text"/>
    <style:style style:name="T53_143" style:family="text"/>
    <style:style style:name="T53_144" style:family="text"/>
    <style:style style:name="T53_145" style:family="text"/>
    <style:style style:name="T53_146" style:family="text"/>
    <style:style style:name="T53_147" style:family="text"/>
    <style:style style:name="T53_148" style:family="text"/>
    <style:style style:name="T53_149" style:family="text"/>
    <style:style style:name="T53_150" style:family="text"/>
    <style:style style:name="T53_151" style:family="text"/>
    <style:style style:name="T53_152" style:family="text"/>
    <style:style style:name="T53_153" style:family="text"/>
    <style:style style:name="T53_154" style:family="text"/>
    <style:style style:name="T53_155" style:family="text">
      <style:text-properties fo:font-style="italic" style:font-style-asian="italic" style:font-style-complex="italic"/>
    </style:style>
    <style:style style:name="T53_156" style:family="text"/>
    <style:style style:name="T53_157" style:family="text"/>
    <style:style style:name="T53_158" style:family="text"/>
    <style:style style:name="T53_159" style:family="text"/>
    <style:style style:name="T53_160" style:family="text"/>
    <style:style style:name="T53_161" style:family="text"/>
    <style:style style:name="T53_162" style:family="text"/>
    <style:style style:name="P54" style:family="paragraph" style:parent-style-name="Heading_20_2">
      <style:paragraph-properties fo:break-before="auto" fo:line-height="100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P55" style:family="paragraph" style:parent-style-name="Standard">
      <style:paragraph-properties fo:break-before="auto" fo:line-height="100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>
      <style:text-properties fo:font-style="italic" style:font-style-asian="italic" style:font-style-complex="italic"/>
    </style:style>
    <style:style style:name="T55_53" style:family="text">
      <style:text-properties fo:font-style="italic" style:font-style-asian="italic" style:font-style-complex="italic"/>
    </style:style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T55_67" style:family="text"/>
    <style:style style:name="T55_68" style:family="text"/>
    <style:style style:name="T55_69" style:family="text"/>
    <style:style style:name="T55_70" style:family="text"/>
    <style:style style:name="T55_71" style:family="text"/>
    <style:style style:name="T55_72" style:family="text"/>
    <style:style style:name="T55_73" style:family="text"/>
    <style:style style:name="T55_74" style:family="text"/>
    <style:style style:name="T55_75" style:family="text"/>
    <style:style style:name="T55_76" style:family="text"/>
    <style:style style:name="T55_77" style:family="text"/>
    <style:style style:name="T55_78" style:family="text"/>
    <style:style style:name="T55_79" style:family="text"/>
    <style:style style:name="T55_80" style:family="text"/>
    <style:style style:name="T55_81" style:family="text"/>
    <style:style style:name="T55_82" style:family="text"/>
    <style:style style:name="T55_83" style:family="text"/>
    <style:style style:name="T55_84" style:family="text"/>
    <style:style style:name="T55_85" style:family="text"/>
    <style:style style:name="T55_86" style:family="text"/>
    <style:style style:name="T55_87" style:family="text"/>
    <style:style style:name="T55_88" style:family="text"/>
    <style:style style:name="T55_89" style:family="text"/>
    <style:style style:name="T55_90" style:family="text"/>
    <style:style style:name="T55_91" style:family="text"/>
    <style:style style:name="T55_92" style:family="text"/>
    <style:style style:name="T55_93" style:family="text"/>
    <style:style style:name="T55_94" style:family="text"/>
    <style:style style:name="T55_95" style:family="text"/>
    <style:style style:name="T55_96" style:family="text"/>
    <style:style style:name="T55_97" style:family="text"/>
    <style:style style:name="T55_98" style:family="text"/>
    <style:style style:name="T55_99" style:family="text"/>
    <style:style style:name="T55_100" style:family="text"/>
    <style:style style:name="T55_101" style:family="text"/>
    <style:style style:name="T55_102" style:family="text"/>
    <style:style style:name="T55_103" style:family="text"/>
    <style:style style:name="T55_104" style:family="text"/>
    <style:style style:name="T55_105" style:family="text"/>
    <style:style style:name="T55_106" style:family="text"/>
    <style:style style:name="T55_107" style:family="text"/>
    <style:style style:name="T55_108" style:family="text"/>
    <style:style style:name="T55_109" style:family="text"/>
    <style:style style:name="T55_110" style:family="text"/>
    <style:style style:name="T55_111" style:family="text"/>
    <style:style style:name="T55_112" style:family="text"/>
    <style:style style:name="T55_113" style:family="text"/>
    <style:style style:name="T55_114" style:family="text"/>
    <style:style style:name="T55_115" style:family="text"/>
    <style:style style:name="T55_116" style:family="text"/>
    <style:style style:name="T55_117" style:family="text"/>
    <style:style style:name="T55_118" style:family="text"/>
    <style:style style:name="T55_119" style:family="text"/>
    <style:style style:name="T55_120" style:family="text"/>
    <style:style style:name="T55_121" style:family="text"/>
    <style:style style:name="T55_122" style:family="text"/>
    <style:style style:name="T55_123" style:family="text"/>
    <style:style style:name="T55_124" style:family="text"/>
    <style:style style:name="T55_125" style:family="text"/>
    <style:style style:name="T55_126" style:family="text"/>
    <style:style style:name="T55_127" style:family="text"/>
    <style:style style:name="T55_128" style:family="text"/>
    <style:style style:name="T55_129" style:family="text"/>
    <style:style style:name="T55_130" style:family="text"/>
    <style:style style:name="T55_131" style:family="text"/>
    <style:style style:name="T55_132" style:family="text"/>
    <style:style style:name="T55_133" style:family="text"/>
    <style:style style:name="T55_134" style:family="text"/>
    <style:style style:name="T55_135" style:family="text"/>
    <style:style style:name="T55_136" style:family="text"/>
    <style:style style:name="T55_137" style:family="text"/>
    <style:style style:name="T55_138" style:family="text"/>
    <style:style style:name="T55_139" style:family="text"/>
    <style:style style:name="T55_140" style:family="text"/>
    <style:style style:name="T55_141" style:family="text"/>
    <style:style style:name="T55_142" style:family="text"/>
    <style:style style:name="T55_143" style:family="text"/>
    <style:style style:name="T55_144" style:family="text"/>
    <style:style style:name="T55_145" style:family="text"/>
    <style:style style:name="T55_146" style:family="text"/>
    <style:style style:name="T55_147" style:family="text"/>
    <style:style style:name="T55_148" style:family="text"/>
    <style:style style:name="T55_149" style:family="text"/>
    <style:style style:name="T55_150" style:family="text"/>
    <style:style style:name="T55_151" style:family="text"/>
    <style:style style:name="T55_152" style:family="text"/>
    <style:style style:name="T55_153" style:family="text"/>
    <style:style style:name="T55_154" style:family="text"/>
    <style:style style:name="T55_155" style:family="text"/>
    <style:style style:name="T55_156" style:family="text"/>
    <style:style style:name="T55_157" style:family="text"/>
    <style:style style:name="T55_158" style:family="text"/>
    <style:style style:name="T55_159" style:family="text"/>
    <style:style style:name="T55_160" style:family="text"/>
    <style:style style:name="T55_161" style:family="text"/>
    <style:style style:name="T55_162" style:family="text"/>
    <style:style style:name="T55_163" style:family="text"/>
    <style:style style:name="T55_164" style:family="text"/>
    <style:style style:name="T55_165" style:family="text"/>
    <style:style style:name="T55_166" style:family="text"/>
    <style:style style:name="T55_167" style:family="text"/>
    <style:style style:name="T55_168" style:family="text"/>
    <style:style style:name="T55_169" style:family="text"/>
    <style:style style:name="T55_170" style:family="text"/>
    <style:style style:name="T55_171" style:family="text"/>
    <style:style style:name="T55_172" style:family="text"/>
    <style:style style:name="T55_173" style:family="text"/>
    <style:style style:name="T55_174" style:family="text"/>
    <style:style style:name="T55_175" style:family="text"/>
    <style:style style:name="T55_176" style:family="text"/>
    <style:style style:name="T55_177" style:family="text"/>
    <style:style style:name="T55_178" style:family="text"/>
    <style:style style:name="T55_179" style:family="text"/>
    <style:style style:name="T55_180" style:family="text"/>
    <style:style style:name="T55_181" style:family="text"/>
    <style:style style:name="T55_182" style:family="text"/>
    <style:style style:name="T55_183" style:family="text"/>
    <style:style style:name="T55_184" style:family="text"/>
    <style:style style:name="T55_185" style:family="text"/>
    <style:style style:name="T55_186" style:family="text"/>
    <style:style style:name="T55_187" style:family="text"/>
    <style:style style:name="T55_188" style:family="text"/>
    <style:style style:name="T55_189" style:family="text"/>
    <style:style style:name="T55_190" style:family="text"/>
    <style:style style:name="T55_191" style:family="text"/>
    <style:style style:name="T55_192" style:family="text"/>
    <style:style style:name="T55_193" style:family="text"/>
    <style:style style:name="T55_194" style:family="text"/>
    <style:style style:name="T55_195" style:family="text"/>
    <style:style style:name="T55_196" style:family="text"/>
    <style:style style:name="T55_197" style:family="text"/>
    <style:style style:name="T55_198" style:family="text"/>
    <style:style style:name="T55_199" style:family="text"/>
    <style:style style:name="P56" style:family="paragraph" style:parent-style-name="Standard">
      <style:paragraph-properties fo:break-before="auto" fo:line-height="100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T56_57" style:family="text"/>
    <style:style style:name="T56_58" style:family="text"/>
    <style:style style:name="T56_59" style:family="text"/>
    <style:style style:name="T56_60" style:family="text"/>
    <style:style style:name="T56_61" style:family="text"/>
    <style:style style:name="T56_62" style:family="text"/>
    <style:style style:name="T56_63" style:family="text"/>
    <style:style style:name="T56_64" style:family="text"/>
    <style:style style:name="T56_65" style:family="text"/>
    <style:style style:name="T56_66" style:family="text"/>
    <style:style style:name="T56_67" style:family="text"/>
    <style:style style:name="T56_68" style:family="text"/>
    <style:style style:name="T56_69" style:family="text"/>
    <style:style style:name="T56_70" style:family="text"/>
    <style:style style:name="T56_71" style:family="text"/>
    <style:style style:name="T56_72" style:family="text"/>
    <style:style style:name="T56_73" style:family="text"/>
    <style:style style:name="T56_74" style:family="text"/>
    <style:style style:name="T56_75" style:family="text"/>
    <style:style style:name="T56_76" style:family="text"/>
    <style:style style:name="T56_77" style:family="text"/>
    <style:style style:name="T56_78" style:family="text"/>
    <style:style style:name="T56_79" style:family="text"/>
    <style:style style:name="T56_80" style:family="text"/>
    <style:style style:name="T56_81" style:family="text"/>
    <style:style style:name="T56_82" style:family="text"/>
    <style:style style:name="T56_83" style:family="text"/>
    <style:style style:name="T56_84" style:family="text"/>
    <style:style style:name="T56_85" style:family="text"/>
    <style:style style:name="T56_86" style:family="text"/>
    <style:style style:name="T56_87" style:family="text"/>
    <style:style style:name="T56_88" style:family="text"/>
    <style:style style:name="T56_89" style:family="text"/>
    <style:style style:name="T56_90" style:family="text"/>
    <style:style style:name="T56_91" style:family="text"/>
    <style:style style:name="T56_92" style:family="text"/>
    <style:style style:name="T56_93" style:family="text"/>
    <style:style style:name="T56_94" style:family="text"/>
    <style:style style:name="T56_95" style:family="text"/>
    <style:style style:name="T56_96" style:family="text"/>
    <style:style style:name="T56_97" style:family="text"/>
    <style:style style:name="T56_98" style:family="text"/>
    <style:style style:name="T56_99" style:family="text"/>
    <style:style style:name="T56_100" style:family="text"/>
    <style:style style:name="T56_101" style:family="text"/>
    <style:style style:name="T56_102" style:family="text"/>
    <style:style style:name="T56_103" style:family="text"/>
    <style:style style:name="T56_104" style:family="text"/>
    <style:style style:name="T56_105" style:family="text"/>
    <style:style style:name="T56_106" style:family="text"/>
    <style:style style:name="T56_107" style:family="text"/>
    <style:style style:name="T56_108" style:family="text"/>
    <style:style style:name="T56_109" style:family="text"/>
    <style:style style:name="T56_110" style:family="text"/>
    <style:style style:name="T56_111" style:family="text"/>
    <style:style style:name="T56_112" style:family="text"/>
    <style:style style:name="T56_113" style:family="text"/>
    <style:style style:name="T56_114" style:family="text"/>
    <style:style style:name="T56_115" style:family="text"/>
    <style:style style:name="T56_116" style:family="text"/>
    <style:style style:name="T56_117" style:family="text"/>
    <style:style style:name="T56_118" style:family="text"/>
    <style:style style:name="T56_119" style:family="text"/>
    <style:style style:name="T56_120" style:family="text"/>
    <style:style style:name="T56_121" style:family="text"/>
    <style:style style:name="T56_122" style:family="text"/>
    <style:style style:name="T56_123" style:family="text"/>
    <style:style style:name="T56_124" style:family="text"/>
    <style:style style:name="T56_125" style:family="text"/>
    <style:style style:name="T56_126" style:family="text"/>
    <style:style style:name="T56_127" style:family="text"/>
    <style:style style:name="T56_128" style:family="text"/>
    <style:style style:name="T56_129" style:family="text"/>
    <style:style style:name="T56_130" style:family="text"/>
    <style:style style:name="T56_131" style:family="text"/>
    <style:style style:name="T56_132" style:family="text"/>
    <style:style style:name="T56_133" style:family="text"/>
    <style:style style:name="T56_134" style:family="text"/>
    <style:style style:name="T56_135" style:family="text"/>
    <style:style style:name="T56_136" style:family="text"/>
    <style:style style:name="T56_137" style:family="text"/>
    <style:style style:name="T56_138" style:family="text"/>
    <style:style style:name="T56_139" style:family="text"/>
    <style:style style:name="T56_140" style:family="text"/>
    <style:style style:name="T56_141" style:family="text"/>
    <style:style style:name="T56_142" style:family="text"/>
    <style:style style:name="T56_143" style:family="text"/>
    <style:style style:name="T56_144" style:family="text"/>
    <style:style style:name="T56_145" style:family="text"/>
    <style:style style:name="T56_146" style:family="text"/>
    <style:style style:name="T56_147" style:family="text"/>
    <style:style style:name="T56_148" style:family="text">
      <style:text-properties fo:font-style="italic" style:font-style-asian="italic" style:font-style-complex="italic"/>
    </style:style>
    <style:style style:name="T56_149" style:family="text">
      <style:text-properties fo:font-style="italic" style:font-style-asian="italic" style:font-style-complex="italic"/>
    </style:style>
    <style:style style:name="T56_150" style:family="text"/>
    <style:style style:name="T56_151" style:family="text"/>
    <style:style style:name="T56_152" style:family="text"/>
    <style:style style:name="T56_153" style:family="text"/>
    <style:style style:name="T56_154" style:family="text"/>
    <style:style style:name="T56_155" style:family="text"/>
    <style:style style:name="T56_156" style:family="text"/>
    <style:style style:name="T56_157" style:family="text"/>
    <style:style style:name="T56_158" style:family="text"/>
    <style:style style:name="T56_159" style:family="text"/>
    <style:style style:name="T56_160" style:family="text"/>
    <style:style style:name="T56_161" style:family="text"/>
    <style:style style:name="T56_162" style:family="text"/>
    <style:style style:name="T56_163" style:family="text"/>
    <style:style style:name="T56_164" style:family="text"/>
    <style:style style:name="T56_165" style:family="text"/>
    <style:style style:name="T56_166" style:family="text"/>
    <style:style style:name="T56_167" style:family="text"/>
    <style:style style:name="T56_168" style:family="text"/>
    <style:style style:name="T56_169" style:family="text"/>
    <style:style style:name="T56_170" style:family="text"/>
    <style:style style:name="T56_171" style:family="text"/>
    <style:style style:name="T56_172" style:family="text"/>
    <style:style style:name="T56_173" style:family="text"/>
    <style:style style:name="T56_174" style:family="text"/>
    <style:style style:name="T56_175" style:family="text"/>
    <style:style style:name="T56_176" style:family="text"/>
    <style:style style:name="T56_177" style:family="text"/>
    <style:style style:name="T56_178" style:family="text"/>
    <style:style style:name="T56_179" style:family="text"/>
    <style:style style:name="T56_180" style:family="text"/>
    <style:style style:name="T56_181" style:family="text"/>
    <style:style style:name="T56_182" style:family="text"/>
    <style:style style:name="T56_183" style:family="text"/>
    <style:style style:name="T56_184" style:family="text"/>
    <style:style style:name="T56_185" style:family="text"/>
    <style:style style:name="T56_186" style:family="text"/>
    <style:style style:name="T56_187" style:family="text"/>
    <style:style style:name="T56_188" style:family="text"/>
    <style:style style:name="T56_189" style:family="text"/>
    <style:style style:name="T56_190" style:family="text"/>
    <style:style style:name="T56_191" style:family="text"/>
    <style:style style:name="T56_192" style:family="text"/>
    <style:style style:name="T56_193" style:family="text"/>
    <style:style style:name="T56_194" style:family="text"/>
    <style:style style:name="T56_195" style:family="text"/>
    <style:style style:name="T56_196" style:family="text"/>
    <style:style style:name="T56_197" style:family="text"/>
    <style:style style:name="T56_198" style:family="text"/>
    <style:style style:name="T56_199" style:family="text"/>
    <style:style style:name="T56_200" style:family="text"/>
    <style:style style:name="T56_201" style:family="text"/>
    <style:style style:name="T56_202" style:family="text"/>
    <style:style style:name="T56_203" style:family="text"/>
    <style:style style:name="T56_204" style:family="text"/>
    <style:style style:name="T56_205" style:family="text"/>
    <style:style style:name="T56_206" style:family="text"/>
    <style:style style:name="T56_207" style:family="text"/>
    <style:style style:name="T56_208" style:family="text"/>
    <style:style style:name="T56_209" style:family="text"/>
    <style:style style:name="T56_210" style:family="text"/>
    <style:style style:name="T56_211" style:family="text"/>
    <style:style style:name="T56_212" style:family="text"/>
    <style:style style:name="T56_213" style:family="text"/>
    <style:style style:name="T56_214" style:family="text"/>
    <style:style style:name="T56_215" style:family="text"/>
    <style:style style:name="T56_216" style:family="text"/>
    <style:style style:name="T56_217" style:family="text"/>
    <style:style style:name="T56_218" style:family="text"/>
    <style:style style:name="T56_219" style:family="text"/>
    <style:style style:name="T56_220" style:family="text"/>
    <style:style style:name="T56_221" style:family="text"/>
    <style:style style:name="T56_222" style:family="text"/>
    <style:style style:name="T56_223" style:family="text"/>
    <style:style style:name="T56_224" style:family="text"/>
    <style:style style:name="T56_225" style:family="text"/>
    <style:style style:name="T56_226" style:family="text"/>
    <style:style style:name="T56_227" style:family="text"/>
    <style:style style:name="P57" style:family="paragraph" style:parent-style-name="Standard">
      <style:paragraph-properties fo:break-before="auto" fo:line-height="100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T57_53" style:family="text"/>
    <style:style style:name="T57_54" style:family="text"/>
    <style:style style:name="T57_55" style:family="text"/>
    <style:style style:name="T57_56" style:family="text"/>
    <style:style style:name="T57_57" style:family="text"/>
    <style:style style:name="T57_58" style:family="text"/>
    <style:style style:name="T57_59" style:family="text"/>
    <style:style style:name="T57_60" style:family="text"/>
    <style:style style:name="T57_61" style:family="text"/>
    <style:style style:name="T57_62" style:family="text"/>
    <style:style style:name="T57_63" style:family="text"/>
    <style:style style:name="T57_64" style:family="text"/>
    <style:style style:name="T57_65" style:family="text"/>
    <style:style style:name="T57_66" style:family="text"/>
    <style:style style:name="T57_67" style:family="text"/>
    <style:style style:name="T57_68" style:family="text"/>
    <style:style style:name="T57_69" style:family="text"/>
    <style:style style:name="T57_70" style:family="text"/>
    <style:style style:name="T57_71" style:family="text"/>
    <style:style style:name="T57_72" style:family="text"/>
    <style:style style:name="T57_73" style:family="text"/>
    <style:style style:name="T57_74" style:family="text"/>
    <style:style style:name="T57_75" style:family="text"/>
    <style:style style:name="T57_76" style:family="text"/>
    <style:style style:name="T57_77" style:family="text"/>
    <style:style style:name="T57_78" style:family="text"/>
    <style:style style:name="T57_79" style:family="text"/>
    <style:style style:name="T57_80" style:family="text"/>
    <style:style style:name="T57_81" style:family="text"/>
    <style:style style:name="T57_82" style:family="text"/>
    <style:style style:name="T57_83" style:family="text"/>
    <style:style style:name="T57_84" style:family="text"/>
    <style:style style:name="T57_85" style:family="text"/>
    <style:style style:name="T57_86" style:family="text"/>
    <style:style style:name="T57_87" style:family="text"/>
    <style:style style:name="T57_88" style:family="text"/>
    <style:style style:name="T57_89" style:family="text"/>
    <style:style style:name="T57_90" style:family="text"/>
    <style:style style:name="T57_91" style:family="text"/>
    <style:style style:name="T57_92" style:family="text"/>
    <style:style style:name="T57_93" style:family="text"/>
    <style:style style:name="T57_94" style:family="text"/>
    <style:style style:name="T57_95" style:family="text"/>
    <style:style style:name="T57_96" style:family="text"/>
    <style:style style:name="T57_97" style:family="text"/>
    <style:style style:name="T57_98" style:family="text"/>
    <style:style style:name="T57_99" style:family="text"/>
    <style:style style:name="T57_100" style:family="text"/>
    <style:style style:name="T57_101" style:family="text"/>
    <style:style style:name="T57_102" style:family="text"/>
    <style:style style:name="T57_103" style:family="text"/>
    <style:style style:name="T57_104" style:family="text"/>
    <style:style style:name="T57_105" style:family="text"/>
    <style:style style:name="T57_106" style:family="text"/>
    <style:style style:name="T57_107" style:family="text"/>
    <style:style style:name="T57_108" style:family="text"/>
    <style:style style:name="T57_109" style:family="text"/>
    <style:style style:name="T57_110" style:family="text"/>
    <style:style style:name="T57_111" style:family="text"/>
    <style:style style:name="T57_112" style:family="text"/>
    <style:style style:name="T57_113" style:family="text"/>
    <style:style style:name="T57_114" style:family="text"/>
    <style:style style:name="T57_115" style:family="text"/>
    <style:style style:name="T57_116" style:family="text"/>
    <style:style style:name="T57_117" style:family="text"/>
    <style:style style:name="T57_118" style:family="text"/>
    <style:style style:name="T57_119" style:family="text"/>
    <style:style style:name="T57_120" style:family="text"/>
    <style:style style:name="T57_121" style:family="text"/>
    <style:style style:name="T57_122" style:family="text"/>
    <style:style style:name="T57_123" style:family="text"/>
    <style:style style:name="T57_124" style:family="text"/>
    <style:style style:name="T57_125" style:family="text"/>
    <style:style style:name="T57_126" style:family="text"/>
    <style:style style:name="T57_127" style:family="text"/>
    <style:style style:name="T57_128" style:family="text"/>
    <style:style style:name="T57_129" style:family="text"/>
    <style:style style:name="T57_130" style:family="text"/>
    <style:style style:name="T57_131" style:family="text"/>
    <style:style style:name="T57_132" style:family="text"/>
    <style:style style:name="T57_133" style:family="text"/>
    <style:style style:name="T57_134" style:family="text"/>
    <style:style style:name="T57_135" style:family="text"/>
    <style:style style:name="T57_136" style:family="text"/>
    <style:style style:name="T57_137" style:family="text"/>
    <style:style style:name="T57_138" style:family="text"/>
    <style:style style:name="T57_139" style:family="text"/>
    <style:style style:name="T57_140" style:family="text"/>
    <style:style style:name="T57_141" style:family="text"/>
    <style:style style:name="T57_142" style:family="text"/>
    <style:style style:name="T57_143" style:family="text"/>
    <style:style style:name="T57_144" style:family="text"/>
    <style:style style:name="T57_145" style:family="text"/>
    <style:style style:name="T57_146" style:family="text"/>
    <style:style style:name="T57_147" style:family="text"/>
    <style:style style:name="T57_148" style:family="text"/>
    <style:style style:name="T57_149" style:family="text"/>
    <style:style style:name="T57_150" style:family="text"/>
    <style:style style:name="T57_151" style:family="text"/>
    <style:style style:name="T57_152" style:family="text"/>
    <style:style style:name="T57_153" style:family="text"/>
    <style:style style:name="T57_154" style:family="text"/>
    <style:style style:name="T57_155" style:family="text"/>
    <style:style style:name="T57_156" style:family="text"/>
    <style:style style:name="T57_157" style:family="text"/>
    <style:style style:name="T57_158" style:family="text"/>
    <style:style style:name="T57_159" style:family="text"/>
    <style:style style:name="T57_160" style:family="text"/>
    <style:style style:name="T57_161" style:family="text"/>
    <style:style style:name="T57_162" style:family="text"/>
    <style:style style:name="T57_163" style:family="text"/>
    <style:style style:name="T57_164" style:family="text"/>
    <style:style style:name="T57_165" style:family="text"/>
    <style:style style:name="T57_166" style:family="text"/>
    <style:style style:name="T57_167" style:family="text"/>
    <style:style style:name="T57_168" style:family="text"/>
    <style:style style:name="T57_169" style:family="text"/>
    <style:style style:name="T57_170" style:family="text"/>
    <style:style style:name="T57_171" style:family="text"/>
    <style:style style:name="T57_172" style:family="text"/>
    <style:style style:name="T57_173" style:family="text"/>
    <style:style style:name="T57_174" style:family="text"/>
    <style:style style:name="T57_175" style:family="text"/>
    <style:style style:name="T57_176" style:family="text"/>
    <style:style style:name="T57_177" style:family="text"/>
    <style:style style:name="T57_178" style:family="text"/>
    <style:style style:name="T57_179" style:family="text"/>
    <style:style style:name="T57_180" style:family="text"/>
    <style:style style:name="T57_181" style:family="text"/>
    <style:style style:name="T57_182" style:family="text"/>
    <style:style style:name="T57_183" style:family="text"/>
    <style:style style:name="T57_184" style:family="text"/>
    <style:style style:name="T57_185" style:family="text"/>
    <style:style style:name="T57_186" style:family="text"/>
    <style:style style:name="T57_187" style:family="text"/>
    <style:style style:name="T57_188" style:family="text"/>
    <style:style style:name="T57_189" style:family="text"/>
    <style:style style:name="T57_190" style:family="text"/>
    <style:style style:name="T57_191" style:family="text"/>
    <style:style style:name="T57_192" style:family="text"/>
    <style:style style:name="T57_193" style:family="text"/>
    <style:style style:name="T57_194" style:family="text"/>
    <style:style style:name="T57_195" style:family="text"/>
    <style:style style:name="T57_196" style:family="text"/>
    <style:style style:name="T57_197" style:family="text"/>
    <style:style style:name="T57_198" style:family="text"/>
    <style:style style:name="T57_199" style:family="text"/>
    <style:style style:name="T57_200" style:family="text"/>
    <style:style style:name="T57_201" style:family="text"/>
    <style:style style:name="T57_202" style:family="text"/>
    <style:style style:name="T57_203" style:family="text"/>
    <style:style style:name="T57_204" style:family="text"/>
    <style:style style:name="T57_205" style:family="text"/>
    <style:style style:name="T57_206" style:family="text"/>
    <style:style style:name="T57_207" style:family="text"/>
    <style:style style:name="T57_208" style:family="text"/>
    <style:style style:name="T57_209" style:family="text"/>
    <style:style style:name="T57_210" style:family="text"/>
    <style:style style:name="T57_211" style:family="text"/>
    <style:style style:name="T57_212" style:family="text"/>
    <style:style style:name="T57_213" style:family="text"/>
    <style:style style:name="T57_214" style:family="text"/>
    <style:style style:name="T57_215" style:family="text"/>
    <style:style style:name="T57_216" style:family="text"/>
    <style:style style:name="T57_217" style:family="text"/>
    <style:style style:name="T57_218" style:family="text"/>
    <style:style style:name="T57_219" style:family="text"/>
    <style:style style:name="T57_220" style:family="text"/>
    <style:style style:name="T57_221" style:family="text"/>
    <style:style style:name="T57_222" style:family="text"/>
    <style:style style:name="T57_223" style:family="text"/>
    <style:style style:name="T57_224" style:family="text"/>
    <style:style style:name="T57_225" style:family="text"/>
    <style:style style:name="T57_226" style:family="text"/>
    <style:style style:name="T57_227" style:family="text"/>
    <style:style style:name="T57_228" style:family="text"/>
    <style:style style:name="T57_229" style:family="text"/>
    <style:style style:name="T57_230" style:family="text"/>
    <style:style style:name="T57_231" style:family="text"/>
    <style:style style:name="T57_232" style:family="text"/>
    <style:style style:name="T57_233" style:family="text"/>
    <style:style style:name="T57_234" style:family="text"/>
    <style:style style:name="T57_235" style:family="text"/>
    <style:style style:name="T57_236" style:family="text"/>
    <style:style style:name="T57_237" style:family="text"/>
    <style:style style:name="T57_238" style:family="text"/>
    <style:style style:name="T57_239" style:family="text"/>
    <style:style style:name="T57_240" style:family="text"/>
    <style:style style:name="T57_241" style:family="text"/>
    <style:style style:name="T57_242" style:family="text"/>
    <style:style style:name="T57_243" style:family="text"/>
    <style:style style:name="T57_244" style:family="text"/>
    <style:style style:name="T57_245" style:family="text"/>
    <style:style style:name="T57_246" style:family="text"/>
    <style:style style:name="T57_247" style:family="text"/>
    <style:style style:name="T57_248" style:family="text"/>
    <style:style style:name="T57_249" style:family="text"/>
    <style:style style:name="T57_250" style:family="text"/>
    <style:style style:name="T57_251" style:family="text"/>
    <style:style style:name="T57_252" style:family="text"/>
    <style:style style:name="T57_253" style:family="text"/>
    <style:style style:name="T57_254" style:family="text"/>
    <style:style style:name="T57_255" style:family="text"/>
    <style:style style:name="T57_256" style:family="text"/>
    <style:style style:name="T57_257" style:family="text"/>
    <style:style style:name="T57_258" style:family="text"/>
    <style:style style:name="T57_259" style:family="text"/>
    <style:style style:name="T57_260" style:family="text"/>
    <style:style style:name="T57_261" style:family="text"/>
    <style:style style:name="T57_262" style:family="text"/>
    <style:style style:name="T57_263" style:family="text"/>
    <style:style style:name="T57_264" style:family="text"/>
    <style:style style:name="T57_265" style:family="text"/>
    <style:style style:name="T57_266" style:family="text"/>
    <style:style style:name="T57_267" style:family="text"/>
    <style:style style:name="T57_268" style:family="text"/>
    <style:style style:name="T57_269" style:family="text"/>
    <style:style style:name="T57_270" style:family="text"/>
    <style:style style:name="T57_271" style:family="text"/>
    <style:style style:name="T57_272" style:family="text"/>
    <style:style style:name="T57_273" style:family="text"/>
    <style:style style:name="T57_274" style:family="text"/>
    <style:style style:name="T57_275" style:family="text"/>
    <style:style style:name="T57_276" style:family="text"/>
    <style:style style:name="T57_277" style:family="text"/>
    <style:style style:name="T57_278" style:family="text"/>
    <style:style style:name="T57_279" style:family="text"/>
    <style:style style:name="T57_280" style:family="text"/>
    <style:style style:name="T57_281" style:family="text"/>
    <style:style style:name="T57_282" style:family="text"/>
    <style:style style:name="T57_283" style:family="text"/>
    <style:style style:name="T57_284" style:family="text"/>
    <style:style style:name="T57_285" style:family="text"/>
    <style:style style:name="T57_286" style:family="text"/>
    <style:style style:name="T57_287" style:family="text"/>
    <style:style style:name="T57_288" style:family="text"/>
    <style:style style:name="T57_289" style:family="text"/>
    <style:style style:name="T57_290" style:family="text"/>
    <style:style style:name="T57_291" style:family="text"/>
    <style:style style:name="T57_292" style:family="text"/>
    <style:style style:name="T57_293" style:family="text"/>
    <style:style style:name="T57_294" style:family="text"/>
    <style:style style:name="T57_295" style:family="text"/>
    <style:style style:name="T57_296" style:family="text"/>
    <style:style style:name="T57_297" style:family="text"/>
    <style:style style:name="T57_298" style:family="text"/>
    <style:style style:name="T57_299" style:family="text"/>
    <style:style style:name="T57_300" style:family="text"/>
    <style:style style:name="T57_301" style:family="text"/>
    <style:style style:name="P58" style:family="paragraph" style:parent-style-name="Heading_20_2">
      <style:paragraph-properties fo:break-before="auto" fo:line-height="100%" style:writing-mode="lr-tb"/>
    </style:style>
    <style:style style:name="T58_1" style:family="text"/>
    <style:style style:name="P59" style:family="paragraph" style:parent-style-name="Standard">
      <style:paragraph-properties fo:break-before="auto" fo:line-height="100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/>
    <style:style style:name="T59_56" style:family="text"/>
    <style:style style:name="T59_57" style:family="text"/>
    <style:style style:name="T59_58" style:family="text"/>
    <style:style style:name="T59_59" style:family="text"/>
    <style:style style:name="T59_60" style:family="text"/>
    <style:style style:name="T59_61" style:family="text"/>
    <style:style style:name="T59_62" style:family="text"/>
    <style:style style:name="T59_63" style:family="text"/>
    <style:style style:name="T59_64" style:family="text"/>
    <style:style style:name="T59_65" style:family="text"/>
    <style:style style:name="T59_66" style:family="text"/>
    <style:style style:name="T59_67" style:family="text"/>
    <style:style style:name="T59_68" style:family="text"/>
    <style:style style:name="T59_69" style:family="text"/>
    <style:style style:name="T59_70" style:family="text"/>
    <style:style style:name="T59_71" style:family="text"/>
    <style:style style:name="T59_72" style:family="text"/>
    <style:style style:name="T59_73" style:family="text"/>
    <style:style style:name="T59_74" style:family="text"/>
    <style:style style:name="T59_75" style:family="text"/>
    <style:style style:name="T59_76" style:family="text"/>
    <style:style style:name="T59_77" style:family="text"/>
    <style:style style:name="T59_78" style:family="text"/>
    <style:style style:name="T59_79" style:family="text"/>
    <style:style style:name="T59_80" style:family="text"/>
    <style:style style:name="T59_81" style:family="text"/>
    <style:style style:name="T59_82" style:family="text"/>
    <style:style style:name="T59_83" style:family="text"/>
    <style:style style:name="T59_84" style:family="text"/>
    <style:style style:name="T59_85" style:family="text"/>
    <style:style style:name="T59_86" style:family="text"/>
    <style:style style:name="T59_87" style:family="text"/>
    <style:style style:name="T59_88" style:family="text"/>
    <style:style style:name="T59_89" style:family="text"/>
    <style:style style:name="T59_90" style:family="text"/>
    <style:style style:name="T59_91" style:family="text"/>
    <style:style style:name="T59_92" style:family="text"/>
    <style:style style:name="T59_93" style:family="text"/>
    <style:style style:name="T59_94" style:family="text"/>
    <style:style style:name="T59_95" style:family="text"/>
    <style:style style:name="T59_96" style:family="text"/>
    <style:style style:name="T59_97" style:family="text"/>
    <style:style style:name="T59_98" style:family="text"/>
    <style:style style:name="T59_99" style:family="text"/>
    <style:style style:name="T59_100" style:family="text"/>
    <style:style style:name="T59_101" style:family="text"/>
    <style:style style:name="T59_102" style:family="text"/>
    <style:style style:name="T59_103" style:family="text"/>
    <style:style style:name="T59_104" style:family="text"/>
    <style:style style:name="T59_105" style:family="text"/>
    <style:style style:name="T59_106" style:family="text"/>
    <style:style style:name="T59_107" style:family="text"/>
    <style:style style:name="T59_108" style:family="text"/>
    <style:style style:name="T59_109" style:family="text"/>
    <style:style style:name="T59_110" style:family="text"/>
    <style:style style:name="T59_111" style:family="text"/>
    <style:style style:name="T59_112" style:family="text"/>
    <style:style style:name="T59_113" style:family="text"/>
    <style:style style:name="T59_114" style:family="text"/>
    <style:style style:name="T59_115" style:family="text"/>
    <style:style style:name="T59_116" style:family="text"/>
    <style:style style:name="T59_117" style:family="text"/>
    <style:style style:name="T59_118" style:family="text"/>
    <style:style style:name="T59_119" style:family="text"/>
    <style:style style:name="T59_120" style:family="text"/>
    <style:style style:name="T59_121" style:family="text"/>
    <style:style style:name="T59_122" style:family="text"/>
    <style:style style:name="T59_123" style:family="text"/>
    <style:style style:name="T59_124" style:family="text"/>
    <style:style style:name="T59_125" style:family="text"/>
    <style:style style:name="T59_126" style:family="text"/>
    <style:style style:name="T59_127" style:family="text"/>
    <style:style style:name="T59_128" style:family="text"/>
    <style:style style:name="T59_129" style:family="text"/>
    <style:style style:name="T59_130" style:family="text"/>
    <style:style style:name="T59_131" style:family="text"/>
    <style:style style:name="T59_132" style:family="text"/>
    <style:style style:name="T59_133" style:family="text"/>
    <style:style style:name="T59_134" style:family="text"/>
    <style:style style:name="T59_135" style:family="text"/>
    <style:style style:name="T59_136" style:family="text"/>
    <style:style style:name="T59_137" style:family="text"/>
    <style:style style:name="T59_138" style:family="text"/>
    <style:style style:name="T59_139" style:family="text"/>
    <style:style style:name="T59_140" style:family="text"/>
    <style:style style:name="T59_141" style:family="text"/>
    <style:style style:name="T59_142" style:family="text"/>
    <style:style style:name="T59_143" style:family="text"/>
    <style:style style:name="T59_144" style:family="text"/>
    <style:style style:name="T59_145" style:family="text"/>
    <style:style style:name="T59_146" style:family="text"/>
    <style:style style:name="T59_147" style:family="text"/>
    <style:style style:name="T59_148" style:family="text"/>
    <style:style style:name="T59_149" style:family="text"/>
    <style:style style:name="T59_150" style:family="text"/>
    <style:style style:name="T59_151" style:family="text"/>
    <style:style style:name="T59_152" style:family="text"/>
    <style:style style:name="T59_153" style:family="text"/>
    <style:style style:name="T59_154" style:family="text"/>
    <style:style style:name="T59_155" style:family="text"/>
    <style:style style:name="T59_156" style:family="text"/>
    <style:style style:name="T59_157" style:family="text"/>
    <style:style style:name="T59_158" style:family="text"/>
    <style:style style:name="T59_159" style:family="text"/>
    <style:style style:name="T59_160" style:family="text"/>
    <style:style style:name="T59_161" style:family="text"/>
    <style:style style:name="T59_162" style:family="text"/>
    <style:style style:name="T59_163" style:family="text"/>
    <style:style style:name="T59_164" style:family="text"/>
    <style:style style:name="T59_165" style:family="text"/>
    <style:style style:name="T59_166" style:family="text"/>
    <style:style style:name="T59_167" style:family="text"/>
    <style:style style:name="T59_168" style:family="text"/>
    <style:style style:name="T59_169" style:family="text"/>
    <style:style style:name="T59_170" style:family="text"/>
    <style:style style:name="T59_171" style:family="text"/>
    <style:style style:name="T59_172" style:family="text"/>
    <style:style style:name="T59_173" style:family="text"/>
    <style:style style:name="T59_174" style:family="text"/>
    <style:style style:name="T59_175" style:family="text"/>
    <style:style style:name="T59_176" style:family="text"/>
    <style:style style:name="T59_177" style:family="text"/>
    <style:style style:name="T59_178" style:family="text"/>
    <style:style style:name="T59_179" style:family="text"/>
    <style:style style:name="T59_180" style:family="text"/>
    <style:style style:name="T59_181" style:family="text"/>
    <style:style style:name="T59_182" style:family="text"/>
    <style:style style:name="T59_183" style:family="text"/>
    <style:style style:name="T59_184" style:family="text"/>
    <style:style style:name="T59_185" style:family="text"/>
    <style:style style:name="T59_186" style:family="text"/>
    <style:style style:name="T59_187" style:family="text"/>
    <style:style style:name="T59_188" style:family="text"/>
    <style:style style:name="T59_189" style:family="text"/>
    <style:style style:name="T59_190" style:family="text"/>
    <style:style style:name="T59_191" style:family="text"/>
    <style:style style:name="T59_192" style:family="text"/>
    <style:style style:name="T59_193" style:family="text"/>
    <style:style style:name="T59_194" style:family="text"/>
    <style:style style:name="T59_195" style:family="text"/>
    <style:style style:name="T59_196" style:family="text"/>
    <style:style style:name="T59_197" style:family="text"/>
    <style:style style:name="T59_198" style:family="text"/>
    <style:style style:name="T59_199" style:family="text"/>
    <style:style style:name="T59_200" style:family="text"/>
    <style:style style:name="T59_201" style:family="text"/>
    <style:style style:name="T59_202" style:family="text"/>
    <style:style style:name="T59_203" style:family="text"/>
    <style:style style:name="T59_204" style:family="text"/>
    <style:style style:name="T59_205" style:family="text"/>
    <style:style style:name="P60" style:family="paragraph" style:parent-style-name="Heading_20_1">
      <style:paragraph-properties fo:break-before="auto" fo:line-height="100%" style:writing-mode="lr-tb"/>
    </style:style>
    <style:style style:name="T60_1" style:family="text"/>
    <style:style style:name="T60_2" style:family="text"/>
    <style:style style:name="T60_3" style:family="text"/>
    <style:style style:name="P61" style:family="paragraph" style:parent-style-name="Standard">
      <style:paragraph-properties fo:text-align="center" fo:break-before="auto" fo:line-height="100%" style:writing-mode="lr-tb"/>
    </style:style>
    <style:style style:name="P62" style:family="paragraph" style:parent-style-name="Standard">
      <style:paragraph-properties fo:text-align="left" fo:break-before="auto" fo:line-height="100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>
      <style:text-properties fo:font-style="italic" style:font-style-asian="italic" style:font-style-complex="italic"/>
    </style:style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P63" style:family="paragraph" style:parent-style-name="Standard">
      <style:paragraph-properties fo:text-align="left" fo:break-before="auto" fo:line-height="100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>
      <style:text-properties fo:font-style="italic" style:font-style-asian="italic" style:font-style-complex="italic"/>
    </style:style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P64" style:family="paragraph" style:parent-style-name="Standard">
      <style:paragraph-properties fo:text-align="left" fo:break-before="auto" fo:line-height="100%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>
      <style:text-properties fo:font-style="italic" style:font-style-asian="italic" style:font-style-complex="italic"/>
    </style:style>
    <style:style style:name="T64_12" style:family="text">
      <style:text-properties fo:font-style="italic" style:font-style-asian="italic" style:font-style-complex="italic"/>
    </style:style>
    <style:style style:name="T64_13" style:family="text">
      <style:text-properties fo:font-style="italic" style:font-style-asian="italic" style:font-style-complex="italic"/>
    </style:style>
    <style:style style:name="T64_14" style:family="text">
      <style:text-properties fo:font-style="italic" style:font-style-asian="italic" style:font-style-complex="italic"/>
    </style:style>
    <style:style style:name="T64_15" style:family="text">
      <style:text-properties fo:font-style="italic" style:font-style-asian="italic" style:font-style-complex="italic"/>
    </style:style>
    <style:style style:name="T64_16" style:family="text">
      <style:text-properties fo:font-style="italic" style:font-style-asian="italic" style:font-style-complex="italic"/>
    </style:style>
    <style:style style:name="T64_17" style:family="text">
      <style:text-properties fo:font-style="italic" style:font-style-asian="italic" style:font-style-complex="italic"/>
    </style:style>
    <style:style style:name="T64_18" style:family="text">
      <style:text-properties fo:font-style="italic" style:font-style-asian="italic" style:font-style-complex="italic"/>
    </style:style>
    <style:style style:name="T64_19" style:family="text">
      <style:text-properties fo:font-style="italic" style:font-style-asian="italic" style:font-style-complex="italic"/>
    </style:style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P65" style:family="paragraph" style:parent-style-name="Standard">
      <style:paragraph-properties fo:break-before="auto" fo:line-height="100%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>
      <style:text-properties fo:font-style="italic" style:font-style-asian="italic" style:font-style-complex="italic"/>
    </style:style>
    <style:style style:name="T65_43" style:family="text">
      <style:text-properties fo:font-style="italic" style:font-style-asian="italic" style:font-style-complex="italic"/>
    </style:style>
    <style:style style:name="T65_44" style:family="text">
      <style:text-properties fo:font-style="italic" style:font-style-asian="italic" style:font-style-complex="italic"/>
    </style:style>
    <style:style style:name="T65_45" style:family="text">
      <style:text-properties fo:font-style="italic" style:font-style-asian="italic" style:font-style-complex="italic"/>
    </style:style>
    <style:style style:name="T65_46" style:family="text">
      <style:text-properties fo:font-style="italic" style:font-style-asian="italic" style:font-style-complex="italic"/>
    </style:style>
    <style:style style:name="T65_47" style:family="text">
      <style:text-properties fo:font-style="italic" style:font-style-asian="italic" style:font-style-complex="italic"/>
    </style:style>
    <style:style style:name="T65_48" style:family="text">
      <style:text-properties fo:font-style="italic" style:font-style-asian="italic" style:font-style-complex="italic"/>
    </style:style>
    <style:style style:name="T65_49" style:family="text">
      <style:text-properties fo:font-style="italic" style:font-style-asian="italic" style:font-style-complex="italic"/>
    </style:style>
    <style:style style:name="T65_50" style:family="text">
      <style:text-properties fo:font-style="italic" style:font-style-asian="italic" style:font-style-complex="italic"/>
    </style:style>
    <style:style style:name="T65_51" style:family="text"/>
    <style:style style:name="T65_52" style:family="text"/>
    <style:style style:name="T65_53" style:family="text"/>
    <style:style style:name="T65_54" style:family="text"/>
    <style:style style:name="T65_55" style:family="text"/>
    <style:style style:name="T65_56" style:family="text"/>
    <style:style style:name="T65_57" style:family="text"/>
    <style:style style:name="T65_58" style:family="text"/>
    <style:style style:name="T65_59" style:family="text"/>
    <style:style style:name="T65_60" style:family="text"/>
    <style:style style:name="T65_61" style:family="text"/>
    <style:style style:name="T65_62" style:family="text"/>
    <style:style style:name="T65_63" style:family="text"/>
    <style:style style:name="T65_64" style:family="text"/>
    <style:style style:name="T65_65" style:family="text"/>
    <style:style style:name="P66" style:family="paragraph" style:parent-style-name="Standard">
      <style:paragraph-properties fo:break-before="auto" fo:line-height="100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>
      <style:text-properties fo:font-style="italic" style:font-style-asian="italic" style:font-style-complex="italic"/>
    </style:style>
    <style:style style:name="T66_21" style:family="text">
      <style:text-properties fo:font-style="italic" style:font-style-asian="italic" style:font-style-complex="italic"/>
    </style:style>
    <style:style style:name="T66_22" style:family="text">
      <style:text-properties fo:font-style="italic" style:font-style-asian="italic" style:font-style-complex="italic"/>
    </style:style>
    <style:style style:name="T66_23" style:family="text">
      <style:text-properties fo:font-style="italic" style:font-style-asian="italic" style:font-style-complex="italic"/>
    </style:style>
    <style:style style:name="T66_24" style:family="text">
      <style:text-properties fo:font-style="italic" style:font-style-asian="italic" style:font-style-complex="italic"/>
    </style:style>
    <style:style style:name="T66_25" style:family="text">
      <style:text-properties fo:font-style="italic" style:font-style-asian="italic" style:font-style-complex="italic"/>
    </style:style>
    <style:style style:name="T66_26" style:family="text">
      <style:text-properties fo:font-style="italic" style:font-style-asian="italic" style:font-style-complex="italic"/>
    </style:style>
    <style:style style:name="T66_27" style:family="text">
      <style:text-properties fo:font-style="italic" style:font-style-asian="italic" style:font-style-complex="italic"/>
    </style:style>
    <style:style style:name="T66_28" style:family="text">
      <style:text-properties fo:font-style="italic" style:font-style-asian="italic" style:font-style-complex="italic"/>
    </style:style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P67" style:family="paragraph" style:parent-style-name="Standard">
      <style:paragraph-properties fo:text-align="left" fo:break-before="auto" fo:line-height="100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>
      <style:text-properties fo:font-style="italic" style:font-style-asian="italic" style:font-style-complex="italic"/>
    </style:style>
    <style:style style:name="T67_32" style:family="text">
      <style:text-properties fo:font-style="italic" style:font-style-asian="italic" style:font-style-complex="italic"/>
    </style:style>
    <style:style style:name="T67_33" style:family="text">
      <style:text-properties fo:font-style="italic" style:font-style-asian="italic" style:font-style-complex="italic"/>
    </style:style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P68" style:family="paragraph" style:parent-style-name="Standard">
      <style:paragraph-properties fo:break-before="auto" fo:line-height="100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/>
    <style:style style:name="T68_42" style:family="text"/>
    <style:style style:name="T68_43" style:family="text"/>
    <style:style style:name="T68_44" style:family="text"/>
    <style:style style:name="T68_45" style:family="text"/>
    <style:style style:name="T68_46" style:family="text"/>
    <style:style style:name="T68_47" style:family="text"/>
    <style:style style:name="T68_48" style:family="text"/>
    <style:style style:name="T68_49" style:family="text"/>
    <style:style style:name="T68_50" style:family="text">
      <style:text-properties fo:font-style="italic" style:font-style-asian="italic" style:font-style-complex="italic"/>
    </style:style>
    <style:style style:name="T68_51" style:family="text">
      <style:text-properties fo:font-style="italic" style:font-style-asian="italic" style:font-style-complex="italic"/>
    </style:style>
    <style:style style:name="T68_52" style:family="text">
      <style:text-properties fo:font-style="italic" style:font-style-asian="italic" style:font-style-complex="italic"/>
    </style:style>
    <style:style style:name="T68_53" style:family="text">
      <style:text-properties fo:font-style="italic" style:font-style-asian="italic" style:font-style-complex="italic"/>
    </style:style>
    <style:style style:name="T68_54" style:family="text">
      <style:text-properties fo:font-style="italic" style:font-style-asian="italic" style:font-style-complex="italic"/>
    </style:style>
    <style:style style:name="T68_55" style:family="text">
      <style:text-properties fo:font-style="italic" style:font-style-asian="italic" style:font-style-complex="italic"/>
    </style:style>
    <style:style style:name="T68_56" style:family="text">
      <style:text-properties fo:font-style="italic" style:font-style-asian="italic" style:font-style-complex="italic"/>
    </style:style>
    <style:style style:name="T68_57" style:family="text">
      <style:text-properties fo:font-style="italic" style:font-style-asian="italic" style:font-style-complex="italic"/>
    </style:style>
    <style:style style:name="T68_58" style:family="text">
      <style:text-properties fo:font-style="italic" style:font-style-asian="italic" style:font-style-complex="italic"/>
    </style:style>
    <style:style style:name="T68_59" style:family="text"/>
    <style:style style:name="T68_60" style:family="text"/>
    <style:style style:name="T68_61" style:family="text"/>
    <style:style style:name="T68_62" style:family="text"/>
    <style:style style:name="T68_63" style:family="text"/>
    <style:style style:name="T68_64" style:family="text"/>
    <style:style style:name="T68_65" style:family="text"/>
    <style:style style:name="T68_66" style:family="text"/>
    <style:style style:name="T68_67" style:family="text"/>
    <style:style style:name="T68_68" style:family="text"/>
    <style:style style:name="T68_69" style:family="text"/>
    <style:style style:name="T68_70" style:family="text"/>
    <style:style style:name="T68_71" style:family="text"/>
    <style:style style:name="T68_72" style:family="text"/>
    <style:style style:name="T68_73" style:family="text"/>
    <style:style style:name="T68_74" style:family="text"/>
    <style:style style:name="T68_75" style:family="text"/>
    <style:style style:name="P69" style:family="paragraph" style:parent-style-name="Standard">
      <style:paragraph-properties fo:break-before="auto" fo:line-height="100%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>
      <style:text-properties fo:font-style="italic" style:font-style-asian="italic" style:font-style-complex="italic"/>
    </style:style>
    <style:style style:name="T69_41" style:family="text">
      <style:text-properties fo:font-style="italic" style:font-style-asian="italic" style:font-style-complex="italic"/>
    </style:style>
    <style:style style:name="T69_42" style:family="text">
      <style:text-properties fo:font-style="italic" style:font-style-asian="italic" style:font-style-complex="italic"/>
    </style:style>
    <style:style style:name="T69_43" style:family="text">
      <style:text-properties fo:font-style="italic" style:font-style-asian="italic" style:font-style-complex="italic"/>
    </style:style>
    <style:style style:name="T69_44" style:family="text">
      <style:text-properties fo:font-style="italic" style:font-style-asian="italic" style:font-style-complex="italic"/>
    </style:style>
    <style:style style:name="T69_45" style:family="text">
      <style:text-properties fo:font-style="italic" style:font-style-asian="italic" style:font-style-complex="italic"/>
    </style:style>
    <style:style style:name="T69_46" style:family="text">
      <style:text-properties fo:font-style="italic" style:font-style-asian="italic" style:font-style-complex="italic"/>
    </style:style>
    <style:style style:name="T69_47" style:family="text">
      <style:text-properties fo:font-style="italic" style:font-style-asian="italic" style:font-style-complex="italic"/>
    </style:style>
    <style:style style:name="T69_48" style:family="text">
      <style:text-properties fo:font-style="italic" style:font-style-asian="italic" style:font-style-complex="italic"/>
    </style:style>
    <style:style style:name="T69_49" style:family="text"/>
    <style:style style:name="T69_50" style:family="text"/>
    <style:style style:name="T69_51" style:family="text"/>
    <style:style style:name="T69_52" style:family="text"/>
    <style:style style:name="T69_53" style:family="text"/>
    <style:style style:name="T69_54" style:family="text"/>
    <style:style style:name="T69_55" style:family="text"/>
    <style:style style:name="T69_56" style:family="text"/>
    <style:style style:name="T69_57" style:family="text"/>
    <style:style style:name="T69_58" style:family="text"/>
    <style:style style:name="T69_59" style:family="text"/>
    <style:style style:name="T69_60" style:family="text"/>
    <style:style style:name="T69_61" style:family="text"/>
    <style:style style:name="T69_62" style:family="text"/>
    <style:style style:name="T69_63" style:family="text"/>
    <style:style style:name="T69_64" style:family="text"/>
    <style:style style:name="T69_65" style:family="text"/>
    <style:style style:name="P70" style:family="paragraph" style:parent-style-name="Standard">
      <style:paragraph-properties fo:text-align="left" fo:break-before="auto" fo:line-height="100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>
      <style:text-properties fo:font-style="italic" style:font-style-asian="italic" style:font-style-complex="italic"/>
    </style:style>
    <style:style style:name="T70_51" style:family="text">
      <style:text-properties fo:font-style="italic" style:font-style-asian="italic" style:font-style-complex="italic"/>
    </style:style>
    <style:style style:name="T70_52" style:family="text">
      <style:text-properties fo:font-style="italic" style:font-style-asian="italic" style:font-style-complex="italic"/>
    </style:style>
    <style:style style:name="T70_53" style:family="text">
      <style:text-properties fo:font-style="italic" style:font-style-asian="italic" style:font-style-complex="italic"/>
    </style:style>
    <style:style style:name="T70_54" style:family="text">
      <style:text-properties fo:font-style="italic" style:font-style-asian="italic" style:font-style-complex="italic"/>
    </style:style>
    <style:style style:name="T70_55" style:family="text">
      <style:text-properties fo:font-style="italic" style:font-style-asian="italic" style:font-style-complex="italic"/>
    </style:style>
    <style:style style:name="T70_56" style:family="text">
      <style:text-properties fo:font-style="italic" style:font-style-asian="italic" style:font-style-complex="italic"/>
    </style:style>
    <style:style style:name="T70_57" style:family="text">
      <style:text-properties fo:font-style="italic" style:font-style-asian="italic" style:font-style-complex="italic"/>
    </style:style>
    <style:style style:name="T70_58" style:family="text">
      <style:text-properties fo:font-style="italic" style:font-style-asian="italic" style:font-style-complex="italic"/>
    </style:style>
    <style:style style:name="T70_59" style:family="text">
      <style:text-properties fo:font-style="italic" style:font-style-asian="italic" style:font-style-complex="italic"/>
    </style:style>
    <style:style style:name="T70_60" style:family="text"/>
    <style:style style:name="T70_61" style:family="text"/>
    <style:style style:name="T70_62" style:family="text"/>
    <style:style style:name="T70_63" style:family="text"/>
    <style:style style:name="T70_64" style:family="text"/>
    <style:style style:name="T70_65" style:family="text"/>
    <style:style style:name="T70_66" style:family="text"/>
    <style:style style:name="T70_67" style:family="text"/>
    <style:style style:name="T70_68" style:family="text"/>
    <style:style style:name="T70_69" style:family="text"/>
    <style:style style:name="T70_70" style:family="text"/>
    <style:style style:name="T70_71" style:family="text"/>
    <style:style style:name="T70_72" style:family="text"/>
    <style:style style:name="T70_73" style:family="text"/>
    <style:style style:name="T70_74" style:family="text"/>
    <style:style style:name="T70_75" style:family="text"/>
    <style:style style:name="T70_76" style:family="text"/>
    <style:style style:name="P71" style:family="paragraph" style:parent-style-name="Standard">
      <style:paragraph-properties fo:text-align="left" fo:break-before="auto" fo:line-height="100%" fo:margin-top="0cm" fo:margin-bottom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>
      <style:text-properties fo:font-style="italic" style:font-style-asian="italic" style:font-style-complex="italic"/>
    </style:style>
    <style:style style:name="T71_17" style:family="text">
      <style:text-properties fo:font-style="italic" style:font-style-asian="italic" style:font-style-complex="italic"/>
    </style:style>
    <style:style style:name="T71_18" style:family="text">
      <style:text-properties fo:font-style="italic" style:font-style-asian="italic" style:font-style-complex="italic"/>
    </style:style>
    <style:style style:name="T71_19" style:family="text">
      <style:text-properties fo:font-style="italic" style:font-style-asian="italic" style:font-style-complex="italic"/>
    </style:style>
    <style:style style:name="T71_20" style:family="text">
      <style:text-properties fo:font-style="italic" style:font-style-asian="italic" style:font-style-complex="italic"/>
    </style:style>
    <style:style style:name="T71_21" style:family="text">
      <style:text-properties fo:font-style="italic" style:font-style-asian="italic" style:font-style-complex="italic"/>
    </style:style>
    <style:style style:name="T71_22" style:family="text">
      <style:text-properties fo:font-style="italic" style:font-style-asian="italic" style:font-style-complex="italic"/>
    </style:style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P72" style:family="paragraph" style:parent-style-name="Standard">
      <style:paragraph-properties fo:break-before="auto" fo:line-height="100%" style:writing-mode="lr-tb"/>
    </style:style>
  </office:automatic-styles>
  <office:body>
    <office:text>
      <text:p text:style-name="P1"><text:bookmark-start text:name="h.yexcrzhafj3k"/><text:bookmark-end text:name="h.yexcrzhafj3k"/><text:span text:style-name="T1_1">Toward</text:span><text:span text:style-name="T1_2"><text:s/></text:span><text:span text:style-name="T1_3">Decentralized</text:span><text:span text:style-name="T1_4"><text:s/></text:span><text:span text:style-name="T1_5">Code</text:span><text:span text:style-name="T1_6"><text:s/></text:span><text:span text:style-name="T1_7">Signing</text:span><text:span text:style-name="T1_8">:</text:span></text:p>
      <text:p text:style-name="P2"><text:bookmark-start text:name="h.i2v6eo16mt8c"/><text:bookmark-end text:name="h.i2v6eo16mt8c"/><text:span text:style-name="T2_1">A</text:span><text:span text:style-name="T2_2"><text:s/></text:span><text:span text:style-name="T2_3">Legal</text:span><text:span text:style-name="T2_4"><text:s/></text:span><text:span text:style-name="T2_5">Framework</text:span><text:span text:style-name="T2_6"><text:s/></text:span><text:span text:style-name="T2_7">for</text:span><text:span text:style-name="T2_8"><text:s/></text:span><text:span text:style-name="T2_9">Ensuring</text:span><text:span text:style-name="T2_10"><text:s/></text:span><text:span text:style-name="T2_11">Software</text:span><text:span text:style-name="T2_12"><text:s/></text:span><text:span text:style-name="T2_13">Integrity</text:span></text:p>
      <text:p text:style-name="P3"><text:span text:style-name="T3_1">Sam</text:span><text:span text:style-name="T3_2"><text:s/></text:span><text:span text:style-name="T3_3">Kelly</text:span><text:span text:style-name="T3_4">,<text:s/></text:span><text:span text:style-name="T3_5">Sc</text:span><text:span text:style-name="T3_6">.</text:span><text:span text:style-name="T3_7">M</text:span><text:span text:style-name="T3_8">.<text:s/></text:span><text:span text:style-name="T3_9">Brown</text:span><text:span text:style-name="T3_10"><text:s/></text:span><text:span text:style-name="T3_11">University</text:span><text:span text:style-name="T3_12"><text:s/>‘17,<text:s/>&lt;</text:span><text:span text:style-name="T3_13">samuel</text:span><text:span text:style-name="T3_14">_</text:span><text:span text:style-name="T3_15">kelly</text:span><text:span text:style-name="T3_16">@</text:span><text:span text:style-name="T3_17">brown</text:span><text:span text:style-name="T3_18">.</text:span><text:span text:style-name="T3_19">edu</text:span><text:span text:style-name="T3_20">&gt;<text:line-break/></text:span><text:span text:style-name="T3_21">DuroSoft</text:span><text:span text:style-name="T3_22"><text:s/></text:span><text:span text:style-name="T3_23">Technical</text:span><text:span text:style-name="T3_24"><text:s/></text:span><text:span text:style-name="T3_25">Report</text:span><text:span text:style-name="T3_26"><text:s/></text:span><text:span text:style-name="T3_27">no</text:span><text:span text:style-name="T3_28">.<text:s/>1,<text:s/></text:span><text:span text:style-name="T3_29">rev</text:span><text:span text:style-name="T3_30"><text:s/>3.<text:s/></text:span><text:span text:style-name="T3_31">Providence</text:span><text:span text:style-name="T3_32">,<text:s/></text:span><text:span text:style-name="T3_33">RI</text:span><text:span text:style-name="T3_34">.<text:s/></text:span><text:span text:style-name="T3_35">September</text:span><text:span text:style-name="T3_36"><text:s/>2016</text:span></text:p>
      <text:h text:style-name="P4" text:outline-level="10"><text:bookmark-start text:name="h.bcf16y5ymxq0"/><text:bookmark-end text:name="h.bcf16y5ymxq0"/><text:span text:style-name="T4_1">Introduction</text:span></text:h>
      <text:p text:style-name="P5"><text:span text:style-name="T5_1">The</text:span><text:span text:style-name="T5_2"><text:s/></text:span><text:span text:style-name="T5_3">widely</text:span><text:span text:style-name="T5_4"><text:s/></text:span><text:span text:style-name="T5_5">publicized</text:span><text:span text:style-name="T5_6"><text:s/></text:span><text:span text:style-name="T5_7">early</text:span><text:span text:style-name="T5_8"><text:s/>2016<text:s/></text:span><text:span text:style-name="T5_9">court</text:span><text:span text:style-name="T5_10"><text:s/></text:span><text:span text:style-name="T5_11">battle</text:span><text:span text:style-name="T5_12"><text:s/></text:span><text:span text:style-name="T5_13">between</text:span><text:span text:style-name="T5_14"><text:s/></text:span><text:span text:style-name="T5_15">Apple</text:span><text:span text:style-name="T5_16"><text:s/></text:span><text:span text:style-name="T5_17">Inc</text:span><text:span text:style-name="T5_18"><text:s/></text:span><text:span text:style-name="T5_19">and</text:span><text:span text:style-name="T5_20"><text:s/></text:span><text:span text:style-name="T5_21">the</text:span><text:span text:style-name="T5_22"><text:s/></text:span><text:span text:style-name="T5_23">FBI</text:span><text:span text:style-name="T5_24"><text:s/></text:span><text:span text:style-name="T5_25">has</text:span><text:span text:style-name="T5_26"><text:s/></text:span><text:span text:style-name="T5_27">highlighted</text:span><text:span text:style-name="T5_28"><text:s/></text:span><text:span text:style-name="T5_29">disturbing</text:span><text:span text:style-name="T5_30"><text:s/></text:span><text:span text:style-name="T5_31">legal</text:span><text:span text:style-name="T5_32"><text:s/></text:span><text:span text:style-name="T5_33">and</text:span><text:span text:style-name="T5_34"><text:s/></text:span><text:span text:style-name="T5_35">practical</text:span><text:span text:style-name="T5_36"><text:s/></text:span><text:span text:style-name="T5_37">limitations</text:span><text:span text:style-name="T5_38"><text:s/></text:span><text:span text:style-name="T5_39">of</text:span><text:span text:style-name="T5_40"><text:s/></text:span><text:span text:style-name="T5_41">what</text:span><text:span text:style-name="T5_42"><text:s/></text:span><text:span text:style-name="T5_43">was</text:span><text:span text:style-name="T5_44"><text:s/></text:span><text:span text:style-name="T5_45">once</text:span><text:span text:style-name="T5_46"><text:s/></text:span><text:span text:style-name="T5_47">considered</text:span><text:span text:style-name="T5_48"><text:s/></text:span><text:span text:style-name="T5_49">the</text:span><text:span text:style-name="T5_50"><text:s/></text:span><text:span text:style-name="T5_51">crowning</text:span><text:span text:style-name="T5_52"><text:s/></text:span><text:span text:style-name="T5_53">jewel</text:span><text:span text:style-name="T5_54"><text:s/></text:span><text:span text:style-name="T5_55">of</text:span><text:span text:style-name="T5_56"><text:s/></text:span><text:span text:style-name="T5_57">the</text:span><text:span text:style-name="T5_58"><text:s/></text:span><text:span text:style-name="T5_59">software</text:span><text:span text:style-name="T5_60"><text:s/></text:span><text:span text:style-name="T5_61">engineering</text:span><text:span text:style-name="T5_62"><text:s/></text:span><text:span text:style-name="T5_63">industry</text:span><text:span text:style-name="T5_64">—</text:span><text:span text:style-name="T5_65">the</text:span><text:span text:style-name="T5_66"><text:s/></text:span><text:span text:style-name="T5_67">secure</text:span><text:span text:style-name="T5_68"><text:s/></text:span><text:span text:style-name="T5_69">signing</text:span><text:span text:style-name="T5_70"><text:s/></text:span><text:span text:style-name="T5_71">of</text:span><text:span text:style-name="T5_72"><text:s/></text:span><text:span text:style-name="T5_73">software</text:span><text:span text:style-name="T5_74"><text:s/></text:span><text:span text:style-name="T5_75">source</text:span><text:span text:style-name="T5_76"><text:s/></text:span><text:span text:style-name="T5_77">code</text:span><text:span text:style-name="T5_78">.<text:s/></text:span><text:span text:style-name="T5_79">Code</text:span><text:span text:style-name="T5_80"><text:s/></text:span><text:span text:style-name="T5_81">signing</text:span><text:span text:style-name="T5_82"><text:s/></text:span><text:span text:style-name="T5_83">allows</text:span><text:span text:style-name="T5_84"><text:s/></text:span><text:span text:style-name="T5_85">an</text:span><text:span text:style-name="T5_86"><text:s/></text:span><text:span text:style-name="T5_87">organization</text:span><text:span text:style-name="T5_88"><text:s/></text:span><text:span text:style-name="T5_89">to</text:span><text:span text:style-name="T5_90"><text:s/></text:span><text:span text:style-name="T5_91">certify</text:span><text:span text:style-name="T5_92"><text:s/></text:span><text:span text:style-name="T5_93">that</text:span><text:span text:style-name="T5_94"><text:s/></text:span><text:span text:style-name="T5_95">it</text:span><text:span text:style-name="T5_96"><text:s/></text:span><text:span text:style-name="T5_97">is</text:span><text:span text:style-name="T5_98"><text:s/></text:span><text:span text:style-name="T5_99">the</text:span><text:span text:style-name="T5_100"><text:s/></text:span><text:span text:style-name="T5_101">sole</text:span><text:span text:style-name="T5_102"><text:s/></text:span><text:span text:style-name="T5_103">originator</text:span><text:span text:style-name="T5_104"><text:s/></text:span><text:span text:style-name="T5_105">of</text:span><text:span text:style-name="T5_106"><text:s/></text:span><text:span text:style-name="T5_107">a</text:span><text:span text:style-name="T5_108"><text:s/></text:span><text:span text:style-name="T5_109">software</text:span><text:span text:style-name="T5_110"><text:s/></text:span><text:span text:style-name="T5_111">distribution</text:span><text:span text:style-name="T5_112">,<text:s/></text:span><text:span text:style-name="T5_113">and</text:span><text:span text:style-name="T5_114"><text:s/></text:span><text:span text:style-name="T5_115">that</text:span><text:span text:style-name="T5_116"><text:s/></text:span><text:span text:style-name="T5_117">this</text:span><text:span text:style-name="T5_118"><text:s/></text:span><text:span text:style-name="T5_119">software</text:span><text:span text:style-name="T5_120"><text:s/></text:span><text:span text:style-name="T5_121">has</text:span><text:span text:style-name="T5_122"><text:s/></text:span><text:span text:style-name="T5_123">not</text:span><text:span text:style-name="T5_124"><text:s/></text:span><text:span text:style-name="T5_125">been</text:span><text:span text:style-name="T5_126"><text:s/></text:span><text:span text:style-name="T5_127">modified</text:span><text:span text:style-name="T5_128"><text:s/></text:span><text:span text:style-name="T5_129">or</text:span><text:span text:style-name="T5_130"><text:s/></text:span><text:span text:style-name="T5_131">tampered</text:span><text:span text:style-name="T5_132"><text:s/></text:span><text:span text:style-name="T5_133">with</text:span><text:span text:style-name="T5_134"><text:s/></text:span><text:span text:style-name="T5_135">by</text:span><text:span text:style-name="T5_136"><text:s/></text:span><text:span text:style-name="T5_137">third</text:span><text:span text:style-name="T5_138"><text:s/></text:span><text:span text:style-name="T5_139">party</text:span><text:span text:style-name="T5_140"><text:s/></text:span><text:span text:style-name="T5_141">actors</text:span><text:span text:style-name="T5_142"><text:s/></text:span><text:span text:style-name="T5_143">at</text:span><text:span text:style-name="T5_144"><text:s/></text:span><text:span text:style-name="T5_145">any</text:span><text:span text:style-name="T5_146"><text:s/></text:span><text:span text:style-name="T5_147">point</text:span><text:span text:style-name="T5_148"><text:s/></text:span><text:span text:style-name="T5_149">while</text:span><text:span text:style-name="T5_150"><text:s/></text:span><text:span text:style-name="T5_151">in</text:span><text:span text:style-name="T5_152"><text:s/></text:span><text:span text:style-name="T5_153">transit</text:span><text:span text:style-name="T5_154"><text:s/></text:span><text:span text:style-name="T5_155">or</text:span><text:span text:style-name="T5_156"><text:s/></text:span><text:span text:style-name="T5_157">since</text:span><text:span text:style-name="T5_158"><text:s/></text:span><text:span text:style-name="T5_159">time</text:span><text:span text:style-name="T5_160"><text:s/></text:span><text:span text:style-name="T5_161">of</text:span><text:span text:style-name="T5_162"><text:s/></text:span><text:span text:style-name="T5_163">signing</text:span><text:span text:style-name="T5_164">.<text:s/></text:span><text:span text:style-name="T5_165">If</text:span><text:span text:style-name="T5_166"><text:s/></text:span><text:span text:style-name="T5_167">the</text:span><text:span text:style-name="T5_168"><text:s/></text:span><text:span text:style-name="T5_169">U</text:span><text:span text:style-name="T5_170">.</text:span><text:span text:style-name="T5_171">S</text:span><text:span text:style-name="T5_172">.<text:s/></text:span><text:span text:style-name="T5_173">government</text:span><text:span text:style-name="T5_174"><text:s/></text:span><text:span text:style-name="T5_175">has</text:span><text:span text:style-name="T5_176"><text:s/></text:span><text:span text:style-name="T5_177">the</text:span><text:span text:style-name="T5_178"><text:s/></text:span><text:span text:style-name="T5_179">capability</text:span><text:span text:style-name="T5_180"><text:s/></text:span><text:span text:style-name="T5_181">to</text:span><text:span text:style-name="T5_182"><text:s/></text:span><text:span text:style-name="T5_183">undermine</text:span><text:span text:style-name="T5_184"><text:s/></text:span><text:span text:style-name="T5_185">the</text:span><text:span text:style-name="T5_186"><text:s/></text:span><text:span text:style-name="T5_187">integrity</text:span><text:span text:style-name="T5_188"><text:s/></text:span><text:span text:style-name="T5_189">of</text:span><text:span text:style-name="T5_190"><text:s/></text:span><text:span text:style-name="T5_191">this</text:span><text:span text:style-name="T5_192"><text:s/></text:span><text:span text:style-name="T5_193">practice</text:span><text:span text:style-name="T5_194"><text:s/></text:span><text:span text:style-name="T5_195">by</text:span><text:span text:style-name="T5_196"><text:s/></text:span><text:span text:style-name="T5_197">forcing</text:span><text:span text:style-name="T5_198"><text:s/></text:span><text:span text:style-name="T5_199">an</text:span><text:span text:style-name="T5_200"><text:s/></text:span><text:span text:style-name="T5_201">organization</text:span><text:span text:style-name="T5_202"><text:s/></text:span><text:span text:style-name="T5_203">to</text:span><text:span text:style-name="T5_204"><text:s/></text:span><text:span text:style-name="T5_205">sign</text:span><text:span text:style-name="T5_206"><text:s/></text:span><text:span text:style-name="T5_207">an</text:span><text:span text:style-name="T5_208"><text:s/></text:span><text:span text:style-name="T5_209">update</text:span><text:span text:style-name="T5_210"><text:s/></text:span><text:span text:style-name="T5_211">against</text:span><text:span text:style-name="T5_212"><text:s/></text:span><text:span text:style-name="T5_213">its</text:span><text:span text:style-name="T5_214"><text:s/></text:span><text:span text:style-name="T5_215">will</text:span><text:span text:style-name="T5_216"><text:s/>(</text:span><text:span text:style-name="T5_217">and</text:span><text:span text:style-name="T5_218"><text:s/></text:span><text:span text:style-name="T5_219">potentially</text:span><text:span text:style-name="T5_220"><text:s/></text:span><text:span text:style-name="T5_221">in</text:span><text:span text:style-name="T5_222"><text:s/></text:span><text:span text:style-name="T5_223">secret</text:span><text:span text:style-name="T5_224">),<text:s/></text:span><text:span text:style-name="T5_225">even</text:span><text:span text:style-name="T5_226"><text:s/></text:span><text:span text:style-name="T5_227">if</text:span><text:span text:style-name="T5_228"><text:s/></text:span><text:span text:style-name="T5_229">this</text:span><text:span text:style-name="T5_230"><text:s/>“</text:span><text:span text:style-name="T5_231">update</text:span><text:span text:style-name="T5_232">”<text:s/></text:span><text:span text:style-name="T5_233">is</text:span><text:span text:style-name="T5_234"><text:s/></text:span><text:span text:style-name="T5_235">merely</text:span><text:span text:style-name="T5_236"><text:s/></text:span><text:span text:style-name="T5_237">scoped</text:span><text:span text:style-name="T5_238"><text:s/></text:span><text:span text:style-name="T5_239">towards</text:span><text:span text:style-name="T5_240"><text:s/></text:span><text:span text:style-name="T5_241">a</text:span><text:span text:style-name="T5_242"><text:s/></text:span><text:span text:style-name="T5_243">specific</text:span><text:span text:style-name="T5_244"><text:s/></text:span><text:span text:style-name="T5_245">person</text:span><text:span text:style-name="T5_246"><text:s/></text:span><text:span text:style-name="T5_247">or</text:span><text:span text:style-name="T5_248"><text:s/></text:span><text:span text:style-name="T5_249">selector</text:span><text:span text:style-name="T5_250">,<text:s/></text:span><text:span text:style-name="T5_251">such</text:span><text:span text:style-name="T5_252"><text:s/></text:span><text:span text:style-name="T5_253">unchecked</text:span><text:span text:style-name="T5_254"><text:s/></text:span><text:span text:style-name="T5_255">authority</text:span><text:span text:style-name="T5_256"><text:s/></text:span><text:span text:style-name="T5_257">would</text:span><text:span text:style-name="T5_258"><text:s/></text:span><text:span text:style-name="T5_259">shatter</text:span><text:span text:style-name="T5_260"><text:s/></text:span><text:span text:style-name="T5_261">the</text:span><text:span text:style-name="T5_262"><text:s/></text:span><text:span text:style-name="T5_263">trust</text:span><text:span text:style-name="T5_264">-</text:span><text:span text:style-name="T5_265">based</text:span><text:span text:style-name="T5_266"><text:s/></text:span><text:span text:style-name="T5_267">contract</text:span><text:span text:style-name="T5_268"><text:s/></text:span><text:span text:style-name="T5_269">that</text:span><text:span text:style-name="T5_270"><text:s/></text:span><text:span text:style-name="T5_271">makes</text:span><text:span text:style-name="T5_272"><text:s/></text:span><text:span text:style-name="T5_273">code</text:span><text:span text:style-name="T5_274"><text:s/></text:span><text:span text:style-name="T5_275">signing</text:span><text:span text:style-name="T5_276"><text:s/></text:span><text:span text:style-name="T5_277">attractive</text:span><text:span text:style-name="T5_278"><text:s/></text:span><text:span text:style-name="T5_279">and</text:span><text:span text:style-name="T5_280"><text:s/></text:span><text:span text:style-name="T5_281">valuable</text:span><text:span text:style-name="T5_282"><text:s/></text:span><text:span text:style-name="T5_283">to</text:span><text:span text:style-name="T5_284"><text:s/></text:span><text:span text:style-name="T5_285">consumers</text:span><text:span text:style-name="T5_286"><text:s/></text:span><text:span text:style-name="T5_287">in</text:span><text:span text:style-name="T5_288"><text:s/></text:span><text:span text:style-name="T5_289">the</text:span><text:span text:style-name="T5_290"><text:s/></text:span><text:span text:style-name="T5_291">first</text:span><text:span text:style-name="T5_292"><text:s/></text:span><text:span text:style-name="T5_293">place</text:span><text:span text:style-name="T5_294">—</text:span><text:span text:style-name="T5_295">for</text:span><text:span text:style-name="T5_296"><text:s/></text:span><text:span text:style-name="T5_297">the</text:span><text:span text:style-name="T5_298"><text:s/></text:span><text:span text:style-name="T5_299">reasonably</text:span><text:span text:style-name="T5_300"><text:s/></text:span><text:span text:style-name="T5_301">paranoid</text:span><text:span text:style-name="T5_302">,<text:s/></text:span><text:span text:style-name="T5_303">it</text:span><text:span text:style-name="T5_304"><text:s/></text:span><text:span text:style-name="T5_305">is</text:span><text:span text:style-name="T5_306"><text:s/></text:span><text:span text:style-name="T5_307">currently</text:span><text:span text:style-name="T5_308"><text:s/></text:span><text:span text:style-name="T5_309">impossible</text:span><text:span text:style-name="T5_310"><text:s/></text:span><text:span text:style-name="T5_311">to</text:span><text:span text:style-name="T5_312"><text:s/></text:span><text:span text:style-name="T5_313">trust</text:span><text:span text:style-name="T5_314"><text:s/></text:span><text:span text:style-name="T5_315">that</text:span><text:span text:style-name="T5_316"><text:s/></text:span><text:span text:style-name="T5_317">software</text:span><text:span text:style-name="T5_318"><text:s/></text:span><text:span text:style-name="T5_319">being</text:span><text:span text:style-name="T5_320"><text:s/></text:span><text:span text:style-name="T5_321">downloaded</text:span><text:span text:style-name="T5_322"><text:s/></text:span><text:span text:style-name="T5_323">from</text:span><text:span text:style-name="T5_324"><text:s/></text:span><text:span text:style-name="T5_325">the</text:span><text:span text:style-name="T5_326"><text:s/></text:span><text:span text:style-name="T5_327">internet</text:span><text:span text:style-name="T5_328"><text:s/></text:span><text:span text:style-name="T5_329">has</text:span><text:span text:style-name="T5_330"><text:s/></text:span><text:span text:style-name="T5_331">not</text:span><text:span text:style-name="T5_332"><text:s/></text:span><text:span text:style-name="T5_333">been</text:span><text:span text:style-name="T5_334"><text:s/></text:span><text:span text:style-name="T5_335">secretly</text:span><text:span text:style-name="T5_336"><text:s/></text:span><text:span text:style-name="T5_337">tampered</text:span><text:span text:style-name="T5_338"><text:s/></text:span><text:span text:style-name="T5_339">with</text:span><text:span text:style-name="T5_340"><text:s/></text:span><text:span text:style-name="T5_341">by</text:span><text:span text:style-name="T5_342"><text:s/></text:span><text:span text:style-name="T5_343">a</text:span><text:span text:style-name="T5_344"><text:s/></text:span><text:span text:style-name="T5_345">potentially</text:span><text:span text:style-name="T5_346"><text:s/></text:span><text:span text:style-name="T5_347">malicious</text:span><text:span text:style-name="T5_348"><text:s/></text:span><text:span text:style-name="T5_349">third</text:span><text:span text:style-name="T5_350"><text:s/></text:span><text:span text:style-name="T5_351">party</text:span><text:span text:style-name="T5_352">.</text:span></text:p>
      <text:p text:style-name="P6"><text:span text:style-name="T6_1">In</text:span><text:span text:style-name="T6_2"><text:s/></text:span><text:span text:style-name="T6_3">this</text:span><text:span text:style-name="T6_4"><text:s/></text:span><text:span text:style-name="T6_5">paper</text:span><text:span text:style-name="T6_6"><text:s/></text:span><text:span text:style-name="T6_7">we</text:span><text:span text:style-name="T6_8"><text:s/></text:span><text:span text:style-name="T6_9">explore</text:span><text:span text:style-name="T6_10"><text:s/></text:span><text:span text:style-name="T6_11">the</text:span><text:span text:style-name="T6_12"><text:s/></text:span><text:span text:style-name="T6_13">legal</text:span><text:span text:style-name="T6_14"><text:s/></text:span><text:span text:style-name="T6_15">and</text:span><text:span text:style-name="T6_16"><text:s/></text:span><text:span text:style-name="T6_17">technological</text:span><text:span text:style-name="T6_18"><text:s/></text:span><text:span text:style-name="T6_19">feasibility</text:span><text:span text:style-name="T6_20"><text:s/></text:span><text:span text:style-name="T6_21">of</text:span><text:span text:style-name="T6_22"><text:s/></text:span><text:span text:style-name="T6_23">decentralized</text:span><text:span text:style-name="T6_24"><text:s/></text:span><text:span text:style-name="T6_25">code</text:span><text:span text:style-name="T6_26"><text:s/></text:span><text:span text:style-name="T6_27">signing</text:span><text:span text:style-name="T6_28">,<text:s/></text:span><text:span text:style-name="T6_29">whereby</text:span><text:span text:style-name="T6_30"><text:s/></text:span><text:span text:style-name="T6_31">multiple</text:span><text:span text:style-name="T6_32"><text:s/></text:span><text:span text:style-name="T6_33">trust</text:span><text:span text:style-name="T6_34"><text:s/></text:span><text:span text:style-name="T6_35">nodes</text:span><text:span text:style-name="T6_36"><text:s/>(</text:span><text:span text:style-name="T6_37">distinct</text:span><text:span text:style-name="T6_38"><text:s/></text:span><text:span text:style-name="T6_39">legal</text:span><text:span text:style-name="T6_40"><text:s/></text:span><text:span text:style-name="T6_41">entities</text:span><text:span text:style-name="T6_42"><text:s/></text:span><text:span text:style-name="T6_43">in</text:span><text:span text:style-name="T6_44"><text:s/></text:span><text:span text:style-name="T6_45">different</text:span><text:span text:style-name="T6_46"><text:s/></text:span><text:span text:style-name="T6_47">countries</text:span><text:span text:style-name="T6_48"><text:s/></text:span><text:span text:style-name="T6_49">or</text:span><text:span text:style-name="T6_50"><text:s/></text:span><text:span text:style-name="T6_51">legal</text:span><text:span text:style-name="T6_52"><text:s/></text:span><text:span text:style-name="T6_53">jurisdictions</text:span><text:span text:style-name="T6_54">,<text:s/></text:span><text:span text:style-name="T6_55">each</text:span><text:span text:style-name="T6_56"><text:s/></text:span><text:span text:style-name="T6_57">possessing</text:span><text:span text:style-name="T6_58"><text:s/></text:span><text:span text:style-name="T6_59">their</text:span><text:span text:style-name="T6_60"><text:s/></text:span><text:span text:style-name="T6_61">own</text:span><text:span text:style-name="T6_62"><text:s/></text:span><text:span text:style-name="T6_63">private</text:span><text:span text:style-name="T6_64"><text:s/></text:span><text:span text:style-name="T6_65">signing</text:span><text:span text:style-name="T6_66"><text:s/></text:span><text:span text:style-name="T6_67">key</text:span><text:span text:style-name="T6_68"><text:s/></text:span><text:span text:style-name="T6_69">known</text:span><text:span text:style-name="T6_70"><text:s/></text:span><text:span text:style-name="T6_71">only</text:span><text:span text:style-name="T6_72"><text:s/></text:span><text:span text:style-name="T6_73">to</text:span><text:span text:style-name="T6_74"><text:s/></text:span><text:span text:style-name="T6_75">them</text:span><text:span text:style-name="T6_76">)<text:s/></text:span><text:span text:style-name="T6_77">must</text:span><text:span text:style-name="T6_78"><text:s/></text:span><text:span text:style-name="T6_79">collectively</text:span><text:span text:style-name="T6_80"><text:s/></text:span><text:span text:style-name="T6_81">sign</text:span><text:span text:style-name="T6_82"><text:s/></text:span><text:span text:style-name="T6_83">off</text:span><text:span text:style-name="T6_84"><text:s/></text:span><text:span text:style-name="T6_85">on</text:span><text:span text:style-name="T6_86"><text:s/></text:span><text:span text:style-name="T6_87">a</text:span><text:span text:style-name="T6_88"><text:s/></text:span><text:span text:style-name="T6_89">software</text:span><text:span text:style-name="T6_90"><text:s/></text:span><text:span text:style-name="T6_91">update</text:span><text:span text:style-name="T6_92"><text:s/></text:span><text:span text:style-name="T6_93">before</text:span><text:span text:style-name="T6_94"><text:s/></text:span><text:span text:style-name="T6_95">it</text:span><text:span text:style-name="T6_96"><text:s/></text:span><text:span text:style-name="T6_97">can</text:span><text:span text:style-name="T6_98"><text:s/></text:span><text:span text:style-name="T6_99">be</text:span><text:span text:style-name="T6_100"><text:s/></text:span><text:span text:style-name="T6_101">accepted</text:span><text:span text:style-name="T6_102"><text:s/></text:span><text:span text:style-name="T6_103">by</text:span><text:span text:style-name="T6_104"><text:s/></text:span><text:span text:style-name="T6_105">existing</text:span><text:span text:style-name="T6_106"><text:s/></text:span><text:span text:style-name="T6_107">installations</text:span><text:span text:style-name="T6_108"><text:s/></text:span><text:span text:style-name="T6_109">of</text:span><text:span text:style-name="T6_110"><text:s/></text:span><text:span text:style-name="T6_111">the</text:span><text:span text:style-name="T6_112"><text:s/></text:span><text:span text:style-name="T6_113">software</text:span><text:span text:style-name="T6_114">.<text:s/></text:span><text:span text:style-name="T6_115">In</text:span><text:span text:style-name="T6_116"><text:s/></text:span><text:span text:style-name="T6_117">particular</text:span><text:span text:style-name="T6_118">,<text:s/></text:span><text:span text:style-name="T6_119">we</text:span><text:span text:style-name="T6_120"><text:s/></text:span><text:span text:style-name="T6_121">weigh</text:span><text:span text:style-name="T6_122"><text:s/></text:span><text:span text:style-name="T6_123">in</text:span><text:span text:style-name="T6_124"><text:s/></text:span><text:span text:style-name="T6_125">on</text:span><text:span text:style-name="T6_126"><text:s/></text:span><text:span text:style-name="T6_127">whether</text:span><text:span text:style-name="T6_128"><text:s/></text:span><text:span text:style-name="T6_129">such</text:span><text:span text:style-name="T6_130"><text:s/></text:span><text:span text:style-name="T6_131">a</text:span><text:span text:style-name="T6_132"><text:s/></text:span><text:span text:style-name="T6_133">system</text:span><text:span text:style-name="T6_134"><text:s/></text:span><text:span text:style-name="T6_135">would</text:span><text:span text:style-name="T6_136"><text:s/></text:span><text:span text:style-name="T6_137">render</text:span><text:span text:style-name="T6_138"><text:s/></text:span><text:span text:style-name="T6_139">an</text:span><text:span text:style-name="T6_140"><text:s/></text:span><text:span text:style-name="T6_141">organization</text:span><text:span text:style-name="T6_142"><text:s/></text:span><text:span text:style-name="T6_143">legally</text:span><text:span text:style-name="T6_144"><text:s/></text:span><text:span text:style-name="T6_145">immune</text:span><text:span text:style-name="T6_146"><text:s/></text:span><text:span text:style-name="T6_147">to</text:span><text:span text:style-name="T6_148"><text:s/></text:span><text:span text:style-name="T6_149">National</text:span><text:span text:style-name="T6_150"><text:s/></text:span><text:span text:style-name="T6_151">Security</text:span><text:span text:style-name="T6_152"><text:s/></text:span><text:span text:style-name="T6_153">Letters</text:span><text:span text:style-name="T6_154"><text:s/>(</text:span><text:span text:style-name="T6_155">NSLs</text:span><text:span text:style-name="T6_156">)<text:s/></text:span><text:span text:style-name="T6_157">or</text:span><text:span text:style-name="T6_158"><text:s/></text:span><text:span text:style-name="T6_159">warrants</text:span><text:span text:style-name="T6_160"><text:s/></text:span><text:span text:style-name="T6_161">like</text:span><text:span text:style-name="T6_162"><text:s/></text:span><text:span text:style-name="T6_163">the</text:span><text:span text:style-name="T6_164"><text:s/></text:span><text:span text:style-name="T6_165">one</text:span><text:span text:style-name="T6_166"><text:s/></text:span><text:span text:style-name="T6_167">originally</text:span><text:span text:style-name="T6_168"><text:s/></text:span><text:span text:style-name="T6_169">served</text:span><text:span text:style-name="T6_170"><text:s/></text:span><text:span text:style-name="T6_171">to</text:span><text:span text:style-name="T6_172"><text:s/></text:span><text:span text:style-name="T6_173">Apple</text:span><text:span text:style-name="T6_174"><text:s/></text:span><text:span text:style-name="T6_175">by</text:span><text:span text:style-name="T6_176"><text:s/></text:span><text:span text:style-name="T6_177">the</text:span><text:span text:style-name="T6_178"><text:s/></text:span><text:span text:style-name="T6_179">Department</text:span><text:span text:style-name="T6_180"><text:s/></text:span><text:span text:style-name="T6_181">of</text:span><text:span text:style-name="T6_182"><text:s/></text:span><text:span text:style-name="T6_183">Justice</text:span><text:span text:style-name="T6_184">,<text:s/></text:span><text:span text:style-name="T6_185">and</text:span><text:span text:style-name="T6_186"><text:s/></text:span><text:span text:style-name="T6_187">we</text:span><text:span text:style-name="T6_188"><text:s/></text:span><text:span text:style-name="T6_189">resolve</text:span><text:span text:style-name="T6_190"><text:s/></text:span><text:span text:style-name="T6_191">some</text:span><text:span text:style-name="T6_192"><text:s/></text:span><text:span text:style-name="T6_193">notable</text:span><text:span text:style-name="T6_194"><text:s/></text:span><text:span text:style-name="T6_195">edge</text:span><text:span text:style-name="T6_196"><text:s/></text:span><text:span text:style-name="T6_197">cases</text:span><text:span text:style-name="T6_198">,<text:s/></text:span><text:span text:style-name="T6_199">such</text:span><text:span text:style-name="T6_200"><text:s/></text:span><text:span text:style-name="T6_201">as</text:span><text:span text:style-name="T6_202"><text:s/></text:span><text:span text:style-name="T6_203">what</text:span><text:span text:style-name="T6_204"><text:s/></text:span><text:span text:style-name="T6_205">to</text:span><text:span text:style-name="T6_206"><text:s/></text:span><text:span text:style-name="T6_207">do</text:span><text:span text:style-name="T6_208"><text:s/></text:span><text:span text:style-name="T6_209">in</text:span><text:span text:style-name="T6_210"><text:s/></text:span><text:span text:style-name="T6_211">the</text:span><text:span text:style-name="T6_212"><text:s/></text:span><text:span text:style-name="T6_213">event</text:span><text:span text:style-name="T6_214"><text:s/></text:span><text:span text:style-name="T6_215">that</text:span><text:span text:style-name="T6_216"><text:s/></text:span><text:span text:style-name="T6_217">a</text:span><text:span text:style-name="T6_218"><text:s/></text:span><text:span text:style-name="T6_219">signer</text:span><text:span text:style-name="T6_220"><text:s/></text:span><text:span text:style-name="T6_221">is</text:span><text:span text:style-name="T6_222"><text:s/></text:span><text:span text:style-name="T6_223">compromised</text:span><text:span text:style-name="T6_224"><text:s/></text:span><text:span text:style-name="T6_225">or</text:span><text:span text:style-name="T6_226"><text:s/></text:span><text:span text:style-name="T6_227">is</text:span><text:span text:style-name="T6_228"><text:s/></text:span><text:span text:style-name="T6_229">otherwise</text:span><text:span text:style-name="T6_230"><text:s/></text:span><text:span text:style-name="T6_231">no</text:span><text:span text:style-name="T6_232"><text:s/></text:span><text:span text:style-name="T6_233">longer</text:span><text:span text:style-name="T6_234"><text:s/></text:span><text:span text:style-name="T6_235">able</text:span><text:span text:style-name="T6_236"><text:s/></text:span><text:span text:style-name="T6_237">to</text:span><text:span text:style-name="T6_238"><text:s/></text:span><text:span text:style-name="T6_239">sign</text:span><text:span text:style-name="T6_240">.</text:span></text:p>
      <text:h text:style-name="P7" text:outline-level="10"><text:bookmark-start text:name="h.m455oc7582nw"/><text:bookmark-end text:name="h.m455oc7582nw"/><text:span text:style-name="T7_1">Background</text:span></text:h>
      <text:p text:style-name="P8"><text:span text:style-name="T8_1">A</text:span><text:span text:style-name="T8_2"><text:s/></text:span><text:span text:style-name="T8_3">basic</text:span><text:span text:style-name="T8_4"><text:s/></text:span><text:span text:style-name="T8_5">understanding</text:span><text:span text:style-name="T8_6"><text:s/></text:span><text:span text:style-name="T8_7">of</text:span><text:span text:style-name="T8_8"><text:s/></text:span><text:span text:style-name="T8_9">encryption</text:span><text:span text:style-name="T8_10"><text:s/></text:span><text:span text:style-name="T8_11">technology</text:span><text:span text:style-name="T8_12"><text:s/></text:span><text:span text:style-name="T8_13">and</text:span><text:span text:style-name="T8_14"><text:s/></text:span><text:span text:style-name="T8_15">information</text:span><text:span text:style-name="T8_16"><text:s/></text:span><text:span text:style-name="T8_17">security</text:span><text:span text:style-name="T8_18"><text:s/></text:span><text:span text:style-name="T8_19">is</text:span><text:span text:style-name="T8_20"><text:s/></text:span><text:span text:style-name="T8_21">important</text:span><text:span text:style-name="T8_22"><text:s/></text:span><text:span text:style-name="T8_23">if</text:span><text:span text:style-name="T8_24"><text:s/></text:span><text:span text:style-name="T8_25">we</text:span><text:span text:style-name="T8_26"><text:s/></text:span><text:span text:style-name="T8_27">are</text:span><text:span text:style-name="T8_28"><text:s/></text:span><text:span text:style-name="T8_29">to</text:span><text:span text:style-name="T8_30"><text:s/></text:span><text:span text:style-name="T8_31">have</text:span><text:span text:style-name="T8_32"><text:s/></text:span><text:span text:style-name="T8_33">a</text:span><text:span text:style-name="T8_34"><text:s/></text:span><text:span text:style-name="T8_35">meaningful</text:span><text:span text:style-name="T8_36"><text:s/></text:span><text:span text:style-name="T8_37">discussion</text:span><text:span text:style-name="T8_38"><text:s/></text:span><text:span text:style-name="T8_39">about</text:span><text:span text:style-name="T8_40"><text:s/></text:span><text:span text:style-name="T8_41">Apple</text:span><text:span text:style-name="T8_42"><text:s/></text:span><text:span text:style-name="T8_43">v</text:span><text:span text:style-name="T8_44">.</text:span><text:span text:style-name="T8_45">s</text:span><text:span text:style-name="T8_46">.<text:s/></text:span><text:span text:style-name="T8_47">FBI</text:span><text:span text:style-name="T8_48">,<text:s/></text:span><text:span text:style-name="T8_49">or</text:span><text:span text:style-name="T8_50"><text:s/></text:span><text:span text:style-name="T8_51">code</text:span><text:span text:style-name="T8_52"><text:s/></text:span><text:span text:style-name="T8_53">signing</text:span><text:span text:style-name="T8_54"><text:s/></text:span><text:span text:style-name="T8_55">in</text:span><text:span text:style-name="T8_56"><text:s/></text:span><text:span text:style-name="T8_57">general</text:span><text:span text:style-name="T8_58">,<text:s/></text:span><text:span text:style-name="T8_59">and</text:span><text:span text:style-name="T8_60"><text:s/></text:span><text:span text:style-name="T8_61">such</text:span><text:span text:style-name="T8_62"><text:s/></text:span><text:span text:style-name="T8_63">an</text:span><text:span text:style-name="T8_64"><text:s/></text:span><text:span text:style-name="T8_65">understanding</text:span><text:span text:style-name="T8_66"><text:s/></text:span><text:span text:style-name="T8_67">is</text:span><text:span text:style-name="T8_68"><text:s/></text:span><text:span text:style-name="T8_69">absolutely</text:span><text:span text:style-name="T8_70"><text:s/></text:span><text:span text:style-name="T8_71">necessary</text:span><text:span text:style-name="T8_72"><text:s/></text:span><text:span text:style-name="T8_73">if</text:span><text:span text:style-name="T8_74"><text:s/></text:span><text:span text:style-name="T8_75">our</text:span><text:span text:style-name="T8_76"><text:s/></text:span><text:span text:style-name="T8_77">goal</text:span><text:span text:style-name="T8_78"><text:s/></text:span><text:span text:style-name="T8_79">is</text:span><text:span text:style-name="T8_80"><text:s/></text:span><text:span text:style-name="T8_81">to</text:span><text:span text:style-name="T8_82"><text:s/></text:span><text:span text:style-name="T8_83">propose</text:span><text:span text:style-name="T8_84"><text:s/></text:span><text:span text:style-name="T8_85">a</text:span><text:span text:style-name="T8_86"><text:s/></text:span><text:span text:style-name="T8_87">decentralized</text:span><text:span text:style-name="T8_88"><text:s/></text:span><text:span text:style-name="T8_89">replacement</text:span><text:span text:style-name="T8_90"><text:s/></text:span><text:span text:style-name="T8_91">for</text:span><text:span text:style-name="T8_92"><text:s/></text:span><text:span text:style-name="T8_93">this</text:span><text:span text:style-name="T8_94"><text:s/></text:span><text:span text:style-name="T8_95">time</text:span><text:span text:style-name="T8_96">-</text:span><text:span text:style-name="T8_97">honored</text:span><text:span text:style-name="T8_98"><text:s/></text:span><text:span text:style-name="T8_99">industry</text:span><text:span text:style-name="T8_100"><text:s/></text:span><text:span text:style-name="T8_101">practice</text:span><text:span text:style-name="T8_102">.<text:s/></text:span><text:span text:style-name="T8_103">In</text:span><text:span text:style-name="T8_104"><text:s/></text:span><text:span text:style-name="T8_105">this</text:span><text:span text:style-name="T8_106"><text:s/></text:span><text:span text:style-name="T8_107">section</text:span><text:span text:style-name="T8_108">,<text:s/></text:span><text:span text:style-name="T8_109">we</text:span><text:span text:style-name="T8_110"><text:s/></text:span><text:span text:style-name="T8_111">provide</text:span><text:span text:style-name="T8_112"><text:s/></text:span><text:span text:style-name="T8_113">an</text:span><text:span text:style-name="T8_114"><text:s/></text:span><text:span text:style-name="T8_115">overview</text:span><text:span text:style-name="T8_116"><text:s/></text:span><text:span text:style-name="T8_117">of</text:span><text:span text:style-name="T8_118"><text:s/></text:span><text:span text:style-name="T8_119">the</text:span><text:span text:style-name="T8_120"><text:s/></text:span><text:span text:style-name="T8_121">encryption</text:span><text:span text:style-name="T8_122"><text:s/></text:span><text:span text:style-name="T8_123">technologies</text:span><text:span text:style-name="T8_124"><text:s/></text:span><text:span text:style-name="T8_125">behind</text:span><text:span text:style-name="T8_126"><text:s/></text:span><text:span text:style-name="T8_127">code</text:span><text:span text:style-name="T8_128"><text:s/></text:span><text:span text:style-name="T8_129">signing</text:span><text:span text:style-name="T8_130"><text:s/></text:span><text:span text:style-name="T8_131">and</text:span><text:span text:style-name="T8_132"><text:s/></text:span><text:span text:style-name="T8_133">the</text:span><text:span text:style-name="T8_134"><text:s/></text:span><text:span text:style-name="T8_135">full</text:span><text:span text:style-name="T8_136">-</text:span><text:span text:style-name="T8_137">disk</text:span><text:span text:style-name="T8_138"><text:s/></text:span><text:span text:style-name="T8_139">encryption</text:span><text:span text:style-name="T8_140"><text:s/></text:span><text:span text:style-name="T8_141">used</text:span><text:span text:style-name="T8_142"><text:s/></text:span><text:span text:style-name="T8_143">on</text:span><text:span text:style-name="T8_144"><text:s/></text:span><text:span text:style-name="T8_145">Apple</text:span><text:span text:style-name="T8_146"><text:s/></text:span><text:span text:style-name="T8_147">iPhones</text:span><text:span text:style-name="T8_148"><text:s/>(</text:span><text:span text:style-name="T8_149">and</text:span><text:span text:style-name="T8_150"><text:s/></text:span><text:span text:style-name="T8_151">many</text:span><text:span text:style-name="T8_152"><text:s/></text:span><text:span text:style-name="T8_153">other</text:span><text:span text:style-name="T8_154"><text:s/></text:span><text:span text:style-name="T8_155">devices</text:span><text:span text:style-name="T8_156">)<text:s/></text:span><text:span text:style-name="T8_157">so</text:span><text:span text:style-name="T8_158"><text:s/></text:span><text:span text:style-name="T8_159">we</text:span><text:span text:style-name="T8_160"><text:s/></text:span><text:span text:style-name="T8_161">can</text:span><text:span text:style-name="T8_162"><text:s/></text:span><text:span text:style-name="T8_163">construct</text:span><text:span text:style-name="T8_164"><text:s/></text:span><text:span text:style-name="T8_165">legal</text:span><text:span text:style-name="T8_166"><text:s/></text:span><text:span text:style-name="T8_167">arguments</text:span><text:span text:style-name="T8_168"><text:s/></text:span><text:span text:style-name="T8_169">regarding</text:span><text:span text:style-name="T8_170"><text:s/></text:span><text:span text:style-name="T8_171">these</text:span><text:span text:style-name="T8_172"><text:s/></text:span><text:span text:style-name="T8_173">technologies</text:span><text:span text:style-name="T8_174"><text:s/></text:span><text:span text:style-name="T8_175">in</text:span><text:span text:style-name="T8_176"><text:s/></text:span><text:span text:style-name="T8_177">later</text:span><text:span text:style-name="T8_178"><text:s/></text:span><text:span text:style-name="T8_179">sections</text:span><text:span text:style-name="T8_180">.</text:span></text:p>
      <text:h text:style-name="P9" text:outline-level="10"><text:bookmark-start text:name="h.odjvlorcg4b1"/><text:bookmark-end text:name="h.odjvlorcg4b1"/><text:span text:style-name="T9_1">Full</text:span><text:span text:style-name="T9_2">-</text:span><text:span text:style-name="T9_3">Disk</text:span><text:span text:style-name="T9_4"><text:s/></text:span><text:span text:style-name="T9_5">Device</text:span><text:span text:style-name="T9_6"><text:s/></text:span><text:span text:style-name="T9_7">Encryption</text:span></text:h>
      <text:p text:style-name="P10"><text:span text:style-name="T10_1"><text:tab/></text:span><text:span text:style-name="T10_2">Most</text:span><text:span text:style-name="T10_3"><text:s/></text:span><text:span text:style-name="T10_4">modern</text:span><text:span text:style-name="T10_5"><text:s/></text:span><text:span text:style-name="T10_6">smartphones</text:span><text:span text:style-name="T10_7"><text:s/></text:span><text:span text:style-name="T10_8">and</text:span><text:span text:style-name="T10_9"><text:s/></text:span><text:span text:style-name="T10_10">mobile</text:span><text:span text:style-name="T10_11"><text:s/></text:span><text:span text:style-name="T10_12">devices</text:span><text:span text:style-name="T10_13">,<text:s/></text:span><text:span text:style-name="T10_14">including</text:span><text:span text:style-name="T10_15"><text:s/></text:span><text:span text:style-name="T10_16">the</text:span><text:span text:style-name="T10_17"><text:s/></text:span><text:span text:style-name="T10_18">iPhone</text:span><text:span text:style-name="T10_19"><text:s/>5</text:span><text:span text:style-name="T10_20">C</text:span><text:span text:style-name="T10_21"><text:s/></text:span><text:span text:style-name="T10_22">used</text:span><text:span text:style-name="T10_23"><text:s/></text:span><text:span text:style-name="T10_24">by</text:span><text:span text:style-name="T10_25"><text:s/>2015<text:s/></text:span><text:span text:style-name="T10_26">San</text:span><text:span text:style-name="T10_27"><text:s/></text:span><text:span text:style-name="T10_28">Bernardino</text:span><text:span text:style-name="T10_29"><text:s/></text:span><text:span text:style-name="T10_30">killer</text:span><text:span text:style-name="T10_31"><text:s/></text:span><text:span text:style-name="T10_32">Rizwan</text:span><text:span text:style-name="T10_33"><text:s/></text:span><text:span text:style-name="T10_34">Farook</text:span><text:span text:style-name="T10_35"><text:s/>[1]<text:s/></text:span><text:span text:style-name="T10_36">make</text:span><text:span text:style-name="T10_37"><text:s/></text:span><text:span text:style-name="T10_38">use</text:span><text:span text:style-name="T10_39"><text:s/></text:span><text:span text:style-name="T10_40">of</text:span><text:span text:style-name="T10_41"><text:s/></text:span><text:span text:style-name="T10_42">full</text:span><text:span text:style-name="T10_43">-</text:span><text:span text:style-name="T10_44">disk</text:span><text:span text:style-name="T10_45"><text:s/></text:span><text:span text:style-name="T10_46">encryption</text:span><text:span text:style-name="T10_47"><text:s/></text:span><text:span text:style-name="T10_48">to</text:span><text:span text:style-name="T10_49"><text:s/></text:span><text:span text:style-name="T10_50">protect</text:span><text:span text:style-name="T10_51"><text:s/></text:span><text:span text:style-name="T10_52">against</text:span><text:span text:style-name="T10_53"><text:s/></text:span><text:span text:style-name="T10_54">unauthorized</text:span><text:span text:style-name="T10_55"><text:s/></text:span><text:span text:style-name="T10_56">access</text:span><text:span text:style-name="T10_57"><text:s/></text:span><text:span text:style-name="T10_58">in</text:span><text:span text:style-name="T10_59"><text:s/></text:span><text:span text:style-name="T10_60">the</text:span><text:span text:style-name="T10_61"><text:s/></text:span><text:span text:style-name="T10_62">event</text:span><text:span text:style-name="T10_63"><text:s/></text:span><text:span text:style-name="T10_64">that</text:span><text:span text:style-name="T10_65"><text:s/></text:span><text:span text:style-name="T10_66">the</text:span><text:span text:style-name="T10_67"><text:s/></text:span><text:span text:style-name="T10_68">phone</text:span><text:span text:style-name="T10_69"><text:s/></text:span><text:span text:style-name="T10_70">is</text:span><text:span text:style-name="T10_71"><text:s/></text:span><text:span text:style-name="T10_72">lost</text:span><text:span text:style-name="T10_73"><text:s/></text:span><text:span text:style-name="T10_74">or</text:span><text:span text:style-name="T10_75"><text:s/></text:span><text:span text:style-name="T10_76">stolen</text:span><text:span text:style-name="T10_77">.<text:s/></text:span><text:span text:style-name="T10_78">This</text:span><text:span text:style-name="T10_79"><text:s/></text:span><text:span text:style-name="T10_80">entails</text:span><text:span text:style-name="T10_81"><text:s/></text:span><text:span text:style-name="T10_82">generating</text:span><text:span text:style-name="T10_83"><text:s/></text:span><text:span text:style-name="T10_84">a</text:span><text:span text:style-name="T10_85"><text:s/></text:span><text:span text:style-name="T10_86">cryptographically</text:span><text:span text:style-name="T10_87"><text:s/></text:span><text:span text:style-name="T10_88">strong</text:span><text:span text:style-name="T10_89"><text:s/></text:span><text:span text:style-name="T10_90">private</text:span><text:span text:style-name="T10_91"><text:s/></text:span><text:span text:style-name="T10_92">key</text:span><text:span text:style-name="T10_93">,<text:s/></text:span><text:span text:style-name="T10_94">and</text:span><text:span text:style-name="T10_95"><text:s/></text:span><text:span text:style-name="T10_96">using</text:span><text:span text:style-name="T10_97"><text:s/></text:span><text:span text:style-name="T10_98">this</text:span><text:span text:style-name="T10_99"><text:s/></text:span><text:span text:style-name="T10_100">key</text:span><text:span text:style-name="T10_101"><text:s/></text:span><text:span text:style-name="T10_102">with</text:span><text:span text:style-name="T10_103"><text:s/></text:span><text:span text:style-name="T10_104">the</text:span><text:span text:style-name="T10_105"><text:s/>256-</text:span><text:span text:style-name="T10_106">bit</text:span><text:span text:style-name="T10_107"><text:s/></text:span><text:span text:style-name="T10_108">Advanced</text:span><text:span text:style-name="T10_109"><text:s/></text:span><text:span text:style-name="T10_110">Encryption</text:span><text:span text:style-name="T10_111"><text:s/></text:span><text:span text:style-name="T10_112">Standard</text:span><text:span text:style-name="T10_113"><text:s/>(</text:span><text:span text:style-name="T10_114">AES</text:span><text:span text:style-name="T10_115">)<text:s/></text:span><text:span text:style-name="T10_116">to</text:span><text:span text:style-name="T10_117"><text:s/></text:span><text:span text:style-name="T10_118">encrypt</text:span><text:span text:style-name="T10_119"><text:s/></text:span><text:span text:style-name="T10_120">the</text:span><text:span text:style-name="T10_121"><text:s/></text:span><text:span text:style-name="T10_122">entire</text:span><text:span text:style-name="T10_123"><text:s/></text:span><text:span text:style-name="T10_124">hard</text:span><text:span text:style-name="T10_125"><text:s/></text:span><text:span text:style-name="T10_126">drive</text:span><text:span text:style-name="T10_127"><text:s/></text:span><text:span text:style-name="T10_128">of</text:span><text:span text:style-name="T10_129"><text:s/></text:span><text:span text:style-name="T10_130">the</text:span><text:span text:style-name="T10_131"><text:s/></text:span><text:span text:style-name="T10_132">iPhone</text:span><text:span text:style-name="T10_133"><text:s/></text:span><text:span text:style-name="T10_134">or</text:span><text:span text:style-name="T10_135"><text:s/></text:span><text:span text:style-name="T10_136">device</text:span><text:span text:style-name="T10_137"><text:s/></text:span><text:span text:style-name="T10_138">in</text:span><text:span text:style-name="T10_139"><text:s/></text:span><text:span text:style-name="T10_140">question</text:span><text:span text:style-name="T10_141">,<text:s/></text:span><text:span text:style-name="T10_142">rendering</text:span><text:span text:style-name="T10_143"><text:s/></text:span><text:span text:style-name="T10_144">its</text:span><text:span text:style-name="T10_145"><text:s/></text:span><text:span text:style-name="T10_146">contents</text:span><text:span text:style-name="T10_147"><text:s/></text:span><text:span text:style-name="T10_148">utterly</text:span><text:span text:style-name="T10_149"><text:s/></text:span><text:span text:style-name="T10_150">indecipherable</text:span><text:span text:style-name="T10_151"><text:s/></text:span><text:span text:style-name="T10_152">without</text:span><text:span text:style-name="T10_153"><text:s/></text:span><text:span text:style-name="T10_154">the</text:span><text:span text:style-name="T10_155"><text:s/>256-</text:span><text:span text:style-name="T10_156">bit</text:span><text:span text:style-name="T10_157"><text:s/></text:span><text:span text:style-name="T10_158">private</text:span><text:span text:style-name="T10_159"><text:s/></text:span><text:span text:style-name="T10_160">key</text:span><text:span text:style-name="T10_161">.<text:s/></text:span><text:span text:style-name="T10_162">The</text:span><text:span text:style-name="T10_163"><text:s/></text:span><text:span text:style-name="T10_164">private</text:span><text:span text:style-name="T10_165"><text:s/></text:span><text:span text:style-name="T10_166">key</text:span><text:span text:style-name="T10_167"><text:s/></text:span><text:span text:style-name="T10_168">is</text:span><text:span text:style-name="T10_169"><text:s/></text:span><text:span text:style-name="T10_170">then</text:span><text:span text:style-name="T10_171"><text:s/></text:span><text:span text:style-name="T10_172">stored</text:span><text:span text:style-name="T10_173"><text:s/></text:span><text:span text:style-name="T10_174">on</text:span><text:span text:style-name="T10_175"><text:s/></text:span><text:span text:style-name="T10_176">a</text:span><text:span text:style-name="T10_177"><text:s/></text:span><text:span text:style-name="T10_178">secure</text:span><text:span text:style-name="T10_179"><text:s/></text:span><text:span text:style-name="T10_180">chip</text:span><text:span text:style-name="T10_181"><text:s/></text:span><text:span text:style-name="T10_182">on</text:span><text:span text:style-name="T10_183"><text:s/></text:span><text:span text:style-name="T10_184">the</text:span><text:span text:style-name="T10_185"><text:s/></text:span><text:span text:style-name="T10_186">phone</text:span><text:span text:style-name="T10_187"><text:s/></text:span><text:span text:style-name="T10_188">from</text:span><text:span text:style-name="T10_189"><text:s/></text:span><text:span text:style-name="T10_190">which</text:span><text:span text:style-name="T10_191"><text:s/></text:span><text:span text:style-name="T10_192">it</text:span><text:span text:style-name="T10_193"><text:s/></text:span><text:span text:style-name="T10_194">cannot</text:span><text:span text:style-name="T10_195"><text:s/></text:span><text:span text:style-name="T10_196">be</text:span><text:span text:style-name="T10_197"><text:s/></text:span><text:span text:style-name="T10_198">recovered</text:span><text:span text:style-name="T10_199"><text:s/></text:span><text:span text:style-name="T10_200">without</text:span><text:span text:style-name="T10_201"><text:s/></text:span><text:span text:style-name="T10_202">triggering</text:span><text:span text:style-name="T10_203"><text:s/></text:span><text:span text:style-name="T10_204">failsafes</text:span><text:span text:style-name="T10_205"><text:s/></text:span><text:span text:style-name="T10_206">that</text:span><text:span text:style-name="T10_207"><text:s/></text:span><text:span text:style-name="T10_208">will</text:span><text:span text:style-name="T10_209"><text:s/></text:span><text:span text:style-name="T10_210">automatically</text:span><text:span text:style-name="T10_211"><text:s/></text:span><text:span text:style-name="T10_212">wipe</text:span><text:span text:style-name="T10_213"><text:s/></text:span><text:span text:style-name="T10_214">the</text:span><text:span text:style-name="T10_215"><text:s/></text:span><text:span text:style-name="T10_216">phone</text:span><text:span text:style-name="T10_217">’</text:span><text:span text:style-name="T10_218">s</text:span><text:span text:style-name="T10_219"><text:s/></text:span><text:span text:style-name="T10_220">hard</text:span><text:span text:style-name="T10_221"><text:s/></text:span><text:span text:style-name="T10_222">drive</text:span><text:span text:style-name="T10_223">,<text:s/></text:span><text:span text:style-name="T10_224">rendering</text:span><text:span text:style-name="T10_225"><text:s/></text:span><text:span text:style-name="T10_226">all</text:span><text:span text:style-name="T10_227"><text:s/></text:span><text:span text:style-name="T10_228">data</text:span><text:span text:style-name="T10_229"><text:s/></text:span><text:span text:style-name="T10_230">on</text:span><text:span text:style-name="T10_231"><text:s/></text:span><text:span text:style-name="T10_232">it</text:span><text:span text:style-name="T10_233"><text:s/></text:span><text:span text:style-name="T10_234">unrecoverable</text:span><text:span text:style-name="T10_235"><text:s/>[2].<text:s/></text:span><text:span text:style-name="T10_236">In</text:span><text:span text:style-name="T10_237"><text:s/></text:span><text:span text:style-name="T10_238">general</text:span><text:span text:style-name="T10_239">,<text:s/></text:span><text:span text:style-name="T10_240">these</text:span><text:span text:style-name="T10_241"><text:s/></text:span><text:span text:style-name="T10_242">failsafes</text:span><text:span text:style-name="T10_243"><text:s text:c="2"/></text:span><text:span text:style-name="T10_244">makes</text:span><text:span text:style-name="T10_245"><text:s/></text:span><text:span text:style-name="T10_246">it</text:span><text:span text:style-name="T10_247"><text:s/></text:span><text:span text:style-name="T10_248">extremely</text:span><text:span text:style-name="T10_249"><text:s/></text:span><text:span text:style-name="T10_250">difficult</text:span><text:span text:style-name="T10_251"><text:s/></text:span><text:span text:style-name="T10_252">to</text:span><text:span text:style-name="T10_253"><text:s/></text:span><text:span text:style-name="T10_254">recover</text:span><text:span text:style-name="T10_255"><text:s/></text:span><text:span text:style-name="T10_256">the</text:span><text:span text:style-name="T10_257"><text:s/></text:span><text:span text:style-name="T10_258">private</text:span><text:span text:style-name="T10_259"><text:s/></text:span><text:span text:style-name="T10_260">key</text:span><text:span text:style-name="T10_261"><text:s/></text:span><text:span text:style-name="T10_262">without</text:span><text:span text:style-name="T10_263"><text:s/></text:span><text:span text:style-name="T10_264">authenticating</text:span><text:span text:style-name="T10_265">.<text:s/></text:span><text:span text:style-name="T10_266">That</text:span><text:span text:style-name="T10_267"><text:s/></text:span><text:span text:style-name="T10_268">said</text:span><text:span text:style-name="T10_269">,<text:s/></text:span><text:span text:style-name="T10_270">the</text:span><text:span text:style-name="T10_271"><text:s/></text:span><text:span text:style-name="T10_272">private</text:span><text:span text:style-name="T10_273"><text:s/></text:span><text:span text:style-name="T10_274">key</text:span><text:span text:style-name="T10_275"><text:s/></text:span><text:span text:style-name="T10_276">is</text:span><text:span text:style-name="T10_277"><text:s/></text:span><text:span text:style-name="T10_278">linked</text:span><text:span text:style-name="T10_279"><text:s/></text:span><text:span text:style-name="T10_280">with</text:span><text:span text:style-name="T10_281"><text:s/></text:span><text:span text:style-name="T10_282">whatever</text:span><text:span text:style-name="T10_283"><text:s/></text:span><text:span text:style-name="T10_284">unlock</text:span><text:span text:style-name="T10_285"><text:s/></text:span><text:span text:style-name="T10_286">method</text:span><text:span text:style-name="T10_287"><text:s/></text:span><text:span text:style-name="T10_288">the</text:span><text:span text:style-name="T10_289"><text:s/></text:span><text:span text:style-name="T10_290">user</text:span><text:span text:style-name="T10_291"><text:s/></text:span><text:span text:style-name="T10_292">selects</text:span><text:span text:style-name="T10_293">,<text:s/></text:span><text:span text:style-name="T10_294">which</text:span><text:span text:style-name="T10_295"><text:s/></text:span><text:span text:style-name="T10_296">could</text:span><text:span text:style-name="T10_297"><text:s/></text:span><text:span text:style-name="T10_298">be</text:span><text:span text:style-name="T10_299"><text:s/></text:span><text:span text:style-name="T10_300">a</text:span><text:span text:style-name="T10_301"><text:s/>4-</text:span><text:span text:style-name="T10_302">digit</text:span><text:span text:style-name="T10_303"><text:s/></text:span><text:span text:style-name="T10_304">PIN</text:span><text:span text:style-name="T10_305"><text:s/></text:span><text:span text:style-name="T10_306">number</text:span><text:span text:style-name="T10_307">,<text:s/></text:span><text:span text:style-name="T10_308">a</text:span><text:span text:style-name="T10_309"><text:s/></text:span><text:span text:style-name="T10_310">strong</text:span><text:span text:style-name="T10_311">,<text:s/></text:span><text:span text:style-name="T10_312">full</text:span><text:span text:style-name="T10_313"><text:s/></text:span><text:span text:style-name="T10_314">text</text:span><text:span text:style-name="T10_315"><text:s/></text:span><text:span text:style-name="T10_316">password</text:span><text:span text:style-name="T10_317">,<text:s/></text:span><text:span text:style-name="T10_318">a</text:span><text:span text:style-name="T10_319"><text:s/></text:span><text:span text:style-name="T10_320">lock</text:span><text:span text:style-name="T10_321"><text:s/></text:span><text:span text:style-name="T10_322">screen</text:span><text:span text:style-name="T10_323"><text:s/></text:span><text:span text:style-name="T10_324">pattern</text:span><text:span text:style-name="T10_325">,<text:s/></text:span><text:span text:style-name="T10_326">or</text:span><text:span text:style-name="T10_327"><text:s/></text:span><text:span text:style-name="T10_328">even</text:span><text:span text:style-name="T10_329"><text:s/></text:span><text:span text:style-name="T10_330">the</text:span><text:span text:style-name="T10_331"><text:s/></text:span><text:span text:style-name="T10_332">output</text:span><text:span text:style-name="T10_333"><text:s/></text:span><text:span text:style-name="T10_334">from</text:span><text:span text:style-name="T10_335"><text:s/></text:span><text:span text:style-name="T10_336">a</text:span><text:span text:style-name="T10_337"><text:s/></text:span><text:span text:style-name="T10_338">fingerprint</text:span><text:span text:style-name="T10_339"><text:s/></text:span><text:span text:style-name="T10_340">swiper</text:span><text:span text:style-name="T10_341">.<text:s/></text:span><text:span text:style-name="T10_342">If</text:span><text:span text:style-name="T10_343"><text:s/></text:span><text:span text:style-name="T10_344">an</text:span><text:span text:style-name="T10_345"><text:s/></text:span><text:span text:style-name="T10_346">unauthorized</text:span><text:span text:style-name="T10_347"><text:s/></text:span><text:span text:style-name="T10_348">user</text:span><text:span text:style-name="T10_349"><text:s/></text:span><text:span text:style-name="T10_350">can</text:span><text:span text:style-name="T10_351"><text:s/></text:span><text:span text:style-name="T10_352">get</text:span><text:span text:style-name="T10_353"><text:s/></text:span><text:span text:style-name="T10_354">past</text:span><text:span text:style-name="T10_355"><text:s/></text:span><text:span text:style-name="T10_356">this</text:span><text:span text:style-name="T10_357"><text:s/></text:span><text:span text:style-name="T10_358">lock</text:span><text:span text:style-name="T10_359"><text:s/></text:span><text:span text:style-name="T10_360">screen</text:span><text:span text:style-name="T10_361">,<text:s/></text:span><text:span text:style-name="T10_362">then</text:span><text:span text:style-name="T10_363"><text:s/></text:span><text:span text:style-name="T10_364">the</text:span><text:span text:style-name="T10_365"><text:s/></text:span><text:span text:style-name="T10_366">private</text:span><text:span text:style-name="T10_367"><text:s/></text:span><text:span text:style-name="T10_368">key</text:span><text:span text:style-name="T10_369"><text:s/></text:span><text:span text:style-name="T10_370">is</text:span><text:span text:style-name="T10_371"><text:s/></text:span><text:span text:style-name="T10_372">automatically</text:span><text:span text:style-name="T10_373"><text:s/></text:span><text:span text:style-name="T10_374">recovered</text:span><text:span text:style-name="T10_375"><text:s/></text:span><text:span text:style-name="T10_376">and</text:span><text:span text:style-name="T10_377"><text:s/></text:span><text:span text:style-name="T10_378">full</text:span><text:span text:style-name="T10_379">-</text:span><text:span text:style-name="T10_380">disk</text:span><text:span text:style-name="T10_381"><text:s/></text:span><text:span text:style-name="T10_382">encryption</text:span><text:span text:style-name="T10_383"><text:s/></text:span><text:span text:style-name="T10_384">is</text:span><text:span text:style-name="T10_385"><text:s/></text:span><text:span text:style-name="T10_386">bypassed</text:span><text:span text:style-name="T10_387">.</text:span></text:p>
      <text:p text:style-name="P11"><text:span text:style-name="T11_1">In</text:span><text:span text:style-name="T11_2"><text:s/></text:span><text:span text:style-name="T11_3">Farook</text:span><text:span text:style-name="T11_4">’</text:span><text:span text:style-name="T11_5">s</text:span><text:span text:style-name="T11_6"><text:s/></text:span><text:span text:style-name="T11_7">case</text:span><text:span text:style-name="T11_8">,<text:s/></text:span><text:span text:style-name="T11_9">a</text:span><text:span text:style-name="T11_10"><text:s/></text:span><text:span text:style-name="T11_11">simple</text:span><text:span text:style-name="T11_12"><text:s/>4-</text:span><text:span text:style-name="T11_13">digit</text:span><text:span text:style-name="T11_14"><text:s/></text:span><text:span text:style-name="T11_15">PIN</text:span><text:span text:style-name="T11_16"><text:s/></text:span><text:span text:style-name="T11_17">was</text:span><text:span text:style-name="T11_18"><text:s/></text:span><text:span text:style-name="T11_19">used</text:span><text:span text:style-name="T11_20">.<text:s/></text:span><text:span text:style-name="T11_21">Such</text:span><text:span text:style-name="T11_22"><text:s/></text:span><text:span text:style-name="T11_23">a</text:span><text:span text:style-name="T11_24"><text:s/></text:span><text:span text:style-name="T11_25">PIN</text:span><text:span text:style-name="T11_26"><text:s/></text:span><text:span text:style-name="T11_27">is</text:span><text:span text:style-name="T11_28"><text:s/></text:span><text:span text:style-name="T11_29">incredibly</text:span><text:span text:style-name="T11_30"><text:s/></text:span><text:span text:style-name="T11_31">trivial</text:span><text:span text:style-name="T11_32"><text:s/></text:span><text:span text:style-name="T11_33">to</text:span><text:span text:style-name="T11_34"><text:s/></text:span><text:span text:style-name="T11_35">brute</text:span><text:span text:style-name="T11_36">-</text:span><text:span text:style-name="T11_37">force</text:span><text:span text:style-name="T11_38">—</text:span><text:span text:style-name="T11_39">the</text:span><text:span text:style-name="T11_40"><text:s/></text:span><text:span text:style-name="T11_41">FBI</text:span><text:span text:style-name="T11_42"><text:s/></text:span><text:span text:style-name="T11_43">would</text:span><text:span text:style-name="T11_44"><text:s/></text:span><text:span text:style-name="T11_45">simply</text:span><text:span text:style-name="T11_46"><text:s/></text:span><text:span text:style-name="T11_47">need</text:span><text:span text:style-name="T11_48"><text:s/></text:span><text:span text:style-name="T11_49">to</text:span><text:span text:style-name="T11_50"><text:s/></text:span><text:span text:style-name="T11_51">have</text:span><text:span text:style-name="T11_52"><text:s/></text:span><text:span text:style-name="T11_53">someone</text:span><text:span text:style-name="T11_54"><text:s/></text:span><text:span text:style-name="T11_55">sit</text:span><text:span text:style-name="T11_56"><text:s/></text:span><text:span text:style-name="T11_57">and</text:span><text:span text:style-name="T11_58"><text:s/></text:span><text:span text:style-name="T11_59">try</text:span><text:span text:style-name="T11_60"><text:s/></text:span><text:span text:style-name="T11_61">all</text:span><text:span text:style-name="T11_62"><text:s/>10,000<text:s/></text:span><text:span text:style-name="T11_63">possible</text:span><text:span text:style-name="T11_64"><text:s/>4-</text:span><text:span text:style-name="T11_65">digit</text:span><text:span text:style-name="T11_66"><text:s/></text:span><text:span text:style-name="T11_67">PIN</text:span><text:span text:style-name="T11_68"><text:s/></text:span><text:span text:style-name="T11_69">combinations</text:span><text:span text:style-name="T11_70">,<text:s/></text:span><text:span text:style-name="T11_71">which</text:span><text:span text:style-name="T11_72"><text:s/></text:span><text:span text:style-name="T11_73">would</text:span><text:span text:style-name="T11_74"><text:s/></text:span><text:span text:style-name="T11_75">take</text:span><text:span text:style-name="T11_76"><text:s/></text:span><text:span text:style-name="T11_77">a</text:span><text:span text:style-name="T11_78"><text:s/></text:span><text:span text:style-name="T11_79">matter</text:span><text:span text:style-name="T11_80"><text:s/></text:span><text:span text:style-name="T11_81">of</text:span><text:span text:style-name="T11_82"><text:s/></text:span><text:span text:style-name="T11_83">hours</text:span><text:span text:style-name="T11_84">.<text:s/></text:span><text:span text:style-name="T11_85">An</text:span><text:span text:style-name="T11_86"><text:s/></text:span><text:span text:style-name="T11_87">additional</text:span><text:span text:style-name="T11_88"><text:s/></text:span><text:span text:style-name="T11_89">failsafe</text:span><text:span text:style-name="T11_90"><text:s/></text:span><text:span text:style-name="T11_91">is</text:span><text:span text:style-name="T11_92"><text:s/></text:span><text:span text:style-name="T11_93">in</text:span><text:span text:style-name="T11_94"><text:s/></text:span><text:span text:style-name="T11_95">place</text:span><text:span text:style-name="T11_96">,<text:s/></text:span><text:span text:style-name="T11_97">however</text:span><text:span text:style-name="T11_98">,<text:s/></text:span><text:span text:style-name="T11_99">to</text:span><text:span text:style-name="T11_100"><text:s/></text:span><text:span text:style-name="T11_101">prevent</text:span><text:span text:style-name="T11_102"><text:s/></text:span><text:span text:style-name="T11_103">this</text:span><text:span text:style-name="T11_104"><text:s/></text:span><text:span text:style-name="T11_105">kind</text:span><text:span text:style-name="T11_106"><text:s/></text:span><text:span text:style-name="T11_107">of</text:span><text:span text:style-name="T11_108"><text:s/></text:span><text:span text:style-name="T11_109">abuse</text:span><text:span text:style-name="T11_110">.<text:s/></text:span><text:span text:style-name="T11_111">The</text:span><text:span text:style-name="T11_112"><text:s/></text:span><text:span text:style-name="T11_113">iPhone</text:span><text:span text:style-name="T11_114"><text:s/>5</text:span><text:span text:style-name="T11_115">C</text:span><text:span text:style-name="T11_116"><text:s/></text:span><text:span text:style-name="T11_117">will</text:span><text:span text:style-name="T11_118"><text:s/></text:span><text:span text:style-name="T11_119">automatically</text:span><text:span text:style-name="T11_120"><text:s/></text:span><text:span text:style-name="T11_121">wipe</text:span><text:span text:style-name="T11_122"><text:s/></text:span><text:span text:style-name="T11_123">its</text:span><text:span text:style-name="T11_124"><text:s/></text:span><text:span text:style-name="T11_125">hard</text:span><text:span text:style-name="T11_126"><text:s/></text:span><text:span text:style-name="T11_127">drive</text:span><text:span text:style-name="T11_128"><text:s/></text:span><text:span text:style-name="T11_129">in</text:span><text:span text:style-name="T11_130"><text:s/></text:span><text:span text:style-name="T11_131">the</text:span><text:span text:style-name="T11_132"><text:s/></text:span><text:span text:style-name="T11_133">event</text:span><text:span text:style-name="T11_134"><text:s/></text:span><text:span text:style-name="T11_135">of</text:span><text:span text:style-name="T11_136"><text:s/></text:span><text:span text:style-name="T11_137">ten</text:span><text:span text:style-name="T11_138"><text:s/></text:span><text:span text:style-name="T11_139">consecutive</text:span><text:span text:style-name="T11_140"><text:s/></text:span><text:span text:style-name="T11_141">incorrect</text:span><text:span text:style-name="T11_142"><text:s/></text:span><text:span text:style-name="T11_143">authentication</text:span><text:span text:style-name="T11_144"><text:s/></text:span><text:span text:style-name="T11_145">attempts</text:span><text:span text:style-name="T11_146"><text:s/>[2].<text:s/></text:span><text:span text:style-name="T11_147">Thus</text:span><text:span text:style-name="T11_148">,<text:s/></text:span><text:span text:style-name="T11_149">if</text:span><text:span text:style-name="T11_150"><text:s/></text:span><text:span text:style-name="T11_151">the</text:span><text:span text:style-name="T11_152"><text:s/></text:span><text:span text:style-name="T11_153">FBI</text:span><text:span text:style-name="T11_154"><text:s/></text:span><text:span text:style-name="T11_155">were</text:span><text:span text:style-name="T11_156"><text:s/></text:span><text:span text:style-name="T11_157">to</text:span><text:span text:style-name="T11_158"><text:s/></text:span><text:span text:style-name="T11_159">attempt</text:span><text:span text:style-name="T11_160"><text:s/></text:span><text:span text:style-name="T11_161">the</text:span><text:span text:style-name="T11_162"><text:s/></text:span><text:span text:style-name="T11_163">brute</text:span><text:span text:style-name="T11_164">-</text:span><text:span text:style-name="T11_165">force</text:span><text:span text:style-name="T11_166"><text:s/></text:span><text:span text:style-name="T11_167">approach</text:span><text:span text:style-name="T11_168">,<text:s/></text:span><text:span text:style-name="T11_169">they</text:span><text:span text:style-name="T11_170"><text:s/></text:span><text:span text:style-name="T11_171">would</text:span><text:span text:style-name="T11_172"><text:s/></text:span><text:span text:style-name="T11_173">only</text:span><text:span text:style-name="T11_174"><text:s/></text:span><text:span text:style-name="T11_175">be</text:span><text:span text:style-name="T11_176"><text:s/></text:span><text:span text:style-name="T11_177">able</text:span><text:span text:style-name="T11_178"><text:s/></text:span><text:span text:style-name="T11_179">to</text:span><text:span text:style-name="T11_180"><text:s/></text:span><text:span text:style-name="T11_181">try</text:span><text:span text:style-name="T11_182"><text:s/>10<text:s/></text:span><text:span text:style-name="T11_183">of</text:span><text:span text:style-name="T11_184"><text:s/></text:span><text:span text:style-name="T11_185">the</text:span><text:span text:style-name="T11_186"><text:s/></text:span><text:span text:style-name="T11_187">possible</text:span><text:span text:style-name="T11_188"><text:s/>10,000<text:s/></text:span><text:span text:style-name="T11_189">PIN</text:span><text:span text:style-name="T11_190"><text:s/></text:span><text:span text:style-name="T11_191">combinations</text:span><text:span text:style-name="T11_192"><text:s/></text:span><text:span text:style-name="T11_193">before</text:span><text:span text:style-name="T11_194"><text:s/></text:span><text:span text:style-name="T11_195">the</text:span><text:span text:style-name="T11_196"><text:s/></text:span><text:span text:style-name="T11_197">phone</text:span><text:span text:style-name="T11_198"><text:s/></text:span><text:span text:style-name="T11_199">wipes</text:span><text:span text:style-name="T11_200"><text:s/></text:span><text:span text:style-name="T11_201">itself</text:span><text:span text:style-name="T11_202">,<text:s/></text:span><text:span text:style-name="T11_203">giving</text:span><text:span text:style-name="T11_204"><text:s/></text:span><text:span text:style-name="T11_205">them</text:span><text:span text:style-name="T11_206"><text:s/></text:span><text:span text:style-name="T11_207">a</text:span><text:span text:style-name="T11_208"><text:s/>0.1%<text:s/></text:span><text:span text:style-name="T11_209">chance</text:span><text:span text:style-name="T11_210"><text:s/></text:span><text:span text:style-name="T11_211">of</text:span><text:span text:style-name="T11_212"><text:s/></text:span><text:span text:style-name="T11_213">success</text:span><text:span text:style-name="T11_214"><text:s/></text:span><text:span text:style-name="T11_215">with</text:span><text:span text:style-name="T11_216"><text:s/></text:span><text:span text:style-name="T11_217">no</text:span><text:span text:style-name="T11_218"><text:s/></text:span><text:span text:style-name="T11_219">ability</text:span><text:span text:style-name="T11_220"><text:s/></text:span><text:span text:style-name="T11_221">to</text:span><text:span text:style-name="T11_222"><text:s/></text:span><text:span text:style-name="T11_223">try</text:span><text:span text:style-name="T11_224"><text:s/></text:span><text:span text:style-name="T11_225">again</text:span><text:span text:style-name="T11_226"><text:s/></text:span><text:span text:style-name="T11_227">later</text:span><text:span text:style-name="T11_228"><text:s/></text:span><text:span text:style-name="T11_229">if</text:span><text:span text:style-name="T11_230"><text:s/></text:span><text:span text:style-name="T11_231">they</text:span><text:span text:style-name="T11_232"><text:s/></text:span><text:span text:style-name="T11_233">are</text:span><text:span text:style-name="T11_234"><text:s/></text:span><text:span text:style-name="T11_235">wrong</text:span><text:span text:style-name="T11_236">.</text:span></text:p>
      <text:h text:style-name="P12" text:outline-level="10"><text:bookmark-start text:name="h.7bu78l8zvltb"/><text:bookmark-end text:name="h.7bu78l8zvltb"/><text:span text:style-name="T12_1">Signed</text:span><text:span text:style-name="T12_2"><text:s/></text:span><text:span text:style-name="T12_3">Software</text:span><text:span text:style-name="T12_4"><text:s/></text:span><text:span text:style-name="T12_5">Updates</text:span></text:h>
      <text:p text:style-name="P13"><text:span text:style-name="T13_1">There</text:span><text:span text:style-name="T13_2"><text:s/></text:span><text:span text:style-name="T13_3">is</text:span><text:span text:style-name="T13_4">,<text:s/></text:span><text:span text:style-name="T13_5">however</text:span><text:span text:style-name="T13_6">,<text:s/></text:span><text:span text:style-name="T13_7">one</text:span><text:span text:style-name="T13_8"><text:s/></text:span><text:span text:style-name="T13_9">additional</text:span><text:span text:style-name="T13_10"><text:s/></text:span><text:span text:style-name="T13_11">software</text:span><text:span text:style-name="T13_12"><text:s/></text:span><text:span text:style-name="T13_13">layer</text:span><text:span text:style-name="T13_14"><text:s/></text:span><text:span text:style-name="T13_15">that</text:span><text:span text:style-name="T13_16"><text:s/></text:span><text:span text:style-name="T13_17">can</text:span><text:span text:style-name="T13_18"><text:s/></text:span><text:span text:style-name="T13_19">penetrate</text:span><text:span text:style-name="T13_20"><text:s/></text:span><text:span text:style-name="T13_21">the</text:span><text:span text:style-name="T13_22"><text:s/></text:span><text:span text:style-name="T13_23">full</text:span><text:span text:style-name="T13_24">-</text:span><text:span text:style-name="T13_25">disk</text:span><text:span text:style-name="T13_26"><text:s/></text:span><text:span text:style-name="T13_27">encryption</text:span><text:span text:style-name="T13_28"><text:s/></text:span><text:span text:style-name="T13_29">on</text:span><text:span text:style-name="T13_30"><text:s/></text:span><text:span text:style-name="T13_31">the</text:span><text:span text:style-name="T13_32"><text:s/></text:span><text:span text:style-name="T13_33">iPhone</text:span><text:span text:style-name="T13_34"><text:s/>5</text:span><text:span text:style-name="T13_35">C</text:span><text:span text:style-name="T13_36">.<text:s/></text:span><text:span text:style-name="T13_37">Apple</text:span><text:span text:style-name="T13_38"><text:s/></text:span><text:span text:style-name="T13_39">designed</text:span><text:span text:style-name="T13_40"><text:s/></text:span><text:span text:style-name="T13_41">the</text:span><text:span text:style-name="T13_42"><text:s/>5</text:span><text:span text:style-name="T13_43">C</text:span><text:span text:style-name="T13_44">’</text:span><text:span text:style-name="T13_45">s</text:span><text:span text:style-name="T13_46"><text:s/></text:span><text:span text:style-name="T13_47">software</text:span><text:span text:style-name="T13_48"><text:s/></text:span><text:span text:style-name="T13_49">update</text:span><text:span text:style-name="T13_50"><text:s/></text:span><text:span text:style-name="T13_51">subsystem</text:span><text:span text:style-name="T13_52"><text:s/></text:span><text:span text:style-name="T13_53">around</text:span><text:span text:style-name="T13_54"><text:s/></text:span><text:span text:style-name="T13_55">the</text:span><text:span text:style-name="T13_56"><text:s/></text:span><text:span text:style-name="T13_57">assumption</text:span><text:span text:style-name="T13_58"><text:s/></text:span><text:span text:style-name="T13_59">that</text:span><text:span text:style-name="T13_60"><text:s/></text:span><text:span text:style-name="T13_61">signed</text:span><text:span text:style-name="T13_62"><text:s/></text:span><text:span text:style-name="T13_63">system</text:span><text:span text:style-name="T13_64"><text:s/></text:span><text:span text:style-name="T13_65">updates</text:span><text:span text:style-name="T13_66"><text:s/></text:span><text:span text:style-name="T13_67">from</text:span><text:span text:style-name="T13_68"><text:s/></text:span><text:span text:style-name="T13_69">Apple</text:span><text:span text:style-name="T13_70"><text:s/></text:span><text:span text:style-name="T13_71">itself</text:span><text:span text:style-name="T13_72"><text:s/></text:span><text:span text:style-name="T13_73">are</text:span><text:span text:style-name="T13_74"><text:s/></text:span><text:span text:style-name="T13_75">secure</text:span><text:span text:style-name="T13_76"><text:s/></text:span><text:span text:style-name="T13_77">and</text:span><text:span text:style-name="T13_78"><text:s/></text:span><text:span text:style-name="T13_79">can</text:span><text:span text:style-name="T13_80"><text:s/></text:span><text:span text:style-name="T13_81">be</text:span><text:span text:style-name="T13_82"><text:s/></text:span><text:span text:style-name="T13_83">trusted</text:span><text:span text:style-name="T13_84"><text:s/>(</text:span><text:span text:style-name="T13_85">after</text:span><text:span text:style-name="T13_86"><text:s/></text:span><text:span text:style-name="T13_87">all</text:span><text:span text:style-name="T13_88">,<text:s/></text:span><text:span text:style-name="T13_89">this</text:span><text:span text:style-name="T13_90"><text:s/></text:span><text:span text:style-name="T13_91">is</text:span><text:span text:style-name="T13_92"><text:s/></text:span><text:span text:style-name="T13_93">the</text:span><text:span text:style-name="T13_94"><text:s/></text:span><text:span text:style-name="T13_95">whole</text:span><text:span text:style-name="T13_96"><text:s/></text:span><text:span text:style-name="T13_97">point</text:span><text:span text:style-name="T13_98"><text:s/></text:span><text:span text:style-name="T13_99">of</text:span><text:span text:style-name="T13_100"><text:s/></text:span><text:span text:style-name="T13_101">code</text:span><text:span text:style-name="T13_102"><text:s/></text:span><text:span text:style-name="T13_103">signing</text:span><text:span text:style-name="T13_104">).<text:s/></text:span><text:span text:style-name="T13_105">If</text:span><text:span text:style-name="T13_106"><text:s/></text:span><text:span text:style-name="T13_107">Apple</text:span><text:span text:style-name="T13_108"><text:s/></text:span><text:span text:style-name="T13_109">pushes</text:span><text:span text:style-name="T13_110"><text:s/></text:span><text:span text:style-name="T13_111">out</text:span><text:span text:style-name="T13_112"><text:s/></text:span><text:span text:style-name="T13_113">a</text:span><text:span text:style-name="T13_114"><text:s/></text:span><text:span text:style-name="T13_115">signed</text:span><text:span text:style-name="T13_116"><text:s/></text:span><text:span text:style-name="T13_117">update</text:span><text:span text:style-name="T13_118"><text:s/></text:span><text:span text:style-name="T13_119">via</text:span><text:span text:style-name="T13_120"><text:s/></text:span><text:span text:style-name="T13_121">their</text:span><text:span text:style-name="T13_122"><text:s/></text:span><text:span text:style-name="T13_123">update</text:span><text:span text:style-name="T13_124"><text:s/></text:span><text:span text:style-name="T13_125">servers</text:span><text:span text:style-name="T13_126">,<text:s/></text:span><text:span text:style-name="T13_127">a</text:span><text:span text:style-name="T13_128"><text:s/></text:span><text:span text:style-name="T13_129">locked</text:span><text:span text:style-name="T13_130"><text:s/>5</text:span><text:span text:style-name="T13_131">C</text:span><text:span text:style-name="T13_132"><text:s/></text:span><text:span text:style-name="T13_133">with</text:span><text:span text:style-name="T13_134"><text:s/></text:span><text:span text:style-name="T13_135">internet</text:span><text:span text:style-name="T13_136"><text:s/></text:span><text:span text:style-name="T13_137">connectivity</text:span><text:span text:style-name="T13_138"><text:s/></text:span><text:span text:style-name="T13_139">will</text:span><text:span text:style-name="T13_140"><text:s/></text:span><text:span text:style-name="T13_141">see</text:span><text:span text:style-name="T13_142"><text:s/></text:span><text:span text:style-name="T13_143">this</text:span><text:span text:style-name="T13_144"><text:s/></text:span><text:span text:style-name="T13_145">update</text:span><text:span text:style-name="T13_146"><text:s/></text:span><text:span text:style-name="T13_147">and</text:span><text:span text:style-name="T13_148"><text:s/></text:span><text:span text:style-name="T13_149">automatically</text:span><text:span text:style-name="T13_150"><text:s/></text:span><text:span text:style-name="T13_151">begin</text:span><text:span text:style-name="T13_152"><text:s/></text:span><text:span text:style-name="T13_153">installing</text:span><text:span text:style-name="T13_154"><text:s/></text:span><text:span text:style-name="T13_155">it</text:span><text:span text:style-name="T13_156"><text:s/></text:span><text:span text:style-name="T13_157">without</text:span><text:span text:style-name="T13_158"><text:s/></text:span><text:span text:style-name="T13_159">the</text:span><text:span text:style-name="T13_160"><text:s/></text:span><text:span text:style-name="T13_161">need</text:span><text:span text:style-name="T13_162"><text:s/></text:span><text:span text:style-name="T13_163">for</text:span><text:span text:style-name="T13_164"><text:s/></text:span><text:span text:style-name="T13_165">the</text:span><text:span text:style-name="T13_166"><text:s/></text:span><text:span text:style-name="T13_167">user</text:span><text:span text:style-name="T13_168"><text:s/></text:span><text:span text:style-name="T13_169">to</text:span><text:span text:style-name="T13_170"><text:s/></text:span><text:span text:style-name="T13_171">authenticate</text:span><text:span text:style-name="T13_172">.<text:s/></text:span><text:span text:style-name="T13_173">Since</text:span><text:span text:style-name="T13_174"><text:s/></text:span><text:span text:style-name="T13_175">system</text:span><text:span text:style-name="T13_176">-</text:span><text:span text:style-name="T13_177">level</text:span><text:span text:style-name="T13_178"><text:s/></text:span><text:span text:style-name="T13_179">software</text:span><text:span text:style-name="T13_180"><text:s/></text:span><text:span text:style-name="T13_181">updates</text:span><text:span text:style-name="T13_182"><text:s/></text:span><text:span text:style-name="T13_183">are</text:span><text:span text:style-name="T13_184"><text:s/></text:span><text:span text:style-name="T13_185">able</text:span><text:span text:style-name="T13_186"><text:s/></text:span><text:span text:style-name="T13_187">to</text:span><text:span text:style-name="T13_188"><text:s/></text:span><text:span text:style-name="T13_189">interface</text:span><text:span text:style-name="T13_190"><text:s/></text:span><text:span text:style-name="T13_191">with</text:span><text:span text:style-name="T13_192"><text:s/></text:span><text:span text:style-name="T13_193">restricted</text:span><text:span text:style-name="T13_194"><text:s/></text:span><text:span text:style-name="T13_195">areas</text:span><text:span text:style-name="T13_196"><text:s/></text:span><text:span text:style-name="T13_197">of</text:span><text:span text:style-name="T13_198"><text:s/></text:span><text:span text:style-name="T13_199">the</text:span><text:span text:style-name="T13_200"><text:s/></text:span><text:span text:style-name="T13_201">phone</text:span><text:span text:style-name="T13_202">,<text:s/></text:span><text:span text:style-name="T13_203">it</text:span><text:span text:style-name="T13_204"><text:s/></text:span><text:span text:style-name="T13_205">would</text:span><text:span text:style-name="T13_206"><text:s/></text:span><text:span text:style-name="T13_207">in</text:span><text:span text:style-name="T13_208"><text:s/></text:span><text:span text:style-name="T13_209">theory</text:span><text:span text:style-name="T13_210"><text:s/></text:span><text:span text:style-name="T13_211">be</text:span><text:span text:style-name="T13_212"><text:s/></text:span><text:span text:style-name="T13_213">possible</text:span><text:span text:style-name="T13_214"><text:s/></text:span><text:span text:style-name="T13_215">for</text:span><text:span text:style-name="T13_216"><text:s/></text:span><text:span text:style-name="T13_217">Apple</text:span><text:span text:style-name="T13_218"><text:s/></text:span><text:span text:style-name="T13_219">to</text:span><text:span text:style-name="T13_220"><text:s/></text:span><text:span text:style-name="T13_221">push</text:span><text:span text:style-name="T13_222"><text:s/></text:span><text:span text:style-name="T13_223">a</text:span><text:span text:style-name="T13_224"><text:s/></text:span><text:span text:style-name="T13_225">signed</text:span><text:span text:style-name="T13_226"><text:s/></text:span><text:span text:style-name="T13_227">update</text:span><text:span text:style-name="T13_228"><text:s/></text:span><text:span text:style-name="T13_229">that</text:span><text:span text:style-name="T13_230"><text:s/></text:span><text:span text:style-name="T13_231">disables</text:span><text:span text:style-name="T13_232"><text:s/></text:span><text:span text:style-name="T13_233">the</text:span><text:span text:style-name="T13_234"><text:s/></text:span><text:span text:style-name="T13_235">lock</text:span><text:span text:style-name="T13_236"><text:s/></text:span><text:span text:style-name="T13_237">feature</text:span><text:span text:style-name="T13_238"><text:s/></text:span><text:span text:style-name="T13_239">for</text:span><text:span text:style-name="T13_240"><text:s/></text:span><text:span text:style-name="T13_241">phones</text:span><text:span text:style-name="T13_242"><text:s/></text:span><text:span text:style-name="T13_243">configured</text:span><text:span text:style-name="T13_244"><text:s/></text:span><text:span text:style-name="T13_245">with</text:span><text:span text:style-name="T13_246"><text:s/></text:span><text:span text:style-name="T13_247">Farook</text:span><text:span text:style-name="T13_248">’</text:span><text:span text:style-name="T13_249">s</text:span><text:span text:style-name="T13_250"><text:s/></text:span><text:span text:style-name="T13_251">Apple</text:span><text:span text:style-name="T13_252"><text:s/></text:span><text:span text:style-name="T13_253">ID</text:span><text:span text:style-name="T13_254">.<text:s/></text:span><text:span text:style-name="T13_255">Alternatively</text:span><text:span text:style-name="T13_256">,<text:s/></text:span><text:span text:style-name="T13_257">if</text:span><text:span text:style-name="T13_258"><text:s/></text:span><text:span text:style-name="T13_259">Apple</text:span><text:span text:style-name="T13_260"><text:s/></text:span><text:span text:style-name="T13_261">refused</text:span><text:span text:style-name="T13_262"><text:s/></text:span><text:span text:style-name="T13_263">to</text:span><text:span text:style-name="T13_264"><text:s/></text:span><text:span text:style-name="T13_265">push</text:span><text:span text:style-name="T13_266"><text:s/></text:span><text:span text:style-name="T13_267">such</text:span><text:span text:style-name="T13_268"><text:s/></text:span><text:span text:style-name="T13_269">an</text:span><text:span text:style-name="T13_270"><text:s/></text:span><text:span text:style-name="T13_271">update</text:span><text:span text:style-name="T13_272">,<text:s/></text:span><text:span text:style-name="T13_273">the</text:span><text:span text:style-name="T13_274"><text:s/></text:span><text:span text:style-name="T13_275">FBI</text:span><text:span text:style-name="T13_276"><text:s/></text:span><text:span text:style-name="T13_277">would</text:span><text:span text:style-name="T13_278"><text:s/></text:span><text:span text:style-name="T13_279">merely</text:span><text:span text:style-name="T13_280"><text:s/></text:span><text:span text:style-name="T13_281">need</text:span><text:span text:style-name="T13_282"><text:s/></text:span><text:span text:style-name="T13_283">a</text:span><text:span text:style-name="T13_284"><text:s/></text:span><text:span text:style-name="T13_285">copy</text:span><text:span text:style-name="T13_286"><text:s/></text:span><text:span text:style-name="T13_287">of</text:span><text:span text:style-name="T13_288"><text:s/></text:span><text:span text:style-name="T13_289">Apple</text:span><text:span text:style-name="T13_290">’</text:span><text:span text:style-name="T13_291">s</text:span><text:span text:style-name="T13_292"><text:s/></text:span><text:span text:style-name="T13_293">private</text:span><text:span text:style-name="T13_294"><text:s/></text:span><text:span text:style-name="T13_295">key</text:span><text:span text:style-name="T13_296"><text:s/></text:span><text:span text:style-name="T13_297">that</text:span><text:span text:style-name="T13_298"><text:s/></text:span><text:span text:style-name="T13_299">it</text:span><text:span text:style-name="T13_300"><text:s/></text:span><text:span text:style-name="T13_301">uses</text:span><text:span text:style-name="T13_302"><text:s/></text:span><text:span text:style-name="T13_303">to</text:span><text:span text:style-name="T13_304"><text:s/></text:span><text:span text:style-name="T13_305">sign</text:span><text:span text:style-name="T13_306"><text:s/></text:span><text:span text:style-name="T13_307">software</text:span><text:span text:style-name="T13_308"><text:s/></text:span><text:span text:style-name="T13_309">updates</text:span><text:span text:style-name="T13_310">.<text:s/></text:span><text:span text:style-name="T13_311">With</text:span><text:span text:style-name="T13_312"><text:s/></text:span><text:span text:style-name="T13_313">this</text:span><text:span text:style-name="T13_314"><text:s/></text:span><text:span text:style-name="T13_315">key</text:span><text:span text:style-name="T13_316">,<text:s/></text:span><text:span text:style-name="T13_317">the</text:span><text:span text:style-name="T13_318"><text:s/></text:span><text:span text:style-name="T13_319">FBI</text:span><text:span text:style-name="T13_320"><text:s/></text:span><text:span text:style-name="T13_321">could</text:span><text:span text:style-name="T13_322"><text:s/></text:span><text:span text:style-name="T13_323">easily</text:span><text:span text:style-name="T13_324"><text:s/></text:span><text:span text:style-name="T13_325">create</text:span><text:span text:style-name="T13_326"><text:s/></text:span><text:span text:style-name="T13_327">spoofed</text:span><text:span text:style-name="T13_328"><text:s/></text:span><text:span text:style-name="T13_329">updates</text:span><text:span text:style-name="T13_330"><text:s/></text:span><text:span text:style-name="T13_331">that</text:span><text:span text:style-name="T13_332"><text:s/></text:span><text:span text:style-name="T13_333">it</text:span><text:span text:style-name="T13_334"><text:s/></text:span><text:span text:style-name="T13_335">can</text:span><text:span text:style-name="T13_336"><text:s/></text:span><text:span text:style-name="T13_337">push</text:span><text:span text:style-name="T13_338"><text:s/></text:span><text:span text:style-name="T13_339">to</text:span><text:span text:style-name="T13_340"><text:s/></text:span><text:span text:style-name="T13_341">arbitrary</text:span><text:span text:style-name="T13_342"><text:s/></text:span><text:span text:style-name="T13_343">Apple</text:span><text:span text:style-name="T13_344"><text:s/></text:span><text:span text:style-name="T13_345">devices</text:span><text:span text:style-name="T13_346"><text:s/></text:span><text:span text:style-name="T13_347">via</text:span><text:span text:style-name="T13_348"><text:s/></text:span><text:span text:style-name="T13_349">man</text:span><text:span text:style-name="T13_350">-</text:span><text:span text:style-name="T13_351">in</text:span><text:span text:style-name="T13_352">-</text:span><text:span text:style-name="T13_353">the</text:span><text:span text:style-name="T13_354">-</text:span><text:span text:style-name="T13_355">middle</text:span><text:span text:style-name="T13_356"><text:s/></text:span><text:span text:style-name="T13_357">attacks</text:span><text:span text:style-name="T13_358">.</text:span></text:p>
      <text:h text:style-name="P14" text:outline-level="10"><text:bookmark-start text:name="h.efubzxx7kdg"/><text:bookmark-end text:name="h.efubzxx7kdg"/><text:span text:style-name="T14_1">The</text:span><text:span text:style-name="T14_2"><text:s/></text:span><text:span text:style-name="T14_3">Trust</text:span><text:span text:style-name="T14_4"><text:s/></text:span><text:span text:style-name="T14_5">is</text:span><text:span text:style-name="T14_6"><text:s/></text:span><text:span text:style-name="T14_7">Gone</text:span><text:span text:style-name="T14_8">:<text:s/></text:span><text:span text:style-name="T14_9">Apple</text:span><text:span text:style-name="T14_10"><text:s/></text:span><text:span text:style-name="T14_11">v</text:span><text:span text:style-name="T14_12">.</text:span><text:span text:style-name="T14_13">s</text:span><text:span text:style-name="T14_14">.<text:s/></text:span><text:span text:style-name="T14_15">FBI</text:span></text:h>
      <text:p text:style-name="P15"><text:span text:style-name="T15_1"><text:tab/></text:span><text:span text:style-name="T15_2">The</text:span><text:span text:style-name="T15_3"><text:s/>2016<text:s/></text:span><text:span text:style-name="T15_4">Apple</text:span><text:span text:style-name="T15_5"><text:s/></text:span><text:span text:style-name="T15_6">v</text:span><text:span text:style-name="T15_7">.</text:span><text:span text:style-name="T15_8">s</text:span><text:span text:style-name="T15_9">.<text:s/></text:span><text:span text:style-name="T15_10">FBI</text:span><text:span text:style-name="T15_11"><text:s/></text:span><text:span text:style-name="T15_12">court</text:span><text:span text:style-name="T15_13"><text:s/></text:span><text:span text:style-name="T15_14">case</text:span><text:span text:style-name="T15_15"><text:s/></text:span><text:span text:style-name="T15_16">serves</text:span><text:span text:style-name="T15_17"><text:s/></text:span><text:span text:style-name="T15_18">as</text:span><text:span text:style-name="T15_19"><text:s/></text:span><text:span text:style-name="T15_20">an</text:span><text:span text:style-name="T15_21"><text:s/></text:span><text:span text:style-name="T15_22">excellent</text:span><text:span text:style-name="T15_23">,<text:s/></text:span><text:span text:style-name="T15_24">and</text:span><text:span text:style-name="T15_25"><text:s/></text:span><text:span text:style-name="T15_26">conveniently</text:span><text:span text:style-name="T15_27"><text:s/></text:span><text:span text:style-name="T15_28">transparent</text:span><text:span text:style-name="T15_29"><text:s/></text:span><text:span text:style-name="T15_30">example</text:span><text:span text:style-name="T15_31"><text:s/></text:span><text:span text:style-name="T15_32">of</text:span><text:span text:style-name="T15_33"><text:s/></text:span><text:span text:style-name="T15_34">code</text:span><text:span text:style-name="T15_35"><text:s/></text:span><text:span text:style-name="T15_36">signing</text:span><text:span text:style-name="T15_37"><text:s/></text:span><text:span text:style-name="T15_38">in</text:span><text:span text:style-name="T15_39"><text:s/></text:span><text:span text:style-name="T15_40">action</text:span><text:span text:style-name="T15_41">.<text:s/></text:span><text:span text:style-name="T15_42">More</text:span><text:span text:style-name="T15_43"><text:s/></text:span><text:span text:style-name="T15_44">importantly</text:span><text:span text:style-name="T15_45">,<text:s/></text:span><text:span text:style-name="T15_46">though</text:span><text:span text:style-name="T15_47">,<text:s/></text:span><text:span text:style-name="T15_48">this</text:span><text:span text:style-name="T15_49"><text:s/></text:span><text:span text:style-name="T15_50">case</text:span><text:span text:style-name="T15_51"><text:s/></text:span><text:span text:style-name="T15_52">hints</text:span><text:span text:style-name="T15_53"><text:s/></text:span><text:span text:style-name="T15_54">at</text:span><text:span text:style-name="T15_55"><text:s/></text:span><text:span text:style-name="T15_56">what</text:span><text:span text:style-name="T15_57"><text:s/></text:span><text:span text:style-name="T15_58">could</text:span><text:span text:style-name="T15_59"><text:s/></text:span><text:span text:style-name="T15_60">have</text:span><text:span text:style-name="T15_61"><text:s/></text:span><text:span text:style-name="T15_62">happened</text:span><text:span text:style-name="T15_63"><text:s/></text:span><text:span text:style-name="T15_64">if</text:span><text:span text:style-name="T15_65"><text:s/></text:span><text:span text:style-name="T15_66">these</text:span><text:span text:style-name="T15_67"><text:s/></text:span><text:span text:style-name="T15_68">same</text:span><text:span text:style-name="T15_69"><text:s/></text:span><text:span text:style-name="T15_70">events</text:span><text:span text:style-name="T15_71"><text:s/></text:span><text:span text:style-name="T15_72">had</text:span><text:span text:style-name="T15_73"><text:s/></text:span><text:span text:style-name="T15_74">occurred</text:span><text:span text:style-name="T15_75"><text:s/></text:span><text:span text:style-name="T15_76">with</text:span><text:span text:style-name="T15_77"><text:s/></text:span><text:span text:style-name="T15_78">a</text:span><text:span text:style-name="T15_79"><text:s/></text:span><text:span text:style-name="T15_80">smaller</text:span><text:span text:style-name="T15_81">,<text:s/></text:span><text:span text:style-name="T15_82">less</text:span><text:span text:style-name="T15_83"><text:s/></text:span><text:span text:style-name="T15_84">litigiously</text:span><text:span text:style-name="T15_85"><text:s/></text:span><text:span text:style-name="T15_86">endowed</text:span><text:span text:style-name="T15_87"><text:s/></text:span><text:span text:style-name="T15_88">organization</text:span><text:span text:style-name="T15_89"><text:s/></text:span><text:span text:style-name="T15_90">than</text:span><text:span text:style-name="T15_91"><text:s/></text:span><text:span text:style-name="T15_92">Apple</text:span><text:span text:style-name="T15_93"><text:s/></text:span><text:span text:style-name="T15_94">Inc</text:span><text:span text:style-name="T15_95">.<text:s/></text:span><text:span text:style-name="T15_96">In</text:span><text:span text:style-name="T15_97"><text:s/></text:span><text:span text:style-name="T15_98">this</text:span><text:span text:style-name="T15_99"><text:s/></text:span><text:span text:style-name="T15_100">section</text:span><text:span text:style-name="T15_101"><text:s/></text:span><text:span text:style-name="T15_102">we</text:span><text:span text:style-name="T15_103"><text:s/></text:span><text:span text:style-name="T15_104">analyze</text:span><text:span text:style-name="T15_105"><text:s/></text:span><text:span text:style-name="T15_106">the</text:span><text:span text:style-name="T15_107"><text:s/></text:span><text:span text:style-name="T15_108">legal</text:span><text:span text:style-name="T15_109"><text:s/></text:span><text:span text:style-name="T15_110">arguments</text:span><text:span text:style-name="T15_111"><text:s/></text:span><text:span text:style-name="T15_112">and</text:span><text:span text:style-name="T15_113"><text:s/></text:span><text:span text:style-name="T15_114">precedents</text:span><text:span text:style-name="T15_115"><text:s/></text:span><text:span text:style-name="T15_116">brought</text:span><text:span text:style-name="T15_117"><text:s/></text:span><text:span text:style-name="T15_118">up</text:span><text:span text:style-name="T15_119"><text:s/></text:span><text:span text:style-name="T15_120">over</text:span><text:span text:style-name="T15_121"><text:s/></text:span><text:span text:style-name="T15_122">the</text:span><text:span text:style-name="T15_123"><text:s/></text:span><text:span text:style-name="T15_124">course</text:span><text:span text:style-name="T15_125"><text:s/></text:span><text:span text:style-name="T15_126">of</text:span><text:span text:style-name="T15_127"><text:s/></text:span><text:span text:style-name="T15_128">the</text:span><text:span text:style-name="T15_129"><text:s/></text:span><text:span text:style-name="T15_130">case</text:span><text:span text:style-name="T15_131">,<text:s/></text:span><text:span text:style-name="T15_132">and</text:span><text:span text:style-name="T15_133"><text:s/></text:span><text:span text:style-name="T15_134">put</text:span><text:span text:style-name="T15_135"><text:s/></text:span><text:span text:style-name="T15_136">forward</text:span><text:span text:style-name="T15_137"><text:s/></text:span><text:span text:style-name="T15_138">evidence</text:span><text:span text:style-name="T15_139"><text:s/></text:span><text:span text:style-name="T15_140">and</text:span><text:span text:style-name="T15_141"><text:s/></text:span><text:span text:style-name="T15_142">analysis</text:span><text:span text:style-name="T15_143"><text:s/></text:span><text:span text:style-name="T15_144">suggesting</text:span><text:span text:style-name="T15_145"><text:s/></text:span><text:span text:style-name="T15_146">that</text:span><text:span text:style-name="T15_147"><text:s/></text:span><text:span text:style-name="T15_148">we</text:span><text:span text:style-name="T15_149"><text:s/></text:span><text:span text:style-name="T15_150">can</text:span><text:span text:style-name="T15_151"><text:s/></text:span><text:span text:style-name="T15_152">no</text:span><text:span text:style-name="T15_153"><text:s/></text:span><text:span text:style-name="T15_154">longer</text:span><text:span text:style-name="T15_155"><text:s/></text:span><text:span text:style-name="T15_156">trust</text:span><text:span text:style-name="T15_157"><text:s/></text:span><text:span text:style-name="T15_158">conventional</text:span><text:span text:style-name="T15_159"><text:s/>(</text:span><text:span text:style-name="T15_160">centralized</text:span><text:span text:style-name="T15_161">)<text:s/></text:span><text:span text:style-name="T15_162">code</text:span><text:span text:style-name="T15_163">-</text:span><text:span text:style-name="T15_164">signing</text:span><text:span text:style-name="T15_165"><text:s/></text:span><text:span text:style-name="T15_166">methods</text:span><text:span text:style-name="T15_167">,<text:s/></text:span><text:span text:style-name="T15_168">in</text:span><text:span text:style-name="T15_169"><text:s/></text:span><text:span text:style-name="T15_170">light</text:span><text:span text:style-name="T15_171"><text:s/></text:span><text:span text:style-name="T15_172">of</text:span><text:span text:style-name="T15_173"><text:s/></text:span><text:span text:style-name="T15_174">these</text:span><text:span text:style-name="T15_175"><text:s/></text:span><text:span text:style-name="T15_176">events</text:span><text:span text:style-name="T15_177">.</text:span></text:p>
      <text:h text:style-name="P16" text:outline-level="10"><text:bookmark-start text:name="h.fsmgaaxcko0z"/><text:bookmark-end text:name="h.fsmgaaxcko0z"/><text:span text:style-name="T16_1">Initial</text:span><text:span text:style-name="T16_2"><text:s/></text:span><text:span text:style-name="T16_3">Court</text:span><text:span text:style-name="T16_4"><text:s/></text:span><text:span text:style-name="T16_5">Order</text:span></text:h>
      <text:p text:style-name="P17"><text:span text:style-name="T17_1"><text:tab/></text:span><text:span text:style-name="T17_2">Originally</text:span><text:span text:style-name="T17_3">,<text:s/></text:span><text:span text:style-name="T17_4">the</text:span><text:span text:style-name="T17_5"><text:s/></text:span><text:span text:style-name="T17_6">attorneys</text:span><text:span text:style-name="T17_7"><text:s/></text:span><text:span text:style-name="T17_8">representing</text:span><text:span text:style-name="T17_9"><text:s/></text:span><text:span text:style-name="T17_10">the</text:span><text:span text:style-name="T17_11"><text:s/></text:span><text:span text:style-name="T17_12">U</text:span><text:span text:style-name="T17_13">.</text:span><text:span text:style-name="T17_14">S</text:span><text:span text:style-name="T17_15">.<text:s/></text:span><text:span text:style-name="T17_16">government</text:span><text:span text:style-name="T17_17"><text:s/></text:span><text:span text:style-name="T17_18">demanded</text:span><text:span text:style-name="T17_19"><text:s/></text:span><text:span text:style-name="T17_20">that</text:span><text:span text:style-name="T17_21"><text:s/></text:span><text:span text:style-name="T17_22">Apple</text:span><text:span text:style-name="T17_23"><text:s/>“</text:span><text:span text:style-name="T17_24">assist</text:span><text:span text:style-name="T17_25">”<text:s/></text:span><text:span text:style-name="T17_26">the</text:span><text:span text:style-name="T17_27"><text:s/></text:span><text:span text:style-name="T17_28">FBI</text:span><text:span text:style-name="T17_29"><text:s/></text:span><text:span text:style-name="T17_30">in</text:span><text:span text:style-name="T17_31"><text:s/></text:span><text:span text:style-name="T17_32">executing</text:span><text:span text:style-name="T17_33"><text:s/></text:span><text:span text:style-name="T17_34">a</text:span><text:span text:style-name="T17_35"><text:s/></text:span><text:span text:style-name="T17_36">search</text:span><text:span text:style-name="T17_37"><text:s/></text:span><text:span text:style-name="T17_38">warrant</text:span><text:span text:style-name="T17_39"><text:s/></text:span><text:span text:style-name="T17_40">to</text:span><text:span text:style-name="T17_41"><text:s/></text:span><text:span text:style-name="T17_42">search</text:span><text:span text:style-name="T17_43"><text:s/></text:span><text:span text:style-name="T17_44">the</text:span><text:span text:style-name="T17_45"><text:s/></text:span><text:span text:style-name="T17_46">contents</text:span><text:span text:style-name="T17_47"><text:s/></text:span><text:span text:style-name="T17_48">of</text:span><text:span text:style-name="T17_49"><text:s/></text:span><text:span text:style-name="T17_50">Farook</text:span><text:span text:style-name="T17_51">’</text:span><text:span text:style-name="T17_52">s</text:span><text:span text:style-name="T17_53"><text:s/></text:span><text:span text:style-name="T17_54">iPhone</text:span><text:span text:style-name="T17_55"><text:s/>5</text:span><text:span text:style-name="T17_56">C</text:span><text:span text:style-name="T17_57"><text:s text:c="2"/>[4].<text:s/></text:span><text:span text:style-name="T17_58">Farook</text:span><text:span text:style-name="T17_59">,<text:s/></text:span><text:span text:style-name="T17_60">having</text:span><text:span text:style-name="T17_61"><text:s/></text:span><text:span text:style-name="T17_62">died</text:span><text:span text:style-name="T17_63"><text:s/></text:span><text:span text:style-name="T17_64">in</text:span><text:span text:style-name="T17_65"><text:s/></text:span><text:span text:style-name="T17_66">the</text:span><text:span text:style-name="T17_67"><text:s/></text:span><text:span text:style-name="T17_68">attack</text:span><text:span text:style-name="T17_69">,<text:s/></text:span><text:span text:style-name="T17_70">could</text:span><text:span text:style-name="T17_71"><text:s/></text:span><text:span text:style-name="T17_72">not</text:span><text:span text:style-name="T17_73"><text:s/></text:span><text:span text:style-name="T17_74">be</text:span><text:span text:style-name="T17_75"><text:s/></text:span><text:span text:style-name="T17_76">compelled</text:span><text:span text:style-name="T17_77"><text:s/></text:span><text:span text:style-name="T17_78">to</text:span><text:span text:style-name="T17_79"><text:s/></text:span><text:span text:style-name="T17_80">unlock</text:span><text:span text:style-name="T17_81"><text:s/></text:span><text:span text:style-name="T17_82">the</text:span><text:span text:style-name="T17_83"><text:s/></text:span><text:span text:style-name="T17_84">phone</text:span><text:span text:style-name="T17_85">,<text:s/></text:span><text:span text:style-name="T17_86">which</text:span><text:span text:style-name="T17_87"><text:s/></text:span><text:span text:style-name="T17_88">is</text:span><text:span text:style-name="T17_89"><text:s/></text:span><text:span text:style-name="T17_90">why</text:span><text:span text:style-name="T17_91"><text:s/></text:span><text:span text:style-name="T17_92">the</text:span><text:span text:style-name="T17_93"><text:s/></text:span><text:span text:style-name="T17_94">FBI</text:span><text:span text:style-name="T17_95"><text:s/></text:span><text:span text:style-name="T17_96">involved</text:span><text:span text:style-name="T17_97"><text:s/></text:span><text:span text:style-name="T17_98">Apple</text:span><text:span text:style-name="T17_99">.<text:s/></text:span><text:span text:style-name="T17_100">The</text:span><text:span text:style-name="T17_101"><text:s/>“</text:span><text:span text:style-name="T17_102">assistance</text:span><text:span text:style-name="T17_103">”<text:s/></text:span><text:span text:style-name="T17_104">the</text:span><text:span text:style-name="T17_105"><text:s/></text:span><text:span text:style-name="T17_106">FBI</text:span><text:span text:style-name="T17_107"><text:s/></text:span><text:span text:style-name="T17_108">was</text:span><text:span text:style-name="T17_109"><text:s/></text:span><text:span text:style-name="T17_110">seeking</text:span><text:span text:style-name="T17_111"><text:s/></text:span><text:span text:style-name="T17_112">from</text:span><text:span text:style-name="T17_113"><text:s/></text:span><text:span text:style-name="T17_114">Apple</text:span><text:span text:style-name="T17_115"><text:s/></text:span><text:span text:style-name="T17_116">is</text:span><text:span text:style-name="T17_117"><text:s/></text:span><text:span text:style-name="T17_118">summarized</text:span><text:span text:style-name="T17_119"><text:s/></text:span><text:span text:style-name="T17_120">in</text:span><text:span text:style-name="T17_121"><text:s/></text:span><text:span text:style-name="T17_122">the</text:span><text:span text:style-name="T17_123"><text:s/></text:span><text:span text:style-name="T17_124">following</text:span><text:span text:style-name="T17_125"><text:s/></text:span><text:span text:style-name="T17_126">list</text:span><text:span text:style-name="T17_127"><text:s/></text:span><text:span text:style-name="T17_128">of</text:span><text:span text:style-name="T17_129"><text:s/></text:span><text:span text:style-name="T17_130">demands</text:span><text:span text:style-name="T17_131"><text:s/>[5]:</text:span></text:p>
      <text:list text:style-name="LS1" xml:id="list0">
        <text:list-item>
          <text:p text:style-name="P18"><text:span text:style-name="T18_1">Develop</text:span><text:span text:style-name="T18_2"><text:s/>(</text:span><text:span text:style-name="T18_3">using</text:span><text:span text:style-name="T18_4"><text:s/></text:span><text:span text:style-name="T18_5">Apple</text:span><text:span text:style-name="T18_6"><text:s/></text:span><text:span text:style-name="T18_7">engineers</text:span><text:span text:style-name="T18_8"><text:s/></text:span><text:span text:style-name="T18_9">and</text:span><text:span text:style-name="T18_10"><text:s/></text:span><text:span text:style-name="T18_11">resources</text:span><text:span text:style-name="T18_12">)<text:s/></text:span><text:span text:style-name="T18_13">a</text:span><text:span text:style-name="T18_14"><text:s/></text:span><text:span text:style-name="T18_15">fake</text:span><text:span text:style-name="T18_16"><text:s/></text:span><text:span text:style-name="T18_17">update</text:span><text:span text:style-name="T18_18"><text:s/></text:span><text:span text:style-name="T18_19">for</text:span><text:span text:style-name="T18_20"><text:s/></text:span><text:span text:style-name="T18_21">the</text:span><text:span text:style-name="T18_22"><text:s/></text:span><text:span text:style-name="T18_23">iPhone</text:span><text:span text:style-name="T18_24"><text:s/>5</text:span><text:span text:style-name="T18_25">C</text:span><text:span text:style-name="T18_26"><text:s/></text:span><text:span text:style-name="T18_27">that</text:span><text:span text:style-name="T18_28"><text:s/></text:span><text:span text:style-name="T18_29">specifically</text:span><text:span text:style-name="T18_30"><text:s/></text:span><text:span text:style-name="T18_31">targets</text:span><text:span text:style-name="T18_32"><text:s/></text:span><text:span text:style-name="T18_33">Farook</text:span><text:span text:style-name="T18_34">’</text:span><text:span text:style-name="T18_35">s</text:span><text:span text:style-name="T18_36"><text:s/></text:span><text:span text:style-name="T18_37">Apple</text:span><text:span text:style-name="T18_38"><text:s/></text:span><text:span text:style-name="T18_39">ID</text:span><text:span text:style-name="T18_40"><text:s/></text:span><text:span text:style-name="T18_41">and</text:span><text:span text:style-name="T18_42"><text:s/></text:span><text:span text:style-name="T18_43">device</text:span><text:span text:style-name="T18_44"><text:s/></text:span><text:span text:style-name="T18_45">ID</text:span><text:span text:style-name="T18_46"><text:s/></text:span><text:span text:style-name="T18_47">and</text:span><text:span text:style-name="T18_48"><text:s/></text:span><text:span text:style-name="T18_49">disables</text:span><text:span text:style-name="T18_50"><text:s/></text:span><text:span text:style-name="T18_51">the</text:span><text:span text:style-name="T18_52"><text:s/>10-</text:span><text:span text:style-name="T18_53">time</text:span><text:span text:style-name="T18_54"><text:s/></text:span><text:span text:style-name="T18_55">limit</text:span><text:span text:style-name="T18_56"><text:s/></text:span><text:span text:style-name="T18_57">on</text:span><text:span text:style-name="T18_58"><text:s/></text:span><text:span text:style-name="T18_59">authorization</text:span><text:span text:style-name="T18_60"><text:s/></text:span><text:span text:style-name="T18_61">attempts</text:span><text:span text:style-name="T18_62">.</text:span></text:p>
        </text:list-item>
        <text:list-item>
          <text:p text:style-name="P19"><text:span text:style-name="T19_1">Sign</text:span><text:span text:style-name="T19_2"><text:s/></text:span><text:span text:style-name="T19_3">the</text:span><text:span text:style-name="T19_4"><text:s/>“</text:span><text:span text:style-name="T19_5">update</text:span><text:span text:style-name="T19_6">”<text:s/></text:span><text:span text:style-name="T19_7">using</text:span><text:span text:style-name="T19_8"><text:s/></text:span><text:span text:style-name="T19_9">Apple</text:span><text:span text:style-name="T19_10">’</text:span><text:span text:style-name="T19_11">s</text:span><text:span text:style-name="T19_12"><text:s/></text:span><text:span text:style-name="T19_13">code</text:span><text:span text:style-name="T19_14"><text:s/></text:span><text:span text:style-name="T19_15">signing</text:span><text:span text:style-name="T19_16"><text:s/></text:span><text:span text:style-name="T19_17">key</text:span><text:span text:style-name="T19_18"><text:s/></text:span><text:span text:style-name="T19_19">so</text:span><text:span text:style-name="T19_20"><text:s/></text:span><text:span text:style-name="T19_21">Farook</text:span><text:span text:style-name="T19_22">’</text:span><text:span text:style-name="T19_23">s</text:span><text:span text:style-name="T19_24"><text:s/></text:span><text:span text:style-name="T19_25">phone</text:span><text:span text:style-name="T19_26"><text:s/></text:span><text:span text:style-name="T19_27">will</text:span><text:span text:style-name="T19_28"><text:s/></text:span><text:span text:style-name="T19_29">accept</text:span><text:span text:style-name="T19_30"><text:s/></text:span><text:span text:style-name="T19_31">it</text:span></text:p>
        </text:list-item>
        <text:list-item>
          <text:p text:style-name="P20"><text:span text:style-name="T20_1">Allow</text:span><text:span text:style-name="T20_2"><text:s/></text:span><text:span text:style-name="T20_3">the</text:span><text:span text:style-name="T20_4"><text:s/></text:span><text:span text:style-name="T20_5">FBI</text:span><text:span text:style-name="T20_6"><text:s/></text:span><text:span text:style-name="T20_7">to</text:span><text:span text:style-name="T20_8"><text:s/></text:span><text:span text:style-name="T20_9">introduce</text:span><text:span text:style-name="T20_10"><text:s/></text:span><text:span text:style-name="T20_11">the</text:span><text:span text:style-name="T20_12"><text:s/>“</text:span><text:span text:style-name="T20_13">update</text:span><text:span text:style-name="T20_14">”<text:s/></text:span><text:span text:style-name="T20_15">to</text:span><text:span text:style-name="T20_16"><text:s/></text:span><text:span text:style-name="T20_17">Farook</text:span><text:span text:style-name="T20_18">’</text:span><text:span text:style-name="T20_19">s</text:span><text:span text:style-name="T20_20"><text:s/></text:span><text:span text:style-name="T20_21">phone</text:span><text:span text:style-name="T20_22"><text:s/></text:span><text:span text:style-name="T20_23">in</text:span><text:span text:style-name="T20_24"><text:s/></text:span><text:span text:style-name="T20_25">a</text:span><text:span text:style-name="T20_26"><text:s/></text:span><text:span text:style-name="T20_27">controlled</text:span><text:span text:style-name="T20_28"><text:s/></text:span><text:span text:style-name="T20_29">environment</text:span><text:span text:style-name="T20_30"><text:s/></text:span><text:span text:style-name="T20_31">via</text:span><text:span text:style-name="T20_32"><text:s/></text:span><text:span text:style-name="T20_33">a</text:span><text:span text:style-name="T20_34"><text:s/></text:span><text:span text:style-name="T20_35">man</text:span><text:span text:style-name="T20_36">-</text:span><text:span text:style-name="T20_37">in</text:span><text:span text:style-name="T20_38">-</text:span><text:span text:style-name="T20_39">the</text:span><text:span text:style-name="T20_40">-</text:span><text:span text:style-name="T20_41">middle</text:span><text:span text:style-name="T20_42"><text:s/></text:span><text:span text:style-name="T20_43">attack</text:span><text:span text:style-name="T20_44">.</text:span></text:p>
        </text:list-item>
      </text:list>
      <text:p text:style-name="P21"><text:span text:style-name="T21_1">These</text:span><text:span text:style-name="T21_2"><text:s/></text:span><text:span text:style-name="T21_3">demands</text:span><text:span text:style-name="T21_4">,<text:s/></text:span><text:span text:style-name="T21_5">if</text:span><text:span text:style-name="T21_6"><text:s/></text:span><text:span text:style-name="T21_7">executed</text:span><text:span text:style-name="T21_8">,<text:s/></text:span><text:span text:style-name="T21_9">would</text:span><text:span text:style-name="T21_10"><text:s/></text:span><text:span text:style-name="T21_11">have</text:span><text:span text:style-name="T21_12"><text:s/></text:span><text:span text:style-name="T21_13">allowed</text:span><text:span text:style-name="T21_14"><text:s/></text:span><text:span text:style-name="T21_15">the</text:span><text:span text:style-name="T21_16"><text:s/></text:span><text:span text:style-name="T21_17">FBI</text:span><text:span text:style-name="T21_18"><text:s/></text:span><text:span text:style-name="T21_19">to</text:span><text:span text:style-name="T21_20"><text:s/></text:span><text:span text:style-name="T21_21">trivially</text:span><text:span text:style-name="T21_22"><text:s/></text:span><text:span text:style-name="T21_23">brute</text:span><text:span text:style-name="T21_24">-</text:span><text:span text:style-name="T21_25">force</text:span><text:span text:style-name="T21_26"><text:s/></text:span><text:span text:style-name="T21_27">the</text:span><text:span text:style-name="T21_28"><text:s/></text:span><text:span text:style-name="T21_29">phone</text:span><text:span text:style-name="T21_30"><text:s/></text:span><text:span text:style-name="T21_31">without</text:span><text:span text:style-name="T21_32"><text:s/></text:span><text:span text:style-name="T21_33">the</text:span><text:span text:style-name="T21_34"><text:s/></text:span><text:span text:style-name="T21_35">PIN</text:span><text:span text:style-name="T21_36"><text:s/></text:span><text:span text:style-name="T21_37">attempt</text:span><text:span text:style-name="T21_38"><text:s/></text:span><text:span text:style-name="T21_39">safeguard</text:span><text:span text:style-name="T21_40"><text:s/></text:span><text:span text:style-name="T21_41">in</text:span><text:span text:style-name="T21_42"><text:s/></text:span><text:span text:style-name="T21_43">place</text:span><text:span text:style-name="T21_44">.</text:span></text:p>
      <text:p text:style-name="P22"><text:span text:style-name="T22_1">In</text:span><text:span text:style-name="T22_2"><text:s/></text:span><text:span text:style-name="T22_3">the</text:span><text:span text:style-name="T22_4"><text:s/></text:span><text:span text:style-name="T22_5">memorandum</text:span><text:span text:style-name="T22_6"><text:s/>[4],<text:s/></text:span><text:span text:style-name="T22_7">the</text:span><text:span text:style-name="T22_8"><text:s/></text:span><text:span text:style-name="T22_9">U</text:span><text:span text:style-name="T22_10">.</text:span><text:span text:style-name="T22_11">S</text:span><text:span text:style-name="T22_12">.<text:s/></text:span><text:span text:style-name="T22_13">attorneys</text:span><text:span text:style-name="T22_14"><text:s/></text:span><text:span text:style-name="T22_15">make</text:span><text:span text:style-name="T22_16"><text:s/></text:span><text:span text:style-name="T22_17">the</text:span><text:span text:style-name="T22_18"><text:s/></text:span><text:span text:style-name="T22_19">case</text:span><text:span text:style-name="T22_20"><text:s/></text:span><text:span text:style-name="T22_21">that</text:span><text:span text:style-name="T22_22"><text:s/></text:span><text:span text:style-name="T22_23">the</text:span><text:span text:style-name="T22_24"><text:s/></text:span><text:span text:style-name="T22_25">All</text:span><text:span text:style-name="T22_26"><text:s/></text:span><text:span text:style-name="T22_27">Writs</text:span><text:span text:style-name="T22_28"><text:s/></text:span><text:span text:style-name="T22_29">Act</text:span><text:span text:style-name="T22_30"><text:s/>(28<text:s/></text:span><text:span text:style-name="T22_31">U</text:span><text:span text:style-name="T22_32">.</text:span><text:span text:style-name="T22_33">S</text:span><text:span text:style-name="T22_34">.</text:span><text:span text:style-name="T22_35">C</text:span><text:span text:style-name="T22_36">.<text:s/>§<text:s/>1651)<text:s/></text:span><text:span text:style-name="T22_37">imbues</text:span><text:span text:style-name="T22_38"><text:s/></text:span><text:span text:style-name="T22_39">the</text:span><text:span text:style-name="T22_40"><text:s/></text:span><text:span text:style-name="T22_41">court</text:span><text:span text:style-name="T22_42"><text:s/></text:span><text:span text:style-name="T22_43">with</text:span><text:span text:style-name="T22_44"><text:s/></text:span><text:span text:style-name="T22_45">the</text:span><text:span text:style-name="T22_46"><text:s/></text:span><text:span text:style-name="T22_47">authority</text:span><text:span text:style-name="T22_48"><text:s/></text:span><text:span text:style-name="T22_49">to</text:span><text:span text:style-name="T22_50"><text:s/></text:span><text:span text:style-name="T22_51">make</text:span><text:span text:style-name="T22_52"><text:s/></text:span><text:span text:style-name="T22_53">such</text:span><text:span text:style-name="T22_54"><text:s/></text:span><text:span text:style-name="T22_55">a</text:span><text:span text:style-name="T22_56"><text:s/></text:span><text:span text:style-name="T22_57">demand</text:span><text:span text:style-name="T22_58">,<text:s/></text:span><text:span text:style-name="T22_59">and</text:span><text:span text:style-name="T22_60"><text:s/></text:span><text:span text:style-name="T22_61">that</text:span><text:span text:style-name="T22_62"><text:s/></text:span><text:span text:style-name="T22_63">asking</text:span><text:span text:style-name="T22_64"><text:s/></text:span><text:span text:style-name="T22_65">Apple</text:span><text:span text:style-name="T22_66"><text:s/></text:span><text:span text:style-name="T22_67">engineers</text:span><text:span text:style-name="T22_68"><text:s/></text:span><text:span text:style-name="T22_69">to</text:span><text:span text:style-name="T22_70"><text:s/></text:span><text:span text:style-name="T22_71">develop</text:span><text:span text:style-name="T22_72"><text:s/></text:span><text:span text:style-name="T22_73">custom</text:span><text:span text:style-name="T22_74"><text:s/></text:span><text:span text:style-name="T22_75">software</text:span><text:span text:style-name="T22_76"><text:s/></text:span><text:span text:style-name="T22_77">designed</text:span><text:span text:style-name="T22_78"><text:s/></text:span><text:span text:style-name="T22_79">to</text:span><text:span text:style-name="T22_80"><text:s/></text:span><text:span text:style-name="T22_81">bypass</text:span><text:span text:style-name="T22_82"><text:s/></text:span><text:span text:style-name="T22_83">security</text:span><text:span text:style-name="T22_84"><text:s/></text:span><text:span text:style-name="T22_85">protocols</text:span><text:span text:style-name="T22_86"><text:s/></text:span><text:span text:style-name="T22_87">for</text:span><text:span text:style-name="T22_88"><text:s/></text:span><text:span text:style-name="T22_89">a</text:span><text:span text:style-name="T22_90"><text:s/></text:span><text:span text:style-name="T22_91">single</text:span><text:span text:style-name="T22_92"><text:s/></text:span><text:span text:style-name="T22_93">user</text:span><text:span text:style-name="T22_94"><text:s/></text:span><text:span text:style-name="T22_95">meets</text:span><text:span text:style-name="T22_96"><text:s/></text:span><text:span text:style-name="T22_97">the</text:span><text:span text:style-name="T22_98"><text:s/></text:span><text:span text:style-name="T22_99">reasonability</text:span><text:span text:style-name="T22_100"><text:s/></text:span><text:span text:style-name="T22_101">requirement</text:span><text:span text:style-name="T22_102"><text:s/></text:span><text:span text:style-name="T22_103">of</text:span><text:span text:style-name="T22_104"><text:s/></text:span><text:span text:style-name="T22_105">the</text:span><text:span text:style-name="T22_106"><text:s/></text:span><text:span text:style-name="T22_107">All</text:span><text:span text:style-name="T22_108"><text:s/></text:span><text:span text:style-name="T22_109">Writs</text:span><text:span text:style-name="T22_110"><text:s/></text:span><text:span text:style-name="T22_111">Act</text:span><text:span text:style-name="T22_112">,<text:s/></text:span><text:span text:style-name="T22_113">and</text:span><text:span text:style-name="T22_114"><text:s/></text:span><text:span text:style-name="T22_115">doesn</text:span><text:span text:style-name="T22_116">’</text:span><text:span text:style-name="T22_117">t</text:span><text:span text:style-name="T22_118"><text:s/></text:span><text:span text:style-name="T22_119">put</text:span><text:span text:style-name="T22_120"><text:s/></text:span><text:span text:style-name="T22_121">undue</text:span><text:span text:style-name="T22_122"><text:s/></text:span><text:span text:style-name="T22_123">burden</text:span><text:span text:style-name="T22_124"><text:s/></text:span><text:span text:style-name="T22_125">on</text:span><text:span text:style-name="T22_126"><text:s/></text:span><text:span text:style-name="T22_127">Apple</text:span><text:span text:style-name="T22_128">,<text:s/></text:span><text:span text:style-name="T22_129">Inc</text:span><text:span text:style-name="T22_130">:</text:span></text:p>
      <text:p text:style-name="P23"><text:span text:style-name="T23_1">Pursuant</text:span><text:span text:style-name="T23_2"><text:s/></text:span><text:span text:style-name="T23_3">to</text:span><text:span text:style-name="T23_4"><text:s/></text:span><text:span text:style-name="T23_5">the</text:span><text:span text:style-name="T23_6"><text:s/></text:span><text:span text:style-name="T23_7">All</text:span><text:span text:style-name="T23_8"><text:s/></text:span><text:span text:style-name="T23_9">Writs</text:span><text:span text:style-name="T23_10"><text:s/></text:span><text:span text:style-name="T23_11">Act</text:span><text:span text:style-name="T23_12">,<text:s/></text:span><text:span text:style-name="T23_13">the</text:span><text:span text:style-name="T23_14"><text:s/></text:span><text:span text:style-name="T23_15">Court</text:span><text:span text:style-name="T23_16"><text:s/></text:span><text:span text:style-name="T23_17">has</text:span><text:span text:style-name="T23_18"><text:s/></text:span><text:span text:style-name="T23_19">the</text:span><text:span text:style-name="T23_20"><text:s/></text:span><text:span text:style-name="T23_21">power</text:span><text:span text:style-name="T23_22">,<text:s/>'</text:span><text:span text:style-name="T23_23">in</text:span><text:span text:style-name="T23_24"><text:s/></text:span><text:span text:style-name="T23_25">aid</text:span><text:span text:style-name="T23_26"><text:s/></text:span><text:span text:style-name="T23_27">of</text:span><text:span text:style-name="T23_28"><text:s/></text:span><text:span text:style-name="T23_29">a</text:span><text:span text:style-name="T23_30"><text:s/></text:span><text:span text:style-name="T23_31">valid</text:span><text:span text:style-name="T23_32"><text:s/></text:span><text:span text:style-name="T23_33">warrant</text:span><text:span text:style-name="T23_34">,<text:s/></text:span><text:span text:style-name="T23_35">to</text:span><text:span text:style-name="T23_36"><text:s/></text:span><text:span text:style-name="T23_37">order</text:span><text:span text:style-name="T23_38"><text:s/></text:span><text:span text:style-name="T23_39">a</text:span><text:span text:style-name="T23_40"><text:s/></text:span><text:span text:style-name="T23_41">third</text:span><text:span text:style-name="T23_42"><text:s/></text:span><text:span text:style-name="T23_43">party</text:span><text:span text:style-name="T23_44"><text:s/></text:span><text:span text:style-name="T23_45">to</text:span><text:span text:style-name="T23_46"><text:s/></text:span><text:span text:style-name="T23_47">provide</text:span><text:span text:style-name="T23_48"><text:s/></text:span><text:span text:style-name="T23_49">nonburdensome</text:span><text:span text:style-name="T23_50"><text:s/></text:span><text:span text:style-name="T23_51">technical</text:span><text:span text:style-name="T23_52"><text:s/></text:span><text:span text:style-name="T23_53">assistance</text:span><text:span text:style-name="T23_54"><text:s/></text:span><text:span text:style-name="T23_55">to</text:span><text:span text:style-name="T23_56"><text:s/></text:span><text:span text:style-name="T23_57">law</text:span><text:span text:style-name="T23_58"><text:s/></text:span><text:span text:style-name="T23_59">enforcement</text:span><text:span text:style-name="T23_60"><text:s/></text:span><text:span text:style-name="T23_61">officers</text:span><text:span text:style-name="T23_62">.<text:s/>—<text:s/></text:span><text:span text:style-name="T23_63">Memorandum</text:span><text:span text:style-name="T23_64"><text:s/></text:span><text:span text:style-name="T23_65">of</text:span><text:span text:style-name="T23_66"><text:s/></text:span><text:span text:style-name="T23_67">Points</text:span><text:span text:style-name="T23_68"><text:s/></text:span><text:span text:style-name="T23_69">and</text:span><text:span text:style-name="T23_70"><text:s/></text:span><text:span text:style-name="T23_71">Authorities</text:span><text:span text:style-name="T23_72">.<text:s/></text:span><text:span text:style-name="T23_73">ED</text:span><text:span text:style-name="T23_74"><text:s/>15-0451</text:span><text:span text:style-name="T23_75">M</text:span><text:span text:style-name="T23_76">.</text:span></text:p>
      <text:h text:style-name="P24" text:outline-level="10"><text:bookmark-start text:name="h.rimmimuaky7e"/><text:bookmark-end text:name="h.rimmimuaky7e"/><text:span text:style-name="T24_1">Proceedings</text:span></text:h>
      <text:p text:style-name="P25"><text:span text:style-name="T25_1"><text:tab/></text:span><text:span text:style-name="T25_2">As</text:span><text:span text:style-name="T25_3"><text:s/></text:span><text:span text:style-name="T25_4">a</text:span><text:span text:style-name="T25_5"><text:s/></text:span><text:span text:style-name="T25_6">large</text:span><text:span text:style-name="T25_7"><text:s/></text:span><text:span text:style-name="T25_8">tech</text:span><text:span text:style-name="T25_9"><text:s/></text:span><text:span text:style-name="T25_10">company</text:span><text:span text:style-name="T25_11"><text:s/></text:span><text:span text:style-name="T25_12">with</text:span><text:span text:style-name="T25_13"><text:s/></text:span><text:span text:style-name="T25_14">ample</text:span><text:span text:style-name="T25_15"><text:s/></text:span><text:span text:style-name="T25_16">legal</text:span><text:span text:style-name="T25_17"><text:s/></text:span><text:span text:style-name="T25_18">resources</text:span><text:span text:style-name="T25_19"><text:s/></text:span><text:span text:style-name="T25_20">at</text:span><text:span text:style-name="T25_21"><text:s/></text:span><text:span text:style-name="T25_22">its</text:span><text:span text:style-name="T25_23"><text:s/></text:span><text:span text:style-name="T25_24">disposal</text:span><text:span text:style-name="T25_25">,<text:s/></text:span><text:span text:style-name="T25_26">Apple</text:span><text:span text:style-name="T25_27"><text:s/></text:span><text:span text:style-name="T25_28">was</text:span><text:span text:style-name="T25_29"><text:s/></text:span><text:span text:style-name="T25_30">able</text:span><text:span text:style-name="T25_31"><text:s/></text:span><text:span text:style-name="T25_32">to</text:span><text:span text:style-name="T25_33"><text:s/></text:span><text:span text:style-name="T25_34">muster</text:span><text:span text:style-name="T25_35"><text:s/></text:span><text:span text:style-name="T25_36">some</text:span><text:span text:style-name="T25_37"><text:s/></text:span><text:span text:style-name="T25_38">of</text:span><text:span text:style-name="T25_39"><text:s/></text:span><text:span text:style-name="T25_40">the</text:span><text:span text:style-name="T25_41"><text:s/></text:span><text:span text:style-name="T25_42">best</text:span><text:span text:style-name="T25_43"><text:s/></text:span><text:span text:style-name="T25_44">lawyers</text:span><text:span text:style-name="T25_45"><text:s/></text:span><text:span text:style-name="T25_46">in</text:span><text:span text:style-name="T25_47"><text:s/></text:span><text:span text:style-name="T25_48">the</text:span><text:span text:style-name="T25_49"><text:s/></text:span><text:span text:style-name="T25_50">country</text:span><text:span text:style-name="T25_51"><text:s/>[6]<text:s/></text:span><text:span text:style-name="T25_52">to</text:span><text:span text:style-name="T25_53"><text:s/></text:span><text:span text:style-name="T25_54">assist</text:span><text:span text:style-name="T25_55"><text:s/></text:span><text:span text:style-name="T25_56">them</text:span><text:span text:style-name="T25_57"><text:s/></text:span><text:span text:style-name="T25_58">with</text:span><text:span text:style-name="T25_59"><text:s/></text:span><text:span text:style-name="T25_60">the</text:span><text:span text:style-name="T25_61"><text:s/></text:span><text:span text:style-name="T25_62">case</text:span><text:span text:style-name="T25_63">.<text:s/></text:span><text:span text:style-name="T25_64">In</text:span><text:span text:style-name="T25_65"><text:s/></text:span><text:span text:style-name="T25_66">response</text:span><text:span text:style-name="T25_67"><text:s/></text:span><text:span text:style-name="T25_68">to</text:span><text:span text:style-name="T25_69"><text:s/></text:span><text:span text:style-name="T25_70">the</text:span><text:span text:style-name="T25_71"><text:s/></text:span><text:span text:style-name="T25_72">original</text:span><text:span text:style-name="T25_73"><text:s/></text:span><text:span text:style-name="T25_74">order</text:span><text:span text:style-name="T25_75"><text:s/></text:span><text:span text:style-name="T25_76">for</text:span><text:span text:style-name="T25_77"><text:s/></text:span><text:span text:style-name="T25_78">assistance</text:span><text:span text:style-name="T25_79">,<text:s/></text:span><text:span text:style-name="T25_80">Apple</text:span><text:span text:style-name="T25_81"><text:s/></text:span><text:span text:style-name="T25_82">made</text:span><text:span text:style-name="T25_83"><text:s/></text:span><text:span text:style-name="T25_84">a</text:span><text:span text:style-name="T25_85"><text:s/></text:span><text:span text:style-name="T25_86">motion</text:span><text:span text:style-name="T25_87"><text:s/></text:span><text:span text:style-name="T25_88">to</text:span><text:span text:style-name="T25_89"><text:s/></text:span><text:span text:style-name="T25_90">vacate</text:span><text:span text:style-name="T25_91"><text:s/></text:span><text:span text:style-name="T25_92">the</text:span><text:span text:style-name="T25_93"><text:s/></text:span><text:span text:style-name="T25_94">brief</text:span><text:span text:style-name="T25_95"><text:s/></text:span><text:span text:style-name="T25_96">and</text:span><text:span text:style-name="T25_97"><text:s/></text:span><text:span text:style-name="T25_98">its</text:span><text:span text:style-name="T25_99"><text:s/></text:span><text:span text:style-name="T25_100">supporting</text:span><text:span text:style-name="T25_101"><text:s/></text:span><text:span text:style-name="T25_102">documents</text:span><text:span text:style-name="T25_103"><text:s/></text:span><text:span text:style-name="T25_104">on</text:span><text:span text:style-name="T25_105"><text:s/></text:span><text:span text:style-name="T25_106">the</text:span><text:span text:style-name="T25_107"><text:s/></text:span><text:span text:style-name="T25_108">grounds</text:span><text:span text:style-name="T25_109"><text:s/></text:span><text:span text:style-name="T25_110">that</text:span><text:span text:style-name="T25_111"><text:s/></text:span><text:span text:style-name="T25_112">the</text:span><text:span text:style-name="T25_113"><text:s/></text:span><text:span text:style-name="T25_114">government</text:span><text:span text:style-name="T25_115">’</text:span><text:span text:style-name="T25_116">s</text:span><text:span text:style-name="T25_117"><text:s/></text:span><text:span text:style-name="T25_118">demands</text:span><text:span text:style-name="T25_119"><text:s/></text:span><text:span text:style-name="T25_120">were</text:span><text:span text:style-name="T25_121"><text:s/></text:span><text:span text:style-name="T25_122">overly</text:span><text:span text:style-name="T25_123"><text:s/></text:span><text:span text:style-name="T25_124">burdensome</text:span><text:span text:style-name="T25_125"><text:s/></text:span><text:span text:style-name="T25_126">and</text:span><text:span text:style-name="T25_127"><text:s/></text:span><text:span text:style-name="T25_128">ultimately</text:span><text:span text:style-name="T25_129"><text:s/></text:span><text:span text:style-name="T25_130">unconstitutional</text:span><text:span text:style-name="T25_131"><text:s/>[7].</text:span></text:p>
      <text:p text:style-name="P26"><text:span text:style-name="T26_1"><text:tab/></text:span><text:span text:style-name="T26_2">In</text:span><text:span text:style-name="T26_3"><text:s/></text:span><text:span text:style-name="T26_4">response</text:span><text:span text:style-name="T26_5">,<text:s/></text:span><text:span text:style-name="T26_6">the</text:span><text:span text:style-name="T26_7"><text:s/></text:span><text:span text:style-name="T26_8">government</text:span><text:span text:style-name="T26_9"><text:s/></text:span><text:span text:style-name="T26_10">made</text:span><text:span text:style-name="T26_11"><text:s/></text:span><text:span text:style-name="T26_12">one</text:span><text:span text:style-name="T26_13"><text:s/></text:span><text:span text:style-name="T26_14">last</text:span><text:span text:style-name="T26_15">-</text:span><text:span text:style-name="T26_16">ditch</text:span><text:span text:style-name="T26_17"><text:s/></text:span><text:span text:style-name="T26_18">effort</text:span><text:span text:style-name="T26_19"><text:s/></text:span><text:span text:style-name="T26_20">to</text:span><text:span text:style-name="T26_21"><text:s/></text:span><text:span text:style-name="T26_22">invoke</text:span><text:span text:style-name="T26_23"><text:s/></text:span><text:span text:style-name="T26_24">the</text:span><text:span text:style-name="T26_25"><text:s/></text:span><text:span text:style-name="T26_26">All</text:span><text:span text:style-name="T26_27"><text:s/></text:span><text:span text:style-name="T26_28">Writs</text:span><text:span text:style-name="T26_29"><text:s/></text:span><text:span text:style-name="T26_30">Act</text:span><text:span text:style-name="T26_31">,<text:s/></text:span><text:span text:style-name="T26_32">claiming</text:span><text:span text:style-name="T26_33"><text:s/></text:span><text:span text:style-name="T26_34">that</text:span><text:span text:style-name="T26_35"><text:s/></text:span><text:span text:style-name="T26_36">no</text:span><text:span text:style-name="T26_37">,<text:s/>“</text:span><text:span text:style-name="T26_38">the</text:span><text:span text:style-name="T26_39"><text:s/></text:span><text:span text:style-name="T26_40">burden</text:span><text:span text:style-name="T26_41"><text:s/></text:span><text:span text:style-name="T26_42">placed</text:span><text:span text:style-name="T26_43"><text:s/></text:span><text:span text:style-name="T26_44">on</text:span><text:span text:style-name="T26_45"><text:s/></text:span><text:span text:style-name="T26_46">Apple</text:span><text:span text:style-name="T26_47"><text:s/></text:span><text:span text:style-name="T26_48">is</text:span><text:span text:style-name="T26_49"><text:s/></text:span><text:span text:style-name="T26_50">not</text:span><text:span text:style-name="T26_51"><text:s/></text:span><text:span text:style-name="T26_52">undue</text:span><text:span text:style-name="T26_53"><text:s/></text:span><text:span text:style-name="T26_54">and</text:span><text:span text:style-name="T26_55"><text:s/></text:span><text:span text:style-name="T26_56">unreasonable</text:span><text:span text:style-name="T26_57">,”<text:s/>[8]<text:s/></text:span><text:span text:style-name="T26_58">and</text:span><text:span text:style-name="T26_59"><text:s/></text:span><text:span text:style-name="T26_60">furthermore</text:span><text:span text:style-name="T26_61"><text:s/></text:span><text:span text:style-name="T26_62">that</text:span><text:span text:style-name="T26_63"><text:s/></text:span><text:span text:style-name="T26_64">speculation</text:span><text:span text:style-name="T26_65"><text:s/></text:span><text:span text:style-name="T26_66">of</text:span><text:span text:style-name="T26_67"><text:s/></text:span><text:span text:style-name="T26_68">third</text:span><text:span text:style-name="T26_69"><text:s/></text:span><text:span text:style-name="T26_70">party</text:span><text:span text:style-name="T26_71"><text:s/></text:span><text:span text:style-name="T26_72">harm</text:span><text:span text:style-name="T26_73"><text:s/></text:span><text:span text:style-name="T26_74">does</text:span><text:span text:style-name="T26_75"><text:s/></text:span><text:span text:style-name="T26_76">not</text:span><text:span text:style-name="T26_77"><text:s/></text:span><text:span text:style-name="T26_78">establish</text:span><text:span text:style-name="T26_79"><text:s/></text:span><text:span text:style-name="T26_80">an</text:span><text:span text:style-name="T26_81"><text:s/></text:span><text:span text:style-name="T26_82">undue</text:span><text:span text:style-name="T26_83"><text:s/></text:span><text:span text:style-name="T26_84">burden</text:span><text:span text:style-name="T26_85">.<text:s/></text:span><text:span text:style-name="T26_86">They</text:span><text:span text:style-name="T26_87"><text:s/></text:span><text:span text:style-name="T26_88">also</text:span><text:span text:style-name="T26_89"><text:s/></text:span><text:span text:style-name="T26_90">invoked</text:span><text:span text:style-name="T26_91"><text:s/></text:span><text:span text:style-name="T26_92">United</text:span><text:span text:style-name="T26_93"><text:s/></text:span><text:span text:style-name="T26_94">States</text:span><text:span text:style-name="T26_95"><text:s/></text:span><text:span text:style-name="T26_96">v</text:span><text:span text:style-name="T26_97">.<text:s/></text:span><text:span text:style-name="T26_98">New</text:span><text:span text:style-name="T26_99"><text:s/></text:span><text:span text:style-name="T26_100">York</text:span><text:span text:style-name="T26_101"><text:s/></text:span><text:span text:style-name="T26_102">Telephone</text:span><text:span text:style-name="T26_103"><text:s/></text:span><text:span text:style-name="T26_104">Co</text:span><text:span text:style-name="T26_105">.</text:span><text:span text:style-name="T26_106"><text:s/></text:span><text:span text:style-name="T26_107">as</text:span><text:span text:style-name="T26_108"><text:s/></text:span><text:span text:style-name="T26_109">legal</text:span><text:span text:style-name="T26_110"><text:s/></text:span><text:span text:style-name="T26_111">precedent</text:span><text:span text:style-name="T26_112"><text:s/></text:span><text:span text:style-name="T26_113">for</text:span><text:span text:style-name="T26_114"><text:s/></text:span><text:span text:style-name="T26_115">this</text:span><text:span text:style-name="T26_116"><text:s/></text:span><text:span text:style-name="T26_117">kind</text:span><text:span text:style-name="T26_118"><text:s/></text:span><text:span text:style-name="T26_119">of</text:span><text:span text:style-name="T26_120"><text:s/></text:span><text:span text:style-name="T26_121">invocation</text:span><text:span text:style-name="T26_122"><text:s/></text:span><text:span text:style-name="T26_123">of</text:span><text:span text:style-name="T26_124"><text:s/></text:span><text:span text:style-name="T26_125">the</text:span><text:span text:style-name="T26_126"><text:s/></text:span><text:span text:style-name="T26_127">All</text:span><text:span text:style-name="T26_128"><text:s/></text:span><text:span text:style-name="T26_129">Writs</text:span><text:span text:style-name="T26_130"><text:s/></text:span><text:span text:style-name="T26_131">Act</text:span><text:span text:style-name="T26_132">.</text:span></text:p>
      <text:p text:style-name="P27"><text:span text:style-name="T27_1"><text:tab/></text:span><text:span text:style-name="T27_2">In</text:span><text:span text:style-name="T27_3"><text:s/></text:span><text:span text:style-name="T27_4">their</text:span><text:span text:style-name="T27_5"><text:s/></text:span><text:span text:style-name="T27_6">final</text:span><text:span text:style-name="T27_7"><text:s/></text:span><text:span text:style-name="T27_8">rebuttal</text:span><text:span text:style-name="T27_9">,<text:s/></text:span><text:span text:style-name="T27_10">Apple</text:span><text:span text:style-name="T27_11"><text:s/></text:span><text:span text:style-name="T27_12">reiterated</text:span><text:span text:style-name="T27_13"><text:s/></text:span><text:span text:style-name="T27_14">their</text:span><text:span text:style-name="T27_15"><text:s/></text:span><text:span text:style-name="T27_16">previous</text:span><text:span text:style-name="T27_17"><text:s/></text:span><text:span text:style-name="T27_18">argument</text:span><text:span text:style-name="T27_19"><text:s/></text:span><text:span text:style-name="T27_20">that</text:span><text:span text:style-name="T27_21"><text:s/></text:span><text:span text:style-name="T27_22">the</text:span><text:span text:style-name="T27_23"><text:s/></text:span><text:span text:style-name="T27_24">government</text:span><text:span text:style-name="T27_25">’</text:span><text:span text:style-name="T27_26">s</text:span><text:span text:style-name="T27_27"><text:s/></text:span><text:span text:style-name="T27_28">demands</text:span><text:span text:style-name="T27_29"><text:s/></text:span><text:span text:style-name="T27_30">were</text:span><text:span text:style-name="T27_31"><text:s/></text:span><text:span text:style-name="T27_32">overly</text:span><text:span text:style-name="T27_33"><text:s/></text:span><text:span text:style-name="T27_34">burdensome</text:span><text:span text:style-name="T27_35"><text:s/></text:span><text:span text:style-name="T27_36">and</text:span><text:span text:style-name="T27_37"><text:s/></text:span><text:span text:style-name="T27_38">unconstitutional</text:span><text:span text:style-name="T27_39">,<text:s/></text:span><text:span text:style-name="T27_40">and</text:span><text:span text:style-name="T27_41"><text:s/></text:span><text:span text:style-name="T27_42">supplemented</text:span><text:span text:style-name="T27_43"><text:s/></text:span><text:span text:style-name="T27_44">this</text:span><text:span text:style-name="T27_45"><text:s/></text:span><text:span text:style-name="T27_46">argument</text:span><text:span text:style-name="T27_47"><text:s/></text:span><text:span text:style-name="T27_48">with</text:span><text:span text:style-name="T27_49"><text:s/></text:span><text:span text:style-name="T27_50">the</text:span><text:span text:style-name="T27_51"><text:s/></text:span><text:span text:style-name="T27_52">assertion</text:span><text:span text:style-name="T27_53"><text:s/></text:span><text:span text:style-name="T27_54">that</text:span><text:span text:style-name="T27_55"><text:s/></text:span><text:span text:style-name="T27_56">the</text:span><text:span text:style-name="T27_57"><text:s/>“</text:span><text:span text:style-name="T27_58">government</text:span><text:span text:style-name="T27_59"><text:s/></text:span><text:span text:style-name="T27_60">cannot</text:span><text:span text:style-name="T27_61"><text:s/></text:span><text:span text:style-name="T27_62">invoke</text:span><text:span text:style-name="T27_63"><text:s/></text:span><text:span text:style-name="T27_64">the</text:span><text:span text:style-name="T27_65"><text:s/></text:span><text:span text:style-name="T27_66">All</text:span><text:span text:style-name="T27_67"><text:s/></text:span><text:span text:style-name="T27_68">Writs</text:span><text:span text:style-name="T27_69"><text:s/></text:span><text:span text:style-name="T27_70">Act</text:span><text:span text:style-name="T27_71"><text:s/></text:span><text:span text:style-name="T27_72">here</text:span><text:span text:style-name="T27_73">”<text:s/></text:span><text:span text:style-name="T27_74">and</text:span><text:span text:style-name="T27_75"><text:s/></text:span><text:span text:style-name="T27_76">that</text:span><text:span text:style-name="T27_77"><text:s/>“</text:span><text:span text:style-name="T27_78">the</text:span><text:span text:style-name="T27_79"><text:s/></text:span><text:span text:style-name="T27_80">invoked</text:span><text:span text:style-name="T27_81"><text:s/></text:span><text:span text:style-name="T27_82">New</text:span><text:span text:style-name="T27_83"><text:s/></text:span><text:span text:style-name="T27_84">York</text:span><text:span text:style-name="T27_85"><text:s/></text:span><text:span text:style-name="T27_86">Telephone</text:span><text:span text:style-name="T27_87"><text:s/></text:span><text:span text:style-name="T27_88">precedent</text:span><text:span text:style-name="T27_89"><text:s/></text:span><text:span text:style-name="T27_90">does</text:span><text:span text:style-name="T27_91"><text:s/></text:span><text:span text:style-name="T27_92">not</text:span><text:span text:style-name="T27_93"><text:s/></text:span><text:span text:style-name="T27_94">authorize</text:span><text:span text:style-name="T27_95"><text:s/></text:span><text:span text:style-name="T27_96">this</text:span><text:span text:style-name="T27_97"><text:s/></text:span><text:span text:style-name="T27_98">order</text:span><text:span text:style-name="T27_99">.”<text:s/>[9]</text:span></text:p>
      <text:h text:style-name="P28" text:outline-level="10"><text:bookmark-start text:name="h.fgamnyk978p5"/><text:bookmark-end text:name="h.fgamnyk978p5"/><text:span text:style-name="T28_1">Outcome</text:span></text:h>
      <text:p text:style-name="P29"><text:span text:style-name="T29_1"><text:tab/></text:span><text:span text:style-name="T29_2">With</text:span><text:span text:style-name="T29_3"><text:s/></text:span><text:span text:style-name="T29_4">an</text:span><text:span text:style-name="T29_5"><text:s/></text:span><text:span text:style-name="T29_6">even</text:span><text:span text:style-name="T29_7"><text:s/></text:span><text:span text:style-name="T29_8">stronger</text:span><text:span text:style-name="T29_9"><text:s/></text:span><text:span text:style-name="T29_10">team</text:span><text:span text:style-name="T29_11"><text:s/></text:span><text:span text:style-name="T29_12">of</text:span><text:span text:style-name="T29_13"><text:s/></text:span><text:span text:style-name="T29_14">lawyers</text:span><text:span text:style-name="T29_15"><text:s/></text:span><text:span text:style-name="T29_16">working</text:span><text:span text:style-name="T29_17"><text:s/></text:span><text:span text:style-name="T29_18">Apple</text:span><text:span text:style-name="T29_19">’</text:span><text:span text:style-name="T29_20">s</text:span><text:span text:style-name="T29_21"><text:s/></text:span><text:span text:style-name="T29_22">side</text:span><text:span text:style-name="T29_23"><text:s/></text:span><text:span text:style-name="T29_24">of</text:span><text:span text:style-name="T29_25"><text:s/></text:span><text:span text:style-name="T29_26">the</text:span><text:span text:style-name="T29_27"><text:s/></text:span><text:span text:style-name="T29_28">case</text:span><text:span text:style-name="T29_29">,<text:s/></text:span><text:span text:style-name="T29_30">and</text:span><text:span text:style-name="T29_31"><text:s/></text:span><text:span text:style-name="T29_32">public</text:span><text:span text:style-name="T29_33"><text:s/></text:span><text:span text:style-name="T29_34">outcry</text:span><text:span text:style-name="T29_35"><text:s/></text:span><text:span text:style-name="T29_36">unfolding</text:span><text:span text:style-name="T29_37"><text:s/></text:span><text:span text:style-name="T29_38">in</text:span><text:span text:style-name="T29_39"><text:s/></text:span><text:span text:style-name="T29_40">the</text:span><text:span text:style-name="T29_41"><text:s/></text:span><text:span text:style-name="T29_42">media</text:span><text:span text:style-name="T29_43"><text:s/></text:span><text:span text:style-name="T29_44">decrying</text:span><text:span text:style-name="T29_45"><text:s/></text:span><text:span text:style-name="T29_46">the</text:span><text:span text:style-name="T29_47"><text:s/></text:span><text:span text:style-name="T29_48">government</text:span><text:span text:style-name="T29_49">’</text:span><text:span text:style-name="T29_50">s</text:span><text:span text:style-name="T29_51"><text:s/></text:span><text:span text:style-name="T29_52">laughable</text:span><text:span text:style-name="T29_53"><text:s/></text:span><text:span text:style-name="T29_54">invocation</text:span><text:span text:style-name="T29_55"><text:s/></text:span><text:span text:style-name="T29_56">of</text:span><text:span text:style-name="T29_57"><text:s/></text:span><text:span text:style-name="T29_58">the</text:span><text:span text:style-name="T29_59"><text:s/></text:span><text:span text:style-name="T29_60">centuries</text:span><text:span text:style-name="T29_61">-</text:span><text:span text:style-name="T29_62">old</text:span><text:span text:style-name="T29_63"><text:s/></text:span><text:span text:style-name="T29_64">All</text:span><text:span text:style-name="T29_65"><text:s/></text:span><text:span text:style-name="T29_66">Writs</text:span><text:span text:style-name="T29_67"><text:s/></text:span><text:span text:style-name="T29_68">Act</text:span><text:span text:style-name="T29_69">,<text:s/></text:span><text:span text:style-name="T29_70">the</text:span><text:span text:style-name="T29_71"><text:s/></text:span><text:span text:style-name="T29_72">FBI</text:span><text:span text:style-name="T29_73">’</text:span><text:span text:style-name="T29_74">s</text:span><text:span text:style-name="T29_75"><text:s/></text:span><text:span text:style-name="T29_76">hands</text:span><text:span text:style-name="T29_77"><text:s/></text:span><text:span text:style-name="T29_78">were</text:span><text:span text:style-name="T29_79"><text:s/></text:span><text:span text:style-name="T29_80">tied</text:span><text:span text:style-name="T29_81">.<text:s/></text:span><text:span text:style-name="T29_82">The</text:span><text:span text:style-name="T29_83"><text:s/></text:span><text:span text:style-name="T29_84">FBI</text:span><text:span text:style-name="T29_85"><text:s/></text:span><text:span text:style-name="T29_86">promptly</text:span><text:span text:style-name="T29_87"><text:s/></text:span><text:span text:style-name="T29_88">dropped</text:span><text:span text:style-name="T29_89"><text:s/></text:span><text:span text:style-name="T29_90">their</text:span><text:span text:style-name="T29_91"><text:s/></text:span><text:span text:style-name="T29_92">entire</text:span><text:span text:style-name="T29_93"><text:s/></text:span><text:span text:style-name="T29_94">case</text:span><text:span text:style-name="T29_95"><text:s/></text:span><text:span text:style-name="T29_96">against</text:span><text:span text:style-name="T29_97"><text:s/></text:span><text:span text:style-name="T29_98">Apple</text:span><text:span text:style-name="T29_99">,<text:s/></text:span><text:span text:style-name="T29_100">also</text:span><text:span text:style-name="T29_101"><text:s/></text:span><text:span text:style-name="T29_102">making</text:span><text:span text:style-name="T29_103"><text:s/></text:span><text:span text:style-name="T29_104">the</text:span><text:span text:style-name="T29_105"><text:s/></text:span><text:span text:style-name="T29_106">surprising</text:span><text:span text:style-name="T29_107"><text:s/></text:span><text:span text:style-name="T29_108">announcement</text:span><text:span text:style-name="T29_109"><text:s/></text:span><text:span text:style-name="T29_110">that</text:span><text:span text:style-name="T29_111"><text:s/></text:span><text:span text:style-name="T29_112">an</text:span><text:span text:style-name="T29_113"><text:s/></text:span><text:span text:style-name="T29_114">independant</text:span><text:span text:style-name="T29_115"><text:s/></text:span><text:span text:style-name="T29_116">contractor</text:span><text:span text:style-name="T29_117"><text:s/></text:span><text:span text:style-name="T29_118">had</text:span><text:span text:style-name="T29_119"><text:s/></text:span><text:span text:style-name="T29_120">found</text:span><text:span text:style-name="T29_121"><text:s/></text:span><text:span text:style-name="T29_122">another</text:span><text:span text:style-name="T29_123"><text:s/></text:span><text:span text:style-name="T29_124">way</text:span><text:span text:style-name="T29_125"><text:s/></text:span><text:span text:style-name="T29_126">of</text:span><text:span text:style-name="T29_127"><text:s/></text:span><text:span text:style-name="T29_128">breaking</text:span><text:span text:style-name="T29_129"><text:s/></text:span><text:span text:style-name="T29_130">into</text:span><text:span text:style-name="T29_131"><text:s/></text:span><text:span text:style-name="T29_132">the</text:span><text:span text:style-name="T29_133"><text:s/></text:span><text:span text:style-name="T29_134">phone</text:span><text:span text:style-name="T29_135"><text:s/></text:span><text:span text:style-name="T29_136">and</text:span><text:span text:style-name="T29_137"><text:s/></text:span><text:span text:style-name="T29_138">that</text:span><text:span text:style-name="T29_139"><text:s/></text:span><text:span text:style-name="T29_140">they</text:span><text:span text:style-name="T29_141"><text:s/></text:span><text:span text:style-name="T29_142">no</text:span><text:span text:style-name="T29_143"><text:s/></text:span><text:span text:style-name="T29_144">longer</text:span><text:span text:style-name="T29_145"><text:s/></text:span><text:span text:style-name="T29_146">required</text:span><text:span text:style-name="T29_147"><text:s/></text:span><text:span text:style-name="T29_148">Apple</text:span><text:span text:style-name="T29_149">’</text:span><text:span text:style-name="T29_150">s</text:span><text:span text:style-name="T29_151"><text:s/></text:span><text:span text:style-name="T29_152">assistance</text:span><text:span text:style-name="T29_153">.<text:s/></text:span><text:span text:style-name="T29_154">As</text:span><text:span text:style-name="T29_155"><text:s/></text:span><text:span text:style-name="T29_156">a</text:span><text:span text:style-name="T29_157"><text:s/></text:span><text:span text:style-name="T29_158">result</text:span><text:span text:style-name="T29_159"><text:s/></text:span><text:span text:style-name="T29_160">of</text:span><text:span text:style-name="T29_161"><text:s/></text:span><text:span text:style-name="T29_162">the</text:span><text:span text:style-name="T29_163"><text:s/></text:span><text:span text:style-name="T29_164">government</text:span><text:span text:style-name="T29_165"><text:s/></text:span><text:span text:style-name="T29_166">dropping</text:span><text:span text:style-name="T29_167"><text:s/></text:span><text:span text:style-name="T29_168">the</text:span><text:span text:style-name="T29_169"><text:s/></text:span><text:span text:style-name="T29_170">case</text:span><text:span text:style-name="T29_171"><text:s/></text:span><text:span text:style-name="T29_172">before</text:span><text:span text:style-name="T29_173"><text:s/></text:span><text:span text:style-name="T29_174">a</text:span><text:span text:style-name="T29_175"><text:s/></text:span><text:span text:style-name="T29_176">verdict</text:span><text:span text:style-name="T29_177"><text:s/></text:span><text:span text:style-name="T29_178">was</text:span><text:span text:style-name="T29_179"><text:s/></text:span><text:span text:style-name="T29_180">reached</text:span><text:span text:style-name="T29_181">,<text:s/></text:span><text:span text:style-name="T29_182">civil</text:span><text:span text:style-name="T29_183"><text:s/></text:span><text:span text:style-name="T29_184">liberties</text:span><text:span text:style-name="T29_185"><text:s/></text:span><text:span text:style-name="T29_186">and</text:span><text:span text:style-name="T29_187"><text:s/></text:span><text:span text:style-name="T29_188">cybersecurity</text:span><text:span text:style-name="T29_189"><text:s/></text:span><text:span text:style-name="T29_190">advocates</text:span><text:span text:style-name="T29_191"><text:s/></text:span><text:span text:style-name="T29_192">do</text:span><text:span text:style-name="T29_193"><text:s/></text:span><text:span text:style-name="T29_194">not</text:span><text:span text:style-name="T29_195"><text:s/></text:span><text:span text:style-name="T29_196">get</text:span><text:span text:style-name="T29_197"><text:s/></text:span><text:span text:style-name="T29_198">to</text:span><text:span text:style-name="T29_199"><text:s/></text:span><text:span text:style-name="T29_200">reap</text:span><text:span text:style-name="T29_201"><text:s/></text:span><text:span text:style-name="T29_202">the</text:span><text:span text:style-name="T29_203"><text:s/></text:span><text:span text:style-name="T29_204">benefit</text:span><text:span text:style-name="T29_205"><text:s/></text:span><text:span text:style-name="T29_206">a</text:span><text:span text:style-name="T29_207"><text:s/></text:span><text:span text:style-name="T29_208">victory</text:span><text:span text:style-name="T29_209"><text:s/></text:span><text:span text:style-name="T29_210">for</text:span><text:span text:style-name="T29_211"><text:s/></text:span><text:span text:style-name="T29_212">Apple</text:span><text:span text:style-name="T29_213"><text:s/></text:span><text:span text:style-name="T29_214">would</text:span><text:span text:style-name="T29_215"><text:s/></text:span><text:span text:style-name="T29_216">have</text:span><text:span text:style-name="T29_217"><text:s/></text:span><text:span text:style-name="T29_218">spelled</text:span><text:span text:style-name="T29_219"><text:s/></text:span><text:span text:style-name="T29_220">had</text:span><text:span text:style-name="T29_221"><text:s/></text:span><text:span text:style-name="T29_222">the</text:span><text:span text:style-name="T29_223"><text:s/></text:span><text:span text:style-name="T29_224">government</text:span><text:span text:style-name="T29_225"><text:s/></text:span><text:span text:style-name="T29_226">stayed</text:span><text:span text:style-name="T29_227"><text:s/></text:span><text:span text:style-name="T29_228">the</text:span><text:span text:style-name="T29_229"><text:s/></text:span><text:span text:style-name="T29_230">course</text:span><text:span text:style-name="T29_231"><text:s/></text:span><text:span text:style-name="T29_232">and</text:span><text:span text:style-name="T29_233"><text:s/></text:span><text:span text:style-name="T29_234">lost</text:span><text:span text:style-name="T29_235">.<text:s/></text:span><text:span text:style-name="T29_236">Likewise</text:span><text:span text:style-name="T29_237">,<text:s/></text:span><text:span text:style-name="T29_238">the</text:span><text:span text:style-name="T29_239"><text:s/></text:span><text:span text:style-name="T29_240">government</text:span><text:span text:style-name="T29_241"><text:s/></text:span><text:span text:style-name="T29_242">did</text:span><text:span text:style-name="T29_243"><text:s/></text:span><text:span text:style-name="T29_244">not</text:span><text:span text:style-name="T29_245"><text:s/></text:span><text:span text:style-name="T29_246">win</text:span><text:span text:style-name="T29_247"><text:s/></text:span><text:span text:style-name="T29_248">the</text:span><text:span text:style-name="T29_249"><text:s/></text:span><text:span text:style-name="T29_250">case</text:span><text:span text:style-name="T29_251">,<text:s/></text:span><text:span text:style-name="T29_252">so</text:span><text:span text:style-name="T29_253"><text:s/></text:span><text:span text:style-name="T29_254">they</text:span><text:span text:style-name="T29_255"><text:s/></text:span><text:span text:style-name="T29_256">did</text:span><text:span text:style-name="T29_257"><text:s/></text:span><text:span text:style-name="T29_258">not</text:span><text:span text:style-name="T29_259"><text:s/></text:span><text:span text:style-name="T29_260">get</text:span><text:span text:style-name="T29_261"><text:s/></text:span><text:span text:style-name="T29_262">to</text:span><text:span text:style-name="T29_263"><text:s/></text:span><text:span text:style-name="T29_264">set</text:span><text:span text:style-name="T29_265"><text:s/></text:span><text:span text:style-name="T29_266">a</text:span><text:span text:style-name="T29_267"><text:s/></text:span><text:span text:style-name="T29_268">legal</text:span><text:span text:style-name="T29_269"><text:s/></text:span><text:span text:style-name="T29_270">precedent</text:span><text:span text:style-name="T29_271"><text:s/></text:span><text:span text:style-name="T29_272">that</text:span><text:span text:style-name="T29_273"><text:s/></text:span><text:span text:style-name="T29_274">would</text:span><text:span text:style-name="T29_275"><text:s/></text:span><text:span text:style-name="T29_276">allow</text:span><text:span text:style-name="T29_277"><text:s/></text:span><text:span text:style-name="T29_278">them</text:span><text:span text:style-name="T29_279"><text:s/></text:span><text:span text:style-name="T29_280">to</text:span><text:span text:style-name="T29_281"><text:s/></text:span><text:span text:style-name="T29_282">more</text:span><text:span text:style-name="T29_283"><text:s/></text:span><text:span text:style-name="T29_284">easily</text:span><text:span text:style-name="T29_285"><text:s/></text:span><text:span text:style-name="T29_286">compel</text:span><text:span text:style-name="T29_287"><text:s/></text:span><text:span text:style-name="T29_288">other</text:span><text:span text:style-name="T29_289"><text:s/></text:span><text:span text:style-name="T29_290">tech</text:span><text:span text:style-name="T29_291"><text:s/></text:span><text:span text:style-name="T29_292">companies</text:span><text:span text:style-name="T29_293"><text:s/></text:span><text:span text:style-name="T29_294">to</text:span><text:span text:style-name="T29_295"><text:s/></text:span><text:span text:style-name="T29_296">circumvent</text:span><text:span text:style-name="T29_297"><text:s/></text:span><text:span text:style-name="T29_298">their</text:span><text:span text:style-name="T29_299"><text:s/></text:span><text:span text:style-name="T29_300">code</text:span><text:span text:style-name="T29_301"><text:s/></text:span><text:span text:style-name="T29_302">signing</text:span><text:span text:style-name="T29_303"><text:s/></text:span><text:span text:style-name="T29_304">protocols</text:span><text:span text:style-name="T29_305"><text:s/></text:span><text:span text:style-name="T29_306">in</text:span><text:span text:style-name="T29_307"><text:s/></text:span><text:span text:style-name="T29_308">the</text:span><text:span text:style-name="T29_309"><text:s/></text:span><text:span text:style-name="T29_310">name</text:span><text:span text:style-name="T29_311"><text:s/></text:span><text:span text:style-name="T29_312">of</text:span><text:span text:style-name="T29_313"><text:s/>“</text:span><text:span text:style-name="T29_314">national</text:span><text:span text:style-name="T29_315"><text:s/></text:span><text:span text:style-name="T29_316">security</text:span><text:span text:style-name="T29_317">”<text:s/></text:span><text:span text:style-name="T29_318">in</text:span><text:span text:style-name="T29_319"><text:s/></text:span><text:span text:style-name="T29_320">the</text:span><text:span text:style-name="T29_321"><text:s/></text:span><text:span text:style-name="T29_322">future</text:span><text:span text:style-name="T29_323">.</text:span></text:p>
      <text:h text:style-name="P30" text:outline-level="10"><text:bookmark-start text:name="h.ui49d549ubt2"/><text:bookmark-end text:name="h.ui49d549ubt2"/><text:span text:style-name="T30_1">Implications</text:span><text:span text:style-name="T30_2"><text:s/></text:span><text:span text:style-name="T30_3">for</text:span><text:span text:style-name="T30_4"><text:s/></text:span><text:span text:style-name="T30_5">Conventional</text:span><text:span text:style-name="T30_6"><text:s/></text:span><text:span text:style-name="T30_7">Code</text:span><text:span text:style-name="T30_8"><text:s/></text:span><text:span text:style-name="T30_9">Signing</text:span></text:h>
      <text:p text:style-name="P31"><text:span text:style-name="T31_1"><text:tab/></text:span><text:span text:style-name="T31_2">While</text:span><text:span text:style-name="T31_3"><text:s/></text:span><text:span text:style-name="T31_4">many</text:span><text:span text:style-name="T31_5"><text:s/></text:span><text:span text:style-name="T31_6">were</text:span><text:span text:style-name="T31_7"><text:s/></text:span><text:span text:style-name="T31_8">quick</text:span><text:span text:style-name="T31_9"><text:s/></text:span><text:span text:style-name="T31_10">to</text:span><text:span text:style-name="T31_11"><text:s/></text:span><text:span text:style-name="T31_12">celebrate</text:span><text:span text:style-name="T31_13"><text:s/></text:span><text:span text:style-name="T31_14">the</text:span><text:span text:style-name="T31_15"><text:s/>“</text:span><text:span text:style-name="T31_16">victory</text:span><text:span text:style-name="T31_17">”<text:s/></text:span><text:span text:style-name="T31_18">that</text:span><text:span text:style-name="T31_19"><text:s/></text:span><text:span text:style-name="T31_20">was</text:span><text:span text:style-name="T31_21"><text:s/></text:span><text:span text:style-name="T31_22">won</text:span><text:span text:style-name="T31_23"><text:s/></text:span><text:span text:style-name="T31_24">for</text:span><text:span text:style-name="T31_25"><text:s/></text:span><text:span text:style-name="T31_26">civil</text:span><text:span text:style-name="T31_27"><text:s/></text:span><text:span text:style-name="T31_28">liberties</text:span><text:span text:style-name="T31_29"><text:s/></text:span><text:span text:style-name="T31_30">and</text:span><text:span text:style-name="T31_31"><text:s/></text:span><text:span text:style-name="T31_32">the</text:span><text:span text:style-name="T31_33"><text:s/></text:span><text:span text:style-name="T31_34">software</text:span><text:span text:style-name="T31_35"><text:s/></text:span><text:span text:style-name="T31_36">engineering</text:span><text:span text:style-name="T31_37"><text:s/></text:span><text:span text:style-name="T31_38">industry</text:span><text:span text:style-name="T31_39"><text:s/></text:span><text:span text:style-name="T31_40">when</text:span><text:span text:style-name="T31_41"><text:s/></text:span><text:span text:style-name="T31_42">the</text:span><text:span text:style-name="T31_43"><text:s/></text:span><text:span text:style-name="T31_44">FBI</text:span><text:span text:style-name="T31_45"><text:s/></text:span><text:span text:style-name="T31_46">backed</text:span><text:span text:style-name="T31_47"><text:s/></text:span><text:span text:style-name="T31_48">out</text:span><text:span text:style-name="T31_49"><text:s/></text:span><text:span text:style-name="T31_50">of</text:span><text:span text:style-name="T31_51"><text:s/></text:span><text:span text:style-name="T31_52">the</text:span><text:span text:style-name="T31_53"><text:s/></text:span><text:span text:style-name="T31_54">case</text:span><text:span text:style-name="T31_55">,<text:s/></text:span><text:span text:style-name="T31_56">that</text:span><text:span text:style-name="T31_57"><text:s/></text:span><text:span text:style-name="T31_58">this</text:span><text:span text:style-name="T31_59"><text:s/></text:span><text:span text:style-name="T31_60">was</text:span><text:span text:style-name="T31_61"><text:s/></text:span><text:span text:style-name="T31_62">truly</text:span><text:span text:style-name="T31_63"><text:s/></text:span><text:span text:style-name="T31_64">a</text:span><text:span text:style-name="T31_65"><text:s/></text:span><text:span text:style-name="T31_66">victory</text:span><text:span text:style-name="T31_67"><text:s/></text:span><text:span text:style-name="T31_68">is</text:span><text:span text:style-name="T31_69"><text:s/></text:span><text:span text:style-name="T31_70">unfortunately</text:span><text:span text:style-name="T31_71"><text:s/></text:span><text:span text:style-name="T31_72">an</text:span><text:span text:style-name="T31_73"><text:s/></text:span><text:span text:style-name="T31_74">incredibly</text:span><text:span text:style-name="T31_75"><text:s/></text:span><text:span text:style-name="T31_76">idealistic</text:span><text:span text:style-name="T31_77"><text:s/></text:span><text:span text:style-name="T31_78">view</text:span><text:span text:style-name="T31_79">.<text:s/></text:span><text:span text:style-name="T31_80">Apple</text:span><text:span text:style-name="T31_81"><text:s/></text:span><text:span text:style-name="T31_82">has</text:span><text:span text:style-name="T31_83"><text:s/></text:span><text:span text:style-name="T31_84">set</text:span><text:span text:style-name="T31_85"><text:s/></text:span><text:span text:style-name="T31_86">itself</text:span><text:span text:style-name="T31_87"><text:s/></text:span><text:span text:style-name="T31_88">up</text:span><text:span text:style-name="T31_89"><text:s/></text:span><text:span text:style-name="T31_90">in</text:span><text:span text:style-name="T31_91"><text:s/></text:span><text:span text:style-name="T31_92">the</text:span><text:span text:style-name="T31_93"><text:s/></text:span><text:span text:style-name="T31_94">tech</text:span><text:span text:style-name="T31_95"><text:s/></text:span><text:span text:style-name="T31_96">industry</text:span><text:span text:style-name="T31_97"><text:s/></text:span><text:span text:style-name="T31_98">as</text:span><text:span text:style-name="T31_99"><text:s/></text:span><text:span text:style-name="T31_100">a</text:span><text:span text:style-name="T31_101"><text:s/></text:span><text:span text:style-name="T31_102">champion</text:span><text:span text:style-name="T31_103"><text:s/></text:span><text:span text:style-name="T31_104">for</text:span><text:span text:style-name="T31_105"><text:s/></text:span><text:span text:style-name="T31_106">user</text:span><text:span text:style-name="T31_107"><text:s/></text:span><text:span text:style-name="T31_108">privacy</text:span><text:span text:style-name="T31_109">,<text:s/></text:span><text:span text:style-name="T31_110">and</text:span><text:span text:style-name="T31_111"><text:s/></text:span><text:span text:style-name="T31_112">as</text:span><text:span text:style-name="T31_113"><text:s/></text:span><text:span text:style-name="T31_114">stated</text:span><text:span text:style-name="T31_115"><text:s/></text:span><text:span text:style-name="T31_116">before</text:span><text:span text:style-name="T31_117">,<text:s/></text:span><text:span text:style-name="T31_118">Apple</text:span><text:span text:style-name="T31_119"><text:s/></text:span><text:span text:style-name="T31_120">has</text:span><text:span text:style-name="T31_121"><text:s/></text:span><text:span text:style-name="T31_122">tremendous</text:span><text:span text:style-name="T31_123"><text:s/></text:span><text:span text:style-name="T31_124">resources</text:span><text:span text:style-name="T31_125">,<text:s/></text:span><text:span text:style-name="T31_126">both</text:span><text:span text:style-name="T31_127"><text:s/></text:span><text:span text:style-name="T31_128">legal</text:span><text:span text:style-name="T31_129"><text:s/></text:span><text:span text:style-name="T31_130">and</text:span><text:span text:style-name="T31_131"><text:s/></text:span><text:span text:style-name="T31_132">financial</text:span><text:span text:style-name="T31_133">,<text:s/></text:span><text:span text:style-name="T31_134">with</text:span><text:span text:style-name="T31_135"><text:s/></text:span><text:span text:style-name="T31_136">which</text:span><text:span text:style-name="T31_137"><text:s/></text:span><text:span text:style-name="T31_138">to</text:span><text:span text:style-name="T31_139"><text:s/></text:span><text:span text:style-name="T31_140">fight</text:span><text:span text:style-name="T31_141"><text:s/></text:span><text:span text:style-name="T31_142">the</text:span><text:span text:style-name="T31_143"><text:s/></text:span><text:span text:style-name="T31_144">government</text:span><text:span text:style-name="T31_145">’</text:span><text:span text:style-name="T31_146">s</text:span><text:span text:style-name="T31_147"><text:s/></text:span><text:span text:style-name="T31_148">court</text:span><text:span text:style-name="T31_149"><text:s/></text:span><text:span text:style-name="T31_150">order</text:span><text:span text:style-name="T31_151">.<text:s/></text:span><text:span text:style-name="T31_152">Had</text:span><text:span text:style-name="T31_153"><text:s/></text:span><text:span text:style-name="T31_154">this</text:span><text:span text:style-name="T31_155"><text:s/></text:span><text:span text:style-name="T31_156">happened</text:span><text:span text:style-name="T31_157"><text:s/></text:span><text:span text:style-name="T31_158">to</text:span><text:span text:style-name="T31_159"><text:s/></text:span><text:span text:style-name="T31_160">any</text:span><text:span text:style-name="T31_161"><text:s/></text:span><text:span text:style-name="T31_162">company</text:span><text:span text:style-name="T31_163"><text:s/></text:span><text:span text:style-name="T31_164">other</text:span><text:span text:style-name="T31_165"><text:s/></text:span><text:span text:style-name="T31_166">than</text:span><text:span text:style-name="T31_167"><text:s/></text:span><text:span text:style-name="T31_168">one</text:span><text:span text:style-name="T31_169"><text:s/></text:span><text:span text:style-name="T31_170">of</text:span><text:span text:style-name="T31_171"><text:s/></text:span><text:span text:style-name="T31_172">the</text:span><text:span text:style-name="T31_173"><text:s/></text:span><text:span text:style-name="T31_174">leaders</text:span><text:span text:style-name="T31_175"><text:s/></text:span><text:span text:style-name="T31_176">of</text:span><text:span text:style-name="T31_177"><text:s/></text:span><text:span text:style-name="T31_178">the</text:span><text:span text:style-name="T31_179"><text:s/></text:span><text:span text:style-name="T31_180">tech</text:span><text:span text:style-name="T31_181"><text:s/></text:span><text:span text:style-name="T31_182">industry</text:span><text:span text:style-name="T31_183">,<text:s/></text:span><text:span text:style-name="T31_184">it</text:span><text:span text:style-name="T31_185"><text:s/></text:span><text:span text:style-name="T31_186">is</text:span><text:span text:style-name="T31_187"><text:s/></text:span><text:span text:style-name="T31_188">extremely</text:span><text:span text:style-name="T31_189"><text:s/></text:span><text:span text:style-name="T31_190">likely</text:span><text:span text:style-name="T31_191"><text:s/></text:span><text:span text:style-name="T31_192">the</text:span><text:span text:style-name="T31_193"><text:s/></text:span><text:span text:style-name="T31_194">case</text:span><text:span text:style-name="T31_195"><text:s/></text:span><text:span text:style-name="T31_196">would</text:span><text:span text:style-name="T31_197"><text:s/></text:span><text:span text:style-name="T31_198">have</text:span><text:span text:style-name="T31_199"><text:s/></text:span><text:span text:style-name="T31_200">been</text:span><text:span text:style-name="T31_201"><text:s/></text:span><text:span text:style-name="T31_202">settled</text:span><text:span text:style-name="T31_203"><text:s/></text:span><text:span text:style-name="T31_204">outside</text:span><text:span text:style-name="T31_205"><text:s/></text:span><text:span text:style-name="T31_206">of</text:span><text:span text:style-name="T31_207"><text:s/></text:span><text:span text:style-name="T31_208">court</text:span><text:span text:style-name="T31_209">,<text:s/></text:span><text:span text:style-name="T31_210">and</text:span><text:span text:style-name="T31_211"><text:s/></text:span><text:span text:style-name="T31_212">that</text:span><text:span text:style-name="T31_213"><text:s/></text:span><text:span text:style-name="T31_214">the</text:span><text:span text:style-name="T31_215"><text:s/></text:span><text:span text:style-name="T31_216">company</text:span><text:span text:style-name="T31_217"><text:s/></text:span><text:span text:style-name="T31_218">in</text:span><text:span text:style-name="T31_219"><text:s/></text:span><text:span text:style-name="T31_220">question</text:span><text:span text:style-name="T31_221"><text:s/></text:span><text:span text:style-name="T31_222">would</text:span><text:span text:style-name="T31_223"><text:s/></text:span><text:span text:style-name="T31_224">have</text:span><text:span text:style-name="T31_225"><text:s/></text:span><text:span text:style-name="T31_226">simply</text:span><text:span text:style-name="T31_227"><text:s/></text:span><text:span text:style-name="T31_228">complied</text:span><text:span text:style-name="T31_229"><text:s/></text:span><text:span text:style-name="T31_230">with</text:span><text:span text:style-name="T31_231"><text:s/></text:span><text:span text:style-name="T31_232">the</text:span><text:span text:style-name="T31_233"><text:s/></text:span><text:span text:style-name="T31_234">government</text:span><text:span text:style-name="T31_235">’</text:span><text:span text:style-name="T31_236">s</text:span><text:span text:style-name="T31_237"><text:s/></text:span><text:span text:style-name="T31_238">order</text:span><text:span text:style-name="T31_239"><text:s/></text:span><text:span text:style-name="T31_240">without</text:span><text:span text:style-name="T31_241"><text:s/></text:span><text:span text:style-name="T31_242">challenge</text:span><text:span text:style-name="T31_243">.</text:span></text:p>
      <text:p text:style-name="P32"><text:span text:style-name="T32_1"><text:tab/></text:span><text:span text:style-name="T32_2">Even</text:span><text:span text:style-name="T32_3"><text:s/></text:span><text:span text:style-name="T32_4">if</text:span><text:span text:style-name="T32_5"><text:s/></text:span><text:span text:style-name="T32_6">we</text:span><text:span text:style-name="T32_7"><text:s/></text:span><text:span text:style-name="T32_8">assume</text:span><text:span text:style-name="T32_9"><text:s/></text:span><text:span text:style-name="T32_10">that</text:span><text:span text:style-name="T32_11"><text:s/></text:span><text:span text:style-name="T32_12">any</text:span><text:span text:style-name="T32_13"><text:s/></text:span><text:span text:style-name="T32_14">morally</text:span><text:span text:style-name="T32_15"><text:s/></text:span><text:span text:style-name="T32_16">upstanding</text:span><text:span text:style-name="T32_17"><text:s/></text:span><text:span text:style-name="T32_18">company</text:span><text:span text:style-name="T32_19"><text:s/></text:span><text:span text:style-name="T32_20">would</text:span><text:span text:style-name="T32_21"><text:s/></text:span><text:span text:style-name="T32_22">challenge</text:span><text:span text:style-name="T32_23"><text:s/></text:span><text:span text:style-name="T32_24">the</text:span><text:span text:style-name="T32_25"><text:s/></text:span><text:span text:style-name="T32_26">government</text:span><text:span text:style-name="T32_27"><text:s/></text:span><text:span text:style-name="T32_28">order</text:span><text:span text:style-name="T32_29"><text:s/></text:span><text:span text:style-name="T32_30">publically</text:span><text:span text:style-name="T32_31"><text:s/></text:span><text:span text:style-name="T32_32">if</text:span><text:span text:style-name="T32_33"><text:s/></text:span><text:span text:style-name="T32_34">given</text:span><text:span text:style-name="T32_35"><text:s/></text:span><text:span text:style-name="T32_36">the</text:span><text:span text:style-name="T32_37"><text:s/></text:span><text:span text:style-name="T32_38">chance</text:span><text:span text:style-name="T32_39"><text:s/>(</text:span><text:span text:style-name="T32_40">and</text:span><text:span text:style-name="T32_41"><text:s/></text:span><text:span text:style-name="T32_42">this</text:span><text:span text:style-name="T32_43"><text:s/></text:span><text:span text:style-name="T32_44">is</text:span><text:span text:style-name="T32_45"><text:s/></text:span><text:span text:style-name="T32_46">a</text:span><text:span text:style-name="T32_47"><text:s/></text:span><text:span text:style-name="T32_48">big</text:span><text:span text:style-name="T32_49"><text:s/></text:span><text:span text:style-name="T32_50">if</text:span><text:span text:style-name="T32_51">),<text:s/></text:span><text:span text:style-name="T32_52">the</text:span><text:span text:style-name="T32_53"><text:s/></text:span><text:span text:style-name="T32_54">sobering</text:span><text:span text:style-name="T32_55"><text:s/></text:span><text:span text:style-name="T32_56">fact</text:span><text:span text:style-name="T32_57"><text:s/></text:span><text:span text:style-name="T32_58">remains</text:span><text:span text:style-name="T32_59"><text:s/></text:span><text:span text:style-name="T32_60">that</text:span><text:span text:style-name="T32_61"><text:s/></text:span><text:span text:style-name="T32_62">in</text:span><text:span text:style-name="T32_63"><text:s/>2015<text:s/></text:span><text:span text:style-name="T32_64">alone</text:span><text:span text:style-name="T32_65"><text:s/></text:span><text:span text:style-name="T32_66">there</text:span><text:span text:style-name="T32_67"><text:s/></text:span><text:span text:style-name="T32_68">were</text:span><text:span text:style-name="T32_69"><text:s/>9,418<text:s/>[10]<text:s/></text:span><text:span text:style-name="T32_70">National</text:span><text:span text:style-name="T32_71"><text:s/></text:span><text:span text:style-name="T32_72">Security</text:span><text:span text:style-name="T32_73"><text:s/></text:span><text:span text:style-name="T32_74">Letters</text:span><text:span text:style-name="T32_75"><text:s/></text:span><text:span text:style-name="T32_76">issued</text:span><text:span text:style-name="T32_77"><text:s/></text:span><text:span text:style-name="T32_78">to</text:span><text:span text:style-name="T32_79"><text:s/></text:span><text:span text:style-name="T32_80">U</text:span><text:span text:style-name="T32_81">.</text:span><text:span text:style-name="T32_82">S</text:span><text:span text:style-name="T32_83">.<text:s/></text:span><text:span text:style-name="T32_84">businesses</text:span><text:span text:style-name="T32_85">.<text:s/></text:span><text:span text:style-name="T32_86">These</text:span><text:span text:style-name="T32_87"><text:s/></text:span><text:span text:style-name="T32_88">NSLs</text:span><text:span text:style-name="T32_89"><text:s/></text:span><text:span text:style-name="T32_90">all</text:span><text:span text:style-name="T32_91"><text:s/></text:span><text:span text:style-name="T32_92">contained</text:span><text:span text:style-name="T32_93"><text:s/></text:span><text:span text:style-name="T32_94">the</text:span><text:span text:style-name="T32_95"><text:s/></text:span><text:span text:style-name="T32_96">usual</text:span><text:span text:style-name="T32_97"><text:s/></text:span><text:span text:style-name="T32_98">gag</text:span><text:span text:style-name="T32_99"><text:s/></text:span><text:span text:style-name="T32_100">order</text:span><text:span text:style-name="T32_101"><text:s/></text:span><text:span text:style-name="T32_102">barring</text:span><text:span text:style-name="T32_103"><text:s/></text:span><text:span text:style-name="T32_104">the</text:span><text:span text:style-name="T32_105"><text:s/></text:span><text:span text:style-name="T32_106">recipient</text:span><text:span text:style-name="T32_107"><text:s/></text:span><text:span text:style-name="T32_108">from</text:span><text:span text:style-name="T32_109"><text:s/></text:span><text:span text:style-name="T32_110">acknowledging</text:span><text:span text:style-name="T32_111"><text:s/></text:span><text:span text:style-name="T32_112">the</text:span><text:span text:style-name="T32_113"><text:s/></text:span><text:span text:style-name="T32_114">letter</text:span><text:span text:style-name="T32_115"><text:s/></text:span><text:span text:style-name="T32_116">publically</text:span><text:span text:style-name="T32_117">,<text:s/></text:span><text:span text:style-name="T32_118">meaning</text:span><text:span text:style-name="T32_119"><text:s/></text:span><text:span text:style-name="T32_120">we</text:span><text:span text:style-name="T32_121"><text:s/></text:span><text:span text:style-name="T32_122">still</text:span><text:span text:style-name="T32_123"><text:s/></text:span><text:span text:style-name="T32_124">have</text:span><text:span text:style-name="T32_125"><text:s/></text:span><text:span text:style-name="T32_126">no</text:span><text:span text:style-name="T32_127"><text:s/></text:span><text:span text:style-name="T32_128">idea</text:span><text:span text:style-name="T32_129"><text:s/></text:span><text:span text:style-name="T32_130">which</text:span><text:span text:style-name="T32_131"><text:s/></text:span><text:span text:style-name="T32_132">companies</text:span><text:span text:style-name="T32_133"><text:s/></text:span><text:span text:style-name="T32_134">have</text:span><text:span text:style-name="T32_135"><text:s/></text:span><text:span text:style-name="T32_136">been</text:span><text:span text:style-name="T32_137"><text:s/></text:span><text:span text:style-name="T32_138">forced</text:span><text:span text:style-name="T32_139"><text:s/></text:span><text:span text:style-name="T32_140">to</text:span><text:span text:style-name="T32_141"><text:s/></text:span><text:span text:style-name="T32_142">comply</text:span><text:span text:style-name="T32_143"><text:s/></text:span><text:span text:style-name="T32_144">with</text:span><text:span text:style-name="T32_145"><text:s/></text:span><text:span text:style-name="T32_146">government</text:span><text:span text:style-name="T32_147"><text:s/></text:span><text:span text:style-name="T32_148">demands</text:span><text:span text:style-name="T32_149">,<text:s/></text:span><text:span text:style-name="T32_150">and</text:span><text:span text:style-name="T32_151"><text:s/></text:span><text:span text:style-name="T32_152">every</text:span><text:span text:style-name="T32_153"><text:s/></text:span><text:span text:style-name="T32_154">company</text:span><text:span text:style-name="T32_155"><text:s/></text:span><text:span text:style-name="T32_156">that</text:span><text:span text:style-name="T32_157"><text:s/></text:span><text:span text:style-name="T32_158">was</text:span><text:span text:style-name="T32_159"><text:s/></text:span><text:span text:style-name="T32_160">served</text:span><text:span text:style-name="T32_161"><text:s/></text:span><text:span text:style-name="T32_162">with</text:span><text:span text:style-name="T32_163"><text:s/></text:span><text:span text:style-name="T32_164">an</text:span><text:span text:style-name="T32_165"><text:s/></text:span><text:span text:style-name="T32_166">NSL</text:span><text:span text:style-name="T32_167"><text:s/></text:span><text:span text:style-name="T32_168">is</text:span><text:span text:style-name="T32_169"><text:s/></text:span><text:span text:style-name="T32_170">legally</text:span><text:span text:style-name="T32_171"><text:s/></text:span><text:span text:style-name="T32_172">barred</text:span><text:span text:style-name="T32_173"><text:s/></text:span><text:span text:style-name="T32_174">from</text:span><text:span text:style-name="T32_175"><text:s/></text:span><text:span text:style-name="T32_176">telling</text:span><text:span text:style-name="T32_177"><text:s/></text:span><text:span text:style-name="T32_178">the</text:span><text:span text:style-name="T32_179"><text:s/></text:span><text:span text:style-name="T32_180">public</text:span><text:span text:style-name="T32_181">.<text:s/></text:span><text:span text:style-name="T32_182">Although</text:span><text:span text:style-name="T32_183"><text:s/></text:span><text:span text:style-name="T32_184">the</text:span><text:span text:style-name="T32_185"><text:s/></text:span><text:span text:style-name="T32_186">FBI</text:span><text:span text:style-name="T32_187"><text:s/></text:span><text:span text:style-name="T32_188">is</text:span><text:span text:style-name="T32_189"><text:s/></text:span><text:span text:style-name="T32_190">technically</text:span><text:span text:style-name="T32_191"><text:s/></text:span><text:span text:style-name="T32_192">not</text:span><text:span text:style-name="T32_193"><text:s/></text:span><text:span text:style-name="T32_194">supposed</text:span><text:span text:style-name="T32_195"><text:s/></text:span><text:span text:style-name="T32_196">to</text:span><text:span text:style-name="T32_197"><text:s/></text:span><text:span text:style-name="T32_198">ask</text:span><text:span text:style-name="T32_199"><text:s/></text:span><text:span text:style-name="T32_200">for</text:span><text:span text:style-name="T32_201"><text:s/></text:span><text:span text:style-name="T32_202">this</text:span><text:span text:style-name="T32_203"><text:s/></text:span><text:span text:style-name="T32_204">kind</text:span><text:span text:style-name="T32_205"><text:s/></text:span><text:span text:style-name="T32_206">of</text:span><text:span text:style-name="T32_207"><text:s/>“</text:span><text:span text:style-name="T32_208">assistance</text:span><text:span text:style-name="T32_209">”<text:s/></text:span><text:span text:style-name="T32_210">in</text:span><text:span text:style-name="T32_211"><text:s/></text:span><text:span text:style-name="T32_212">an</text:span><text:span text:style-name="T32_213"><text:s/></text:span><text:span text:style-name="T32_214">NSL</text:span><text:span text:style-name="T32_215">,<text:s/></text:span><text:span text:style-name="T32_216">there</text:span><text:span text:style-name="T32_217"><text:s/></text:span><text:span text:style-name="T32_218">is</text:span><text:span text:style-name="T32_219"><text:s/></text:span><text:span text:style-name="T32_220">technically</text:span><text:span text:style-name="T32_221"><text:s/></text:span><text:span text:style-name="T32_222">nothing</text:span><text:span text:style-name="T32_223"><text:s/></text:span><text:span text:style-name="T32_224">stopping</text:span><text:span text:style-name="T32_225"><text:s/></text:span><text:span text:style-name="T32_226">the</text:span><text:span text:style-name="T32_227"><text:s/></text:span><text:span text:style-name="T32_228">government</text:span><text:span text:style-name="T32_229"><text:s/></text:span><text:span text:style-name="T32_230">from</text:span><text:span text:style-name="T32_231"><text:s/></text:span><text:span text:style-name="T32_232">issuing</text:span><text:span text:style-name="T32_233"><text:s/></text:span><text:span text:style-name="T32_234">secret</text:span><text:span text:style-name="T32_235"><text:s/></text:span><text:span text:style-name="T32_236">NSLs</text:span><text:span text:style-name="T32_237"><text:s/></text:span><text:span text:style-name="T32_238">to</text:span><text:span text:style-name="T32_239"><text:s/></text:span><text:span text:style-name="T32_240">software</text:span><text:span text:style-name="T32_241"><text:s/></text:span><text:span text:style-name="T32_242">companies</text:span><text:span text:style-name="T32_243"><text:s/></text:span><text:span text:style-name="T32_244">requiring</text:span><text:span text:style-name="T32_245"><text:s/></text:span><text:span text:style-name="T32_246">them</text:span><text:span text:style-name="T32_247"><text:s/></text:span><text:span text:style-name="T32_248">to</text:span><text:span text:style-name="T32_249"><text:s/></text:span><text:span text:style-name="T32_250">give</text:span><text:span text:style-name="T32_251"><text:s/></text:span><text:span text:style-name="T32_252">up</text:span><text:span text:style-name="T32_253"><text:s/></text:span><text:span text:style-name="T32_254">their</text:span><text:span text:style-name="T32_255"><text:s/></text:span><text:span text:style-name="T32_256">private</text:span><text:span text:style-name="T32_257"><text:s/></text:span><text:span text:style-name="T32_258">code</text:span><text:span text:style-name="T32_259"><text:s/></text:span><text:span text:style-name="T32_260">signing</text:span><text:span text:style-name="T32_261"><text:s/></text:span><text:span text:style-name="T32_262">key</text:span><text:span text:style-name="T32_263"><text:s/></text:span><text:span text:style-name="T32_264">or</text:span><text:span text:style-name="T32_265"><text:s/></text:span><text:span text:style-name="T32_266">forcing</text:span><text:span text:style-name="T32_267"><text:s/></text:span><text:span text:style-name="T32_268">them</text:span><text:span text:style-name="T32_269"><text:s/></text:span><text:span text:style-name="T32_270">to</text:span><text:span text:style-name="T32_271"><text:s/></text:span><text:span text:style-name="T32_272">sign</text:span><text:span text:style-name="T32_273"><text:s/></text:span><text:span text:style-name="T32_274">and</text:span><text:span text:style-name="T32_275"><text:s/></text:span><text:span text:style-name="T32_276">push</text:span><text:span text:style-name="T32_277"><text:s/></text:span><text:span text:style-name="T32_278">a</text:span><text:span text:style-name="T32_279"><text:s/></text:span><text:span text:style-name="T32_280">malicious</text:span><text:span text:style-name="T32_281"><text:s/></text:span><text:span text:style-name="T32_282">update</text:span><text:span text:style-name="T32_283">.<text:s/></text:span><text:span text:style-name="T32_284">Given</text:span><text:span text:style-name="T32_285"><text:s/></text:span><text:span text:style-name="T32_286">the</text:span><text:span text:style-name="T32_287"><text:s/></text:span><text:span text:style-name="T32_288">sheer</text:span><text:span text:style-name="T32_289"><text:s/></text:span><text:span text:style-name="T32_290">number</text:span><text:span text:style-name="T32_291"><text:s/></text:span><text:span text:style-name="T32_292">of</text:span><text:span text:style-name="T32_293"><text:s/></text:span><text:span text:style-name="T32_294">NSLs</text:span><text:span text:style-name="T32_295"><text:s/></text:span><text:span text:style-name="T32_296">issued</text:span><text:span text:style-name="T32_297"><text:s/></text:span><text:span text:style-name="T32_298">every</text:span><text:span text:style-name="T32_299"><text:s/></text:span><text:span text:style-name="T32_300">year</text:span><text:span text:style-name="T32_301"><text:s/>(</text:span><text:span text:style-name="T32_302">for</text:span><text:span text:style-name="T32_303"><text:s/></text:span><text:span text:style-name="T32_304">example</text:span><text:span text:style-name="T32_305">,<text:s/></text:span><text:span text:style-name="T32_306">this</text:span><text:span text:style-name="T32_307"><text:s/></text:span><text:span text:style-name="T32_308">number</text:span><text:span text:style-name="T32_309"><text:s/></text:span><text:span text:style-name="T32_310">was</text:span><text:span text:style-name="T32_311"><text:s/></text:span><text:span text:style-name="T32_312">over</text:span><text:span text:style-name="T32_313"><text:s/>24,000<text:s/></text:span><text:span text:style-name="T32_314">in</text:span><text:span text:style-name="T32_315"><text:s/>2010<text:s/></text:span><text:span text:style-name="T32_316">and</text:span><text:span text:style-name="T32_317"><text:s/>2008<text:s/>[10]),<text:s/></text:span><text:span text:style-name="T32_318">it</text:span><text:span text:style-name="T32_319"><text:s/></text:span><text:span text:style-name="T32_320">would</text:span><text:span text:style-name="T32_321"><text:s/></text:span><text:span text:style-name="T32_322">not</text:span><text:span text:style-name="T32_323"><text:s/></text:span><text:span text:style-name="T32_324">be</text:span><text:span text:style-name="T32_325"><text:s/></text:span><text:span text:style-name="T32_326">unreasonable</text:span><text:span text:style-name="T32_327"><text:s/></text:span><text:span text:style-name="T32_328">to</text:span><text:span text:style-name="T32_329"><text:s/></text:span><text:span text:style-name="T32_330">assume</text:span><text:span text:style-name="T32_331"><text:s/></text:span><text:span text:style-name="T32_332">that</text:span><text:span text:style-name="T32_333"><text:s/></text:span><text:span text:style-name="T32_334">this</text:span><text:span text:style-name="T32_335"><text:s/></text:span><text:span text:style-name="T32_336">abuse</text:span><text:span text:style-name="T32_337"><text:s/></text:span><text:span text:style-name="T32_338">has</text:span><text:span text:style-name="T32_339"><text:s/></text:span><text:span text:style-name="T32_340">already</text:span><text:span text:style-name="T32_341"><text:s/></text:span><text:span text:style-name="T32_342">occurred</text:span><text:span text:style-name="T32_343"><text:s/></text:span><text:span text:style-name="T32_344">in</text:span><text:span text:style-name="T32_345"><text:s/></text:span><text:span text:style-name="T32_346">the</text:span><text:span text:style-name="T32_347"><text:s/></text:span><text:span text:style-name="T32_348">past</text:span><text:span text:style-name="T32_349">,<text:s/></text:span><text:span text:style-name="T32_350">and</text:span><text:span text:style-name="T32_351"><text:s/></text:span><text:span text:style-name="T32_352">insiders</text:span><text:span text:style-name="T32_353"><text:s/></text:span><text:span text:style-name="T32_354">have</text:span><text:span text:style-name="T32_355"><text:s/></text:span><text:span text:style-name="T32_356">informed</text:span><text:span text:style-name="T32_357"><text:s/></text:span><text:span text:style-name="T32_358">us</text:span><text:span text:style-name="T32_359"><text:s/></text:span><text:span text:style-name="T32_360">that</text:span><text:span text:style-name="T32_361"><text:s/></text:span><text:span text:style-name="T32_362">in</text:span><text:span text:style-name="T32_363"><text:s/></text:span><text:span text:style-name="T32_364">the</text:span><text:span text:style-name="T32_365"><text:s/></text:span><text:span text:style-name="T32_366">past</text:span><text:span text:style-name="T32_367"><text:s/></text:span><text:span text:style-name="T32_368">such</text:span><text:span text:style-name="T32_369"><text:s/></text:span><text:span text:style-name="T32_370">abuse</text:span><text:span text:style-name="T32_371"><text:s/></text:span><text:span text:style-name="T32_372">was</text:span><text:span text:style-name="T32_373"><text:s/></text:span><text:span text:style-name="T32_374">commonplace</text:span><text:span text:style-name="T32_375">.</text:span></text:p>
      <text:p text:style-name="P33"><text:span text:style-name="T33_1">In</text:span><text:span text:style-name="T33_2"><text:s/></text:span><text:span text:style-name="T33_3">other</text:span><text:span text:style-name="T33_4"><text:s/></text:span><text:span text:style-name="T33_5">words</text:span><text:span text:style-name="T33_6">,<text:s/></text:span><text:span text:style-name="T33_7">we</text:span><text:span text:style-name="T33_8"><text:s/></text:span><text:span text:style-name="T33_9">can</text:span><text:span text:style-name="T33_10"><text:s/></text:span><text:span text:style-name="T33_11">no</text:span><text:span text:style-name="T33_12"><text:s/></text:span><text:span text:style-name="T33_13">longer</text:span><text:span text:style-name="T33_14"><text:s/></text:span><text:span text:style-name="T33_15">trust</text:span><text:span text:style-name="T33_16"><text:s/></text:span><text:span text:style-name="T33_17">the</text:span><text:span text:style-name="T33_18"><text:s/></text:span><text:span text:style-name="T33_19">integrity</text:span><text:span text:style-name="T33_20"><text:s/></text:span><text:span text:style-name="T33_21">of</text:span><text:span text:style-name="T33_22"><text:s/></text:span><text:span text:style-name="T33_23">centralized</text:span><text:span text:style-name="T33_24"><text:s/></text:span><text:span text:style-name="T33_25">code</text:span><text:span text:style-name="T33_26"><text:s/></text:span><text:span text:style-name="T33_27">signing</text:span><text:span text:style-name="T33_28"><text:s/>(</text:span><text:span text:style-name="T33_29">since</text:span><text:span text:style-name="T33_30"><text:s/></text:span><text:span text:style-name="T33_31">in</text:span><text:span text:style-name="T33_32"><text:s/></text:span><text:span text:style-name="T33_33">principle</text:span><text:span text:style-name="T33_34"><text:s/></text:span><text:span text:style-name="T33_35">any</text:span><text:span text:style-name="T33_36"><text:s/></text:span><text:span text:style-name="T33_37">government</text:span><text:span text:style-name="T33_38"><text:s/></text:span><text:span text:style-name="T33_39">could</text:span><text:span text:style-name="T33_40"><text:s/></text:span><text:span text:style-name="T33_41">issue</text:span><text:span text:style-name="T33_42"><text:s/></text:span><text:span text:style-name="T33_43">similar</text:span><text:span text:style-name="T33_44"><text:s/></text:span><text:span text:style-name="T33_45">gag</text:span><text:span text:style-name="T33_46"><text:s/></text:span><text:span text:style-name="T33_47">orders</text:span><text:span text:style-name="T33_48">),<text:s/></text:span><text:span text:style-name="T33_49">but</text:span><text:span text:style-name="T33_50"><text:s/></text:span><text:span text:style-name="T33_51">this</text:span><text:span text:style-name="T33_52"><text:s/></text:span><text:span text:style-name="T33_53">is</text:span><text:span text:style-name="T33_54"><text:s/></text:span><text:span text:style-name="T33_55">especially</text:span><text:span text:style-name="T33_56"><text:s/></text:span><text:span text:style-name="T33_57">within</text:span><text:span text:style-name="T33_58"><text:s/></text:span><text:span text:style-name="T33_59">the</text:span><text:span text:style-name="T33_60"><text:s/></text:span><text:span text:style-name="T33_61">United</text:span><text:span text:style-name="T33_62"><text:s/></text:span><text:span text:style-name="T33_63">States</text:span><text:span text:style-name="T33_64">.<text:s/></text:span><text:span text:style-name="T33_65">What</text:span><text:span text:style-name="T33_66"><text:s/></text:span><text:span text:style-name="T33_67">is</text:span><text:span text:style-name="T33_68"><text:s/></text:span><text:span text:style-name="T33_69">needed</text:span><text:span text:style-name="T33_70"><text:s/></text:span><text:span text:style-name="T33_71">instead</text:span><text:span text:style-name="T33_72"><text:s/></text:span><text:span text:style-name="T33_73">is</text:span><text:span text:style-name="T33_74"><text:s/></text:span><text:span text:style-name="T33_75">a</text:span><text:span text:style-name="T33_76"><text:s/></text:span><text:span text:style-name="T33_77">decentralized</text:span><text:span text:style-name="T33_78"><text:s/></text:span><text:span text:style-name="T33_79">system</text:span><text:span text:style-name="T33_80"><text:s/></text:span><text:span text:style-name="T33_81">above</text:span><text:span text:style-name="T33_82"><text:s/></text:span><text:span text:style-name="T33_83">and</text:span><text:span text:style-name="T33_84"><text:s/></text:span><text:span text:style-name="T33_85">beyond</text:span><text:span text:style-name="T33_86"><text:s/></text:span><text:span text:style-name="T33_87">the</text:span><text:span text:style-name="T33_88"><text:s/></text:span><text:span text:style-name="T33_89">influence</text:span><text:span text:style-name="T33_90"><text:s/></text:span><text:span text:style-name="T33_91">of</text:span><text:span text:style-name="T33_92"><text:s/></text:span><text:span text:style-name="T33_93">any</text:span><text:span text:style-name="T33_94"><text:s/></text:span><text:span text:style-name="T33_95">particular</text:span><text:span text:style-name="T33_96"><text:s/></text:span><text:span text:style-name="T33_97">legal</text:span><text:span text:style-name="T33_98"><text:s/></text:span><text:span text:style-name="T33_99">jurisdiction</text:span><text:span text:style-name="T33_100"><text:s/></text:span><text:span text:style-name="T33_101">or</text:span><text:span text:style-name="T33_102"><text:s/></text:span><text:span text:style-name="T33_103">government</text:span><text:span text:style-name="T33_104">.</text:span></text:p>
      <text:h text:style-name="P34" text:outline-level="10"><text:bookmark-start text:name="h.6jt0nsizjslo"/><text:bookmark-end text:name="h.6jt0nsizjslo"/><text:span text:style-name="T34_1">Decentralized</text:span><text:span text:style-name="T34_2"><text:s/></text:span><text:span text:style-name="T34_3">Code</text:span><text:span text:style-name="T34_4"><text:s/></text:span><text:span text:style-name="T34_5">Signing</text:span></text:h>
      <text:p text:style-name="P35"><text:span text:style-name="T35_1"><text:tab/></text:span><text:span text:style-name="T35_2">Given</text:span><text:span text:style-name="T35_3"><text:s/></text:span><text:span text:style-name="T35_4">recent</text:span><text:span text:style-name="T35_5"><text:s/></text:span><text:span text:style-name="T35_6">events</text:span><text:span text:style-name="T35_7">,<text:s/></text:span><text:span text:style-name="T35_8">it</text:span><text:span text:style-name="T35_9"><text:s/></text:span><text:span text:style-name="T35_10">has</text:span><text:span text:style-name="T35_11"><text:s/></text:span><text:span text:style-name="T35_12">become</text:span><text:span text:style-name="T35_13"><text:s/></text:span><text:span text:style-name="T35_14">clear</text:span><text:span text:style-name="T35_15"><text:s/></text:span><text:span text:style-name="T35_16">that</text:span><text:span text:style-name="T35_17"><text:s/></text:span><text:span text:style-name="T35_18">the</text:span><text:span text:style-name="T35_19"><text:s/></text:span><text:span text:style-name="T35_20">only</text:span><text:span text:style-name="T35_21"><text:s/></text:span><text:span text:style-name="T35_22">way</text:span><text:span text:style-name="T35_23"><text:s/></text:span><text:span text:style-name="T35_24">to</text:span><text:span text:style-name="T35_25"><text:s/></text:span><text:span text:style-name="T35_26">truly</text:span><text:span text:style-name="T35_27"><text:s/></text:span><text:span text:style-name="T35_28">restore</text:span><text:span text:style-name="T35_29"><text:s/></text:span><text:span text:style-name="T35_30">trust</text:span><text:span text:style-name="T35_31"><text:s/></text:span><text:span text:style-name="T35_32">in</text:span><text:span text:style-name="T35_33"><text:s/></text:span><text:span text:style-name="T35_34">the</text:span><text:span text:style-name="T35_35"><text:s/></text:span><text:span text:style-name="T35_36">code</text:span><text:span text:style-name="T35_37"><text:s/></text:span><text:span text:style-name="T35_38">signing</text:span><text:span text:style-name="T35_39"><text:s/></text:span><text:span text:style-name="T35_40">industry</text:span><text:span text:style-name="T35_41"><text:s/></text:span><text:span text:style-name="T35_42">is</text:span><text:span text:style-name="T35_43"><text:s/></text:span><text:span text:style-name="T35_44">to</text:span><text:span text:style-name="T35_45"><text:s/></text:span><text:span text:style-name="T35_46">move</text:span><text:span text:style-name="T35_47"><text:s/></text:span><text:span text:style-name="T35_48">away</text:span><text:span text:style-name="T35_49"><text:s/></text:span><text:span text:style-name="T35_50">from</text:span><text:span text:style-name="T35_51"><text:s/></text:span><text:span text:style-name="T35_52">the</text:span><text:span text:style-name="T35_53"><text:s/></text:span><text:span text:style-name="T35_54">centralized</text:span><text:span text:style-name="T35_55"><text:s/></text:span><text:span text:style-name="T35_56">model</text:span><text:span text:style-name="T35_57"><text:s/></text:span><text:span text:style-name="T35_58">entirely</text:span><text:span text:style-name="T35_59">,<text:s/></text:span><text:span text:style-name="T35_60">but</text:span><text:span text:style-name="T35_61"><text:s/></text:span><text:span text:style-name="T35_62">what</text:span><text:span text:style-name="T35_63"><text:s/></text:span><text:span text:style-name="T35_64">would</text:span><text:span text:style-name="T35_65"><text:s/></text:span><text:span text:style-name="T35_66">a</text:span><text:span text:style-name="T35_67"><text:s/></text:span><text:span text:style-name="T35_68">decentralized</text:span><text:span text:style-name="T35_69"><text:s/></text:span><text:span text:style-name="T35_70">model</text:span><text:span text:style-name="T35_71"><text:s/></text:span><text:span text:style-name="T35_72">look</text:span><text:span text:style-name="T35_73"><text:s/></text:span><text:span text:style-name="T35_74">like</text:span><text:span text:style-name="T35_75">,<text:s/></text:span><text:span text:style-name="T35_76">exactly</text:span><text:span text:style-name="T35_77">?</text:span></text:p>
      <text:p text:style-name="P36"><text:span text:style-name="T36_1">In</text:span><text:span text:style-name="T36_2"><text:s/></text:span><text:span text:style-name="T36_3">this</text:span><text:span text:style-name="T36_4"><text:s/></text:span><text:span text:style-name="T36_5">section</text:span><text:span text:style-name="T36_6"><text:s/></text:span><text:span text:style-name="T36_7">we</text:span><text:span text:style-name="T36_8"><text:s/></text:span><text:span text:style-name="T36_9">propose</text:span><text:span text:style-name="T36_10"><text:s/></text:span><text:span text:style-name="T36_11">a</text:span><text:span text:style-name="T36_12"><text:s/></text:span><text:span text:style-name="T36_13">novel</text:span><text:span text:style-name="T36_14"><text:s/></text:span><text:span text:style-name="T36_15">decentralized</text:span><text:span text:style-name="T36_16"><text:s/></text:span><text:span text:style-name="T36_17">code</text:span><text:span text:style-name="T36_18"><text:s/></text:span><text:span text:style-name="T36_19">signing</text:span><text:span text:style-name="T36_20"><text:s/></text:span><text:span text:style-name="T36_21">system</text:span><text:span text:style-name="T36_22"><text:s/>(</text:span><text:span text:style-name="T36_23">which</text:span><text:span text:style-name="T36_24"><text:s/></text:span><text:span text:style-name="T36_25">we</text:span><text:span text:style-name="T36_26"><text:s/></text:span><text:span text:style-name="T36_27">have</text:span><text:span text:style-name="T36_28"><text:s/></text:span><text:span text:style-name="T36_29">dubbed</text:span><text:span text:style-name="T36_30"><text:s/></text:span><text:span text:style-name="T36_31">PeerSign</text:span><text:span text:style-name="T36_32">).<text:s/></text:span><text:span text:style-name="T36_33">We</text:span><text:span text:style-name="T36_34"><text:s/></text:span><text:span text:style-name="T36_35">then</text:span><text:span text:style-name="T36_36"><text:s/></text:span><text:span text:style-name="T36_37">discuss</text:span><text:span text:style-name="T36_38"><text:s/></text:span><text:span text:style-name="T36_39">the</text:span><text:span text:style-name="T36_40"><text:s/></text:span><text:span text:style-name="T36_41">legal</text:span><text:span text:style-name="T36_42"><text:s/></text:span><text:span text:style-name="T36_43">implications</text:span><text:span text:style-name="T36_44"><text:s/></text:span><text:span text:style-name="T36_45">and</text:span><text:span text:style-name="T36_46"><text:s/></text:span><text:span text:style-name="T36_47">the</text:span><text:span text:style-name="T36_48"><text:s/></text:span><text:span text:style-name="T36_49">gray</text:span><text:span text:style-name="T36_50"><text:s/></text:span><text:span text:style-name="T36_51">areas</text:span><text:span text:style-name="T36_52"><text:s/></text:span><text:span text:style-name="T36_53">that</text:span><text:span text:style-name="T36_54"><text:s/></text:span><text:span text:style-name="T36_55">would</text:span><text:span text:style-name="T36_56"><text:s/></text:span><text:span text:style-name="T36_57">surround</text:span><text:span text:style-name="T36_58"><text:s/></text:span><text:span text:style-name="T36_59">widespread</text:span><text:span text:style-name="T36_60"><text:s/></text:span><text:span text:style-name="T36_61">adoption</text:span><text:span text:style-name="T36_62"><text:s/></text:span><text:span text:style-name="T36_63">of</text:span><text:span text:style-name="T36_64"><text:s/></text:span><text:span text:style-name="T36_65">such</text:span><text:span text:style-name="T36_66"><text:s/></text:span><text:span text:style-name="T36_67">a</text:span><text:span text:style-name="T36_68"><text:s/></text:span><text:span text:style-name="T36_69">system</text:span><text:span text:style-name="T36_70">.<text:s/></text:span><text:span text:style-name="T36_71">Finally</text:span><text:span text:style-name="T36_72">,<text:s/></text:span><text:span text:style-name="T36_73">we</text:span><text:span text:style-name="T36_74"><text:s/></text:span><text:span text:style-name="T36_75">make</text:span><text:span text:style-name="T36_76"><text:s/></text:span><text:span text:style-name="T36_77">a</text:span><text:span text:style-name="T36_78"><text:s/></text:span><text:span text:style-name="T36_79">case</text:span><text:span text:style-name="T36_80"><text:s/></text:span><text:span text:style-name="T36_81">for</text:span><text:span text:style-name="T36_82"><text:s/></text:span><text:span text:style-name="T36_83">why</text:span><text:span text:style-name="T36_84"><text:s/></text:span><text:span text:style-name="T36_85">we</text:span><text:span text:style-name="T36_86"><text:s/></text:span><text:span text:style-name="T36_87">believe</text:span><text:span text:style-name="T36_88"><text:s/></text:span><text:span text:style-name="T36_89">this</text:span><text:span text:style-name="T36_90"><text:s/></text:span><text:span text:style-name="T36_91">form</text:span><text:span text:style-name="T36_92"><text:s/></text:span><text:span text:style-name="T36_93">of</text:span><text:span text:style-name="T36_94"><text:s/></text:span><text:span text:style-name="T36_95">decentralized</text:span><text:span text:style-name="T36_96"><text:s/></text:span><text:span text:style-name="T36_97">code</text:span><text:span text:style-name="T36_98"><text:s/></text:span><text:span text:style-name="T36_99">signing</text:span><text:span text:style-name="T36_100"><text:s/></text:span><text:span text:style-name="T36_101">has</text:span><text:span text:style-name="T36_102"><text:s/></text:span><text:span text:style-name="T36_103">the</text:span><text:span text:style-name="T36_104"><text:s/></text:span><text:span text:style-name="T36_105">potential</text:span><text:span text:style-name="T36_106"><text:s/></text:span><text:span text:style-name="T36_107">to</text:span><text:span text:style-name="T36_108"><text:s/></text:span><text:span text:style-name="T36_109">eliminate</text:span><text:span text:style-name="T36_110"><text:s/></text:span><text:span text:style-name="T36_111">the</text:span><text:span text:style-name="T36_112"><text:s/></text:span><text:span text:style-name="T36_113">vast</text:span><text:span text:style-name="T36_114"><text:s/></text:span><text:span text:style-name="T36_115">majority</text:span><text:span text:style-name="T36_116"><text:s/></text:span><text:span text:style-name="T36_117">of</text:span><text:span text:style-name="T36_118"><text:s/></text:span><text:span text:style-name="T36_119">situations</text:span><text:span text:style-name="T36_120"><text:s/></text:span><text:span text:style-name="T36_121">where</text:span><text:span text:style-name="T36_122"><text:s/></text:span><text:span text:style-name="T36_123">companies</text:span><text:span text:style-name="T36_124"><text:s/>(</text:span><text:span text:style-name="T36_125">wittingly</text:span><text:span text:style-name="T36_126"><text:s/></text:span><text:span text:style-name="T36_127">or</text:span><text:span text:style-name="T36_128"><text:s/></text:span><text:span text:style-name="T36_129">unwittingly</text:span><text:span text:style-name="T36_130">)<text:s/></text:span><text:span text:style-name="T36_131">sign</text:span><text:span text:style-name="T36_132"><text:s/></text:span><text:span text:style-name="T36_133">updates</text:span><text:span text:style-name="T36_134"><text:s/></text:span><text:span text:style-name="T36_135">that</text:span><text:span text:style-name="T36_136"><text:s/></text:span><text:span text:style-name="T36_137">are</text:span><text:span text:style-name="T36_138"><text:s/></text:span><text:span text:style-name="T36_139">bad</text:span><text:span text:style-name="T36_140"><text:s/></text:span><text:span text:style-name="T36_141">for</text:span><text:span text:style-name="T36_142"><text:s/></text:span><text:span text:style-name="T36_143">user</text:span><text:span text:style-name="T36_144"><text:s/></text:span><text:span text:style-name="T36_145">privacy</text:span><text:span text:style-name="T36_146">,<text:s/></text:span><text:span text:style-name="T36_147">security</text:span><text:span text:style-name="T36_148">,<text:s/></text:span><text:span text:style-name="T36_149">or</text:span><text:span text:style-name="T36_150"><text:s/></text:span><text:span text:style-name="T36_151">civil</text:span><text:span text:style-name="T36_152"><text:s/></text:span><text:span text:style-name="T36_153">liberties</text:span><text:span text:style-name="T36_154">.</text:span></text:p>
      <text:h text:style-name="P37" text:outline-level="10"><text:bookmark-start text:name="h.yosh3buacdx"/><text:bookmark-end text:name="h.yosh3buacdx"/><text:span text:style-name="T37_1">Naive</text:span><text:span text:style-name="T37_2"><text:s/></text:span><text:span text:style-name="T37_3">Implementation</text:span></text:h>
      <text:p text:style-name="P38"><text:span text:style-name="T38_1"><text:tab/></text:span><text:span text:style-name="T38_2">The</text:span><text:span text:style-name="T38_3"><text:s/></text:span><text:span text:style-name="T38_4">seed</text:span><text:span text:style-name="T38_5"><text:s/></text:span><text:span text:style-name="T38_6">of</text:span><text:span text:style-name="T38_7"><text:s/></text:span><text:span text:style-name="T38_8">the</text:span><text:span text:style-name="T38_9"><text:s/></text:span><text:span text:style-name="T38_10">idea</text:span><text:span text:style-name="T38_11"><text:s/></text:span><text:span text:style-name="T38_12">behind</text:span><text:span text:style-name="T38_13"><text:s/></text:span><text:span text:style-name="T38_14">PeerSign</text:span><text:span text:style-name="T38_15"><text:s/></text:span><text:span text:style-name="T38_16">is</text:span><text:span text:style-name="T38_17"><text:s/></text:span><text:span text:style-name="T38_18">simple</text:span><text:span text:style-name="T38_19">:<text:s/></text:span><text:span text:style-name="T38_20">a</text:span><text:span text:style-name="T38_21"><text:s/></text:span><text:span text:style-name="T38_22">centralized</text:span><text:span text:style-name="T38_23"><text:s/></text:span><text:span text:style-name="T38_24">code</text:span><text:span text:style-name="T38_25"><text:s/></text:span><text:span text:style-name="T38_26">signing</text:span><text:span text:style-name="T38_27"><text:s/></text:span><text:span text:style-name="T38_28">system</text:span><text:span text:style-name="T38_29"><text:s/></text:span><text:span text:style-name="T38_30">requires</text:span><text:span text:style-name="T38_31"><text:s/></text:span><text:span text:style-name="T38_32">a</text:span><text:span text:style-name="T38_33"><text:s/></text:span><text:span text:style-name="T38_34">cryptographic</text:span><text:span text:style-name="T38_35"><text:s/></text:span><text:span text:style-name="T38_36">signature</text:span><text:span text:style-name="T38_37"><text:s/></text:span><text:span text:style-name="T38_38">from</text:span><text:span text:style-name="T38_39"><text:s/></text:span><text:span text:style-name="T38_40">a</text:span><text:span text:style-name="T38_41"><text:s/></text:span><text:span text:style-name="T38_42">single</text:span><text:span text:style-name="T38_43">,<text:s/></text:span><text:span text:style-name="T38_44">easily</text:span><text:span text:style-name="T38_45"><text:s/></text:span><text:span text:style-name="T38_46">compromised</text:span><text:span text:style-name="T38_47"><text:s/></text:span><text:span text:style-name="T38_48">node</text:span><text:span text:style-name="T38_49">—</text:span><text:span text:style-name="T38_50">the</text:span><text:span text:style-name="T38_51"><text:s/></text:span><text:span text:style-name="T38_52">organization</text:span><text:span text:style-name="T38_53"><text:s/></text:span><text:span text:style-name="T38_54">signing</text:span><text:span text:style-name="T38_55"><text:s/></text:span><text:span text:style-name="T38_56">the</text:span><text:span text:style-name="T38_57"><text:s/></text:span><text:span text:style-name="T38_58">software</text:span><text:span text:style-name="T38_59">.<text:s/></text:span><text:span text:style-name="T38_60">Instead</text:span><text:span text:style-name="T38_61"><text:s/></text:span><text:span text:style-name="T38_62">of</text:span><text:span text:style-name="T38_63"><text:s/></text:span><text:span text:style-name="T38_64">this</text:span><text:span text:style-name="T38_65">,<text:s/></text:span><text:span text:style-name="T38_66">why</text:span><text:span text:style-name="T38_67"><text:s/></text:span><text:span text:style-name="T38_68">not</text:span><text:span text:style-name="T38_69"><text:s/></text:span><text:span text:style-name="T38_70">create</text:span><text:span text:style-name="T38_71"><text:s/></text:span><text:span text:style-name="T38_72">a</text:span><text:span text:style-name="T38_73"><text:s/></text:span><text:span text:style-name="T38_74">system</text:span><text:span text:style-name="T38_75"><text:s/></text:span><text:span text:style-name="T38_76">that</text:span><text:span text:style-name="T38_77"><text:s/></text:span><text:span text:style-name="T38_78">requires</text:span><text:span text:style-name="T38_79"><text:s/></text:span><text:span text:style-name="T38_80">multiple</text:span><text:span text:style-name="T38_81"><text:s/></text:span><text:span text:style-name="T38_82">nodes</text:span><text:span text:style-name="T38_83">,<text:s/></text:span><text:span text:style-name="T38_84">or</text:span><text:span text:style-name="T38_85"><text:s/></text:span><text:span text:style-name="T38_86">rather</text:span><text:span text:style-name="T38_87">,<text:s/></text:span><text:span text:style-name="T38_88">multiple</text:span><text:span text:style-name="T38_89"><text:s/></text:span><text:span text:style-name="T38_90">signatures</text:span><text:span text:style-name="T38_91"><text:s/></text:span><text:span text:style-name="T38_92">from</text:span><text:span text:style-name="T38_93"><text:s/></text:span><text:span text:style-name="T38_94">multiple</text:span><text:span text:style-name="T38_95"><text:s/></text:span><text:span text:style-name="T38_96">individuals</text:span><text:span text:style-name="T38_97"><text:s/></text:span><text:span text:style-name="T38_98">or</text:span><text:span text:style-name="T38_99"><text:s/></text:span><text:span text:style-name="T38_100">organizations</text:span><text:span text:style-name="T38_101"><text:s/></text:span><text:span text:style-name="T38_102">in</text:span><text:span text:style-name="T38_103"><text:s/></text:span><text:span text:style-name="T38_104">order</text:span><text:span text:style-name="T38_105"><text:s/></text:span><text:span text:style-name="T38_106">for</text:span><text:span text:style-name="T38_107"><text:s/></text:span><text:span text:style-name="T38_108">a</text:span><text:span text:style-name="T38_109"><text:s/></text:span><text:span text:style-name="T38_110">software</text:span><text:span text:style-name="T38_111"><text:s/></text:span><text:span text:style-name="T38_112">distribution</text:span><text:span text:style-name="T38_113"><text:s/></text:span><text:span text:style-name="T38_114">to</text:span><text:span text:style-name="T38_115"><text:s/></text:span><text:span text:style-name="T38_116">be</text:span><text:span text:style-name="T38_117"><text:s/></text:span><text:span text:style-name="T38_118">considered</text:span><text:span text:style-name="T38_119"><text:s/></text:span><text:span text:style-name="T38_120">signed</text:span><text:span text:style-name="T38_121">?</text:span><text:span text:style-name="T38_122"><text:s/></text:span><text:span text:style-name="T38_123">What</text:span><text:span text:style-name="T38_124"><text:s/></text:span><text:span text:style-name="T38_125">if</text:span><text:span text:style-name="T38_126"><text:s/></text:span><text:span text:style-name="T38_127">each</text:span><text:span text:style-name="T38_128"><text:s/></text:span><text:span text:style-name="T38_129">signing</text:span><text:span text:style-name="T38_130"><text:s/></text:span><text:span text:style-name="T38_131">node</text:span><text:span text:style-name="T38_132"><text:s/></text:span><text:span text:style-name="T38_133">was</text:span><text:span text:style-name="T38_134"><text:s/></text:span><text:span text:style-name="T38_135">a</text:span><text:span text:style-name="T38_136"><text:s/></text:span><text:span text:style-name="T38_137">separate</text:span><text:span text:style-name="T38_138"><text:s/></text:span><text:span text:style-name="T38_139">legal</text:span><text:span text:style-name="T38_140"><text:s/></text:span><text:span text:style-name="T38_141">entity</text:span><text:span text:style-name="T38_142"><text:s/></text:span><text:span text:style-name="T38_143">from</text:span><text:span text:style-name="T38_144"><text:s/></text:span><text:span text:style-name="T38_145">the</text:span><text:span text:style-name="T38_146"><text:s/></text:span><text:span text:style-name="T38_147">primary</text:span><text:span text:style-name="T38_148"><text:s/></text:span><text:span text:style-name="T38_149">organization</text:span><text:span text:style-name="T38_150">,<text:s/></text:span><text:span text:style-name="T38_151">meaning</text:span><text:span text:style-name="T38_152"><text:s/></text:span><text:span text:style-name="T38_153">signing</text:span><text:span text:style-name="T38_154"><text:s/></text:span><text:span text:style-name="T38_155">off</text:span><text:span text:style-name="T38_156"><text:s/></text:span><text:span text:style-name="T38_157">on</text:span><text:span text:style-name="T38_158"><text:s/></text:span><text:span text:style-name="T38_159">an</text:span><text:span text:style-name="T38_160"><text:s/></text:span><text:span text:style-name="T38_161">update</text:span><text:span text:style-name="T38_162"><text:s/></text:span><text:span text:style-name="T38_163">was</text:span><text:span text:style-name="T38_164"><text:s/></text:span><text:span text:style-name="T38_165">technically</text:span><text:span text:style-name="T38_166"><text:s/>(</text:span><text:span text:style-name="T38_167">from</text:span><text:span text:style-name="T38_168"><text:s/></text:span><text:span text:style-name="T38_169">a</text:span><text:span text:style-name="T38_170"><text:s/></text:span><text:span text:style-name="T38_171">legal</text:span><text:span text:style-name="T38_172"><text:s/></text:span><text:span text:style-name="T38_173">perspective</text:span><text:span text:style-name="T38_174">)<text:s/></text:span><text:span text:style-name="T38_175">beyond</text:span><text:span text:style-name="T38_176"><text:s/></text:span><text:span text:style-name="T38_177">the</text:span><text:span text:style-name="T38_178"><text:s/></text:span><text:span text:style-name="T38_179">control</text:span><text:span text:style-name="T38_180"><text:s/></text:span><text:span text:style-name="T38_181">or</text:span><text:span text:style-name="T38_182"><text:s/></text:span><text:span text:style-name="T38_183">even</text:span><text:span text:style-name="T38_184"><text:s/></text:span><text:span text:style-name="T38_185">influence</text:span><text:span text:style-name="T38_186"><text:s/></text:span><text:span text:style-name="T38_187">of</text:span><text:span text:style-name="T38_188"><text:s/></text:span><text:span text:style-name="T38_189">the</text:span><text:span text:style-name="T38_190"><text:s/></text:span><text:span text:style-name="T38_191">primary</text:span><text:span text:style-name="T38_192"><text:s/></text:span><text:span text:style-name="T38_193">organization</text:span><text:span text:style-name="T38_194">?<text:s/></text:span><text:span text:style-name="T38_195">What</text:span><text:span text:style-name="T38_196"><text:s/></text:span><text:span text:style-name="T38_197">if</text:span><text:span text:style-name="T38_198"><text:s/></text:span><text:span text:style-name="T38_199">we</text:span><text:span text:style-name="T38_200"><text:s/></text:span><text:span text:style-name="T38_201">also</text:span><text:span text:style-name="T38_202"><text:s/></text:span><text:span text:style-name="T38_203">stipulate</text:span><text:span text:style-name="T38_204"><text:s/></text:span><text:span text:style-name="T38_205">that</text:span><text:span text:style-name="T38_206"><text:s/></text:span><text:span text:style-name="T38_207">each</text:span><text:span text:style-name="T38_208"><text:s/></text:span><text:span text:style-name="T38_209">of</text:span><text:span text:style-name="T38_210"><text:s/></text:span><text:span text:style-name="T38_211">these</text:span><text:span text:style-name="T38_212"><text:s/></text:span><text:span text:style-name="T38_213">signing</text:span><text:span text:style-name="T38_214"><text:s/></text:span><text:span text:style-name="T38_215">nodes</text:span><text:span text:style-name="T38_216"><text:s/></text:span><text:span text:style-name="T38_217">has</text:span><text:span text:style-name="T38_218"><text:s/></text:span><text:span text:style-name="T38_219">their</text:span><text:span text:style-name="T38_220"><text:s/></text:span><text:span text:style-name="T38_221">own</text:span><text:span text:style-name="T38_222"><text:s/></text:span><text:span text:style-name="T38_223">private</text:span><text:span text:style-name="T38_224"><text:s/></text:span><text:span text:style-name="T38_225">key</text:span><text:span text:style-name="T38_226">,<text:s/></text:span><text:span text:style-name="T38_227">which</text:span><text:span text:style-name="T38_228"><text:s/></text:span><text:span text:style-name="T38_229">they</text:span><text:span text:style-name="T38_230"><text:s/></text:span><text:span text:style-name="T38_231">never</text:span><text:span text:style-name="T38_232"><text:s/></text:span><text:span text:style-name="T38_233">share</text:span><text:span text:style-name="T38_234"><text:s/></text:span><text:span text:style-name="T38_235">with</text:span><text:span text:style-name="T38_236"><text:s/></text:span><text:span text:style-name="T38_237">anyone</text:span><text:span text:style-name="T38_238">?<text:s/></text:span><text:span text:style-name="T38_239">Would</text:span><text:span text:style-name="T38_240"><text:s/></text:span><text:span text:style-name="T38_241">such</text:span><text:span text:style-name="T38_242"><text:s/></text:span><text:span text:style-name="T38_243">a</text:span><text:span text:style-name="T38_244"><text:s/></text:span><text:span text:style-name="T38_245">many</text:span><text:span text:style-name="T38_246">-</text:span><text:span text:style-name="T38_247">headed</text:span><text:span text:style-name="T38_248"><text:s/></text:span><text:span text:style-name="T38_249">hydra</text:span><text:span text:style-name="T38_250"><text:s/></text:span><text:span text:style-name="T38_251">be</text:span><text:span text:style-name="T38_252"><text:s/></text:span><text:span text:style-name="T38_253">able</text:span><text:span text:style-name="T38_254"><text:s/></text:span><text:span text:style-name="T38_255">to</text:span><text:span text:style-name="T38_256"><text:s/></text:span><text:span text:style-name="T38_257">evade</text:span><text:span text:style-name="T38_258"><text:s/></text:span><text:span text:style-name="T38_259">these</text:span><text:span text:style-name="T38_260"><text:s/></text:span><text:span text:style-name="T38_261">sorts</text:span><text:span text:style-name="T38_262"><text:s/></text:span><text:span text:style-name="T38_263">of</text:span><text:span text:style-name="T38_264"><text:s/></text:span><text:span text:style-name="T38_265">government</text:span><text:span text:style-name="T38_266"><text:s/></text:span><text:span text:style-name="T38_267">orders</text:span><text:span text:style-name="T38_268">,<text:s/></text:span><text:span text:style-name="T38_269">and</text:span><text:span text:style-name="T38_270"><text:s/></text:span><text:span text:style-name="T38_271">survive</text:span><text:span text:style-name="T38_272"><text:s/></text:span><text:span text:style-name="T38_273">in</text:span><text:span text:style-name="T38_274"><text:s/></text:span><text:span text:style-name="T38_275">this</text:span><text:span text:style-name="T38_276"><text:s/></text:span><text:span text:style-name="T38_277">cruel</text:span><text:span text:style-name="T38_278"><text:s/></text:span><text:span text:style-name="T38_279">world</text:span><text:span text:style-name="T38_280"><text:s/></text:span><text:span text:style-name="T38_281">of</text:span><text:span text:style-name="T38_282"><text:s/></text:span><text:span text:style-name="T38_283">NSLs</text:span><text:span text:style-name="T38_284"><text:s/></text:span><text:span text:style-name="T38_285">cyber</text:span><text:span text:style-name="T38_286"><text:s/></text:span><text:span text:style-name="T38_287">terrorists</text:span><text:span text:style-name="T38_288">,<text:s/></text:span><text:span text:style-name="T38_289">and</text:span><text:span text:style-name="T38_290"><text:s/></text:span><text:span text:style-name="T38_291">secret</text:span><text:span text:style-name="T38_292"><text:s/></text:span><text:span text:style-name="T38_293">gag</text:span><text:span text:style-name="T38_294"><text:s/></text:span><text:span text:style-name="T38_295">orders</text:span><text:span text:style-name="T38_296">?</text:span></text:p>
      <text:p text:style-name="P39"><text:span text:style-name="T39_1"><text:tab/></text:span><text:span text:style-name="T39_2">The</text:span><text:span text:style-name="T39_3"><text:s/></text:span><text:span text:style-name="T39_4">short</text:span><text:span text:style-name="T39_5"><text:s/></text:span><text:span text:style-name="T39_6">answer</text:span><text:span text:style-name="T39_7"><text:s/></text:span><text:span text:style-name="T39_8">is</text:span><text:span text:style-name="T39_9"><text:s/></text:span><text:span text:style-name="T39_10">no</text:span><text:span text:style-name="T39_11">,<text:s/></text:span><text:span text:style-name="T39_12">not</text:span><text:span text:style-name="T39_13"><text:s/></text:span><text:span text:style-name="T39_14">without</text:span><text:span text:style-name="T39_15"><text:s/></text:span><text:span text:style-name="T39_16">additional</text:span><text:span text:style-name="T39_17"><text:s/></text:span><text:span text:style-name="T39_18">stipulations</text:span><text:span text:style-name="T39_19">.<text:s/></text:span><text:span text:style-name="T39_20">All</text:span><text:span text:style-name="T39_21"><text:s/></text:span><text:span text:style-name="T39_22">the</text:span><text:span text:style-name="T39_23"><text:s/></text:span><text:span text:style-name="T39_24">government</text:span><text:span text:style-name="T39_25"><text:s/></text:span><text:span text:style-name="T39_26">has</text:span><text:span text:style-name="T39_27"><text:s/></text:span><text:span text:style-name="T39_28">to</text:span><text:span text:style-name="T39_29"><text:s/></text:span><text:span text:style-name="T39_30">do</text:span><text:span text:style-name="T39_31"><text:s/></text:span><text:span text:style-name="T39_32">in</text:span><text:span text:style-name="T39_33"><text:s/></text:span><text:span text:style-name="T39_34">this</text:span><text:span text:style-name="T39_35"><text:s/></text:span><text:span text:style-name="T39_36">sort</text:span><text:span text:style-name="T39_37"><text:s/></text:span><text:span text:style-name="T39_38">of</text:span><text:span text:style-name="T39_39"><text:s/></text:span><text:span text:style-name="T39_40">situation</text:span><text:span text:style-name="T39_41"><text:s/></text:span><text:span text:style-name="T39_42">to</text:span><text:span text:style-name="T39_43"><text:s/></text:span><text:span text:style-name="T39_44">compel</text:span><text:span text:style-name="T39_45"><text:s/></text:span><text:span text:style-name="T39_46">a</text:span><text:span text:style-name="T39_47"><text:s/></text:span><text:span text:style-name="T39_48">software</text:span><text:span text:style-name="T39_49"><text:s/></text:span><text:span text:style-name="T39_50">company</text:span><text:span text:style-name="T39_51"><text:s/></text:span><text:span text:style-name="T39_52">to</text:span><text:span text:style-name="T39_53"><text:s/></text:span><text:span text:style-name="T39_54">sign</text:span><text:span text:style-name="T39_55"><text:s/></text:span><text:span text:style-name="T39_56">a</text:span><text:span text:style-name="T39_57"><text:s/></text:span><text:span text:style-name="T39_58">malicious</text:span><text:span text:style-name="T39_59"><text:s/></text:span><text:span text:style-name="T39_60">update</text:span><text:span text:style-name="T39_61"><text:s/></text:span><text:span text:style-name="T39_62">would</text:span><text:span text:style-name="T39_63"><text:s/></text:span><text:span text:style-name="T39_64">be</text:span><text:span text:style-name="T39_65"><text:s/></text:span><text:span text:style-name="T39_66">to</text:span><text:span text:style-name="T39_67"><text:s/></text:span><text:span text:style-name="T39_68">issue</text:span><text:span text:style-name="T39_69"><text:s/></text:span><text:span text:style-name="T39_70">orders</text:span><text:span text:style-name="T39_71"><text:s/></text:span><text:span text:style-name="T39_72">to</text:span><text:span text:style-name="T39_73"><text:s/>(</text:span><text:span text:style-name="T39_74">or</text:span><text:span text:style-name="T39_75"><text:s/></text:span><text:span text:style-name="T39_76">otherwise</text:span><text:span text:style-name="T39_77"><text:s/></text:span><text:span text:style-name="T39_78">compel</text:span><text:span text:style-name="T39_79">)<text:s/></text:span><text:span text:style-name="T39_80">each</text:span><text:span text:style-name="T39_81"><text:s/></text:span><text:span text:style-name="T39_82">of</text:span><text:span text:style-name="T39_83"><text:s/></text:span><text:span text:style-name="T39_84">the</text:span><text:span text:style-name="T39_85"><text:s/></text:span><text:span text:style-name="T39_86">signing</text:span><text:span text:style-name="T39_87"><text:s/></text:span><text:span text:style-name="T39_88">nodes</text:span><text:span text:style-name="T39_89">,<text:s/></text:span><text:span text:style-name="T39_90">who</text:span><text:span text:style-name="T39_91"><text:s/></text:span><text:span text:style-name="T39_92">in</text:span><text:span text:style-name="T39_93"><text:s/></text:span><text:span text:style-name="T39_94">turn</text:span><text:span text:style-name="T39_95"><text:s/></text:span><text:span text:style-name="T39_96">would</text:span><text:span text:style-name="T39_97"><text:s/></text:span><text:span text:style-name="T39_98">be</text:span><text:span text:style-name="T39_99"><text:s/></text:span><text:span text:style-name="T39_100">forced</text:span><text:span text:style-name="T39_101"><text:s/></text:span><text:span text:style-name="T39_102">to</text:span><text:span text:style-name="T39_103"><text:s/></text:span><text:span text:style-name="T39_104">comply</text:span><text:span text:style-name="T39_105"><text:s/></text:span><text:span text:style-name="T39_106">with</text:span><text:span text:style-name="T39_107"><text:s/></text:span><text:span text:style-name="T39_108">the</text:span><text:span text:style-name="T39_109"><text:s/></text:span><text:span text:style-name="T39_110">government</text:span><text:span text:style-name="T39_111">’</text:span><text:span text:style-name="T39_112">s</text:span><text:span text:style-name="T39_113"><text:s/></text:span><text:span text:style-name="T39_114">demands</text:span><text:span text:style-name="T39_115"><text:s/></text:span><text:span text:style-name="T39_116">and</text:span><text:span text:style-name="T39_117"><text:s/></text:span><text:span text:style-name="T39_118">would</text:span><text:span text:style-name="T39_119"><text:s/></text:span><text:span text:style-name="T39_120">collectively</text:span><text:span text:style-name="T39_121"><text:s/></text:span><text:span text:style-name="T39_122">sign</text:span><text:span text:style-name="T39_123"><text:s/></text:span><text:span text:style-name="T39_124">the</text:span><text:span text:style-name="T39_125"><text:s/></text:span><text:span text:style-name="T39_126">update</text:span><text:span text:style-name="T39_127"><text:s/></text:span><text:span text:style-name="T39_128">in</text:span><text:span text:style-name="T39_129"><text:s/></text:span><text:span text:style-name="T39_130">question</text:span><text:span text:style-name="T39_131">.<text:s/></text:span><text:span text:style-name="T39_132">As</text:span><text:span text:style-name="T39_133"><text:s/></text:span><text:span text:style-name="T39_134">long</text:span><text:span text:style-name="T39_135"><text:s/></text:span><text:span text:style-name="T39_136">as</text:span><text:span text:style-name="T39_137"><text:s/></text:span><text:span text:style-name="T39_138">the</text:span><text:span text:style-name="T39_139"><text:s/></text:span><text:span text:style-name="T39_140">individuals</text:span><text:span text:style-name="T39_141"><text:s/></text:span><text:span text:style-name="T39_142">or</text:span><text:span text:style-name="T39_143"><text:s/></text:span><text:span text:style-name="T39_144">organizations</text:span><text:span text:style-name="T39_145"><text:s/></text:span><text:span text:style-name="T39_146">designated</text:span><text:span text:style-name="T39_147"><text:s/></text:span><text:span text:style-name="T39_148">as</text:span><text:span text:style-name="T39_149"><text:s/></text:span><text:span text:style-name="T39_150">required</text:span><text:span text:style-name="T39_151"><text:s/></text:span><text:span text:style-name="T39_152">signers</text:span><text:span text:style-name="T39_153"><text:s/></text:span><text:span text:style-name="T39_154">operate</text:span><text:span text:style-name="T39_155"><text:s/></text:span><text:span text:style-name="T39_156">within</text:span><text:span text:style-name="T39_157"><text:s/></text:span><text:span text:style-name="T39_158">a</text:span><text:span text:style-name="T39_159"><text:s/></text:span><text:span text:style-name="T39_160">jurisdiction</text:span><text:span text:style-name="T39_161"><text:s/></text:span><text:span text:style-name="T39_162">under</text:span><text:span text:style-name="T39_163"><text:s/></text:span><text:span text:style-name="T39_164">the</text:span><text:span text:style-name="T39_165"><text:s/></text:span><text:span text:style-name="T39_166">control</text:span><text:span text:style-name="T39_167"><text:s/></text:span><text:span text:style-name="T39_168">or</text:span><text:span text:style-name="T39_169"><text:s/></text:span><text:span text:style-name="T39_170">influence</text:span><text:span text:style-name="T39_171"><text:s/></text:span><text:span text:style-name="T39_172">of</text:span><text:span text:style-name="T39_173"><text:s/></text:span><text:span text:style-name="T39_174">the</text:span><text:span text:style-name="T39_175"><text:s/></text:span><text:span text:style-name="T39_176">same</text:span><text:span text:style-name="T39_177"><text:s/></text:span><text:span text:style-name="T39_178">government</text:span><text:span text:style-name="T39_179">,<text:s/></text:span><text:span text:style-name="T39_180">then</text:span><text:span text:style-name="T39_181"><text:s/></text:span><text:span text:style-name="T39_182">that</text:span><text:span text:style-name="T39_183"><text:s/></text:span><text:span text:style-name="T39_184">government</text:span><text:span text:style-name="T39_185"><text:s/></text:span><text:span text:style-name="T39_186">can</text:span><text:span text:style-name="T39_187"><text:s/></text:span><text:span text:style-name="T39_188">compel</text:span><text:span text:style-name="T39_189"><text:s/></text:span><text:span text:style-name="T39_190">all</text:span><text:span text:style-name="T39_191"><text:s/></text:span><text:span text:style-name="T39_192">of</text:span><text:span text:style-name="T39_193"><text:s/></text:span><text:span text:style-name="T39_194">the</text:span><text:span text:style-name="T39_195"><text:s/></text:span><text:span text:style-name="T39_196">signing</text:span><text:span text:style-name="T39_197"><text:s/></text:span><text:span text:style-name="T39_198">nodes</text:span><text:span text:style-name="T39_199"><text:s/></text:span><text:span text:style-name="T39_200">to</text:span><text:span text:style-name="T39_201"><text:s/></text:span><text:span text:style-name="T39_202">sign</text:span><text:span text:style-name="T39_203"><text:s/></text:span><text:span text:style-name="T39_204">an</text:span><text:span text:style-name="T39_205"><text:s/></text:span><text:span text:style-name="T39_206">update</text:span><text:span text:style-name="T39_207"><text:s/></text:span><text:span text:style-name="T39_208">at</text:span><text:span text:style-name="T39_209"><text:s/></text:span><text:span text:style-name="T39_210">the</text:span><text:span text:style-name="T39_211"><text:s/></text:span><text:span text:style-name="T39_212">same</text:span><text:span text:style-name="T39_213"><text:s/></text:span><text:span text:style-name="T39_214">time</text:span><text:span text:style-name="T39_215">,<text:s/></text:span><text:span text:style-name="T39_216">just</text:span><text:span text:style-name="T39_217"><text:s/></text:span><text:span text:style-name="T39_218">as</text:span><text:span text:style-name="T39_219"><text:s/></text:span><text:span text:style-name="T39_220">it</text:span><text:span text:style-name="T39_221"><text:s/></text:span><text:span text:style-name="T39_222">can</text:span><text:span text:style-name="T39_223"><text:s/></text:span><text:span text:style-name="T39_224">compel</text:span><text:span text:style-name="T39_225"><text:s/></text:span><text:span text:style-name="T39_226">any</text:span><text:span text:style-name="T39_227"><text:s/></text:span><text:span text:style-name="T39_228">single</text:span><text:span text:style-name="T39_229"><text:s/></text:span><text:span text:style-name="T39_230">node</text:span><text:span text:style-name="T39_231"><text:s/></text:span><text:span text:style-name="T39_232">to</text:span><text:span text:style-name="T39_233"><text:s/></text:span><text:span text:style-name="T39_234">sign</text:span><text:span text:style-name="T39_235"><text:s/></text:span><text:span text:style-name="T39_236">an</text:span><text:span text:style-name="T39_237"><text:s/></text:span><text:span text:style-name="T39_238">update</text:span><text:span text:style-name="T39_239"><text:s/></text:span><text:span text:style-name="T39_240">in</text:span><text:span text:style-name="T39_241"><text:s/></text:span><text:span text:style-name="T39_242">the</text:span><text:span text:style-name="T39_243"><text:s/></text:span><text:span text:style-name="T39_244">currently</text:span><text:span text:style-name="T39_245"><text:s/></text:span><text:span text:style-name="T39_246">popular</text:span><text:span text:style-name="T39_247"><text:s/></text:span><text:span text:style-name="T39_248">centralized</text:span><text:span text:style-name="T39_249"><text:s/></text:span><text:span text:style-name="T39_250">code</text:span><text:span text:style-name="T39_251"><text:s/></text:span><text:span text:style-name="T39_252">signing</text:span><text:span text:style-name="T39_253"><text:s/></text:span><text:span text:style-name="T39_254">system</text:span><text:span text:style-name="T39_255">.</text:span></text:p>
      <text:h text:style-name="P40" text:outline-level="10"><text:bookmark-start text:name="h.fb4rrro3y8u2"/><text:bookmark-end text:name="h.fb4rrro3y8u2"/><text:span text:style-name="T40_1">Transcending</text:span><text:span text:style-name="T40_2"><text:s/></text:span><text:span text:style-name="T40_3">Jurisdictions</text:span></text:h>
      <text:p text:style-name="P41"><text:span text:style-name="T41_1"><text:tab/></text:span><text:span text:style-name="T41_2">To</text:span><text:span text:style-name="T41_3"><text:s/></text:span><text:span text:style-name="T41_4">overcome</text:span><text:span text:style-name="T41_5"><text:s/></text:span><text:span text:style-name="T41_6">the</text:span><text:span text:style-name="T41_7"><text:s/></text:span><text:span text:style-name="T41_8">issues</text:span><text:span text:style-name="T41_9"><text:s/></text:span><text:span text:style-name="T41_10">outlined</text:span><text:span text:style-name="T41_11"><text:s/></text:span><text:span text:style-name="T41_12">above</text:span><text:span text:style-name="T41_13">,<text:s/></text:span><text:span text:style-name="T41_14">minimally</text:span><text:span text:style-name="T41_15">,<text:s/></text:span><text:span text:style-name="T41_16">it</text:span><text:span text:style-name="T41_17"><text:s/></text:span><text:span text:style-name="T41_18">is</text:span><text:span text:style-name="T41_19"><text:s/></text:span><text:span text:style-name="T41_20">clear</text:span><text:span text:style-name="T41_21"><text:s/></text:span><text:span text:style-name="T41_22">that</text:span><text:span text:style-name="T41_23"><text:s/></text:span><text:span text:style-name="T41_24">we</text:span><text:span text:style-name="T41_25"><text:s/></text:span><text:span text:style-name="T41_26">must</text:span><text:span text:style-name="T41_27"><text:s/></text:span><text:span text:style-name="T41_28">have</text:span><text:span text:style-name="T41_29"><text:s/></text:span><text:span text:style-name="T41_30">multiple</text:span><text:span text:style-name="T41_31"><text:s/></text:span><text:span text:style-name="T41_32">code</text:span><text:span text:style-name="T41_33"><text:s/></text:span><text:span text:style-name="T41_34">signers</text:span><text:span text:style-name="T41_35">,<text:s/></text:span><text:span text:style-name="T41_36">and</text:span><text:span text:style-name="T41_37"><text:s/></text:span><text:span text:style-name="T41_38">that</text:span><text:span text:style-name="T41_39"><text:s/></text:span><text:span text:style-name="T41_40">at</text:span><text:span text:style-name="T41_41"><text:s/></text:span><text:span text:style-name="T41_42">least</text:span><text:span text:style-name="T41_43"><text:s/></text:span><text:span text:style-name="T41_44">some</text:span><text:span text:style-name="T41_45"><text:s/></text:span><text:span text:style-name="T41_46">of</text:span><text:span text:style-name="T41_47"><text:s/></text:span><text:span text:style-name="T41_48">the</text:span><text:span text:style-name="T41_49"><text:s/></text:span><text:span text:style-name="T41_50">code</text:span><text:span text:style-name="T41_51"><text:s/></text:span><text:span text:style-name="T41_52">signers</text:span><text:span text:style-name="T41_53"><text:s/></text:span><text:span text:style-name="T41_54">within</text:span><text:span text:style-name="T41_55"><text:s/></text:span><text:span text:style-name="T41_56">our</text:span><text:span text:style-name="T41_57"><text:s/></text:span><text:span text:style-name="T41_58">system</text:span><text:span text:style-name="T41_59"><text:s/></text:span><text:span text:style-name="T41_60">must</text:span><text:span text:style-name="T41_61"><text:s/></text:span><text:span text:style-name="T41_62">operate</text:span><text:span text:style-name="T41_63"><text:s/></text:span><text:span text:style-name="T41_64">outside</text:span><text:span text:style-name="T41_65"><text:s/></text:span><text:span text:style-name="T41_66">the</text:span><text:span text:style-name="T41_67"><text:s/></text:span><text:span text:style-name="T41_68">legal</text:span><text:span text:style-name="T41_69"><text:s/></text:span><text:span text:style-name="T41_70">jurisdiction</text:span><text:span text:style-name="T41_71"><text:s/></text:span><text:span text:style-name="T41_72">of</text:span><text:span text:style-name="T41_73"><text:s/></text:span><text:span text:style-name="T41_74">the</text:span><text:span text:style-name="T41_75"><text:s/></text:span><text:span text:style-name="T41_76">primary</text:span><text:span text:style-name="T41_77"><text:s/></text:span><text:span text:style-name="T41_78">organization</text:span><text:span text:style-name="T41_79">’</text:span><text:span text:style-name="T41_80">s</text:span><text:span text:style-name="T41_81"><text:s/></text:span><text:span text:style-name="T41_82">native</text:span><text:span text:style-name="T41_83"><text:s/></text:span><text:span text:style-name="T41_84">government</text:span><text:span text:style-name="T41_85">.<text:s/></text:span><text:span text:style-name="T41_86">In</text:span><text:span text:style-name="T41_87"><text:s/></text:span><text:span text:style-name="T41_88">fact</text:span><text:span text:style-name="T41_89">,<text:s/></text:span><text:span text:style-name="T41_90">it</text:span><text:span text:style-name="T41_91"><text:s/></text:span><text:span text:style-name="T41_92">is</text:span><text:span text:style-name="T41_93"><text:s/></text:span><text:span text:style-name="T41_94">clear</text:span><text:span text:style-name="T41_95"><text:s/></text:span><text:span text:style-name="T41_96">that</text:span><text:span text:style-name="T41_97"><text:s/></text:span><text:span text:style-name="T41_98">we</text:span><text:span text:style-name="T41_99"><text:s/></text:span><text:span text:style-name="T41_100">stand</text:span><text:span text:style-name="T41_101"><text:s/></text:span><text:span text:style-name="T41_102">to</text:span><text:span text:style-name="T41_103"><text:s/></text:span><text:span text:style-name="T41_104">gain</text:span><text:span text:style-name="T41_105"><text:s/></text:span><text:span text:style-name="T41_106">heightened</text:span><text:span text:style-name="T41_107"><text:s/></text:span><text:span text:style-name="T41_108">security</text:span><text:span text:style-name="T41_109"><text:s/></text:span><text:span text:style-name="T41_110">by</text:span><text:span text:style-name="T41_111"><text:s/></text:span><text:span text:style-name="T41_112">placing</text:span><text:span text:style-name="T41_113"><text:s/></text:span><text:span text:style-name="T41_114">each</text:span><text:span text:style-name="T41_115"><text:s/></text:span><text:span text:style-name="T41_116">signing</text:span><text:span text:style-name="T41_117"><text:s/></text:span><text:span text:style-name="T41_118">node</text:span><text:span text:style-name="T41_119"><text:s/></text:span><text:span text:style-name="T41_120">in</text:span><text:span text:style-name="T41_121"><text:s/></text:span><text:span text:style-name="T41_122">a</text:span><text:span text:style-name="T41_123"><text:s/></text:span><text:span text:style-name="T41_124">completely</text:span><text:span text:style-name="T41_125"><text:s/></text:span><text:span text:style-name="T41_126">separate</text:span><text:span text:style-name="T41_127"><text:s/></text:span><text:span text:style-name="T41_128">legal</text:span><text:span text:style-name="T41_129"><text:s/></text:span><text:span text:style-name="T41_130">jurisdiction</text:span><text:span text:style-name="T41_131">.</text:span></text:p>
      <text:p text:style-name="P42"><text:span text:style-name="T42_1"><text:tab/></text:span><text:span text:style-name="T42_2">Ironically</text:span><text:span text:style-name="T42_3">,<text:s/></text:span><text:span text:style-name="T42_4">we</text:span><text:span text:style-name="T42_5"><text:s/></text:span><text:span text:style-name="T42_6">can</text:span><text:span text:style-name="T42_7"><text:s/></text:span><text:span text:style-name="T42_8">enhance</text:span><text:span text:style-name="T42_9"><text:s/></text:span><text:span text:style-name="T42_10">the</text:span><text:span text:style-name="T42_11"><text:s/></text:span><text:span text:style-name="T42_12">benefit</text:span><text:span text:style-name="T42_13"><text:s/></text:span><text:span text:style-name="T42_14">of</text:span><text:span text:style-name="T42_15"><text:s/></text:span><text:span text:style-name="T42_16">causing</text:span><text:span text:style-name="T42_17"><text:s/></text:span><text:span text:style-name="T42_18">our</text:span><text:span text:style-name="T42_19"><text:s/></text:span><text:span text:style-name="T42_20">signing</text:span><text:span text:style-name="T42_21"><text:s/></text:span><text:span text:style-name="T42_22">nodes</text:span><text:span text:style-name="T42_23"><text:s/></text:span><text:span text:style-name="T42_24">to</text:span><text:span text:style-name="T42_25"><text:s/></text:span><text:span text:style-name="T42_26">span</text:span><text:span text:style-name="T42_27"><text:s/></text:span><text:span text:style-name="T42_28">multiple</text:span><text:span text:style-name="T42_29"><text:s/></text:span><text:span text:style-name="T42_30">jurisdictions</text:span><text:span text:style-name="T42_31"><text:s/></text:span><text:span text:style-name="T42_32">even</text:span><text:span text:style-name="T42_33"><text:s/></text:span><text:span text:style-name="T42_34">further</text:span><text:span text:style-name="T42_35"><text:s/></text:span><text:span text:style-name="T42_36">by</text:span><text:span text:style-name="T42_37"><text:s/></text:span><text:span text:style-name="T42_38">intentionally</text:span><text:span text:style-name="T42_39"><text:s/></text:span><text:span text:style-name="T42_40">placing</text:span><text:span text:style-name="T42_41"><text:s/></text:span><text:span text:style-name="T42_42">these</text:span><text:span text:style-name="T42_43"><text:s/></text:span><text:span text:style-name="T42_44">nodes</text:span><text:span text:style-name="T42_45"><text:s/></text:span><text:span text:style-name="T42_46">in</text:span><text:span text:style-name="T42_47"><text:s/></text:span><text:span text:style-name="T42_48">countries</text:span><text:span text:style-name="T42_49"><text:s/></text:span><text:span text:style-name="T42_50">that</text:span><text:span text:style-name="T42_51"><text:s/></text:span><text:span text:style-name="T42_52">are</text:span><text:span text:style-name="T42_53"><text:s/></text:span><text:span text:style-name="T42_54">collectively</text:span><text:span text:style-name="T42_55"><text:s/></text:span><text:span text:style-name="T42_56">at</text:span><text:span text:style-name="T42_57"><text:s/></text:span><text:span text:style-name="T42_58">odds</text:span><text:span text:style-name="T42_59"><text:s/></text:span><text:span text:style-name="T42_60">with</text:span><text:span text:style-name="T42_61"><text:s/></text:span><text:span text:style-name="T42_62">one</text:span><text:span text:style-name="T42_63"><text:s/></text:span><text:span text:style-name="T42_64">other</text:span><text:span text:style-name="T42_65">,<text:s/></text:span><text:span text:style-name="T42_66">as</text:span><text:span text:style-name="T42_67"><text:s/></text:span><text:span text:style-name="T42_68">this</text:span><text:span text:style-name="T42_69"><text:s/></text:span><text:span text:style-name="T42_70">will</text:span><text:span text:style-name="T42_71"><text:s/></text:span><text:span text:style-name="T42_72">greatly</text:span><text:span text:style-name="T42_73"><text:s/></text:span><text:span text:style-name="T42_74">diminish</text:span><text:span text:style-name="T42_75"><text:s/></text:span><text:span text:style-name="T42_76">the</text:span><text:span text:style-name="T42_77"><text:s/></text:span><text:span text:style-name="T42_78">chances</text:span><text:span text:style-name="T42_79"><text:s/></text:span><text:span text:style-name="T42_80">of</text:span><text:span text:style-name="T42_81"><text:s/></text:span><text:span text:style-name="T42_82">international</text:span><text:span text:style-name="T42_83"><text:s/></text:span><text:span text:style-name="T42_84">cooperation</text:span><text:span text:style-name="T42_85"><text:s/></text:span><text:span text:style-name="T42_86">in</text:span><text:span text:style-name="T42_87"><text:s/></text:span><text:span text:style-name="T42_88">forcing</text:span><text:span text:style-name="T42_89"><text:s/></text:span><text:span text:style-name="T42_90">a</text:span><text:span text:style-name="T42_91"><text:s/></text:span><text:span text:style-name="T42_92">code</text:span><text:span text:style-name="T42_93"><text:s/></text:span><text:span text:style-name="T42_94">signer</text:span><text:span text:style-name="T42_95"><text:s/></text:span><text:span text:style-name="T42_96">to</text:span><text:span text:style-name="T42_97"><text:s/></text:span><text:span text:style-name="T42_98">sign</text:span><text:span text:style-name="T42_99"><text:s/></text:span><text:span text:style-name="T42_100">an</text:span><text:span text:style-name="T42_101"><text:s/></text:span><text:span text:style-name="T42_102">update</text:span><text:span text:style-name="T42_103"><text:s/></text:span><text:span text:style-name="T42_104">against</text:span><text:span text:style-name="T42_105"><text:s/></text:span><text:span text:style-name="T42_106">his</text:span><text:span text:style-name="T42_107">/</text:span><text:span text:style-name="T42_108">her</text:span><text:span text:style-name="T42_109"><text:s/></text:span><text:span text:style-name="T42_110">will</text:span><text:span text:style-name="T42_111">.<text:s/></text:span></text:p>
      <text:p text:style-name="P43"><text:span text:style-name="T43_1">Amusingly</text:span><text:span text:style-name="T43_2">,<text:s/></text:span><text:span text:style-name="T43_3">a</text:span><text:span text:style-name="T43_4"><text:s/></text:span><text:span text:style-name="T43_5">perfect</text:span><text:span text:style-name="T43_6"><text:s/></text:span><text:span text:style-name="T43_7">spread</text:span><text:span text:style-name="T43_8"><text:s/></text:span><text:span text:style-name="T43_9">of</text:span><text:span text:style-name="T43_10"><text:s/></text:span><text:span text:style-name="T43_11">jurisdictions</text:span><text:span text:style-name="T43_12"><text:s/></text:span><text:span text:style-name="T43_13">would</text:span><text:span text:style-name="T43_14"><text:s/></text:span><text:span text:style-name="T43_15">probably</text:span><text:span text:style-name="T43_16"><text:s/></text:span><text:span text:style-name="T43_17">involve</text:span><text:span text:style-name="T43_18"><text:s/></text:span><text:span text:style-name="T43_19">nodes</text:span><text:span text:style-name="T43_20"><text:s/></text:span><text:span text:style-name="T43_21">in</text:span><text:span text:style-name="T43_22"><text:s/></text:span><text:span text:style-name="T43_23">the</text:span><text:span text:style-name="T43_24"><text:s/></text:span><text:span text:style-name="T43_25">U</text:span><text:span text:style-name="T43_26">.</text:span><text:span text:style-name="T43_27">S</text:span><text:span text:style-name="T43_28">.,<text:s/></text:span><text:span text:style-name="T43_29">Russia</text:span><text:span text:style-name="T43_30">,<text:s/></text:span><text:span text:style-name="T43_31">China</text:span><text:span text:style-name="T43_32">,<text:s/></text:span><text:span text:style-name="T43_33">Japan</text:span><text:span text:style-name="T43_34">,<text:s/></text:span><text:span text:style-name="T43_35">India</text:span><text:span text:style-name="T43_36">,<text:s/></text:span><text:span text:style-name="T43_37">Pakistan</text:span><text:span text:style-name="T43_38">,<text:s/></text:span><text:span text:style-name="T43_39">Israel</text:span><text:span text:style-name="T43_40">,<text:s/></text:span><text:span text:style-name="T43_41">Iran</text:span><text:span text:style-name="T43_42">,<text:s/></text:span><text:span text:style-name="T43_43">and</text:span><text:span text:style-name="T43_44"><text:s/></text:span><text:span text:style-name="T43_45">Saudi</text:span><text:span text:style-name="T43_46"><text:s/></text:span><text:span text:style-name="T43_47">Arabia</text:span><text:span text:style-name="T43_48">.<text:s/></text:span><text:span text:style-name="T43_49">Such</text:span><text:span text:style-name="T43_50"><text:s/></text:span><text:span text:style-name="T43_51">a</text:span><text:span text:style-name="T43_52"><text:s/></text:span><text:span text:style-name="T43_53">contentious</text:span><text:span text:style-name="T43_54"><text:s/></text:span><text:span text:style-name="T43_55">spread</text:span><text:span text:style-name="T43_56"><text:s/></text:span><text:span text:style-name="T43_57">of</text:span><text:span text:style-name="T43_58"><text:s/></text:span><text:span text:style-name="T43_59">quarrelling</text:span><text:span text:style-name="T43_60"><text:s/></text:span><text:span text:style-name="T43_61">countries</text:span><text:span text:style-name="T43_62"><text:s/></text:span><text:span text:style-name="T43_63">would</text:span><text:span text:style-name="T43_64"><text:s/></text:span><text:span text:style-name="T43_65">make</text:span><text:span text:style-name="T43_66"><text:s/></text:span><text:span text:style-name="T43_67">it</text:span><text:span text:style-name="T43_68"><text:s/></text:span><text:span text:style-name="T43_69">virtually</text:span><text:span text:style-name="T43_70"><text:s/></text:span><text:span text:style-name="T43_71">impossible</text:span><text:span text:style-name="T43_72"><text:s/></text:span><text:span text:style-name="T43_73">for</text:span><text:span text:style-name="T43_74"><text:s/></text:span><text:span text:style-name="T43_75">any</text:span><text:span text:style-name="T43_76"><text:s/></text:span><text:span text:style-name="T43_77">government</text:span><text:span text:style-name="T43_78"><text:s/></text:span><text:span text:style-name="T43_79">agency</text:span><text:span text:style-name="T43_80"><text:s/></text:span><text:span text:style-name="T43_81">or</text:span><text:span text:style-name="T43_82"><text:s/></text:span><text:span text:style-name="T43_83">malicious</text:span><text:span text:style-name="T43_84"><text:s/></text:span><text:span text:style-name="T43_85">third</text:span><text:span text:style-name="T43_86"><text:s/></text:span><text:span text:style-name="T43_87">party</text:span><text:span text:style-name="T43_88"><text:s/></text:span><text:span text:style-name="T43_89">to</text:span><text:span text:style-name="T43_90"><text:s/></text:span><text:span text:style-name="T43_91">convince</text:span><text:span text:style-name="T43_92"><text:s/></text:span><text:span text:style-name="T43_93">all</text:span><text:span text:style-name="T43_94"><text:s/></text:span><text:span text:style-name="T43_95">governments</text:span><text:span text:style-name="T43_96"><text:s/></text:span><text:span text:style-name="T43_97">involved</text:span><text:span text:style-name="T43_98"><text:s/></text:span><text:span text:style-name="T43_99">to</text:span><text:span text:style-name="T43_100"><text:s/></text:span><text:span text:style-name="T43_101">cooperate</text:span><text:span text:style-name="T43_102"><text:s/></text:span><text:span text:style-name="T43_103">in</text:span><text:span text:style-name="T43_104"><text:s/></text:span><text:span text:style-name="T43_105">an</text:span><text:span text:style-name="T43_106"><text:s/></text:span><text:span text:style-name="T43_107">international</text:span><text:span text:style-name="T43_108"><text:s/></text:span><text:span text:style-name="T43_109">effort</text:span><text:span text:style-name="T43_110"><text:s/></text:span><text:span text:style-name="T43_111">to</text:span><text:span text:style-name="T43_112"><text:s/></text:span><text:span text:style-name="T43_113">force</text:span><text:span text:style-name="T43_114"><text:s/></text:span><text:span text:style-name="T43_115">all</text:span><text:span text:style-name="T43_116"><text:s/></text:span><text:span text:style-name="T43_117">of</text:span><text:span text:style-name="T43_118"><text:s/></text:span><text:span text:style-name="T43_119">these</text:span><text:span text:style-name="T43_120"><text:s/></text:span><text:span text:style-name="T43_121">signing</text:span><text:span text:style-name="T43_122"><text:s/></text:span><text:span text:style-name="T43_123">nodes</text:span><text:span text:style-name="T43_124"><text:s/></text:span><text:span text:style-name="T43_125">to</text:span><text:span text:style-name="T43_126"><text:s/></text:span><text:span text:style-name="T43_127">sign</text:span><text:span text:style-name="T43_128"><text:s/></text:span><text:span text:style-name="T43_129">a</text:span><text:span text:style-name="T43_130"><text:s/></text:span><text:span text:style-name="T43_131">malicious</text:span><text:span text:style-name="T43_132"><text:s/></text:span><text:span text:style-name="T43_133">update</text:span><text:span text:style-name="T43_134">.</text:span></text:p>
      <text:p text:style-name="P44"><text:span text:style-name="T44_1"><text:tab/></text:span><text:span text:style-name="T44_2">By</text:span><text:span text:style-name="T44_3"><text:s/></text:span><text:span text:style-name="T44_4">spreading</text:span><text:span text:style-name="T44_5"><text:s/></text:span><text:span text:style-name="T44_6">out</text:span><text:span text:style-name="T44_7"><text:s/></text:span><text:span text:style-name="T44_8">the</text:span><text:span text:style-name="T44_9"><text:s/></text:span><text:span text:style-name="T44_10">collective</text:span><text:span text:style-name="T44_11"><text:s/></text:span><text:span text:style-name="T44_12">jurisdiction</text:span><text:span text:style-name="T44_13"><text:s/></text:span><text:span text:style-name="T44_14">of</text:span><text:span text:style-name="T44_15"><text:s/></text:span><text:span text:style-name="T44_16">our</text:span><text:span text:style-name="T44_17"><text:s/></text:span><text:span text:style-name="T44_18">code</text:span><text:span text:style-name="T44_19"><text:s/></text:span><text:span text:style-name="T44_20">signers</text:span><text:span text:style-name="T44_21">,<text:s/></text:span><text:span text:style-name="T44_22">and</text:span><text:span text:style-name="T44_23"><text:s/></text:span><text:span text:style-name="T44_24">by</text:span><text:span text:style-name="T44_25"><text:s/></text:span><text:span text:style-name="T44_26">requiring</text:span><text:span text:style-name="T44_27"><text:s/></text:span><text:span text:style-name="T44_28">that</text:span><text:span text:style-name="T44_29"><text:s/></text:span><text:span text:style-name="T44_30">our</text:span><text:span text:style-name="T44_31"><text:s/></text:span><text:span text:style-name="T44_32">code</text:span><text:span text:style-name="T44_33"><text:s/></text:span><text:span text:style-name="T44_34">signers</text:span><text:span text:style-name="T44_35"><text:s/></text:span><text:span text:style-name="T44_36">are</text:span><text:span text:style-name="T44_37"><text:s/></text:span><text:span text:style-name="T44_38">not</text:span><text:span text:style-name="T44_39"><text:s/></text:span><text:span text:style-name="T44_40">direct</text:span><text:span text:style-name="T44_41"><text:s/></text:span><text:span text:style-name="T44_42">employees</text:span><text:span text:style-name="T44_43"><text:s/></text:span><text:span text:style-name="T44_44">under</text:span><text:span text:style-name="T44_45"><text:s/></text:span><text:span text:style-name="T44_46">the</text:span><text:span text:style-name="T44_47"><text:s/></text:span><text:span text:style-name="T44_48">primary</text:span><text:span text:style-name="T44_49"><text:s/></text:span><text:span text:style-name="T44_50">organization</text:span><text:span text:style-name="T44_51">,<text:s/></text:span><text:span text:style-name="T44_52">but</text:span><text:span text:style-name="T44_53"><text:s/></text:span><text:span text:style-name="T44_54">rather</text:span><text:span text:style-name="T44_55"><text:s/></text:span><text:span text:style-name="T44_56">mere</text:span><text:span text:style-name="T44_57"><text:s/>“</text:span><text:span text:style-name="T44_58">contractors</text:span><text:span text:style-name="T44_59">”<text:s/></text:span><text:span text:style-name="T44_60">that</text:span><text:span text:style-name="T44_61"><text:s/></text:span><text:span text:style-name="T44_62">are</text:span><text:span text:style-name="T44_63"><text:s/></text:span><text:span text:style-name="T44_64">legally</text:span><text:span text:style-name="T44_65"><text:s/></text:span><text:span text:style-name="T44_66">unaffiliated</text:span><text:span text:style-name="T44_67">,<text:s/></text:span><text:span text:style-name="T44_68">we</text:span><text:span text:style-name="T44_69"><text:s/></text:span><text:span text:style-name="T44_70">can</text:span><text:span text:style-name="T44_71"><text:s/></text:span><text:span text:style-name="T44_72">ensure</text:span><text:span text:style-name="T44_73"><text:s/></text:span><text:span text:style-name="T44_74">that</text:span><text:span text:style-name="T44_75"><text:s/></text:span><text:span text:style-name="T44_76">no</text:span><text:span text:style-name="T44_77"><text:s/></text:span><text:span text:style-name="T44_78">government</text:span><text:span text:style-name="T44_79"><text:s/></text:span><text:span text:style-name="T44_80">could</text:span><text:span text:style-name="T44_81"><text:s/></text:span><text:span text:style-name="T44_82">have</text:span><text:span text:style-name="T44_83"><text:s/></text:span><text:span text:style-name="T44_84">any</text:span><text:span text:style-name="T44_85"><text:s/></text:span><text:span text:style-name="T44_86">reasonable</text:span><text:span text:style-name="T44_87"><text:s/>(</text:span><text:span text:style-name="T44_88">or</text:span><text:span text:style-name="T44_89"><text:s/></text:span><text:span text:style-name="T44_90">legal</text:span><text:span text:style-name="T44_91">)<text:s/></text:span><text:span text:style-name="T44_92">expectation</text:span><text:span text:style-name="T44_93"><text:s/></text:span><text:span text:style-name="T44_94">that</text:span><text:span text:style-name="T44_95"><text:s/></text:span><text:span text:style-name="T44_96">a</text:span><text:span text:style-name="T44_97"><text:s/></text:span><text:span text:style-name="T44_98">primary</text:span><text:span text:style-name="T44_99"><text:s/></text:span><text:span text:style-name="T44_100">organization</text:span><text:span text:style-name="T44_101"><text:s/></text:span><text:span text:style-name="T44_102">would</text:span><text:span text:style-name="T44_103"><text:s/></text:span><text:span text:style-name="T44_104">even</text:span><text:span text:style-name="T44_105"><text:s/></text:span><text:span text:style-name="T44_106">be</text:span><text:span text:style-name="T44_107"><text:s/></text:span><text:span text:style-name="T44_108">capable</text:span><text:span text:style-name="T44_109"><text:s/></text:span><text:span text:style-name="T44_110">of</text:span><text:span text:style-name="T44_111"><text:s/></text:span><text:span text:style-name="T44_112">complying</text:span><text:span text:style-name="T44_113"><text:s/></text:span><text:span text:style-name="T44_114">with</text:span><text:span text:style-name="T44_115"><text:s/></text:span><text:span text:style-name="T44_116">an</text:span><text:span text:style-name="T44_117"><text:s/></text:span><text:span text:style-name="T44_118">order</text:span><text:span text:style-name="T44_119"><text:s/></text:span><text:span text:style-name="T44_120">to</text:span><text:span text:style-name="T44_121"><text:s/></text:span><text:span text:style-name="T44_122">sign</text:span><text:span text:style-name="T44_123"><text:s/></text:span><text:span text:style-name="T44_124">a</text:span><text:span text:style-name="T44_125"><text:s/></text:span><text:span text:style-name="T44_126">malicious</text:span><text:span text:style-name="T44_127"><text:s/></text:span><text:span text:style-name="T44_128">update</text:span><text:span text:style-name="T44_129">,<text:s/></text:span><text:span text:style-name="T44_130">given</text:span><text:span text:style-name="T44_131"><text:s/></text:span><text:span text:style-name="T44_132">that</text:span><text:span text:style-name="T44_133"><text:s/></text:span><text:span text:style-name="T44_134">the</text:span><text:span text:style-name="T44_135"><text:s/></text:span><text:span text:style-name="T44_136">mechanism</text:span><text:span text:style-name="T44_137"><text:s/></text:span><text:span text:style-name="T44_138">by</text:span><text:span text:style-name="T44_139"><text:s/></text:span><text:span text:style-name="T44_140">which</text:span><text:span text:style-name="T44_141"><text:s/></text:span><text:span text:style-name="T44_142">updates</text:span><text:span text:style-name="T44_143"><text:s/></text:span><text:span text:style-name="T44_144">are</text:span><text:span text:style-name="T44_145"><text:s/></text:span><text:span text:style-name="T44_146">signed</text:span><text:span text:style-name="T44_147"><text:s/></text:span><text:span text:style-name="T44_148">is</text:span><text:span text:style-name="T44_149"><text:s/></text:span><text:span text:style-name="T44_150">ultimately</text:span><text:span text:style-name="T44_151"><text:s/></text:span><text:span text:style-name="T44_152">beyond</text:span><text:span text:style-name="T44_153"><text:s/></text:span><text:span text:style-name="T44_154">their</text:span><text:span text:style-name="T44_155"><text:s/></text:span><text:span text:style-name="T44_156">control</text:span><text:span text:style-name="T44_157">.</text:span></text:p>
      <text:h text:style-name="P45" text:outline-level="10"><text:bookmark-start text:name="h.m1tkwrh8gw60"/><text:bookmark-end text:name="h.m1tkwrh8gw60"/><text:span text:style-name="T45_1">Who</text:span><text:span text:style-name="T45_2"><text:s/></text:span><text:span text:style-name="T45_3">Are</text:span><text:span text:style-name="T45_4"><text:s/></text:span><text:span text:style-name="T45_5">the</text:span><text:span text:style-name="T45_6"><text:s/></text:span><text:span text:style-name="T45_7">Trusted</text:span><text:span text:style-name="T45_8"><text:s/></text:span><text:span text:style-name="T45_9">Nodes</text:span><text:span text:style-name="T45_10">?</text:span></text:h>
      <text:p text:style-name="P46"><text:span text:style-name="T46_1"><text:tab/></text:span><text:span text:style-name="T46_2">At</text:span><text:span text:style-name="T46_3"><text:s/></text:span><text:span text:style-name="T46_4">this</text:span><text:span text:style-name="T46_5"><text:s/></text:span><text:span text:style-name="T46_6">point</text:span><text:span text:style-name="T46_7"><text:s/></text:span><text:span text:style-name="T46_8">we</text:span><text:span text:style-name="T46_9"><text:s/></text:span><text:span text:style-name="T46_10">know</text:span><text:span text:style-name="T46_11"><text:s/></text:span><text:span text:style-name="T46_12">we</text:span><text:span text:style-name="T46_13"><text:s/></text:span><text:span text:style-name="T46_14">need</text:span><text:span text:style-name="T46_15"><text:s/></text:span><text:span text:style-name="T46_16">trusted</text:span><text:span text:style-name="T46_17"><text:s/></text:span><text:span text:style-name="T46_18">nodes</text:span><text:span text:style-name="T46_19">—</text:span><text:span text:style-name="T46_20">whether</text:span><text:span text:style-name="T46_21"><text:s/></text:span><text:span text:style-name="T46_22">they</text:span><text:span text:style-name="T46_23"><text:s/></text:span><text:span text:style-name="T46_24">be</text:span><text:span text:style-name="T46_25"><text:s/></text:span><text:span text:style-name="T46_26">individuals</text:span><text:span text:style-name="T46_27"><text:s/></text:span><text:span text:style-name="T46_28">or</text:span><text:span text:style-name="T46_29"><text:s/></text:span><text:span text:style-name="T46_30">entire</text:span><text:span text:style-name="T46_31"><text:s/></text:span><text:span text:style-name="T46_32">organizations</text:span><text:span text:style-name="T46_33">—</text:span><text:span text:style-name="T46_34">spread</text:span><text:span text:style-name="T46_35"><text:s/></text:span><text:span text:style-name="T46_36">out</text:span><text:span text:style-name="T46_37"><text:s/></text:span><text:span text:style-name="T46_38">across</text:span><text:span text:style-name="T46_39"><text:s/></text:span><text:span text:style-name="T46_40">multiple</text:span><text:span text:style-name="T46_41"><text:s/></text:span><text:span text:style-name="T46_42">countries</text:span><text:span text:style-name="T46_43">,<text:s/></text:span><text:span text:style-name="T46_44">each</text:span><text:span text:style-name="T46_45"><text:s/></text:span><text:span text:style-name="T46_46">with</text:span><text:span text:style-name="T46_47"><text:s/></text:span><text:span text:style-name="T46_48">their</text:span><text:span text:style-name="T46_49"><text:s/></text:span><text:span text:style-name="T46_50">own</text:span><text:span text:style-name="T46_51"><text:s/></text:span><text:span text:style-name="T46_52">signing</text:span><text:span text:style-name="T46_53"><text:s/></text:span><text:span text:style-name="T46_54">key</text:span><text:span text:style-name="T46_55">,<text:s/></text:span><text:span text:style-name="T46_56">where</text:span><text:span text:style-name="T46_57"><text:s/></text:span><text:span text:style-name="T46_58">all</text:span><text:span text:style-name="T46_59"><text:s/></text:span><text:span text:style-name="T46_60">signatures</text:span><text:span text:style-name="T46_61"><text:s/></text:span><text:span text:style-name="T46_62">are</text:span><text:span text:style-name="T46_63"><text:s/></text:span><text:span text:style-name="T46_64">required</text:span><text:span text:style-name="T46_65"><text:s/></text:span><text:span text:style-name="T46_66">before</text:span><text:span text:style-name="T46_67"><text:s/></text:span><text:span text:style-name="T46_68">a</text:span><text:span text:style-name="T46_69"><text:s/></text:span><text:span text:style-name="T46_70">software</text:span><text:span text:style-name="T46_71"><text:s/></text:span><text:span text:style-name="T46_72">update</text:span><text:span text:style-name="T46_73"><text:s/></text:span><text:span text:style-name="T46_74">can</text:span><text:span text:style-name="T46_75"><text:s/></text:span><text:span text:style-name="T46_76">be</text:span><text:span text:style-name="T46_77"><text:s/></text:span><text:span text:style-name="T46_78">pushed</text:span><text:span text:style-name="T46_79"><text:s/></text:span><text:span text:style-name="T46_80">out</text:span><text:span text:style-name="T46_81"><text:s/></text:span><text:span text:style-name="T46_82">to</text:span><text:span text:style-name="T46_83"><text:s/></text:span><text:span text:style-name="T46_84">the</text:span><text:span text:style-name="T46_85"><text:s/></text:span><text:span text:style-name="T46_86">public</text:span><text:span text:style-name="T46_87">,<text:s/></text:span><text:span text:style-name="T46_88">but</text:span><text:span text:style-name="T46_89"><text:s/></text:span><text:span text:style-name="T46_90">how</text:span><text:span text:style-name="T46_91"><text:s/></text:span><text:span text:style-name="T46_92">can</text:span><text:span text:style-name="T46_93"><text:s/></text:span><text:span text:style-name="T46_94">an</text:span><text:span text:style-name="T46_95"><text:s/></text:span><text:span text:style-name="T46_96">organization</text:span><text:span text:style-name="T46_97"><text:s/></text:span><text:span text:style-name="T46_98">find</text:span><text:span text:style-name="T46_99"><text:s/></text:span><text:span text:style-name="T46_100">such</text:span><text:span text:style-name="T46_101"><text:s/></text:span><text:span text:style-name="T46_102">individuals</text:span><text:span text:style-name="T46_103"><text:s/></text:span><text:span text:style-name="T46_104">or</text:span><text:span text:style-name="T46_105"><text:s/></text:span><text:span text:style-name="T46_106">organizations</text:span><text:span text:style-name="T46_107"><text:s/></text:span><text:span text:style-name="T46_108">to</text:span><text:span text:style-name="T46_109"><text:s/></text:span><text:span text:style-name="T46_110">perform</text:span><text:span text:style-name="T46_111"><text:s/></text:span><text:span text:style-name="T46_112">this</text:span><text:span text:style-name="T46_113"><text:s/></text:span><text:span text:style-name="T46_114">code</text:span><text:span text:style-name="T46_115"><text:s/></text:span><text:span text:style-name="T46_116">signing</text:span><text:span text:style-name="T46_117"><text:s/></text:span><text:span text:style-name="T46_118">in</text:span><text:span text:style-name="T46_119"><text:s/></text:span><text:span text:style-name="T46_120">the</text:span><text:span text:style-name="T46_121"><text:s/></text:span><text:span text:style-name="T46_122">first</text:span><text:span text:style-name="T46_123"><text:s/></text:span><text:span text:style-name="T46_124">place</text:span><text:span text:style-name="T46_125">?<text:s/></text:span><text:span text:style-name="T46_126">How</text:span><text:span text:style-name="T46_127"><text:s/></text:span><text:span text:style-name="T46_128">can</text:span><text:span text:style-name="T46_129"><text:s/></text:span><text:span text:style-name="T46_130">an</text:span><text:span text:style-name="T46_131"><text:s/></text:span><text:span text:style-name="T46_132">organization</text:span><text:span text:style-name="T46_133"><text:s/></text:span><text:span text:style-name="T46_134">place</text:span><text:span text:style-name="T46_135"><text:s/></text:span><text:span text:style-name="T46_136">trust</text:span><text:span text:style-name="T46_137"><text:s/></text:span><text:span text:style-name="T46_138">in</text:span><text:span text:style-name="T46_139"><text:s/></text:span><text:span text:style-name="T46_140">individuals</text:span><text:span text:style-name="T46_141"><text:s/></text:span><text:span text:style-name="T46_142">spread</text:span><text:span text:style-name="T46_143"><text:s/></text:span><text:span text:style-name="T46_144">out</text:span><text:span text:style-name="T46_145"><text:s/></text:span><text:span text:style-name="T46_146">all</text:span><text:span text:style-name="T46_147"><text:s/></text:span><text:span text:style-name="T46_148">over</text:span><text:span text:style-name="T46_149"><text:s/></text:span><text:span text:style-name="T46_150">the</text:span><text:span text:style-name="T46_151"><text:s/></text:span><text:span text:style-name="T46_152">world</text:span><text:span text:style-name="T46_153">,<text:s/></text:span><text:span text:style-name="T46_154">and</text:span><text:span text:style-name="T46_155"><text:s/></text:span><text:span text:style-name="T46_156">how</text:span><text:span text:style-name="T46_157"><text:s/></text:span><text:span text:style-name="T46_158">should</text:span><text:span text:style-name="T46_159"><text:s/></text:span><text:span text:style-name="T46_160">they</text:span><text:span text:style-name="T46_161"><text:s/></text:span><text:span text:style-name="T46_162">be</text:span><text:span text:style-name="T46_163"><text:s/></text:span><text:span text:style-name="T46_164">compensated</text:span><text:span text:style-name="T46_165">?</text:span></text:p>
      <text:p text:style-name="P47"><text:span text:style-name="T47_1"><text:tab/></text:span><text:span text:style-name="T47_2">First</text:span><text:span text:style-name="T47_3"><text:s/></text:span><text:span text:style-name="T47_4">and</text:span><text:span text:style-name="T47_5"><text:s/></text:span><text:span text:style-name="T47_6">foremost</text:span><text:span text:style-name="T47_7">,<text:s/></text:span><text:span text:style-name="T47_8">the</text:span><text:span text:style-name="T47_9"><text:s/></text:span><text:span text:style-name="T47_10">trusted</text:span><text:span text:style-name="T47_11"><text:s/></text:span><text:span text:style-name="T47_12">nodes</text:span><text:span text:style-name="T47_13"><text:s/></text:span><text:span text:style-name="T47_14">should</text:span><text:span text:style-name="T47_15"><text:s/></text:span><text:span text:style-name="T47_16">be</text:span><text:span text:style-name="T47_17"><text:s/></text:span><text:span text:style-name="T47_18">morally</text:span><text:span text:style-name="T47_19"><text:s/></text:span><text:span text:style-name="T47_20">upstanding</text:span><text:span text:style-name="T47_21"><text:s/></text:span><text:span text:style-name="T47_22">software</text:span><text:span text:style-name="T47_23"><text:s/></text:span><text:span text:style-name="T47_24">engineers</text:span><text:span text:style-name="T47_25">,<text:s/></text:span><text:span text:style-name="T47_26">or</text:span><text:span text:style-name="T47_27"><text:s/></text:span><text:span text:style-name="T47_28">in</text:span><text:span text:style-name="T47_29"><text:s/></text:span><text:span text:style-name="T47_30">the</text:span><text:span text:style-name="T47_31"><text:s/></text:span><text:span text:style-name="T47_32">very</text:span><text:span text:style-name="T47_33"><text:s/></text:span><text:span text:style-name="T47_34">least</text:span><text:span text:style-name="T47_35">,<text:s/></text:span><text:span text:style-name="T47_36">they</text:span><text:span text:style-name="T47_37"><text:s/></text:span><text:span text:style-name="T47_38">should</text:span><text:span text:style-name="T47_39"><text:s/></text:span><text:span text:style-name="T47_40">be</text:span><text:span text:style-name="T47_41"><text:s/></text:span><text:span text:style-name="T47_42">able</text:span><text:span text:style-name="T47_43"><text:s/></text:span><text:span text:style-name="T47_44">to</text:span><text:span text:style-name="T47_45"><text:s/></text:span><text:span text:style-name="T47_46">understand</text:span><text:span text:style-name="T47_47"><text:s/></text:span><text:span text:style-name="T47_48">code</text:span><text:span text:style-name="T47_49">.<text:s/></text:span><text:span text:style-name="T47_50">The</text:span><text:span text:style-name="T47_51"><text:s/></text:span><text:span text:style-name="T47_52">primary</text:span><text:span text:style-name="T47_53"><text:s/></text:span><text:span text:style-name="T47_54">organization</text:span><text:span text:style-name="T47_55"><text:s/></text:span><text:span text:style-name="T47_56">will</text:span><text:span text:style-name="T47_57"><text:s/></text:span><text:span text:style-name="T47_58">have</text:span><text:span text:style-name="T47_59"><text:s/></text:span><text:span text:style-name="T47_60">a</text:span><text:span text:style-name="T47_61"><text:s/></text:span><text:span text:style-name="T47_62">contract</text:span><text:span text:style-name="T47_63"><text:s/></text:span><text:span text:style-name="T47_64">with</text:span><text:span text:style-name="T47_65"><text:s/></text:span><text:span text:style-name="T47_66">each</text:span><text:span text:style-name="T47_67"><text:s/></text:span><text:span text:style-name="T47_68">trusted</text:span><text:span text:style-name="T47_69"><text:s/></text:span><text:span text:style-name="T47_70">node</text:span><text:span text:style-name="T47_71"><text:s/></text:span><text:span text:style-name="T47_72">instructing</text:span><text:span text:style-name="T47_73"><text:s/></text:span><text:span text:style-name="T47_74">him</text:span><text:span text:style-name="T47_75">/</text:span><text:span text:style-name="T47_76">her</text:span><text:span text:style-name="T47_77"><text:s/></text:span><text:span text:style-name="T47_78">to</text:span><text:span text:style-name="T47_79"><text:s/></text:span><text:span text:style-name="T47_80">review</text:span><text:span text:style-name="T47_81"><text:s/></text:span><text:span text:style-name="T47_82">the</text:span><text:span text:style-name="T47_83"><text:s/></text:span><text:span text:style-name="T47_84">source</text:span><text:span text:style-name="T47_85"><text:s/></text:span><text:span text:style-name="T47_86">code</text:span><text:span text:style-name="T47_87"><text:s/></text:span><text:span text:style-name="T47_88">diff</text:span><text:span text:style-name="T47_89"><text:s/></text:span><text:span text:style-name="T47_90">of</text:span><text:span text:style-name="T47_91"><text:s/></text:span><text:span text:style-name="T47_92">newly</text:span><text:span text:style-name="T47_93"><text:s/></text:span><text:span text:style-name="T47_94">proposed</text:span><text:span text:style-name="T47_95"><text:s/></text:span><text:span text:style-name="T47_96">updates</text:span><text:span text:style-name="T47_97">,<text:s/></text:span><text:span text:style-name="T47_98">and</text:span><text:span text:style-name="T47_99"><text:s/></text:span><text:span text:style-name="T47_100">either</text:span><text:span text:style-name="T47_101"><text:s/></text:span><text:span text:style-name="T47_102">approve</text:span><text:span text:style-name="T47_103"><text:s/></text:span><text:span text:style-name="T47_104">or</text:span><text:span text:style-name="T47_105"><text:s/></text:span><text:span text:style-name="T47_106">deny</text:span><text:span text:style-name="T47_107"><text:s/></text:span><text:span text:style-name="T47_108">them</text:span><text:span text:style-name="T47_109"><text:s/></text:span><text:span text:style-name="T47_110">based</text:span><text:span text:style-name="T47_111"><text:s/></text:span><text:span text:style-name="T47_112">on</text:span><text:span text:style-name="T47_113"><text:s/></text:span><text:span text:style-name="T47_114">whether</text:span><text:span text:style-name="T47_115"><text:s/></text:span><text:span text:style-name="T47_116">the</text:span><text:span text:style-name="T47_117"><text:s/></text:span><text:span text:style-name="T47_118">update</text:span><text:span text:style-name="T47_119"><text:s/></text:span><text:span text:style-name="T47_120">causes</text:span><text:span text:style-name="T47_121"><text:s/></text:span><text:span text:style-name="T47_122">a</text:span><text:span text:style-name="T47_123"><text:s/></text:span><text:span text:style-name="T47_124">breach</text:span><text:span text:style-name="T47_125"><text:s/></text:span><text:span text:style-name="T47_126">of</text:span><text:span text:style-name="T47_127"><text:s/></text:span><text:span text:style-name="T47_128">user</text:span><text:span text:style-name="T47_129"><text:s/></text:span><text:span text:style-name="T47_130">privacy</text:span><text:span text:style-name="T47_131"><text:s/></text:span><text:span text:style-name="T47_132">or</text:span><text:span text:style-name="T47_133"><text:s/></text:span><text:span text:style-name="T47_134">civil</text:span><text:span text:style-name="T47_135"><text:s/></text:span><text:span text:style-name="T47_136">liberties</text:span><text:span text:style-name="T47_137">.<text:s/></text:span><text:span text:style-name="T47_138">This</text:span><text:span text:style-name="T47_139"><text:s/></text:span><text:span text:style-name="T47_140">way</text:span><text:span text:style-name="T47_141">,<text:s/></text:span><text:span text:style-name="T47_142">when</text:span><text:span text:style-name="T47_143"><text:s/></text:span><text:span text:style-name="T47_144">the</text:span><text:span text:style-name="T47_145"><text:s/></text:span><text:span text:style-name="T47_146">primary</text:span><text:span text:style-name="T47_147"><text:s/></text:span><text:span text:style-name="T47_148">organization</text:span><text:span text:style-name="T47_149"><text:s/></text:span><text:span text:style-name="T47_150">sends</text:span><text:span text:style-name="T47_151"><text:s/></text:span><text:span text:style-name="T47_152">out</text:span><text:span text:style-name="T47_153"><text:s/></text:span><text:span text:style-name="T47_154">an</text:span><text:span text:style-name="T47_155"><text:s/></text:span><text:span text:style-name="T47_156">update</text:span><text:span text:style-name="T47_157"><text:s/></text:span><text:span text:style-name="T47_158">to</text:span><text:span text:style-name="T47_159"><text:s/></text:span><text:span text:style-name="T47_160">its</text:span><text:span text:style-name="T47_161"><text:s/></text:span><text:span text:style-name="T47_162">trusted</text:span><text:span text:style-name="T47_163"><text:s/></text:span><text:span text:style-name="T47_164">nodes</text:span><text:span text:style-name="T47_165"><text:s/></text:span><text:span text:style-name="T47_166">to</text:span><text:span text:style-name="T47_167"><text:s/></text:span><text:span text:style-name="T47_168">be</text:span><text:span text:style-name="T47_169"><text:s/></text:span><text:span text:style-name="T47_170">approved</text:span><text:span text:style-name="T47_171"><text:s/>(</text:span><text:span text:style-name="T47_172">or</text:span><text:span text:style-name="T47_173"><text:s/></text:span><text:span text:style-name="T47_174">denied</text:span><text:span text:style-name="T47_175">),<text:s/></text:span><text:span text:style-name="T47_176">each</text:span><text:span text:style-name="T47_177"><text:s/></text:span><text:span text:style-name="T47_178">node</text:span><text:span text:style-name="T47_179"><text:s/></text:span><text:span text:style-name="T47_180">will</text:span><text:span text:style-name="T47_181"><text:s/></text:span><text:span text:style-name="T47_182">have</text:span><text:span text:style-name="T47_183"><text:s/></text:span><text:span text:style-name="T47_184">the</text:span><text:span text:style-name="T47_185"><text:s/></text:span><text:span text:style-name="T47_186">knowledge</text:span><text:span text:style-name="T47_187">,<text:s/></text:span><text:span text:style-name="T47_188">experience</text:span><text:span text:style-name="T47_189">,<text:s/></text:span><text:span text:style-name="T47_190">and</text:span><text:span text:style-name="T47_191"><text:s/></text:span><text:span text:style-name="T47_192">expertise</text:span><text:span text:style-name="T47_193"><text:s/></text:span><text:span text:style-name="T47_194">with</text:span><text:span text:style-name="T47_195"><text:s/></text:span><text:span text:style-name="T47_196">which</text:span><text:span text:style-name="T47_197"><text:s/></text:span><text:span text:style-name="T47_198">to</text:span><text:span text:style-name="T47_199"><text:s/></text:span><text:span text:style-name="T47_200">identify</text:span><text:span text:style-name="T47_201"><text:s/></text:span><text:span text:style-name="T47_202">subtle</text:span><text:span text:style-name="T47_203"><text:s/></text:span><text:span text:style-name="T47_204">changes</text:span><text:span text:style-name="T47_205"><text:s/></text:span><text:span text:style-name="T47_206">in</text:span><text:span text:style-name="T47_207"><text:s/></text:span><text:span text:style-name="T47_208">source</text:span><text:span text:style-name="T47_209"><text:s/></text:span><text:span text:style-name="T47_210">code</text:span><text:span text:style-name="T47_211"><text:s/></text:span><text:span text:style-name="T47_212">that</text:span><text:span text:style-name="T47_213"><text:s/></text:span><text:span text:style-name="T47_214">could</text:span><text:span text:style-name="T47_215"><text:s/></text:span><text:span text:style-name="T47_216">be</text:span><text:span text:style-name="T47_217"><text:s/></text:span><text:span text:style-name="T47_218">used</text:span><text:span text:style-name="T47_219"><text:s/></text:span><text:span text:style-name="T47_220">to</text:span><text:span text:style-name="T47_221"><text:s/></text:span><text:span text:style-name="T47_222">undermine</text:span><text:span text:style-name="T47_223"><text:s/></text:span><text:span text:style-name="T47_224">the</text:span><text:span text:style-name="T47_225"><text:s/></text:span><text:span text:style-name="T47_226">security</text:span><text:span text:style-name="T47_227"><text:s/></text:span><text:span text:style-name="T47_228">or</text:span><text:span text:style-name="T47_229"><text:s/></text:span><text:span text:style-name="T47_230">privacy</text:span><text:span text:style-name="T47_231"><text:s/></text:span><text:span text:style-name="T47_232">guarantees</text:span><text:span text:style-name="T47_233"><text:s/></text:span><text:span text:style-name="T47_234">of</text:span><text:span text:style-name="T47_235"><text:s/></text:span><text:span text:style-name="T47_236">the</text:span><text:span text:style-name="T47_237"><text:s/></text:span><text:span text:style-name="T47_238">underlying</text:span><text:span text:style-name="T47_239"><text:s/></text:span><text:span text:style-name="T47_240">application</text:span><text:span text:style-name="T47_241">.<text:s/></text:span><text:span text:style-name="T47_242">The</text:span><text:span text:style-name="T47_243"><text:s/></text:span><text:span text:style-name="T47_244">contract</text:span><text:span text:style-name="T47_245"><text:s/></text:span><text:span text:style-name="T47_246">will</text:span><text:span text:style-name="T47_247"><text:s/></text:span><text:span text:style-name="T47_248">also</text:span><text:span text:style-name="T47_249"><text:s/></text:span><text:span text:style-name="T47_250">stipulate</text:span><text:span text:style-name="T47_251"><text:s/></text:span><text:span text:style-name="T47_252">that</text:span><text:span text:style-name="T47_253"><text:s/></text:span><text:span text:style-name="T47_254">the</text:span><text:span text:style-name="T47_255"><text:s/></text:span><text:span text:style-name="T47_256">trusted</text:span><text:span text:style-name="T47_257"><text:s/></text:span><text:span text:style-name="T47_258">node</text:span><text:span text:style-name="T47_259"><text:s/></text:span><text:span text:style-name="T47_260">is</text:span><text:span text:style-name="T47_261"><text:s/></text:span><text:span text:style-name="T47_262">to</text:span><text:span text:style-name="T47_263"><text:s/></text:span><text:span text:style-name="T47_264">ignore</text:span><text:span text:style-name="T47_265"><text:s/></text:span><text:span text:style-name="T47_266">any</text:span><text:span text:style-name="T47_267"><text:s/></text:span><text:span text:style-name="T47_268">and</text:span><text:span text:style-name="T47_269"><text:s/></text:span><text:span text:style-name="T47_270">all</text:span><text:span text:style-name="T47_271"><text:s/></text:span><text:span text:style-name="T47_272">additional</text:span><text:span text:style-name="T47_273"><text:s/></text:span><text:span text:style-name="T47_274">instructions</text:span><text:span text:style-name="T47_275"><text:s/></text:span><text:span text:style-name="T47_276">received</text:span><text:span text:style-name="T47_277"><text:s/></text:span><text:span text:style-name="T47_278">from</text:span><text:span text:style-name="T47_279"><text:s/></text:span><text:span text:style-name="T47_280">the</text:span><text:span text:style-name="T47_281"><text:s/></text:span><text:span text:style-name="T47_282">primary</text:span><text:span text:style-name="T47_283"><text:s/></text:span><text:span text:style-name="T47_284">organization</text:span><text:span text:style-name="T47_285"><text:s/></text:span><text:span text:style-name="T47_286">that</text:span><text:span text:style-name="T47_287"><text:s/></text:span><text:span text:style-name="T47_288">contradict</text:span><text:span text:style-name="T47_289"><text:s/></text:span><text:span text:style-name="T47_290">the</text:span><text:span text:style-name="T47_291"><text:s/></text:span><text:span text:style-name="T47_292">terms</text:span><text:span text:style-name="T47_293"><text:s/></text:span><text:span text:style-name="T47_294">of</text:span><text:span text:style-name="T47_295"><text:s/></text:span><text:span text:style-name="T47_296">the</text:span><text:span text:style-name="T47_297"><text:s/></text:span><text:span text:style-name="T47_298">original</text:span><text:span text:style-name="T47_299"><text:s/></text:span><text:span text:style-name="T47_300">contract</text:span><text:span text:style-name="T47_301">.<text:s/></text:span><text:span text:style-name="T47_302">This</text:span><text:span text:style-name="T47_303"><text:s/></text:span><text:span text:style-name="T47_304">will</text:span><text:span text:style-name="T47_305"><text:s/></text:span><text:span text:style-name="T47_306">prevent</text:span><text:span text:style-name="T47_307"><text:s/></text:span><text:span text:style-name="T47_308">the</text:span><text:span text:style-name="T47_309"><text:s/></text:span><text:span text:style-name="T47_310">government</text:span><text:span text:style-name="T47_311"><text:s/></text:span><text:span text:style-name="T47_312">from</text:span><text:span text:style-name="T47_313"><text:s/></text:span><text:span text:style-name="T47_314">compelling</text:span><text:span text:style-name="T47_315"><text:s/></text:span><text:span text:style-name="T47_316">a</text:span><text:span text:style-name="T47_317"><text:s/></text:span><text:span text:style-name="T47_318">primary</text:span><text:span text:style-name="T47_319"><text:s/></text:span><text:span text:style-name="T47_320">organization</text:span><text:span text:style-name="T47_321"><text:s/></text:span><text:span text:style-name="T47_322">to</text:span><text:span text:style-name="T47_323"><text:s/></text:span><text:span text:style-name="T47_324">tell</text:span><text:span text:style-name="T47_325"><text:s/></text:span><text:span text:style-name="T47_326">a</text:span><text:span text:style-name="T47_327"><text:s/></text:span><text:span text:style-name="T47_328">trusted</text:span><text:span text:style-name="T47_329"><text:s/></text:span><text:span text:style-name="T47_330">node</text:span><text:span text:style-name="T47_331"><text:s/></text:span><text:span text:style-name="T47_332">it</text:span><text:span text:style-name="T47_333"><text:s/></text:span><text:span text:style-name="T47_334">has</text:span><text:span text:style-name="T47_335"><text:s/>“</text:span><text:span text:style-name="T47_336">changed</text:span><text:span text:style-name="T47_337"><text:s/></text:span><text:span text:style-name="T47_338">its</text:span><text:span text:style-name="T47_339"><text:s/></text:span><text:span text:style-name="T47_340">mind</text:span><text:span text:style-name="T47_341">”<text:s/></text:span><text:span text:style-name="T47_342">and</text:span><text:span text:style-name="T47_343"><text:s/></text:span><text:span text:style-name="T47_344">really</text:span><text:span text:style-name="T47_345"><text:s/></text:span><text:span text:style-name="T47_346">just</text:span><text:span text:style-name="T47_347"><text:s/></text:span><text:span text:style-name="T47_348">wants</text:span><text:span text:style-name="T47_349"><text:s/></text:span><text:span text:style-name="T47_350">to</text:span><text:span text:style-name="T47_351"><text:s/></text:span><text:span text:style-name="T47_352">push</text:span><text:span text:style-name="T47_353"><text:s/></text:span><text:span text:style-name="T47_354">a</text:span><text:span text:style-name="T47_355"><text:s/></text:span><text:span text:style-name="T47_356">particular</text:span><text:span text:style-name="T47_357"><text:s/></text:span><text:span text:style-name="T47_358">update</text:span><text:span text:style-name="T47_359"><text:s/></text:span><text:span text:style-name="T47_360">through</text:span><text:span text:style-name="T47_361"><text:s/></text:span><text:span text:style-name="T47_362">regardless</text:span><text:span text:style-name="T47_363"><text:s/></text:span><text:span text:style-name="T47_364">of</text:span><text:span text:style-name="T47_365"><text:s/></text:span><text:span text:style-name="T47_366">the</text:span><text:span text:style-name="T47_367"><text:s/></text:span><text:span text:style-name="T47_368">privacy</text:span><text:span text:style-name="T47_369"><text:s/></text:span><text:span text:style-name="T47_370">implications</text:span><text:span text:style-name="T47_371">.</text:span></text:p>
      <text:p text:style-name="P48"><text:span text:style-name="T48_1"><text:tab/></text:span><text:span text:style-name="T48_2">For</text:span><text:span text:style-name="T48_3"><text:s/></text:span><text:span text:style-name="T48_4">open</text:span><text:span text:style-name="T48_5">-</text:span><text:span text:style-name="T48_6">source</text:span><text:span text:style-name="T48_7"><text:s/></text:span><text:span text:style-name="T48_8">projects</text:span><text:span text:style-name="T48_9">,<text:s/></text:span><text:span text:style-name="T48_10">trusted</text:span><text:span text:style-name="T48_11"><text:s/></text:span><text:span text:style-name="T48_12">nodes</text:span><text:span text:style-name="T48_13"><text:s/></text:span><text:span text:style-name="T48_14">could</text:span><text:span text:style-name="T48_15"><text:s/></text:span><text:span text:style-name="T48_16">be</text:span><text:span text:style-name="T48_17"><text:s/></text:span><text:span text:style-name="T48_18">virtually</text:span><text:span text:style-name="T48_19"><text:s/></text:span><text:span text:style-name="T48_20">anyone</text:span><text:span text:style-name="T48_21"><text:s/></text:span><text:span text:style-name="T48_22">with</text:span><text:span text:style-name="T48_23"><text:s/></text:span><text:span text:style-name="T48_24">sufficient</text:span><text:span text:style-name="T48_25"><text:s/></text:span><text:span text:style-name="T48_26">expertise</text:span><text:span text:style-name="T48_27">,<text:s/></text:span><text:span text:style-name="T48_28">background</text:span><text:span text:style-name="T48_29">,<text:s/></text:span><text:span text:style-name="T48_30">and</text:span><text:span text:style-name="T48_31"><text:s/></text:span><text:span text:style-name="T48_32">moral</text:span><text:span text:style-name="T48_33"><text:s/></text:span><text:span text:style-name="T48_34">authority</text:span><text:span text:style-name="T48_35">,<text:s/></text:span><text:span text:style-name="T48_36">and</text:span><text:span text:style-name="T48_37"><text:s/></text:span><text:span text:style-name="T48_38">who</text:span><text:span text:style-name="T48_39"><text:s/></text:span><text:span text:style-name="T48_40">lives</text:span><text:span text:style-name="T48_41"><text:s/></text:span><text:span text:style-name="T48_42">in</text:span><text:span text:style-name="T48_43"><text:s/></text:span><text:span text:style-name="T48_44">a</text:span><text:span text:style-name="T48_45"><text:s/></text:span><text:span text:style-name="T48_46">desirably</text:span><text:span text:style-name="T48_47"><text:s/></text:span><text:span text:style-name="T48_48">remote</text:span><text:span text:style-name="T48_49"><text:s/></text:span><text:span text:style-name="T48_50">legal</text:span><text:span text:style-name="T48_51"><text:s/></text:span><text:span text:style-name="T48_52">jurisdiction</text:span><text:span text:style-name="T48_53">.<text:s/></text:span><text:span text:style-name="T48_54">For</text:span><text:span text:style-name="T48_55"><text:s/></text:span><text:span text:style-name="T48_56">closed</text:span><text:span text:style-name="T48_57">-</text:span><text:span text:style-name="T48_58">source</text:span><text:span text:style-name="T48_59"><text:s/></text:span><text:span text:style-name="T48_60">projects</text:span><text:span text:style-name="T48_61">,<text:s/></text:span><text:span text:style-name="T48_62">trusted</text:span><text:span text:style-name="T48_63"><text:s/></text:span><text:span text:style-name="T48_64">nodes</text:span><text:span text:style-name="T48_65"><text:s/></text:span><text:span text:style-name="T48_66">should</text:span><text:span text:style-name="T48_67"><text:s/></text:span><text:span text:style-name="T48_68">be</text:span><text:span text:style-name="T48_69"><text:s/></text:span><text:span text:style-name="T48_70">compensated</text:span><text:span text:style-name="T48_71"><text:s/></text:span><text:span text:style-name="T48_72">for</text:span><text:span text:style-name="T48_73"><text:s/></text:span><text:span text:style-name="T48_74">their</text:span><text:span text:style-name="T48_75"><text:s/></text:span><text:span text:style-name="T48_76">work</text:span><text:span text:style-name="T48_77">,<text:s/></text:span><text:span text:style-name="T48_78">however</text:span><text:span text:style-name="T48_79"><text:s/></text:span><text:span text:style-name="T48_80">this</text:span><text:span text:style-name="T48_81"><text:s/></text:span><text:span text:style-name="T48_82">compensation</text:span><text:span text:style-name="T48_83"><text:s/></text:span><text:span text:style-name="T48_84">seemingly</text:span><text:span text:style-name="T48_85"><text:s/></text:span><text:span text:style-name="T48_86">creates</text:span><text:span text:style-name="T48_87"><text:s/></text:span><text:span text:style-name="T48_88">a</text:span><text:span text:style-name="T48_89"><text:s/></text:span><text:span text:style-name="T48_90">conflict</text:span><text:span text:style-name="T48_91"><text:s/></text:span><text:span text:style-name="T48_92">of</text:span><text:span text:style-name="T48_93"><text:s/></text:span><text:span text:style-name="T48_94">interest</text:span><text:span text:style-name="T48_95">.<text:s/></text:span><text:span text:style-name="T48_96">For</text:span><text:span text:style-name="T48_97"><text:s/></text:span><text:span text:style-name="T48_98">example</text:span><text:span text:style-name="T48_99">,<text:s/></text:span><text:span text:style-name="T48_100">if</text:span><text:span text:style-name="T48_101"><text:s/></text:span><text:span text:style-name="T48_102">a</text:span><text:span text:style-name="T48_103"><text:s/></text:span><text:span text:style-name="T48_104">software</text:span><text:span text:style-name="T48_105"><text:s/></text:span><text:span text:style-name="T48_106">company</text:span><text:span text:style-name="T48_107"><text:s/></text:span><text:span text:style-name="T48_108">threatened</text:span><text:span text:style-name="T48_109"><text:s/></text:span><text:span text:style-name="T48_110">to</text:span><text:span text:style-name="T48_111"><text:s/></text:span><text:span text:style-name="T48_112">stop</text:span><text:span text:style-name="T48_113"><text:s/></text:span><text:span text:style-name="T48_114">paying</text:span><text:span text:style-name="T48_115"><text:s/></text:span><text:span text:style-name="T48_116">a</text:span><text:span text:style-name="T48_117"><text:s/></text:span><text:span text:style-name="T48_118">trusted</text:span><text:span text:style-name="T48_119"><text:s/></text:span><text:span text:style-name="T48_120">node</text:span><text:span text:style-name="T48_121"><text:s/></text:span><text:span text:style-name="T48_122">if</text:span><text:span text:style-name="T48_123"><text:s/></text:span><text:span text:style-name="T48_124">he</text:span><text:span text:style-name="T48_125">/</text:span><text:span text:style-name="T48_126">she</text:span><text:span text:style-name="T48_127"><text:s/></text:span><text:span text:style-name="T48_128">does</text:span><text:span text:style-name="T48_129"><text:s/></text:span><text:span text:style-name="T48_130">not</text:span><text:span text:style-name="T48_131"><text:s/></text:span><text:span text:style-name="T48_132">sign</text:span><text:span text:style-name="T48_133"><text:s/></text:span><text:span text:style-name="T48_134">a</text:span><text:span text:style-name="T48_135"><text:s/></text:span><text:span text:style-name="T48_136">questionable</text:span><text:span text:style-name="T48_137"><text:s/></text:span><text:span text:style-name="T48_138">update</text:span><text:span text:style-name="T48_139">,<text:s/></text:span><text:span text:style-name="T48_140">this</text:span><text:span text:style-name="T48_141"><text:s/></text:span><text:span text:style-name="T48_142">undermines</text:span><text:span text:style-name="T48_143"><text:s/></text:span><text:span text:style-name="T48_144">the</text:span><text:span text:style-name="T48_145"><text:s/></text:span><text:span text:style-name="T48_146">entire</text:span><text:span text:style-name="T48_147"><text:s/></text:span><text:span text:style-name="T48_148">system</text:span><text:span text:style-name="T48_149">.<text:s/></text:span><text:span text:style-name="T48_150">To</text:span><text:span text:style-name="T48_151"><text:s/></text:span><text:span text:style-name="T48_152">avoid</text:span><text:span text:style-name="T48_153"><text:s/></text:span><text:span text:style-name="T48_154">this</text:span><text:span text:style-name="T48_155">,<text:s/></text:span><text:span text:style-name="T48_156">trusted</text:span><text:span text:style-name="T48_157"><text:s/></text:span><text:span text:style-name="T48_158">nodes</text:span><text:span text:style-name="T48_159"><text:s/></text:span><text:span text:style-name="T48_160">should</text:span><text:span text:style-name="T48_161"><text:s/></text:span><text:span text:style-name="T48_162">be</text:span><text:span text:style-name="T48_163"><text:s/></text:span><text:span text:style-name="T48_164">paid</text:span><text:span text:style-name="T48_165"><text:s/></text:span><text:span text:style-name="T48_166">a</text:span><text:span text:style-name="T48_167"><text:s/></text:span><text:span text:style-name="T48_168">fixed</text:span><text:span text:style-name="T48_169"><text:s/></text:span><text:span text:style-name="T48_170">amount</text:span><text:span text:style-name="T48_171"><text:s/></text:span><text:span text:style-name="T48_172">each</text:span><text:span text:style-name="T48_173"><text:s/></text:span><text:span text:style-name="T48_174">time</text:span><text:span text:style-name="T48_175"><text:s/></text:span><text:span text:style-name="T48_176">they</text:span><text:span text:style-name="T48_177"><text:s/></text:span><text:span text:style-name="T48_178">sign</text:span><text:span text:style-name="T48_179"><text:s/></text:span><text:span text:style-name="T48_180">or</text:span><text:span text:style-name="T48_181"><text:s/></text:span><text:span text:style-name="T48_182">refuse</text:span><text:span text:style-name="T48_183"><text:s/></text:span><text:span text:style-name="T48_184">to</text:span><text:span text:style-name="T48_185"><text:s/></text:span><text:span text:style-name="T48_186">sign</text:span><text:span text:style-name="T48_187"><text:s/></text:span><text:span text:style-name="T48_188">a</text:span><text:span text:style-name="T48_189"><text:s/></text:span><text:span text:style-name="T48_190">proposed</text:span><text:span text:style-name="T48_191"><text:s/></text:span><text:span text:style-name="T48_192">update</text:span><text:span text:style-name="T48_193">.<text:s/></text:span><text:span text:style-name="T48_194">In</text:span><text:span text:style-name="T48_195"><text:s/></text:span><text:span text:style-name="T48_196">this</text:span><text:span text:style-name="T48_197"><text:s/></text:span><text:span text:style-name="T48_198">way</text:span><text:span text:style-name="T48_199">,<text:s/></text:span><text:span text:style-name="T48_200">they</text:span><text:span text:style-name="T48_201"><text:s/></text:span><text:span text:style-name="T48_202">have</text:span><text:span text:style-name="T48_203"><text:s/></text:span><text:span text:style-name="T48_204">no</text:span><text:span text:style-name="T48_205"><text:s/></text:span><text:span text:style-name="T48_206">monetary</text:span><text:span text:style-name="T48_207"><text:s/></text:span><text:span text:style-name="T48_208">incentive</text:span><text:span text:style-name="T48_209"><text:s/></text:span><text:span text:style-name="T48_210">to</text:span><text:span text:style-name="T48_211"><text:s/></text:span><text:span text:style-name="T48_212">lean</text:span><text:span text:style-name="T48_213"><text:s/></text:span><text:span text:style-name="T48_214">towards</text:span><text:span text:style-name="T48_215"><text:s/></text:span><text:span text:style-name="T48_216">or</text:span><text:span text:style-name="T48_217"><text:s/></text:span><text:span text:style-name="T48_218">away</text:span><text:span text:style-name="T48_219"><text:s/></text:span><text:span text:style-name="T48_220">from</text:span><text:span text:style-name="T48_221"><text:s/></text:span><text:span text:style-name="T48_222">signing</text:span><text:span text:style-name="T48_223">.</text:span></text:p>
      <text:h text:style-name="P49" text:outline-level="10"><text:bookmark-start text:name="h.7sm0oyyu8f7k"/><text:bookmark-end text:name="h.7sm0oyyu8f7k"/><text:span text:style-name="T49_1">Avoiding</text:span><text:span text:style-name="T49_2"><text:s/></text:span><text:span text:style-name="T49_3">Bribes</text:span></text:h>
      <text:p text:style-name="P50"><text:span text:style-name="T50_1"><text:tab/></text:span><text:span text:style-name="T50_2">Bribing</text:span><text:span text:style-name="T50_3"><text:s/></text:span><text:span text:style-name="T50_4">is</text:span><text:span text:style-name="T50_5"><text:s/></text:span><text:span text:style-name="T50_6">a</text:span><text:span text:style-name="T50_7"><text:s/></text:span><text:span text:style-name="T50_8">very</text:span><text:span text:style-name="T50_9"><text:s/></text:span><text:span text:style-name="T50_10">difficult</text:span><text:span text:style-name="T50_11"><text:s/></text:span><text:span text:style-name="T50_12">to</text:span><text:span text:style-name="T50_13"><text:s/></text:span><text:span text:style-name="T50_14">overcome</text:span><text:span text:style-name="T50_15"><text:s/></text:span><text:span text:style-name="T50_16">potential</text:span><text:span text:style-name="T50_17"><text:s/></text:span><text:span text:style-name="T50_18">problem</text:span><text:span text:style-name="T50_19"><text:s/></text:span><text:span text:style-name="T50_20">with</text:span><text:span text:style-name="T50_21"><text:s/></text:span><text:span text:style-name="T50_22">decentralized</text:span><text:span text:style-name="T50_23"><text:s/></text:span><text:span text:style-name="T50_24">code</text:span><text:span text:style-name="T50_25"><text:s/></text:span><text:span text:style-name="T50_26">signing</text:span><text:span text:style-name="T50_27">.<text:s/></text:span><text:span text:style-name="T50_28">To</text:span><text:span text:style-name="T50_29"><text:s/></text:span><text:span text:style-name="T50_30">avoid</text:span><text:span text:style-name="T50_31"><text:s/></text:span><text:span text:style-name="T50_32">situations</text:span><text:span text:style-name="T50_33"><text:s/></text:span><text:span text:style-name="T50_34">where</text:span><text:span text:style-name="T50_35"><text:s/></text:span><text:span text:style-name="T50_36">a</text:span><text:span text:style-name="T50_37"><text:s/></text:span><text:span text:style-name="T50_38">government</text:span><text:span text:style-name="T50_39"><text:s/>(</text:span><text:span text:style-name="T50_40">or</text:span><text:span text:style-name="T50_41"><text:s/></text:span><text:span text:style-name="T50_42">even</text:span><text:span text:style-name="T50_43">,<text:s/></text:span><text:span text:style-name="T50_44">a</text:span><text:span text:style-name="T50_45"><text:s/></text:span><text:span text:style-name="T50_46">criminal</text:span><text:span text:style-name="T50_47"><text:s/></text:span><text:span text:style-name="T50_48">organization</text:span><text:span text:style-name="T50_49"><text:s/></text:span><text:span text:style-name="T50_50">or</text:span><text:span text:style-name="T50_51"><text:s/></text:span><text:span text:style-name="T50_52">some</text:span><text:span text:style-name="T50_53"><text:s/></text:span><text:span text:style-name="T50_54">other</text:span><text:span text:style-name="T50_55"><text:s/></text:span><text:span text:style-name="T50_56">malicious</text:span><text:span text:style-name="T50_57"><text:s/></text:span><text:span text:style-name="T50_58">third</text:span><text:span text:style-name="T50_59"><text:s/></text:span><text:span text:style-name="T50_60">party</text:span><text:span text:style-name="T50_61">)<text:s/></text:span><text:span text:style-name="T50_62">attempts</text:span><text:span text:style-name="T50_63"><text:s/></text:span><text:span text:style-name="T50_64">to</text:span><text:span text:style-name="T50_65"><text:s/></text:span><text:span text:style-name="T50_66">pay</text:span><text:span text:style-name="T50_67"><text:s/></text:span><text:span text:style-name="T50_68">off</text:span><text:span text:style-name="T50_69"><text:s/></text:span><text:span text:style-name="T50_70">all</text:span><text:span text:style-name="T50_71"><text:s/></text:span><text:span text:style-name="T50_72">of</text:span><text:span text:style-name="T50_73"><text:s/></text:span><text:span text:style-name="T50_74">the</text:span><text:span text:style-name="T50_75"><text:s/></text:span><text:span text:style-name="T50_76">trusted</text:span><text:span text:style-name="T50_77"><text:s/></text:span><text:span text:style-name="T50_78">nodes</text:span><text:span text:style-name="T50_79"><text:s/></text:span><text:span text:style-name="T50_80">in</text:span><text:span text:style-name="T50_81"><text:s/></text:span><text:span text:style-name="T50_82">order</text:span><text:span text:style-name="T50_83"><text:s/></text:span><text:span text:style-name="T50_84">to</text:span><text:span text:style-name="T50_85"><text:s/></text:span><text:span text:style-name="T50_86">force</text:span><text:span text:style-name="T50_87"><text:s/></text:span><text:span text:style-name="T50_88">an</text:span><text:span text:style-name="T50_89"><text:s/></text:span><text:span text:style-name="T50_90">update</text:span><text:span text:style-name="T50_91">,<text:s/></text:span><text:span text:style-name="T50_92">primary</text:span><text:span text:style-name="T50_93"><text:s/></text:span><text:span text:style-name="T50_94">organizations</text:span><text:span text:style-name="T50_95"><text:s/></text:span><text:span text:style-name="T50_96">need</text:span><text:span text:style-name="T50_97"><text:s/></text:span><text:span text:style-name="T50_98">to</text:span><text:span text:style-name="T50_99"><text:s/></text:span><text:span text:style-name="T50_100">be</text:span><text:span text:style-name="T50_101"><text:s/></text:span><text:span text:style-name="T50_102">very</text:span><text:span text:style-name="T50_103"><text:s/></text:span><text:span text:style-name="T50_104">careful</text:span><text:span text:style-name="T50_105"><text:s/></text:span><text:span text:style-name="T50_106">about</text:span><text:span text:style-name="T50_107"><text:s/></text:span><text:span text:style-name="T50_108">who</text:span><text:span text:style-name="T50_109"><text:s/></text:span><text:span text:style-name="T50_110">they</text:span><text:span text:style-name="T50_111"><text:s/></text:span><text:span text:style-name="T50_112">select</text:span><text:span text:style-name="T50_113"><text:s/></text:span><text:span text:style-name="T50_114">to</text:span><text:span text:style-name="T50_115"><text:s/></text:span><text:span text:style-name="T50_116">be</text:span><text:span text:style-name="T50_117"><text:s/></text:span><text:span text:style-name="T50_118">trusted</text:span><text:span text:style-name="T50_119"><text:s/></text:span><text:span text:style-name="T50_120">nodes</text:span><text:span text:style-name="T50_121">,<text:s/></text:span><text:span text:style-name="T50_122">and</text:span><text:span text:style-name="T50_123"><text:s/></text:span><text:span text:style-name="T50_124">how</text:span><text:span text:style-name="T50_125"><text:s/></text:span><text:span text:style-name="T50_126">much</text:span><text:span text:style-name="T50_127"><text:s/></text:span><text:span text:style-name="T50_128">these</text:span><text:span text:style-name="T50_129"><text:s/></text:span><text:span text:style-name="T50_130">trusted</text:span><text:span text:style-name="T50_131"><text:s/></text:span><text:span text:style-name="T50_132">nodes</text:span><text:span text:style-name="T50_133"><text:s/></text:span><text:span text:style-name="T50_134">are</text:span><text:span text:style-name="T50_135"><text:s/></text:span><text:span text:style-name="T50_136">compensated</text:span><text:span text:style-name="T50_137">.<text:s/></text:span><text:span text:style-name="T50_138">Realistically</text:span><text:span text:style-name="T50_139"><text:s/></text:span><text:span text:style-name="T50_140">speaking</text:span><text:span text:style-name="T50_141">,<text:s/></text:span><text:span text:style-name="T50_142">there</text:span><text:span text:style-name="T50_143"><text:s/></text:span><text:span text:style-name="T50_144">are</text:span><text:span text:style-name="T50_145"><text:s/></text:span><text:span text:style-name="T50_146">very</text:span><text:span text:style-name="T50_147"><text:s/></text:span><text:span text:style-name="T50_148">few</text:span><text:span text:style-name="T50_149"><text:s/></text:span><text:span text:style-name="T50_150">situations</text:span><text:span text:style-name="T50_151"><text:s/></text:span><text:span text:style-name="T50_152">where</text:span><text:span text:style-name="T50_153"><text:s/></text:span><text:span text:style-name="T50_154">a</text:span><text:span text:style-name="T50_155"><text:s/></text:span><text:span text:style-name="T50_156">government</text:span><text:span text:style-name="T50_157"><text:s/></text:span><text:span text:style-name="T50_158">would</text:span><text:span text:style-name="T50_159"><text:s/></text:span><text:span text:style-name="T50_160">go</text:span><text:span text:style-name="T50_161"><text:s/></text:span><text:span text:style-name="T50_162">to</text:span><text:span text:style-name="T50_163"><text:s/></text:span><text:span text:style-name="T50_164">all</text:span><text:span text:style-name="T50_165"><text:s/></text:span><text:span text:style-name="T50_166">the</text:span><text:span text:style-name="T50_167"><text:s/></text:span><text:span text:style-name="T50_168">trouble</text:span><text:span text:style-name="T50_169"><text:s/></text:span><text:span text:style-name="T50_170">of</text:span><text:span text:style-name="T50_171"><text:s/></text:span><text:span text:style-name="T50_172">individually</text:span><text:span text:style-name="T50_173"><text:s/></text:span><text:span text:style-name="T50_174">bribing</text:span><text:span text:style-name="T50_175"><text:s/></text:span><text:span text:style-name="T50_176">each</text:span><text:span text:style-name="T50_177"><text:s/></text:span><text:span text:style-name="T50_178">trusted</text:span><text:span text:style-name="T50_179"><text:s/></text:span><text:span text:style-name="T50_180">node</text:span><text:span text:style-name="T50_181">,<text:s/></text:span><text:span text:style-name="T50_182">and</text:span><text:span text:style-name="T50_183"><text:s/></text:span><text:span text:style-name="T50_184">the</text:span><text:span text:style-name="T50_185"><text:s/></text:span><text:span text:style-name="T50_186">chances</text:span><text:span text:style-name="T50_187"><text:s/></text:span><text:span text:style-name="T50_188">of</text:span><text:span text:style-name="T50_189"><text:s/></text:span><text:span text:style-name="T50_190">all</text:span><text:span text:style-name="T50_191"><text:s/></text:span><text:span text:style-name="T50_192">nodes</text:span><text:span text:style-name="T50_193"><text:s/></text:span><text:span text:style-name="T50_194">accepting</text:span><text:span text:style-name="T50_195"><text:s/></text:span><text:span text:style-name="T50_196">such</text:span><text:span text:style-name="T50_197"><text:s/></text:span><text:span text:style-name="T50_198">a</text:span><text:span text:style-name="T50_199"><text:s/></text:span><text:span text:style-name="T50_200">bribe</text:span><text:span text:style-name="T50_201"><text:s/></text:span><text:span text:style-name="T50_202">are</text:span><text:span text:style-name="T50_203"><text:s/></text:span><text:span text:style-name="T50_204">low</text:span><text:span text:style-name="T50_205"><text:s/></text:span><text:span text:style-name="T50_206">given</text:span><text:span text:style-name="T50_207"><text:s/></text:span><text:span text:style-name="T50_208">the</text:span><text:span text:style-name="T50_209"><text:s/></text:span><text:span text:style-name="T50_210">fact</text:span><text:span text:style-name="T50_211"><text:s/></text:span><text:span text:style-name="T50_212">that</text:span><text:span text:style-name="T50_213"><text:s/></text:span><text:span text:style-name="T50_214">these</text:span><text:span text:style-name="T50_215"><text:s/></text:span><text:span text:style-name="T50_216">individuals</text:span><text:span text:style-name="T50_217"><text:s/></text:span><text:span text:style-name="T50_218">are</text:span><text:span text:style-name="T50_219"><text:s/></text:span><text:span text:style-name="T50_220">to</text:span><text:span text:style-name="T50_221"><text:s/></text:span><text:span text:style-name="T50_222">be</text:span><text:span text:style-name="T50_223"><text:s/></text:span><text:span text:style-name="T50_224">chosen</text:span><text:span text:style-name="T50_225"><text:s/></text:span><text:span text:style-name="T50_226">for</text:span><text:span text:style-name="T50_227"><text:s/></text:span><text:span text:style-name="T50_228">their</text:span><text:span text:style-name="T50_229"><text:s/></text:span><text:span text:style-name="T50_230">high</text:span><text:span text:style-name="T50_231"><text:s/></text:span><text:span text:style-name="T50_232">moral</text:span><text:span text:style-name="T50_233"><text:s/></text:span><text:span text:style-name="T50_234">character</text:span><text:span text:style-name="T50_235">.</text:span></text:p>
      <text:p text:style-name="P51"><text:span text:style-name="T51_1">Still</text:span><text:span text:style-name="T51_2">,<text:s/></text:span><text:span text:style-name="T51_3">there</text:span><text:span text:style-name="T51_4"><text:s/></text:span><text:span text:style-name="T51_5">are</text:span><text:span text:style-name="T51_6"><text:s/></text:span><text:span text:style-name="T51_7">ways</text:span><text:span text:style-name="T51_8"><text:s/></text:span><text:span text:style-name="T51_9">to</text:span><text:span text:style-name="T51_10"><text:s/></text:span><text:span text:style-name="T51_11">deal</text:span><text:span text:style-name="T51_12"><text:s/></text:span><text:span text:style-name="T51_13">with</text:span><text:span text:style-name="T51_14"><text:s/></text:span><text:span text:style-name="T51_15">this</text:span><text:span text:style-name="T51_16"><text:s/></text:span><text:span text:style-name="T51_17">situation</text:span><text:span text:style-name="T51_18">.<text:s/></text:span><text:span text:style-name="T51_19">To</text:span><text:span text:style-name="T51_20"><text:s/></text:span><text:span text:style-name="T51_21">begin</text:span><text:span text:style-name="T51_22"><text:s/></text:span><text:span text:style-name="T51_23">with</text:span><text:span text:style-name="T51_24">,<text:s/></text:span><text:span text:style-name="T51_25">trusted</text:span><text:span text:style-name="T51_26"><text:s/></text:span><text:span text:style-name="T51_27">nodes</text:span><text:span text:style-name="T51_28"><text:s/></text:span><text:span text:style-name="T51_29">should</text:span><text:span text:style-name="T51_30"><text:s/></text:span><text:span text:style-name="T51_31">be</text:span><text:span text:style-name="T51_32"><text:s/></text:span><text:span text:style-name="T51_33">paid</text:span><text:span text:style-name="T51_34"><text:s/></text:span><text:span text:style-name="T51_35">an</text:span><text:span text:style-name="T51_36"><text:s/></text:span><text:span text:style-name="T51_37">amount</text:span><text:span text:style-name="T51_38"><text:s/></text:span><text:span text:style-name="T51_39">that</text:span><text:span text:style-name="T51_40"><text:s/></text:span><text:span text:style-name="T51_41">is</text:span><text:span text:style-name="T51_42"><text:s/></text:span><text:span text:style-name="T51_43">commensurate</text:span><text:span text:style-name="T51_44"><text:s/></text:span><text:span text:style-name="T51_45">with</text:span><text:span text:style-name="T51_46"><text:s/></text:span><text:span text:style-name="T51_47">how</text:span><text:span text:style-name="T51_48"><text:s/></text:span><text:span text:style-name="T51_49">worried</text:span><text:span text:style-name="T51_50"><text:s/></text:span><text:span text:style-name="T51_51">a</text:span><text:span text:style-name="T51_52"><text:s/></text:span><text:span text:style-name="T51_53">particular</text:span><text:span text:style-name="T51_54"><text:s/></text:span><text:span text:style-name="T51_55">organization</text:span><text:span text:style-name="T51_56"><text:s/></text:span><text:span text:style-name="T51_57">is</text:span><text:span text:style-name="T51_58"><text:s/></text:span><text:span text:style-name="T51_59">that</text:span><text:span text:style-name="T51_60"><text:s/></text:span><text:span text:style-name="T51_61">their</text:span><text:span text:style-name="T51_62"><text:s/></text:span><text:span text:style-name="T51_63">trusted</text:span><text:span text:style-name="T51_64"><text:s/></text:span><text:span text:style-name="T51_65">nodes</text:span><text:span text:style-name="T51_66"><text:s/></text:span><text:span text:style-name="T51_67">will</text:span><text:span text:style-name="T51_68"><text:s/></text:span><text:span text:style-name="T51_69">be</text:span><text:span text:style-name="T51_70"><text:s/></text:span><text:span text:style-name="T51_71">bribed</text:span><text:span text:style-name="T51_72">.<text:s/></text:span><text:span text:style-name="T51_73">A</text:span><text:span text:style-name="T51_74"><text:s/></text:span><text:span text:style-name="T51_75">small</text:span><text:span text:style-name="T51_76"><text:s/></text:span><text:span text:style-name="T51_77">organization</text:span><text:span text:style-name="T51_78"><text:s/></text:span><text:span text:style-name="T51_79">would</text:span><text:span text:style-name="T51_80"><text:s/></text:span><text:span text:style-name="T51_81">likely</text:span><text:span text:style-name="T51_82"><text:s/></text:span><text:span text:style-name="T51_83">only</text:span><text:span text:style-name="T51_84"><text:s/></text:span><text:span text:style-name="T51_85">need</text:span><text:span text:style-name="T51_86"><text:s/></text:span><text:span text:style-name="T51_87">to</text:span><text:span text:style-name="T51_88"><text:s/></text:span><text:span text:style-name="T51_89">pay</text:span><text:span text:style-name="T51_90"><text:s/>$5-$20<text:s/></text:span><text:span text:style-name="T51_91">per</text:span><text:span text:style-name="T51_92"><text:s/></text:span><text:span text:style-name="T51_93">code</text:span><text:span text:style-name="T51_94"><text:s/></text:span><text:span text:style-name="T51_95">review</text:span><text:span text:style-name="T51_96">,<text:s/></text:span><text:span text:style-name="T51_97">but</text:span><text:span text:style-name="T51_98"><text:s/></text:span><text:span text:style-name="T51_99">larger</text:span><text:span text:style-name="T51_100">,<text:s/></text:span><text:span text:style-name="T51_101">higher</text:span><text:span text:style-name="T51_102">-</text:span><text:span text:style-name="T51_103">stakes</text:span><text:span text:style-name="T51_104"><text:s/></text:span><text:span text:style-name="T51_105">organization</text:span><text:span text:style-name="T51_106"><text:s/></text:span><text:span text:style-name="T51_107">such</text:span><text:span text:style-name="T51_108"><text:s/></text:span><text:span text:style-name="T51_109">as</text:span><text:span text:style-name="T51_110"><text:s/></text:span><text:span text:style-name="T51_111">Apple</text:span><text:span text:style-name="T51_112"><text:s/></text:span><text:span text:style-name="T51_113">or</text:span><text:span text:style-name="T51_114"><text:s/></text:span><text:span text:style-name="T51_115">Microsoft</text:span><text:span text:style-name="T51_116"><text:s/></text:span><text:span text:style-name="T51_117">would</text:span><text:span text:style-name="T51_118"><text:s/></text:span><text:span text:style-name="T51_119">probably</text:span><text:span text:style-name="T51_120"><text:s/></text:span><text:span text:style-name="T51_121">pay</text:span><text:span text:style-name="T51_122"><text:s/></text:span><text:span text:style-name="T51_123">hundreds</text:span><text:span text:style-name="T51_124"><text:s/></text:span><text:span text:style-name="T51_125">or</text:span><text:span text:style-name="T51_126"><text:s/></text:span><text:span text:style-name="T51_127">potentially</text:span><text:span text:style-name="T51_128"><text:s/></text:span><text:span text:style-name="T51_129">even</text:span><text:span text:style-name="T51_130"><text:s/></text:span><text:span text:style-name="T51_131">thousands</text:span><text:span text:style-name="T51_132"><text:s/></text:span><text:span text:style-name="T51_133">of</text:span><text:span text:style-name="T51_134"><text:s/></text:span><text:span text:style-name="T51_135">dollars</text:span><text:span text:style-name="T51_136"><text:s/></text:span><text:span text:style-name="T51_137">to</text:span><text:span text:style-name="T51_138"><text:s/></text:span><text:span text:style-name="T51_139">ensure</text:span><text:span text:style-name="T51_140"><text:s/></text:span><text:span text:style-name="T51_141">that</text:span><text:span text:style-name="T51_142"><text:s/></text:span><text:span text:style-name="T51_143">their</text:span><text:span text:style-name="T51_144"><text:s/></text:span><text:span text:style-name="T51_145">trusted</text:span><text:span text:style-name="T51_146"><text:s/></text:span><text:span text:style-name="T51_147">nodes</text:span><text:span text:style-name="T51_148"><text:s/></text:span><text:span text:style-name="T51_149">can</text:span><text:span text:style-name="T51_150"><text:s/></text:span><text:span text:style-name="T51_151">in</text:span><text:span text:style-name="T51_152"><text:s/></text:span><text:span text:style-name="T51_153">fact</text:span><text:span text:style-name="T51_154"><text:s/></text:span><text:span text:style-name="T51_155">be</text:span><text:span text:style-name="T51_156"><text:s/></text:span><text:span text:style-name="T51_157">trusted</text:span><text:span text:style-name="T51_158">.</text:span></text:p>
      <text:p text:style-name="P52"><text:span text:style-name="T52_1">Another</text:span><text:span text:style-name="T52_2"><text:s/></text:span><text:span text:style-name="T52_3">potential</text:span><text:span text:style-name="T52_4"><text:s/></text:span><text:span text:style-name="T52_5">solution</text:span><text:span text:style-name="T52_6"><text:s/></text:span><text:span text:style-name="T52_7">would</text:span><text:span text:style-name="T52_8"><text:s/></text:span><text:span text:style-name="T52_9">be</text:span><text:span text:style-name="T52_10"><text:s/></text:span><text:span text:style-name="T52_11">for</text:span><text:span text:style-name="T52_12"><text:s/></text:span><text:span text:style-name="T52_13">primary</text:span><text:span text:style-name="T52_14"><text:s/></text:span><text:span text:style-name="T52_15">organizations</text:span><text:span text:style-name="T52_16"><text:s/></text:span><text:span text:style-name="T52_17">to</text:span><text:span text:style-name="T52_18"><text:s/></text:span><text:span text:style-name="T52_19">implement</text:span><text:span text:style-name="T52_20"><text:s/></text:span><text:span text:style-name="T52_21">a</text:span><text:span text:style-name="T52_22"><text:s/></text:span><text:span text:style-name="T52_23">sort</text:span><text:span text:style-name="T52_24"><text:s/></text:span><text:span text:style-name="T52_25">of</text:span><text:span text:style-name="T52_26"><text:s/></text:span><text:span text:style-name="T52_27">bribe</text:span><text:span text:style-name="T52_28"><text:s/></text:span><text:span text:style-name="T52_29">bounty</text:span><text:span text:style-name="T52_30"><text:s/></text:span><text:span text:style-name="T52_31">program</text:span><text:span text:style-name="T52_32"><text:s/>(</text:span><text:span text:style-name="T52_33">think</text:span><text:span text:style-name="T52_34"><text:s/></text:span><text:span text:style-name="T52_35">matching</text:span><text:span text:style-name="T52_36"><text:s/></text:span><text:span text:style-name="T52_37">donations</text:span><text:span text:style-name="T52_38">,<text:s/></text:span><text:span text:style-name="T52_39">but</text:span><text:span text:style-name="T52_40"><text:s/></text:span><text:span text:style-name="T52_41">with</text:span><text:span text:style-name="T52_42"><text:s/></text:span><text:span text:style-name="T52_43">bribes</text:span><text:span text:style-name="T52_44">).<text:s/></text:span><text:span text:style-name="T52_45">Under</text:span><text:span text:style-name="T52_46"><text:s/></text:span><text:span text:style-name="T52_47">such</text:span><text:span text:style-name="T52_48"><text:s/></text:span><text:span text:style-name="T52_49">a</text:span><text:span text:style-name="T52_50"><text:s/></text:span><text:span text:style-name="T52_51">program</text:span><text:span text:style-name="T52_52">,<text:s/></text:span><text:span text:style-name="T52_53">trusted</text:span><text:span text:style-name="T52_54"><text:s/></text:span><text:span text:style-name="T52_55">nodes</text:span><text:span text:style-name="T52_56"><text:s/></text:span><text:span text:style-name="T52_57">would</text:span><text:span text:style-name="T52_58"><text:s/></text:span><text:span text:style-name="T52_59">be</text:span><text:span text:style-name="T52_60"><text:s/></text:span><text:span text:style-name="T52_61">awarded</text:span><text:span text:style-name="T52_62"><text:s/></text:span><text:span text:style-name="T52_63">the</text:span><text:span text:style-name="T52_64"><text:s/></text:span><text:span text:style-name="T52_65">full</text:span><text:span text:style-name="T52_66"><text:s/></text:span><text:span text:style-name="T52_67">amount</text:span><text:span text:style-name="T52_68"><text:s/></text:span><text:span text:style-name="T52_69">of</text:span><text:span text:style-name="T52_70"><text:s/></text:span><text:span text:style-name="T52_71">a</text:span><text:span text:style-name="T52_72"><text:s/></text:span><text:span text:style-name="T52_73">potential</text:span><text:span text:style-name="T52_74"><text:s/></text:span><text:span text:style-name="T52_75">bribe</text:span><text:span text:style-name="T52_76"><text:s/>(</text:span><text:span text:style-name="T52_77">within</text:span><text:span text:style-name="T52_78"><text:s/></text:span><text:span text:style-name="T52_79">reason</text:span><text:span text:style-name="T52_80">)<text:s/></text:span><text:span text:style-name="T52_81">if</text:span><text:span text:style-name="T52_82"><text:s/></text:span><text:span text:style-name="T52_83">said</text:span><text:span text:style-name="T52_84"><text:s/></text:span><text:span text:style-name="T52_85">bribe</text:span><text:span text:style-name="T52_86"><text:s/></text:span><text:span text:style-name="T52_87">is</text:span><text:span text:style-name="T52_88"><text:s/></text:span><text:span text:style-name="T52_89">credibly</text:span><text:span text:style-name="T52_90"><text:s/></text:span><text:span text:style-name="T52_91">reported</text:span><text:span text:style-name="T52_92"><text:s/></text:span><text:span text:style-name="T52_93">to</text:span><text:span text:style-name="T52_94"><text:s/></text:span><text:span text:style-name="T52_95">the</text:span><text:span text:style-name="T52_96"><text:s/></text:span><text:span text:style-name="T52_97">primary</text:span><text:span text:style-name="T52_98"><text:s/></text:span><text:span text:style-name="T52_99">organization</text:span><text:span text:style-name="T52_100"><text:s/></text:span><text:span text:style-name="T52_101">and</text:span><text:span text:style-name="T52_102"><text:s/></text:span><text:span text:style-name="T52_103">is</text:span><text:span text:style-name="T52_104"><text:s/></text:span><text:span text:style-name="T52_105">rejected</text:span><text:span text:style-name="T52_106">.</text:span></text:p>
      <text:p text:style-name="P53"><text:span text:style-name="T53_1">It</text:span><text:span text:style-name="T53_2"><text:s/></text:span><text:span text:style-name="T53_3">is</text:span><text:span text:style-name="T53_4"><text:s/></text:span><text:span text:style-name="T53_5">worth</text:span><text:span text:style-name="T53_6"><text:s/></text:span><text:span text:style-name="T53_7">noting</text:span><text:span text:style-name="T53_8"><text:s/></text:span><text:span text:style-name="T53_9">that</text:span><text:span text:style-name="T53_10"><text:s/></text:span><text:span text:style-name="T53_11">at</text:span><text:span text:style-name="T53_12"><text:s/></text:span><text:span text:style-name="T53_13">the</text:span><text:span text:style-name="T53_14"><text:s/></text:span><text:span text:style-name="T53_15">end</text:span><text:span text:style-name="T53_16"><text:s/></text:span><text:span text:style-name="T53_17">of</text:span><text:span text:style-name="T53_18"><text:s/></text:span><text:span text:style-name="T53_19">the</text:span><text:span text:style-name="T53_20"><text:s/></text:span><text:span text:style-name="T53_21">day</text:span><text:span text:style-name="T53_22">,<text:s/></text:span><text:span text:style-name="T53_23">no</text:span><text:span text:style-name="T53_24"><text:s/></text:span><text:span text:style-name="T53_25">existing</text:span><text:span text:style-name="T53_26"><text:s/></text:span><text:span text:style-name="T53_27">code</text:span><text:span text:style-name="T53_28"><text:s/></text:span><text:span text:style-name="T53_29">signing</text:span><text:span text:style-name="T53_30"><text:s/></text:span><text:span text:style-name="T53_31">techniques</text:span><text:span text:style-name="T53_32"><text:s/></text:span><text:span text:style-name="T53_33">have</text:span><text:span text:style-name="T53_34"><text:s/></text:span><text:span text:style-name="T53_35">a</text:span><text:span text:style-name="T53_36"><text:s/></text:span><text:span text:style-name="T53_37">better</text:span><text:span text:style-name="T53_38"><text:s/></text:span><text:span text:style-name="T53_39">deterrent</text:span><text:span text:style-name="T53_40"><text:s/></text:span><text:span text:style-name="T53_41">to</text:span><text:span text:style-name="T53_42"><text:s/></text:span><text:span text:style-name="T53_43">bribes</text:span><text:span text:style-name="T53_44"><text:s/></text:span><text:span text:style-name="T53_45">than</text:span><text:span text:style-name="T53_46"><text:s/></text:span><text:span text:style-name="T53_47">what</text:span><text:span text:style-name="T53_48"><text:s/></text:span><text:span text:style-name="T53_49">we</text:span><text:span text:style-name="T53_50"><text:s/></text:span><text:span text:style-name="T53_51">have</text:span><text:span text:style-name="T53_52"><text:s/></text:span><text:span text:style-name="T53_53">mentioned</text:span><text:span text:style-name="T53_54"><text:s/></text:span><text:span text:style-name="T53_55">above</text:span><text:span text:style-name="T53_56">.<text:s/></text:span><text:span text:style-name="T53_57">As</text:span><text:span text:style-name="T53_58"><text:s/></text:span><text:span text:style-name="T53_59">a</text:span><text:span text:style-name="T53_60"><text:s/></text:span><text:span text:style-name="T53_61">general</text:span><text:span text:style-name="T53_62"><text:s/></text:span><text:span text:style-name="T53_63">rule</text:span><text:span text:style-name="T53_64"><text:s/></text:span><text:span text:style-name="T53_65">of</text:span><text:span text:style-name="T53_66"><text:s/></text:span><text:span text:style-name="T53_67">thumb</text:span><text:span text:style-name="T53_68">,<text:s/></text:span><text:span text:style-name="T53_69">the</text:span><text:span text:style-name="T53_70"><text:s/></text:span><text:span text:style-name="T53_71">more</text:span><text:span text:style-name="T53_72"><text:s/></text:span><text:span text:style-name="T53_73">nodes</text:span><text:span text:style-name="T53_74"><text:s/></text:span><text:span text:style-name="T53_75">you</text:span><text:span text:style-name="T53_76"><text:s/></text:span><text:span text:style-name="T53_77">add</text:span><text:span text:style-name="T53_78"><text:s/></text:span><text:span text:style-name="T53_79">to</text:span><text:span text:style-name="T53_80"><text:s/></text:span><text:span text:style-name="T53_81">the</text:span><text:span text:style-name="T53_82"><text:s/></text:span><text:span text:style-name="T53_83">system</text:span><text:span text:style-name="T53_84">,<text:s/></text:span><text:span text:style-name="T53_85">the</text:span><text:span text:style-name="T53_86"><text:s/></text:span><text:span text:style-name="T53_87">more</text:span><text:span text:style-name="T53_88"><text:s/></text:span><text:span text:style-name="T53_89">you</text:span><text:span text:style-name="T53_90"><text:s/></text:span><text:span text:style-name="T53_91">can</text:span><text:span text:style-name="T53_92"><text:s/></text:span><text:span text:style-name="T53_93">collectively</text:span><text:span text:style-name="T53_94"><text:s/></text:span><text:span text:style-name="T53_95">trust</text:span><text:span text:style-name="T53_96"><text:s/></text:span><text:span text:style-name="T53_97">that</text:span><text:span text:style-name="T53_98"><text:s/></text:span><text:span text:style-name="T53_99">all</text:span><text:span text:style-name="T53_100"><text:s/></text:span><text:span text:style-name="T53_101">of</text:span><text:span text:style-name="T53_102"><text:s/></text:span><text:span text:style-name="T53_103">them</text:span><text:span text:style-name="T53_104"><text:s/></text:span><text:span text:style-name="T53_105">have</text:span><text:span text:style-name="T53_106"><text:s/></text:span><text:span text:style-name="T53_107">not</text:span><text:span text:style-name="T53_108"><text:s/></text:span><text:span text:style-name="T53_109">been</text:span><text:span text:style-name="T53_110"><text:s/></text:span><text:span text:style-name="T53_111">bribed</text:span><text:span text:style-name="T53_112"><text:s/></text:span><text:span text:style-name="T53_113">or</text:span><text:span text:style-name="T53_114"><text:s/></text:span><text:span text:style-name="T53_115">compromised</text:span><text:span text:style-name="T53_116"><text:s/></text:span><text:span text:style-name="T53_117">in</text:span><text:span text:style-name="T53_118"><text:s/></text:span><text:span text:style-name="T53_119">some</text:span><text:span text:style-name="T53_120"><text:s/></text:span><text:span text:style-name="T53_121">way</text:span><text:span text:style-name="T53_122">.<text:s/></text:span><text:span text:style-name="T53_123">While</text:span><text:span text:style-name="T53_124"><text:s/></text:span><text:span text:style-name="T53_125">it</text:span><text:span text:style-name="T53_126"><text:s/></text:span><text:span text:style-name="T53_127">is</text:span><text:span text:style-name="T53_128"><text:s/></text:span><text:span text:style-name="T53_129">easy</text:span><text:span text:style-name="T53_130"><text:s/></text:span><text:span text:style-name="T53_131">to</text:span><text:span text:style-name="T53_132"><text:s/></text:span><text:span text:style-name="T53_133">bribe</text:span><text:span text:style-name="T53_134"><text:s/></text:span><text:span text:style-name="T53_135">one</text:span><text:span text:style-name="T53_136"><text:s/></text:span><text:span text:style-name="T53_137">person</text:span><text:span text:style-name="T53_138"><text:s/></text:span><text:span text:style-name="T53_139">successfully</text:span><text:span text:style-name="T53_140">,<text:s/></text:span><text:span text:style-name="T53_141">it</text:span><text:span text:style-name="T53_142"><text:s/></text:span><text:span text:style-name="T53_143">is</text:span><text:span text:style-name="T53_144"><text:s/></text:span><text:span text:style-name="T53_145">much</text:span><text:span text:style-name="T53_146"><text:s/></text:span><text:span text:style-name="T53_147">harder</text:span><text:span text:style-name="T53_148"><text:s/></text:span><text:span text:style-name="T53_149">to</text:span><text:span text:style-name="T53_150"><text:s/></text:span><text:span text:style-name="T53_151">bribe</text:span><text:span text:style-name="T53_152"><text:s/></text:span><text:span text:style-name="T53_153">an</text:span><text:span text:style-name="T53_154"><text:s/></text:span><text:span text:style-name="T53_155">entire</text:span><text:span text:style-name="T53_156"><text:s/></text:span><text:span text:style-name="T53_157">crowd</text:span><text:span text:style-name="T53_158"><text:s/></text:span><text:span text:style-name="T53_159">of</text:span><text:span text:style-name="T53_160"><text:s/></text:span><text:span text:style-name="T53_161">people</text:span><text:span text:style-name="T53_162">.</text:span></text:p>
      <text:h text:style-name="P54" text:outline-level="10"><text:bookmark-start text:name="h.qoa78k5x4a5p"/><text:bookmark-end text:name="h.qoa78k5x4a5p"/><text:span text:style-name="T54_1">Handling</text:span><text:span text:style-name="T54_2"><text:s/></text:span><text:span text:style-name="T54_3">Compromised</text:span><text:span text:style-name="T54_4"><text:s/></text:span><text:span text:style-name="T54_5">or</text:span><text:span text:style-name="T54_6"><text:s/></text:span><text:span text:style-name="T54_7">Incapacitated</text:span><text:span text:style-name="T54_8"><text:s/></text:span><text:span text:style-name="T54_9">Nodes</text:span></text:h>
      <text:p text:style-name="P55"><text:span text:style-name="T55_1"><text:tab/></text:span><text:span text:style-name="T55_2">It</text:span><text:span text:style-name="T55_3"><text:s/></text:span><text:span text:style-name="T55_4">is</text:span><text:span text:style-name="T55_5"><text:s/></text:span><text:span text:style-name="T55_6">always</text:span><text:span text:style-name="T55_7"><text:s/></text:span><text:span text:style-name="T55_8">possible</text:span><text:span text:style-name="T55_9"><text:s/></text:span><text:span text:style-name="T55_10">that</text:span><text:span text:style-name="T55_11"><text:s/></text:span><text:span text:style-name="T55_12">a</text:span><text:span text:style-name="T55_13"><text:s/></text:span><text:span text:style-name="T55_14">government</text:span><text:span text:style-name="T55_15"><text:s/></text:span><text:span text:style-name="T55_16">or</text:span><text:span text:style-name="T55_17"><text:s/></text:span><text:span text:style-name="T55_18">malicious</text:span><text:span text:style-name="T55_19"><text:s/></text:span><text:span text:style-name="T55_20">entity</text:span><text:span text:style-name="T55_21"><text:s/></text:span><text:span text:style-name="T55_22">will</text:span><text:span text:style-name="T55_23"><text:s/></text:span><text:span text:style-name="T55_24">attempt</text:span><text:span text:style-name="T55_25"><text:s/></text:span><text:span text:style-name="T55_26">to</text:span><text:span text:style-name="T55_27"><text:s/></text:span><text:span text:style-name="T55_28">exploit</text:span><text:span text:style-name="T55_29"><text:s/></text:span><text:span text:style-name="T55_30">the</text:span><text:span text:style-name="T55_31"><text:s/></text:span><text:span text:style-name="T55_32">decentralized</text:span><text:span text:style-name="T55_33"><text:s/></text:span><text:span text:style-name="T55_34">code</text:span><text:span text:style-name="T55_35"><text:s/></text:span><text:span text:style-name="T55_36">signing</text:span><text:span text:style-name="T55_37"><text:s/></text:span><text:span text:style-name="T55_38">system</text:span><text:span text:style-name="T55_39"><text:s/></text:span><text:span text:style-name="T55_40">itself</text:span><text:span text:style-name="T55_41"><text:s/></text:span><text:span text:style-name="T55_42">by</text:span><text:span text:style-name="T55_43"><text:s/></text:span><text:span text:style-name="T55_44">compelling</text:span><text:span text:style-name="T55_45"><text:s/></text:span><text:span text:style-name="T55_46">a</text:span><text:span text:style-name="T55_47"><text:s/></text:span><text:span text:style-name="T55_48">trusted</text:span><text:span text:style-name="T55_49"><text:s/></text:span><text:span text:style-name="T55_50">node</text:span><text:span text:style-name="T55_51"><text:s/></text:span><text:span text:style-name="T55_52">not</text:span><text:span text:style-name="T55_53"><text:s/></text:span><text:span text:style-name="T55_54">to</text:span><text:span text:style-name="T55_55"><text:s/></text:span><text:span text:style-name="T55_56">sign</text:span><text:span text:style-name="T55_57"><text:s/></text:span><text:span text:style-name="T55_58">a</text:span><text:span text:style-name="T55_59"><text:s/></text:span><text:span text:style-name="T55_60">routine</text:span><text:span text:style-name="T55_61"><text:s/></text:span><text:span text:style-name="T55_62">update</text:span><text:span text:style-name="T55_63">,<text:s/></text:span><text:span text:style-name="T55_64">thereby</text:span><text:span text:style-name="T55_65"><text:s/></text:span><text:span text:style-name="T55_66">holding</text:span><text:span text:style-name="T55_67"><text:s/></text:span><text:span text:style-name="T55_68">the</text:span><text:span text:style-name="T55_69"><text:s/></text:span><text:span text:style-name="T55_70">entire</text:span><text:span text:style-name="T55_71"><text:s/></text:span><text:span text:style-name="T55_72">software</text:span><text:span text:style-name="T55_73"><text:s/></text:span><text:span text:style-name="T55_74">company</text:span><text:span text:style-name="T55_75">’</text:span><text:span text:style-name="T55_76">s</text:span><text:span text:style-name="T55_77"><text:s/></text:span><text:span text:style-name="T55_78">ability</text:span><text:span text:style-name="T55_79"><text:s/></text:span><text:span text:style-name="T55_80">to</text:span><text:span text:style-name="T55_81"><text:s/></text:span><text:span text:style-name="T55_82">push</text:span><text:span text:style-name="T55_83"><text:s/></text:span><text:span text:style-name="T55_84">out</text:span><text:span text:style-name="T55_85"><text:s/></text:span><text:span text:style-name="T55_86">updates</text:span><text:span text:style-name="T55_87"><text:s/></text:span><text:span text:style-name="T55_88">hostage</text:span><text:span text:style-name="T55_89">.<text:s/></text:span><text:span text:style-name="T55_90">This</text:span><text:span text:style-name="T55_91"><text:s/></text:span><text:span text:style-name="T55_92">same</text:span><text:span text:style-name="T55_93"><text:s/></text:span><text:span text:style-name="T55_94">problem</text:span><text:span text:style-name="T55_95"><text:s/></text:span><text:span text:style-name="T55_96">occurs</text:span><text:span text:style-name="T55_97"><text:s/></text:span><text:span text:style-name="T55_98">if</text:span><text:span text:style-name="T55_99"><text:s/></text:span><text:span text:style-name="T55_100">a</text:span><text:span text:style-name="T55_101"><text:s/></text:span><text:span text:style-name="T55_102">trusted</text:span><text:span text:style-name="T55_103"><text:s/></text:span><text:span text:style-name="T55_104">node</text:span><text:span text:style-name="T55_105"><text:s/></text:span><text:span text:style-name="T55_106">decides</text:span><text:span text:style-name="T55_107"><text:s/></text:span><text:span text:style-name="T55_108">to</text:span><text:span text:style-name="T55_109"><text:s/></text:span><text:span text:style-name="T55_110">quit</text:span><text:span text:style-name="T55_111"><text:s/></text:span><text:span text:style-name="T55_112">his</text:span><text:span text:style-name="T55_113">/</text:span><text:span text:style-name="T55_114">her</text:span><text:span text:style-name="T55_115"><text:s/></text:span><text:span text:style-name="T55_116">job</text:span><text:span text:style-name="T55_117">,<text:s/></text:span><text:span text:style-name="T55_118">or</text:span><text:span text:style-name="T55_119"><text:s/></text:span><text:span text:style-name="T55_120">if</text:span><text:span text:style-name="T55_121"><text:s/></text:span><text:span text:style-name="T55_122">for</text:span><text:span text:style-name="T55_123"><text:s/></text:span><text:span text:style-name="T55_124">some</text:span><text:span text:style-name="T55_125"><text:s/></text:span><text:span text:style-name="T55_126">reason</text:span><text:span text:style-name="T55_127"><text:s/></text:span><text:span text:style-name="T55_128">we</text:span><text:span text:style-name="T55_129"><text:s/></text:span><text:span text:style-name="T55_130">want</text:span><text:span text:style-name="T55_131"><text:s/></text:span><text:span text:style-name="T55_132">to</text:span><text:span text:style-name="T55_133"><text:s/></text:span><text:span text:style-name="T55_134">add</text:span><text:span text:style-name="T55_135"><text:s/></text:span><text:span text:style-name="T55_136">or</text:span><text:span text:style-name="T55_137"><text:s/></text:span><text:span text:style-name="T55_138">remove</text:span><text:span text:style-name="T55_139"><text:s/></text:span><text:span text:style-name="T55_140">additional</text:span><text:span text:style-name="T55_141"><text:s/></text:span><text:span text:style-name="T55_142">trusted</text:span><text:span text:style-name="T55_143"><text:s/></text:span><text:span text:style-name="T55_144">nodes</text:span><text:span text:style-name="T55_145">.<text:s/></text:span><text:span text:style-name="T55_146">How</text:span><text:span text:style-name="T55_147"><text:s/></text:span><text:span text:style-name="T55_148">can</text:span><text:span text:style-name="T55_149"><text:s/></text:span><text:span text:style-name="T55_150">we</text:span><text:span text:style-name="T55_151"><text:s/></text:span><text:span text:style-name="T55_152">allow</text:span><text:span text:style-name="T55_153"><text:s/></text:span><text:span text:style-name="T55_154">for</text:span><text:span text:style-name="T55_155"><text:s/></text:span><text:span text:style-name="T55_156">these</text:span><text:span text:style-name="T55_157"><text:s/></text:span><text:span text:style-name="T55_158">types</text:span><text:span text:style-name="T55_159"><text:s/></text:span><text:span text:style-name="T55_160">of</text:span><text:span text:style-name="T55_161"><text:s/></text:span><text:span text:style-name="T55_162">changes</text:span><text:span text:style-name="T55_163">,<text:s/></text:span><text:span text:style-name="T55_164">but</text:span><text:span text:style-name="T55_165"><text:s/></text:span><text:span text:style-name="T55_166">still</text:span><text:span text:style-name="T55_167"><text:s/></text:span><text:span text:style-name="T55_168">avoid</text:span><text:span text:style-name="T55_169"><text:s/></text:span><text:span text:style-name="T55_170">the</text:span><text:span text:style-name="T55_171"><text:s/></text:span><text:span text:style-name="T55_172">bad</text:span><text:span text:style-name="T55_173"><text:s/></text:span><text:span text:style-name="T55_174">effects</text:span><text:span text:style-name="T55_175"><text:s/></text:span><text:span text:style-name="T55_176">of</text:span><text:span text:style-name="T55_177"><text:s/></text:span><text:span text:style-name="T55_178">putting</text:span><text:span text:style-name="T55_179"><text:s/></text:span><text:span text:style-name="T55_180">code</text:span><text:span text:style-name="T55_181"><text:s/></text:span><text:span text:style-name="T55_182">signing</text:span><text:span text:style-name="T55_183"><text:s/></text:span><text:span text:style-name="T55_184">solely</text:span><text:span text:style-name="T55_185"><text:s/></text:span><text:span text:style-name="T55_186">in</text:span><text:span text:style-name="T55_187"><text:s/></text:span><text:span text:style-name="T55_188">the</text:span><text:span text:style-name="T55_189"><text:s/></text:span><text:span text:style-name="T55_190">hands</text:span><text:span text:style-name="T55_191"><text:s/></text:span><text:span text:style-name="T55_192">of</text:span><text:span text:style-name="T55_193"><text:s/></text:span><text:span text:style-name="T55_194">the</text:span><text:span text:style-name="T55_195"><text:s/></text:span><text:span text:style-name="T55_196">primary</text:span><text:span text:style-name="T55_197"><text:s/></text:span><text:span text:style-name="T55_198">organization</text:span><text:span text:style-name="T55_199">?</text:span></text:p>
      <text:p text:style-name="P56"><text:span text:style-name="T56_1"><text:tab/></text:span><text:span text:style-name="T56_2">A</text:span><text:span text:style-name="T56_3"><text:s/></text:span><text:span text:style-name="T56_4">clever</text:span><text:span text:style-name="T56_5"><text:s/></text:span><text:span text:style-name="T56_6">answer</text:span><text:span text:style-name="T56_7"><text:s/></text:span><text:span text:style-name="T56_8">lies</text:span><text:span text:style-name="T56_9"><text:s/></text:span><text:span text:style-name="T56_10">in</text:span><text:span text:style-name="T56_11"><text:s/></text:span><text:span text:style-name="T56_12">the</text:span><text:span text:style-name="T56_13"><text:s/></text:span><text:span text:style-name="T56_14">mathematics</text:span><text:span text:style-name="T56_15"><text:s/></text:span><text:span text:style-name="T56_16">of</text:span><text:span text:style-name="T56_17"><text:s/></text:span><text:span text:style-name="T56_18">code</text:span><text:span text:style-name="T56_19"><text:s/></text:span><text:span text:style-name="T56_20">signing</text:span><text:span text:style-name="T56_21">.<text:s/></text:span><text:span text:style-name="T56_22">Instead</text:span><text:span text:style-name="T56_23"><text:s/></text:span><text:span text:style-name="T56_24">of</text:span><text:span text:style-name="T56_25"><text:s/></text:span><text:span text:style-name="T56_26">requiring</text:span><text:span text:style-name="T56_27"><text:s/></text:span><text:span text:style-name="T56_28">all</text:span><text:span text:style-name="T56_29"><text:s/></text:span><text:span text:style-name="T56_30">n</text:span><text:span text:style-name="T56_31"><text:s/></text:span><text:span text:style-name="T56_32">signatures</text:span><text:span text:style-name="T56_33"><text:s/></text:span><text:span text:style-name="T56_34">to</text:span><text:span text:style-name="T56_35"><text:s/></text:span><text:span text:style-name="T56_36">consider</text:span><text:span text:style-name="T56_37"><text:s/></text:span><text:span text:style-name="T56_38">an</text:span><text:span text:style-name="T56_39"><text:s/></text:span><text:span text:style-name="T56_40">update</text:span><text:span text:style-name="T56_41"><text:s/></text:span><text:span text:style-name="T56_42">to</text:span><text:span text:style-name="T56_43"><text:s/></text:span><text:span text:style-name="T56_44">be</text:span><text:span text:style-name="T56_45"><text:s/></text:span><text:span text:style-name="T56_46">fully</text:span><text:span text:style-name="T56_47"><text:s/></text:span><text:span text:style-name="T56_48">signed</text:span><text:span text:style-name="T56_49">,<text:s/></text:span><text:span text:style-name="T56_50">we</text:span><text:span text:style-name="T56_51"><text:s/></text:span><text:span text:style-name="T56_52">could</text:span><text:span text:style-name="T56_53"><text:s/></text:span><text:span text:style-name="T56_54">instead</text:span><text:span text:style-name="T56_55"><text:s/></text:span><text:span text:style-name="T56_56">merely</text:span><text:span text:style-name="T56_57"><text:s/></text:span><text:span text:style-name="T56_58">require</text:span><text:span text:style-name="T56_59"><text:s/></text:span><text:span text:style-name="T56_60">signatures</text:span><text:span text:style-name="T56_61"><text:s/></text:span><text:span text:style-name="T56_62">from</text:span><text:span text:style-name="T56_63"><text:s/></text:span><text:span text:style-name="T56_64">n</text:span><text:span text:style-name="T56_65">-1<text:s/></text:span><text:span text:style-name="T56_66">trusted</text:span><text:span text:style-name="T56_67"><text:s/></text:span><text:span text:style-name="T56_68">nodes</text:span><text:span text:style-name="T56_69">—</text:span><text:span text:style-name="T56_70">or</text:span><text:span text:style-name="T56_71"><text:s/></text:span><text:span text:style-name="T56_72">more</text:span><text:span text:style-name="T56_73">,<text:s/></text:span><text:span text:style-name="T56_74">if</text:span><text:span text:style-name="T56_75"><text:s/></text:span><text:span text:style-name="T56_76">there</text:span><text:span text:style-name="T56_77"><text:s/></text:span><text:span text:style-name="T56_78">are</text:span><text:span text:style-name="T56_79"><text:s/></text:span><text:span text:style-name="T56_80">a</text:span><text:span text:style-name="T56_81"><text:s/></text:span><text:span text:style-name="T56_82">truly</text:span><text:span text:style-name="T56_83"><text:s/></text:span><text:span text:style-name="T56_84">large</text:span><text:span text:style-name="T56_85"><text:s/></text:span><text:span text:style-name="T56_86">number</text:span><text:span text:style-name="T56_87"><text:s/></text:span><text:span text:style-name="T56_88">of</text:span><text:span text:style-name="T56_89"><text:s/></text:span><text:span text:style-name="T56_90">trusted</text:span><text:span text:style-name="T56_91"><text:s/></text:span><text:span text:style-name="T56_92">nodes</text:span><text:span text:style-name="T56_93">.<text:s/></text:span><text:span text:style-name="T56_94">This</text:span><text:span text:style-name="T56_95"><text:s/></text:span><text:span text:style-name="T56_96">is</text:span><text:span text:style-name="T56_97"><text:s/></text:span><text:span text:style-name="T56_98">technologically</text:span><text:span text:style-name="T56_99"><text:s/></text:span><text:span text:style-name="T56_100">possible</text:span><text:span text:style-name="T56_101"><text:s/></text:span><text:span text:style-name="T56_102">by</text:span><text:span text:style-name="T56_103"><text:s/></text:span><text:span text:style-name="T56_104">storing</text:span><text:span text:style-name="T56_105"><text:s/></text:span><text:span text:style-name="T56_106">public</text:span><text:span text:style-name="T56_107"><text:s/></text:span><text:span text:style-name="T56_108">keys</text:span><text:span text:style-name="T56_109"><text:s/></text:span><text:span text:style-name="T56_110">for</text:span><text:span text:style-name="T56_111"><text:s/></text:span><text:span text:style-name="T56_112">each</text:span><text:span text:style-name="T56_113"><text:s/></text:span><text:span text:style-name="T56_114">possible</text:span><text:span text:style-name="T56_115"><text:s/></text:span><text:span text:style-name="T56_116">n</text:span><text:span text:style-name="T56_117">-1<text:s/></text:span><text:span text:style-name="T56_118">permutation</text:span><text:span text:style-name="T56_119"><text:s/></text:span><text:span text:style-name="T56_120">of</text:span><text:span text:style-name="T56_121"><text:s/></text:span><text:span text:style-name="T56_122">the</text:span><text:span text:style-name="T56_123"><text:s/></text:span><text:span text:style-name="T56_124">set</text:span><text:span text:style-name="T56_125"><text:s/></text:span><text:span text:style-name="T56_126">of</text:span><text:span text:style-name="T56_127"><text:s/></text:span><text:span text:style-name="T56_128">trusted</text:span><text:span text:style-name="T56_129"><text:s/></text:span><text:span text:style-name="T56_130">nodes</text:span><text:span text:style-name="T56_131">,<text:s/></text:span><text:span text:style-name="T56_132">instead</text:span><text:span text:style-name="T56_133"><text:s/></text:span><text:span text:style-name="T56_134">of</text:span><text:span text:style-name="T56_135"><text:s/></text:span><text:span text:style-name="T56_136">just</text:span><text:span text:style-name="T56_137"><text:s/></text:span><text:span text:style-name="T56_138">a</text:span><text:span text:style-name="T56_139"><text:s/></text:span><text:span text:style-name="T56_140">single</text:span><text:span text:style-name="T56_141"><text:s/></text:span><text:span text:style-name="T56_142">public</text:span><text:span text:style-name="T56_143"><text:s/></text:span><text:span text:style-name="T56_144">key</text:span><text:span text:style-name="T56_145"><text:s/></text:span><text:span text:style-name="T56_146">containing</text:span><text:span text:style-name="T56_147"><text:s/></text:span><text:span text:style-name="T56_148">all</text:span><text:span text:style-name="T56_149"><text:s/></text:span><text:span text:style-name="T56_150">private</text:span><text:span text:style-name="T56_151"><text:s/></text:span><text:span text:style-name="T56_152">keys</text:span><text:span text:style-name="T56_153">.<text:s/></text:span><text:span text:style-name="T56_154">To</text:span><text:span text:style-name="T56_155"><text:s/></text:span><text:span text:style-name="T56_156">verify</text:span><text:span text:style-name="T56_157"><text:s/></text:span><text:span text:style-name="T56_158">an</text:span><text:span text:style-name="T56_159"><text:s/></text:span><text:span text:style-name="T56_160">n</text:span><text:span text:style-name="T56_161">-1<text:s/></text:span><text:span text:style-name="T56_162">update</text:span><text:span text:style-name="T56_163">,<text:s/></text:span><text:span text:style-name="T56_164">we</text:span><text:span text:style-name="T56_165"><text:s/></text:span><text:span text:style-name="T56_166">simply</text:span><text:span text:style-name="T56_167"><text:s/></text:span><text:span text:style-name="T56_168">try</text:span><text:span text:style-name="T56_169"><text:s/></text:span><text:span text:style-name="T56_170">all</text:span><text:span text:style-name="T56_171"><text:s/></text:span><text:span text:style-name="T56_172">the</text:span><text:span text:style-name="T56_173"><text:s/></text:span><text:span text:style-name="T56_174">public</text:span><text:span text:style-name="T56_175"><text:s/></text:span><text:span text:style-name="T56_176">keys</text:span><text:span text:style-name="T56_177">.<text:s/></text:span><text:span text:style-name="T56_178">If</text:span><text:span text:style-name="T56_179"><text:s/></text:span><text:span text:style-name="T56_180">any</text:span><text:span text:style-name="T56_181"><text:s/></text:span><text:span text:style-name="T56_182">one</text:span><text:span text:style-name="T56_183"><text:s/></text:span><text:span text:style-name="T56_184">of</text:span><text:span text:style-name="T56_185"><text:s/></text:span><text:span text:style-name="T56_186">them</text:span><text:span text:style-name="T56_187"><text:s/></text:span><text:span text:style-name="T56_188">is</text:span><text:span text:style-name="T56_189"><text:s/></text:span><text:span text:style-name="T56_190">valid</text:span><text:span text:style-name="T56_191">,<text:s/></text:span><text:span text:style-name="T56_192">then</text:span><text:span text:style-name="T56_193"><text:s/></text:span><text:span text:style-name="T56_194">we</text:span><text:span text:style-name="T56_195"><text:s/></text:span><text:span text:style-name="T56_196">know</text:span><text:span text:style-name="T56_197"><text:s/></text:span><text:span text:style-name="T56_198">that</text:span><text:span text:style-name="T56_199"><text:s/></text:span><text:span text:style-name="T56_200">at</text:span><text:span text:style-name="T56_201"><text:s/></text:span><text:span text:style-name="T56_202">least</text:span><text:span text:style-name="T56_203"><text:s/></text:span><text:span text:style-name="T56_204">n</text:span><text:span text:style-name="T56_205">-1<text:s/></text:span><text:span text:style-name="T56_206">trusted</text:span><text:span text:style-name="T56_207"><text:s/></text:span><text:span text:style-name="T56_208">nodes</text:span><text:span text:style-name="T56_209"><text:s/></text:span><text:span text:style-name="T56_210">approved</text:span><text:span text:style-name="T56_211"><text:s/></text:span><text:span text:style-name="T56_212">the</text:span><text:span text:style-name="T56_213"><text:s/></text:span><text:span text:style-name="T56_214">update</text:span><text:span text:style-name="T56_215">,<text:s/></text:span><text:span text:style-name="T56_216">and</text:span><text:span text:style-name="T56_217"><text:s/></text:span><text:span text:style-name="T56_218">we</text:span><text:span text:style-name="T56_219"><text:s/></text:span><text:span text:style-name="T56_220">should</text:span><text:span text:style-name="T56_221"><text:s/></text:span><text:span text:style-name="T56_222">consider</text:span><text:span text:style-name="T56_223"><text:s/></text:span><text:span text:style-name="T56_224">it</text:span><text:span text:style-name="T56_225"><text:s/></text:span><text:span text:style-name="T56_226">safe</text:span><text:span text:style-name="T56_227">.</text:span></text:p>
      <text:p text:style-name="P57"><text:span text:style-name="T57_1"><text:tab/></text:span><text:span text:style-name="T57_2">To</text:span><text:span text:style-name="T57_3"><text:s/></text:span><text:span text:style-name="T57_4">allow</text:span><text:span text:style-name="T57_5"><text:s/></text:span><text:span text:style-name="T57_6">for</text:span><text:span text:style-name="T57_7"><text:s/></text:span><text:span text:style-name="T57_8">modifications</text:span><text:span text:style-name="T57_9"><text:s/></text:span><text:span text:style-name="T57_10">to</text:span><text:span text:style-name="T57_11"><text:s/></text:span><text:span text:style-name="T57_12">the</text:span><text:span text:style-name="T57_13"><text:s/></text:span><text:span text:style-name="T57_14">set</text:span><text:span text:style-name="T57_15"><text:s/></text:span><text:span text:style-name="T57_16">of</text:span><text:span text:style-name="T57_17"><text:s/></text:span><text:span text:style-name="T57_18">trusted</text:span><text:span text:style-name="T57_19"><text:s/></text:span><text:span text:style-name="T57_20">nodes</text:span><text:span text:style-name="T57_21">,<text:s/></text:span><text:span text:style-name="T57_22">we</text:span><text:span text:style-name="T57_23"><text:s/></text:span><text:span text:style-name="T57_24">could</text:span><text:span text:style-name="T57_25"><text:s/></text:span><text:span text:style-name="T57_26">ask</text:span><text:span text:style-name="T57_27"><text:s/></text:span><text:span text:style-name="T57_28">the</text:span><text:span text:style-name="T57_29"><text:s/></text:span><text:span text:style-name="T57_30">trusted</text:span><text:span text:style-name="T57_31"><text:s/></text:span><text:span text:style-name="T57_32">nodes</text:span><text:span text:style-name="T57_33"><text:s/></text:span><text:span text:style-name="T57_34">to</text:span><text:span text:style-name="T57_35"><text:s/></text:span><text:span text:style-name="T57_36">sign</text:span><text:span text:style-name="T57_37"><text:s/></text:span><text:span text:style-name="T57_38">an</text:span><text:span text:style-name="T57_39"><text:s/></text:span><text:span text:style-name="T57_40">update</text:span><text:span text:style-name="T57_41"><text:s/></text:span><text:span text:style-name="T57_42">that</text:span><text:span text:style-name="T57_43"><text:s/></text:span><text:span text:style-name="T57_44">alters</text:span><text:span text:style-name="T57_45"><text:s/></text:span><text:span text:style-name="T57_46">the</text:span><text:span text:style-name="T57_47"><text:s/></text:span><text:span text:style-name="T57_48">set</text:span><text:span text:style-name="T57_49"><text:s/></text:span><text:span text:style-name="T57_50">of</text:span><text:span text:style-name="T57_51"><text:s/></text:span><text:span text:style-name="T57_52">public</text:span><text:span text:style-name="T57_53"><text:s/></text:span><text:span text:style-name="T57_54">keys</text:span><text:span text:style-name="T57_55"><text:s/></text:span><text:span text:style-name="T57_56">currently</text:span><text:span text:style-name="T57_57"><text:s/></text:span><text:span text:style-name="T57_58">being</text:span><text:span text:style-name="T57_59"><text:s/></text:span><text:span text:style-name="T57_60">used</text:span><text:span text:style-name="T57_61"><text:s/></text:span><text:span text:style-name="T57_62">to</text:span><text:span text:style-name="T57_63"><text:s/></text:span><text:span text:style-name="T57_64">verify</text:span><text:span text:style-name="T57_65"><text:s/></text:span><text:span text:style-name="T57_66">the</text:span><text:span text:style-name="T57_67"><text:s/></text:span><text:span text:style-name="T57_68">integrity</text:span><text:span text:style-name="T57_69"><text:s/></text:span><text:span text:style-name="T57_70">of</text:span><text:span text:style-name="T57_71"><text:s/></text:span><text:span text:style-name="T57_72">updates</text:span><text:span text:style-name="T57_73">.<text:s/></text:span><text:span text:style-name="T57_74">If</text:span><text:span text:style-name="T57_75"><text:s/></text:span><text:span text:style-name="T57_76">a</text:span><text:span text:style-name="T57_77"><text:s/></text:span><text:span text:style-name="T57_78">trusted</text:span><text:span text:style-name="T57_79"><text:s/></text:span><text:span text:style-name="T57_80">node</text:span><text:span text:style-name="T57_81"><text:s/></text:span><text:span text:style-name="T57_82">is</text:span><text:span text:style-name="T57_83"><text:s/></text:span><text:span text:style-name="T57_84">added</text:span><text:span text:style-name="T57_85">,<text:s/></text:span><text:span text:style-name="T57_86">the</text:span><text:span text:style-name="T57_87"><text:s/></text:span><text:span text:style-name="T57_88">existing</text:span><text:span text:style-name="T57_89"><text:s/></text:span><text:span text:style-name="T57_90">trusted</text:span><text:span text:style-name="T57_91"><text:s/></text:span><text:span text:style-name="T57_92">nodes</text:span><text:span text:style-name="T57_93"><text:s/></text:span><text:span text:style-name="T57_94">approve</text:span><text:span text:style-name="T57_95"><text:s/></text:span><text:span text:style-name="T57_96">an</text:span><text:span text:style-name="T57_97"><text:s/></text:span><text:span text:style-name="T57_98">update</text:span><text:span text:style-name="T57_99"><text:s/></text:span><text:span text:style-name="T57_100">adding</text:span><text:span text:style-name="T57_101"><text:s/></text:span><text:span text:style-name="T57_102">the</text:span><text:span text:style-name="T57_103"><text:s/></text:span><text:span text:style-name="T57_104">new</text:span><text:span text:style-name="T57_105"><text:s/></text:span><text:span text:style-name="T57_106">node</text:span><text:span text:style-name="T57_107">’</text:span><text:span text:style-name="T57_108">s</text:span><text:span text:style-name="T57_109"><text:s/></text:span><text:span text:style-name="T57_110">public</text:span><text:span text:style-name="T57_111"><text:s/></text:span><text:span text:style-name="T57_112">key</text:span><text:span text:style-name="T57_113"><text:s/></text:span><text:span text:style-name="T57_114">to</text:span><text:span text:style-name="T57_115"><text:s/></text:span><text:span text:style-name="T57_116">the</text:span><text:span text:style-name="T57_117"><text:s/></text:span><text:span text:style-name="T57_118">set</text:span><text:span text:style-name="T57_119"><text:s text:c="2"/></text:span><text:span text:style-name="T57_120">In</text:span><text:span text:style-name="T57_121"><text:s/></text:span><text:span text:style-name="T57_122">this</text:span><text:span text:style-name="T57_123"><text:s/></text:span><text:span text:style-name="T57_124">way</text:span><text:span text:style-name="T57_125">,<text:s/></text:span><text:span text:style-name="T57_126">an</text:span><text:span text:style-name="T57_127"><text:s/></text:span><text:span text:style-name="T57_128">organization</text:span><text:span text:style-name="T57_129"><text:s/></text:span><text:span text:style-name="T57_130">can</text:span><text:span text:style-name="T57_131"><text:s/></text:span><text:span text:style-name="T57_132">continue</text:span><text:span text:style-name="T57_133"><text:s/></text:span><text:span text:style-name="T57_134">to</text:span><text:span text:style-name="T57_135"><text:s/></text:span><text:span text:style-name="T57_136">securely</text:span><text:span text:style-name="T57_137"><text:s/></text:span><text:span text:style-name="T57_138">push</text:span><text:span text:style-name="T57_139"><text:s/></text:span><text:span text:style-name="T57_140">out</text:span><text:span text:style-name="T57_141"><text:s/></text:span><text:span text:style-name="T57_142">updates</text:span><text:span text:style-name="T57_143"><text:s/></text:span><text:span text:style-name="T57_144">in</text:span><text:span text:style-name="T57_145"><text:s/></text:span><text:span text:style-name="T57_146">the</text:span><text:span text:style-name="T57_147"><text:s/></text:span><text:span text:style-name="T57_148">event</text:span><text:span text:style-name="T57_149"><text:s/></text:span><text:span text:style-name="T57_150">that</text:span><text:span text:style-name="T57_151"><text:s/></text:span><text:span text:style-name="T57_152">a</text:span><text:span text:style-name="T57_153"><text:s/></text:span><text:span text:style-name="T57_154">trusted</text:span><text:span text:style-name="T57_155"><text:s/></text:span><text:span text:style-name="T57_156">node</text:span><text:span text:style-name="T57_157"><text:s/></text:span><text:span text:style-name="T57_158">dies</text:span><text:span text:style-name="T57_159"><text:s/></text:span><text:span text:style-name="T57_160">or</text:span><text:span text:style-name="T57_161"><text:s/></text:span><text:span text:style-name="T57_162">abruptly</text:span><text:span text:style-name="T57_163"><text:s/></text:span><text:span text:style-name="T57_164">quits</text:span><text:span text:style-name="T57_165">.<text:s/></text:span><text:span text:style-name="T57_166">By</text:span><text:span text:style-name="T57_167"><text:s/></text:span><text:span text:style-name="T57_168">using</text:span><text:span text:style-name="T57_169"><text:s/></text:span><text:span text:style-name="T57_170">n</text:span><text:span text:style-name="T57_171">-2<text:s/></text:span><text:span text:style-name="T57_172">or</text:span><text:span text:style-name="T57_173"><text:s/></text:span><text:span text:style-name="T57_174">n</text:span><text:span text:style-name="T57_175">-3<text:s/></text:span><text:span text:style-name="T57_176">instead</text:span><text:span text:style-name="T57_177"><text:s/></text:span><text:span text:style-name="T57_178">of</text:span><text:span text:style-name="T57_179"><text:s/></text:span><text:span text:style-name="T57_180">n</text:span><text:span text:style-name="T57_181">-1,<text:s/></text:span><text:span text:style-name="T57_182">an</text:span><text:span text:style-name="T57_183"><text:s/></text:span><text:span text:style-name="T57_184">organization</text:span><text:span text:style-name="T57_185"><text:s/></text:span><text:span text:style-name="T57_186">can</text:span><text:span text:style-name="T57_187"><text:s/></text:span><text:span text:style-name="T57_188">be</text:span><text:span text:style-name="T57_189"><text:s/></text:span><text:span text:style-name="T57_190">more</text:span><text:span text:style-name="T57_191"><text:s/></text:span><text:span text:style-name="T57_192">confident</text:span><text:span text:style-name="T57_193"><text:s/></text:span><text:span text:style-name="T57_194">that</text:span><text:span text:style-name="T57_195"><text:s/></text:span><text:span text:style-name="T57_196">they</text:span><text:span text:style-name="T57_197"><text:s/></text:span><text:span text:style-name="T57_198">will</text:span><text:span text:style-name="T57_199"><text:s/></text:span><text:span text:style-name="T57_200">not</text:span><text:span text:style-name="T57_201"><text:s/></text:span><text:span text:style-name="T57_202">be</text:span><text:span text:style-name="T57_203"><text:s/></text:span><text:span text:style-name="T57_204">hamstringed</text:span><text:span text:style-name="T57_205"><text:s/></text:span><text:span text:style-name="T57_206">in</text:span><text:span text:style-name="T57_207"><text:s/></text:span><text:span text:style-name="T57_208">the</text:span><text:span text:style-name="T57_209"><text:s/></text:span><text:span text:style-name="T57_210">event</text:span><text:span text:style-name="T57_211"><text:s/></text:span><text:span text:style-name="T57_212">that</text:span><text:span text:style-name="T57_213"><text:s/></text:span><text:span text:style-name="T57_214">more</text:span><text:span text:style-name="T57_215"><text:s/></text:span><text:span text:style-name="T57_216">than</text:span><text:span text:style-name="T57_217"><text:s/></text:span><text:span text:style-name="T57_218">one</text:span><text:span text:style-name="T57_219"><text:s/></text:span><text:span text:style-name="T57_220">trusted</text:span><text:span text:style-name="T57_221"><text:s/></text:span><text:span text:style-name="T57_222">nodes</text:span><text:span text:style-name="T57_223"><text:s/></text:span><text:span text:style-name="T57_224">dies</text:span><text:span text:style-name="T57_225"><text:s/></text:span><text:span text:style-name="T57_226">or</text:span><text:span text:style-name="T57_227"><text:s/></text:span><text:span text:style-name="T57_228">quits</text:span><text:span text:style-name="T57_229"><text:s/></text:span><text:span text:style-name="T57_230">at</text:span><text:span text:style-name="T57_231"><text:s/></text:span><text:span text:style-name="T57_232">the</text:span><text:span text:style-name="T57_233"><text:s/></text:span><text:span text:style-name="T57_234">same</text:span><text:span text:style-name="T57_235"><text:s/></text:span><text:span text:style-name="T57_236">time</text:span><text:span text:style-name="T57_237">,<text:s/></text:span><text:span text:style-name="T57_238">however</text:span><text:span text:style-name="T57_239"><text:s/></text:span><text:span text:style-name="T57_240">this</text:span><text:span text:style-name="T57_241"><text:s/></text:span><text:span text:style-name="T57_242">will</text:span><text:span text:style-name="T57_243"><text:s/></text:span><text:span text:style-name="T57_244">also</text:span><text:span text:style-name="T57_245"><text:s/></text:span><text:span text:style-name="T57_246">decrease</text:span><text:span text:style-name="T57_247"><text:s/></text:span><text:span text:style-name="T57_248">the</text:span><text:span text:style-name="T57_249"><text:s/></text:span><text:span text:style-name="T57_250">overall</text:span><text:span text:style-name="T57_251"><text:s/></text:span><text:span text:style-name="T57_252">security</text:span><text:span text:style-name="T57_253"><text:s/></text:span><text:span text:style-name="T57_254">of</text:span><text:span text:style-name="T57_255"><text:s/></text:span><text:span text:style-name="T57_256">the</text:span><text:span text:style-name="T57_257"><text:s/></text:span><text:span text:style-name="T57_258">system</text:span><text:span text:style-name="T57_259">,<text:s/></text:span><text:span text:style-name="T57_260">as</text:span><text:span text:style-name="T57_261"><text:s/></text:span><text:span text:style-name="T57_262">it</text:span><text:span text:style-name="T57_263"><text:s/></text:span><text:span text:style-name="T57_264">now</text:span><text:span text:style-name="T57_265"><text:s/></text:span><text:span text:style-name="T57_266">would</text:span><text:span text:style-name="T57_267"><text:s/></text:span><text:span text:style-name="T57_268">take</text:span><text:span text:style-name="T57_269"><text:s/></text:span><text:span text:style-name="T57_270">more</text:span><text:span text:style-name="T57_271"><text:s/></text:span><text:span text:style-name="T57_272">than</text:span><text:span text:style-name="T57_273"><text:s/></text:span><text:span text:style-name="T57_274">one</text:span><text:span text:style-name="T57_275"><text:s/></text:span><text:span text:style-name="T57_276">trusted</text:span><text:span text:style-name="T57_277"><text:s/></text:span><text:span text:style-name="T57_278">node</text:span><text:span text:style-name="T57_279"><text:s/></text:span><text:span text:style-name="T57_280">objecting</text:span><text:span text:style-name="T57_281"><text:s/></text:span><text:span text:style-name="T57_282">to</text:span><text:span text:style-name="T57_283"><text:s/></text:span><text:span text:style-name="T57_284">be</text:span><text:span text:style-name="T57_285"><text:s/></text:span><text:span text:style-name="T57_286">able</text:span><text:span text:style-name="T57_287"><text:s/></text:span><text:span text:style-name="T57_288">to</text:span><text:span text:style-name="T57_289"><text:s/></text:span><text:span text:style-name="T57_290">cause</text:span><text:span text:style-name="T57_291"><text:s/></text:span><text:span text:style-name="T57_292">an</text:span><text:span text:style-name="T57_293"><text:s/></text:span><text:span text:style-name="T57_294">update</text:span><text:span text:style-name="T57_295"><text:s/></text:span><text:span text:style-name="T57_296">to</text:span><text:span text:style-name="T57_297"><text:s/></text:span><text:span text:style-name="T57_298">be</text:span><text:span text:style-name="T57_299"><text:s/></text:span><text:span text:style-name="T57_300">rejected</text:span><text:span text:style-name="T57_301">.</text:span></text:p>
      <text:h text:style-name="P58" text:outline-level="10"><text:bookmark-start text:name="h.8mtxr3fy32b"/><text:bookmark-end text:name="h.8mtxr3fy32b"/><text:span text:style-name="T58_1">Conclusion</text:span></text:h>
      <text:p text:style-name="P59"><text:span text:style-name="T59_1"><text:tab/></text:span><text:span text:style-name="T59_2">A</text:span><text:span text:style-name="T59_3"><text:s/></text:span><text:span text:style-name="T59_4">decentralized</text:span><text:span text:style-name="T59_5"><text:s/></text:span><text:span text:style-name="T59_6">code</text:span><text:span text:style-name="T59_7"><text:s/></text:span><text:span text:style-name="T59_8">signing</text:span><text:span text:style-name="T59_9"><text:s/></text:span><text:span text:style-name="T59_10">system</text:span><text:span text:style-name="T59_11"><text:s/></text:span><text:span text:style-name="T59_12">such</text:span><text:span text:style-name="T59_13"><text:s/></text:span><text:span text:style-name="T59_14">as</text:span><text:span text:style-name="T59_15"><text:s/></text:span><text:span text:style-name="T59_16">PeerSign</text:span><text:span text:style-name="T59_17">,<text:s/></text:span><text:span text:style-name="T59_18">if</text:span><text:span text:style-name="T59_19"><text:s/></text:span><text:span text:style-name="T59_20">created</text:span><text:span text:style-name="T59_21">,<text:s/></text:span><text:span text:style-name="T59_22">would</text:span><text:span text:style-name="T59_23"><text:s/></text:span><text:span text:style-name="T59_24">represent</text:span><text:span text:style-name="T59_25"><text:s/></text:span><text:span text:style-name="T59_26">the</text:span><text:span text:style-name="T59_27"><text:s/></text:span><text:span text:style-name="T59_28">first</text:span><text:span text:style-name="T59_29"><text:s/></text:span><text:span text:style-name="T59_30">time</text:span><text:span text:style-name="T59_31"><text:s/></text:span><text:span text:style-name="T59_32">in</text:span><text:span text:style-name="T59_33"><text:s/></text:span><text:span text:style-name="T59_34">the</text:span><text:span text:style-name="T59_35"><text:s/></text:span><text:span text:style-name="T59_36">history</text:span><text:span text:style-name="T59_37"><text:s/></text:span><text:span text:style-name="T59_38">of</text:span><text:span text:style-name="T59_39"><text:s/></text:span><text:span text:style-name="T59_40">software</text:span><text:span text:style-name="T59_41"><text:s/></text:span><text:span text:style-name="T59_42">engineering</text:span><text:span text:style-name="T59_43"><text:s/></text:span><text:span text:style-name="T59_44">that</text:span><text:span text:style-name="T59_45"><text:s/></text:span><text:span text:style-name="T59_46">an</text:span><text:span text:style-name="T59_47"><text:s/></text:span><text:span text:style-name="T59_48">organization</text:span><text:span text:style-name="T59_49"><text:s/></text:span><text:span text:style-name="T59_50">could</text:span><text:span text:style-name="T59_51"><text:s/></text:span><text:span text:style-name="T59_52">no</text:span><text:span text:style-name="T59_53"><text:s/></text:span><text:span text:style-name="T59_54">longer</text:span><text:span text:style-name="T59_55"><text:s/></text:span><text:span text:style-name="T59_56">be</text:span><text:span text:style-name="T59_57"><text:s/></text:span><text:span text:style-name="T59_58">held</text:span><text:span text:style-name="T59_59"><text:s/></text:span><text:span text:style-name="T59_60">legally</text:span><text:span text:style-name="T59_61"><text:s/></text:span><text:span text:style-name="T59_62">responsible</text:span><text:span text:style-name="T59_63"><text:s/></text:span><text:span text:style-name="T59_64">for</text:span><text:span text:style-name="T59_65"><text:s/></text:span><text:span text:style-name="T59_66">their</text:span><text:span text:style-name="T59_67"><text:s/></text:span><text:span text:style-name="T59_68">own</text:span><text:span text:style-name="T59_69"><text:s/></text:span><text:span text:style-name="T59_70">inability</text:span><text:span text:style-name="T59_71"><text:s/>(</text:span><text:span text:style-name="T59_72">or</text:span><text:span text:style-name="T59_73"><text:s/></text:span><text:span text:style-name="T59_74">tacitly</text:span><text:span text:style-name="T59_75">,<text:s/></text:span><text:span text:style-name="T59_76">their</text:span><text:span text:style-name="T59_77"><text:s/></text:span><text:span text:style-name="T59_78">refusal</text:span><text:span text:style-name="T59_79">)<text:s/></text:span><text:span text:style-name="T59_80">to</text:span><text:span text:style-name="T59_81"><text:s/></text:span><text:span text:style-name="T59_82">comply</text:span><text:span text:style-name="T59_83"><text:s/></text:span><text:span text:style-name="T59_84">with</text:span><text:span text:style-name="T59_85"><text:s/></text:span><text:span text:style-name="T59_86">an</text:span><text:span text:style-name="T59_87"><text:s/></text:span><text:span text:style-name="T59_88">order</text:span><text:span text:style-name="T59_89"><text:s/>(</text:span><text:span text:style-name="T59_90">secret</text:span><text:span text:style-name="T59_91"><text:s/></text:span><text:span text:style-name="T59_92">or</text:span><text:span text:style-name="T59_93"><text:s/></text:span><text:span text:style-name="T59_94">otherwise</text:span><text:span text:style-name="T59_95">)<text:s/></text:span><text:span text:style-name="T59_96">to</text:span><text:span text:style-name="T59_97"><text:s/></text:span><text:span text:style-name="T59_98">push</text:span><text:span text:style-name="T59_99"><text:s/></text:span><text:span text:style-name="T59_100">malicious</text:span><text:span text:style-name="T59_101"><text:s/></text:span><text:span text:style-name="T59_102">updates</text:span><text:span text:style-name="T59_103"><text:s/></text:span><text:span text:style-name="T59_104">to</text:span><text:span text:style-name="T59_105"><text:s/></text:span><text:span text:style-name="T59_106">their</text:span><text:span text:style-name="T59_107"><text:s/></text:span><text:span text:style-name="T59_108">existing</text:span><text:span text:style-name="T59_109"><text:s/></text:span><text:span text:style-name="T59_110">software</text:span><text:span text:style-name="T59_111"><text:s/></text:span><text:span text:style-name="T59_112">products</text:span><text:span text:style-name="T59_113">.<text:s/></text:span><text:span text:style-name="T59_114">Widespread</text:span><text:span text:style-name="T59_115"><text:s/></text:span><text:span text:style-name="T59_116">adoption</text:span><text:span text:style-name="T59_117"><text:s/></text:span><text:span text:style-name="T59_118">of</text:span><text:span text:style-name="T59_119"><text:s/></text:span><text:span text:style-name="T59_120">such</text:span><text:span text:style-name="T59_121"><text:s/></text:span><text:span text:style-name="T59_122">a</text:span><text:span text:style-name="T59_123"><text:s/></text:span><text:span text:style-name="T59_124">system</text:span><text:span text:style-name="T59_125"><text:s/></text:span><text:span text:style-name="T59_126">would</text:span><text:span text:style-name="T59_127"><text:s/></text:span><text:span text:style-name="T59_128">be</text:span><text:span text:style-name="T59_129"><text:s/></text:span><text:span text:style-name="T59_130">a</text:span><text:span text:style-name="T59_131"><text:s/></text:span><text:span text:style-name="T59_132">major</text:span><text:span text:style-name="T59_133"><text:s/></text:span><text:span text:style-name="T59_134">victory</text:span><text:span text:style-name="T59_135"><text:s/></text:span><text:span text:style-name="T59_136">for</text:span><text:span text:style-name="T59_137"><text:s/></text:span><text:span text:style-name="T59_138">civil</text:span><text:span text:style-name="T59_139"><text:s/></text:span><text:span text:style-name="T59_140">liberties</text:span><text:span text:style-name="T59_141"><text:s/></text:span><text:span text:style-name="T59_142">and</text:span><text:span text:style-name="T59_143"><text:s/></text:span><text:span text:style-name="T59_144">privacy</text:span><text:span text:style-name="T59_145"><text:s/></text:span><text:span text:style-name="T59_146">advocates</text:span><text:span text:style-name="T59_147"><text:s/>(</text:span><text:span text:style-name="T59_148">as</text:span><text:span text:style-name="T59_149"><text:s/></text:span><text:span text:style-name="T59_150">well</text:span><text:span text:style-name="T59_151"><text:s/></text:span><text:span text:style-name="T59_152">as</text:span><text:span text:style-name="T59_153"><text:s/></text:span><text:span text:style-name="T59_154">those</text:span><text:span text:style-name="T59_155"><text:s/></text:span><text:span text:style-name="T59_156">wise</text:span><text:span text:style-name="T59_157"><text:s/></text:span><text:span text:style-name="T59_158">enough</text:span><text:span text:style-name="T59_159"><text:s/></text:span><text:span text:style-name="T59_160">to</text:span><text:span text:style-name="T59_161"><text:s/></text:span><text:span text:style-name="T59_162">recognize</text:span><text:span text:style-name="T59_163"><text:s/></text:span><text:span text:style-name="T59_164">its</text:span><text:span text:style-name="T59_165"><text:s/></text:span><text:span text:style-name="T59_166">value</text:span><text:span text:style-name="T59_167"><text:s/></text:span><text:span text:style-name="T59_168">in</text:span><text:span text:style-name="T59_169"><text:s/></text:span><text:span text:style-name="T59_170">the</text:span><text:span text:style-name="T59_171"><text:s/></text:span><text:span text:style-name="T59_172">cybersecurity</text:span><text:span text:style-name="T59_173"><text:s/></text:span><text:span text:style-name="T59_174">industry</text:span><text:span text:style-name="T59_175">),<text:s/></text:span><text:span text:style-name="T59_176">as</text:span><text:span text:style-name="T59_177"><text:s/></text:span><text:span text:style-name="T59_178">this</text:span><text:span text:style-name="T59_179"><text:s/></text:span><text:span text:style-name="T59_180">adoption</text:span><text:span text:style-name="T59_181"><text:s/></text:span><text:span text:style-name="T59_182">would</text:span><text:span text:style-name="T59_183"><text:s/></text:span><text:span text:style-name="T59_184">lead</text:span><text:span text:style-name="T59_185"><text:s/></text:span><text:span text:style-name="T59_186">to</text:span><text:span text:style-name="T59_187"><text:s/></text:span><text:span text:style-name="T59_188">greatly</text:span><text:span text:style-name="T59_189"><text:s/></text:span><text:span text:style-name="T59_190">increased</text:span><text:span text:style-name="T59_191"><text:s/></text:span><text:span text:style-name="T59_192">trust</text:span><text:span text:style-name="T59_193"><text:s/></text:span><text:span text:style-name="T59_194">in</text:span><text:span text:style-name="T59_195"><text:s/></text:span><text:span text:style-name="T59_196">the</text:span><text:span text:style-name="T59_197"><text:s/></text:span><text:span text:style-name="T59_198">integrity</text:span><text:span text:style-name="T59_199"><text:s/></text:span><text:span text:style-name="T59_200">of</text:span><text:span text:style-name="T59_201"><text:s/></text:span><text:span text:style-name="T59_202">software</text:span><text:span text:style-name="T59_203"><text:s/></text:span><text:span text:style-name="T59_204">updates</text:span><text:span text:style-name="T59_205">.</text:span></text:p>
      <text:h text:style-name="P60" text:outline-level="10"><text:bookmark-start text:name="h.bxwxfdseema3"/><text:bookmark-end text:name="h.bxwxfdseema3"/><text:span text:style-name="T60_1">Works</text:span><text:span text:style-name="T60_2"><text:s/></text:span><text:span text:style-name="T60_3">Cited</text:span></text:h>
      <text:p text:style-name="P61"/>
      <text:list text:style-name="LS2" xml:id="list3">
        <text:list-item>
          <text:p text:style-name="P62"><text:span text:style-name="T62_1">"</text:span><text:span text:style-name="T62_2">FBI</text:span><text:span text:style-name="T62_3">:<text:s/></text:span><text:span text:style-name="T62_4">Investigating</text:span><text:span text:style-name="T62_5"><text:s/></text:span><text:span text:style-name="T62_6">CA</text:span><text:span text:style-name="T62_7"><text:s/></text:span><text:span text:style-name="T62_8">Massacre</text:span><text:span text:style-name="T62_9"><text:s/></text:span><text:span text:style-name="T62_10">as</text:span><text:span text:style-name="T62_11"><text:s/></text:span><text:span text:style-name="T62_12">Act</text:span><text:span text:style-name="T62_13"><text:s/></text:span><text:span text:style-name="T62_14">of</text:span><text:span text:style-name="T62_15"><text:s/></text:span><text:span text:style-name="T62_16">Terrorism</text:span><text:span text:style-name="T62_17">."<text:s/></text:span><text:span text:style-name="T62_18">CNBC</text:span><text:span text:style-name="T62_19">.<text:s/>04<text:s/></text:span><text:span text:style-name="T62_20">Dec</text:span><text:span text:style-name="T62_21">.<text:s/>2015.<text:s/></text:span><text:span text:style-name="T62_22">Web</text:span><text:span text:style-name="T62_23">.<text:s/>11<text:s/></text:span><text:span text:style-name="T62_24">May</text:span><text:span text:style-name="T62_25"><text:s/>2016.<text:line-break/></text:span></text:p>
        </text:list-item>
        <text:list-item>
          <text:p text:style-name="P63"><text:span text:style-name="T63_1">Person</text:span><text:span text:style-name="T63_2">,<text:s/></text:span><text:span text:style-name="T63_3">and</text:span><text:span text:style-name="T63_4"><text:s/></text:span><text:span text:style-name="T63_5">AppleInsider</text:span><text:span text:style-name="T63_6">.<text:s/>"</text:span><text:span text:style-name="T63_7">In</text:span><text:span text:style-name="T63_8"><text:s/></text:span><text:span text:style-name="T63_9">Depth</text:span><text:span text:style-name="T63_10"><text:s/></text:span><text:span text:style-name="T63_11">Review</text:span><text:span text:style-name="T63_12">:<text:s/></text:span><text:span text:style-name="T63_13">Apple</text:span><text:span text:style-name="T63_14">’</text:span><text:span text:style-name="T63_15">s</text:span><text:span text:style-name="T63_16"><text:s/></text:span><text:span text:style-name="T63_17">IPhone</text:span><text:span text:style-name="T63_18"><text:s/>5</text:span><text:span text:style-name="T63_19">s</text:span><text:span text:style-name="T63_20"><text:s/></text:span><text:span text:style-name="T63_21">Running</text:span><text:span text:style-name="T63_22"><text:s/></text:span><text:span text:style-name="T63_23">IOS</text:span><text:span text:style-name="T63_24"><text:s/>7."<text:s/></text:span><text:span text:style-name="T63_25">AppleInsider</text:span><text:span text:style-name="T63_26">.<text:s/></text:span><text:span text:style-name="T63_27">Web</text:span><text:span text:style-name="T63_28">.<text:s/>11<text:s/></text:span><text:span text:style-name="T63_29">May</text:span><text:span text:style-name="T63_30"><text:s/>2016.<text:line-break/></text:span></text:p>
        </text:list-item>
        <text:list-item>
          <text:p text:style-name="P64"><text:span text:style-name="T64_1">Lek</text:span><text:span text:style-name="T64_2">,<text:s/></text:span><text:span text:style-name="T64_3">Kamol</text:span><text:span text:style-name="T64_4">,<text:s/></text:span><text:span text:style-name="T64_5">and</text:span><text:span text:style-name="T64_6"><text:s/></text:span><text:span text:style-name="T64_7">Naruemol</text:span><text:span text:style-name="T64_8"><text:s/></text:span><text:span text:style-name="T64_9">Rajapakse</text:span><text:span text:style-name="T64_10">.<text:s/></text:span><text:span text:style-name="T64_11">Cryptography</text:span><text:span text:style-name="T64_12">:<text:s/></text:span><text:span text:style-name="T64_13">Protocols</text:span><text:span text:style-name="T64_14">,<text:s/></text:span><text:span text:style-name="T64_15">Design</text:span><text:span text:style-name="T64_16">,<text:s/></text:span><text:span text:style-name="T64_17">and</text:span><text:span text:style-name="T64_18"><text:s/></text:span><text:span text:style-name="T64_19">Applications</text:span><text:span text:style-name="T64_20">.<text:s/></text:span><text:span text:style-name="T64_21">Hauppauge</text:span><text:span text:style-name="T64_22">,<text:s/></text:span><text:span text:style-name="T64_23">NY</text:span><text:span text:style-name="T64_24">:<text:s/></text:span><text:span text:style-name="T64_25">Nova</text:span><text:span text:style-name="T64_26"><text:s/></text:span><text:span text:style-name="T64_27">Science</text:span><text:span text:style-name="T64_28">,<text:s/>2012.<text:s/></text:span><text:span text:style-name="T64_29">Print</text:span><text:span text:style-name="T64_30">.<text:line-break/></text:span></text:p>
        </text:list-item>
        <text:list-item>
          <text:p text:style-name="P65"><text:span text:style-name="T65_1">“</text:span><text:span text:style-name="T65_2">Government</text:span><text:span text:style-name="T65_3">'</text:span><text:span text:style-name="T65_4">s</text:span><text:span text:style-name="T65_5"><text:s/></text:span><text:span text:style-name="T65_6">Ex</text:span><text:span text:style-name="T65_7"><text:s/></text:span><text:span text:style-name="T65_8">Parte</text:span><text:span text:style-name="T65_9"><text:s/></text:span><text:span text:style-name="T65_10">Application</text:span><text:span text:style-name="T65_11"><text:s/></text:span><text:span text:style-name="T65_12">for</text:span><text:span text:style-name="T65_13"><text:s/></text:span><text:span text:style-name="T65_14">Order</text:span><text:span text:style-name="T65_15"><text:s/></text:span><text:span text:style-name="T65_16">Compelling</text:span><text:span text:style-name="T65_17"><text:s/></text:span><text:span text:style-name="T65_18">Apple</text:span><text:span text:style-name="T65_19"><text:s/></text:span><text:span text:style-name="T65_20">Inc</text:span><text:span text:style-name="T65_21">.<text:s/></text:span><text:span text:style-name="T65_22">to</text:span><text:span text:style-name="T65_23"><text:s/></text:span><text:span text:style-name="T65_24">Assist</text:span><text:span text:style-name="T65_25"><text:s/></text:span><text:span text:style-name="T65_26">Agents</text:span><text:span text:style-name="T65_27"><text:s/></text:span><text:span text:style-name="T65_28">In</text:span><text:span text:style-name="T65_29"><text:s/></text:span><text:span text:style-name="T65_30">Search</text:span><text:span text:style-name="T65_31">;<text:s/></text:span><text:span text:style-name="T65_32">Memorandum</text:span><text:span text:style-name="T65_33"><text:s/></text:span><text:span text:style-name="T65_34">of</text:span><text:span text:style-name="T65_35"><text:s/></text:span><text:span text:style-name="T65_36">Points</text:span><text:span text:style-name="T65_37"><text:s/></text:span><text:span text:style-name="T65_38">and</text:span><text:span text:style-name="T65_39"><text:s/></text:span><text:span text:style-name="T65_40">Authorities</text:span><text:span text:style-name="T65_41">.”<text:s/></text:span><text:span text:style-name="T65_42">United</text:span><text:span text:style-name="T65_43"><text:s/></text:span><text:span text:style-name="T65_44">States</text:span><text:span text:style-name="T65_45"><text:s/></text:span><text:span text:style-name="T65_46">District</text:span><text:span text:style-name="T65_47"><text:s/></text:span><text:span text:style-name="T65_48">Court</text:span><text:span text:style-name="T65_49"><text:s/></text:span><text:span text:style-name="T65_50">Proceedings</text:span><text:span text:style-name="T65_51">.<text:s/></text:span><text:span text:style-name="T65_52">Central</text:span><text:span text:style-name="T65_53"><text:s/></text:span><text:span text:style-name="T65_54">District</text:span><text:span text:style-name="T65_55"><text:s/></text:span><text:span text:style-name="T65_56">of</text:span><text:span text:style-name="T65_57"><text:s/></text:span><text:span text:style-name="T65_58">California</text:span><text:span text:style-name="T65_59">.<text:s/></text:span><text:span text:style-name="T65_60">ED</text:span><text:span text:style-name="T65_61"><text:s/></text:span><text:span text:style-name="T65_62">No</text:span><text:span text:style-name="T65_63">.<text:s/>15-0451</text:span><text:span text:style-name="T65_64">M</text:span><text:span text:style-name="T65_65">.</text:span></text:p>
        </text:list-item>
        <text:list-item>
          <text:p text:style-name="P66"><text:span text:style-name="T66_1">“</text:span><text:span text:style-name="T66_2">Order</text:span><text:span text:style-name="T66_3"><text:s/></text:span><text:span text:style-name="T66_4">Compelling</text:span><text:span text:style-name="T66_5"><text:s/></text:span><text:span text:style-name="T66_6">Apple</text:span><text:span text:style-name="T66_7">,<text:s/></text:span><text:span text:style-name="T66_8">Inc</text:span><text:span text:style-name="T66_9">.<text:s/></text:span><text:span text:style-name="T66_10">to</text:span><text:span text:style-name="T66_11"><text:s/></text:span><text:span text:style-name="T66_12">Assist</text:span><text:span text:style-name="T66_13"><text:s/></text:span><text:span text:style-name="T66_14">Agents</text:span><text:span text:style-name="T66_15"><text:s/></text:span><text:span text:style-name="T66_16">in</text:span><text:span text:style-name="T66_17"><text:s/></text:span><text:span text:style-name="T66_18">Search</text:span><text:span text:style-name="T66_19">.”<text:s/></text:span><text:span text:style-name="T66_20">United</text:span><text:span text:style-name="T66_21"><text:s/></text:span><text:span text:style-name="T66_22">States</text:span><text:span text:style-name="T66_23"><text:s/></text:span><text:span text:style-name="T66_24">District</text:span><text:span text:style-name="T66_25"><text:s/></text:span><text:span text:style-name="T66_26">Court</text:span><text:span text:style-name="T66_27"><text:s/></text:span><text:span text:style-name="T66_28">Proceedings</text:span><text:span text:style-name="T66_29">.<text:s/></text:span><text:span text:style-name="T66_30">Central</text:span><text:span text:style-name="T66_31"><text:s/></text:span><text:span text:style-name="T66_32">District</text:span><text:span text:style-name="T66_33"><text:s/></text:span><text:span text:style-name="T66_34">of</text:span><text:span text:style-name="T66_35"><text:s/></text:span><text:span text:style-name="T66_36">California</text:span><text:span text:style-name="T66_37">.<text:s/></text:span><text:span text:style-name="T66_38">ED</text:span><text:span text:style-name="T66_39"><text:s/>15-0451</text:span><text:span text:style-name="T66_40">M</text:span><text:span text:style-name="T66_41">.</text:span></text:p>
        </text:list-item>
        <text:list-item>
          <text:p text:style-name="P67"><text:span text:style-name="T67_1">Leswing</text:span><text:span text:style-name="T67_2">,<text:s/></text:span><text:span text:style-name="T67_3">Kif</text:span><text:span text:style-name="T67_4">.<text:s/>"</text:span><text:span text:style-name="T67_5">Meet</text:span><text:span text:style-name="T67_6"><text:s/></text:span><text:span text:style-name="T67_7">Ted</text:span><text:span text:style-name="T67_8"><text:s/></text:span><text:span text:style-name="T67_9">Olson</text:span><text:span text:style-name="T67_10">,<text:s/></text:span><text:span text:style-name="T67_11">Apple</text:span><text:span text:style-name="T67_12">'</text:span><text:span text:style-name="T67_13">s</text:span><text:span text:style-name="T67_14"><text:s/></text:span><text:span text:style-name="T67_15">Insanely</text:span><text:span text:style-name="T67_16"><text:s/></text:span><text:span text:style-name="T67_17">High</text:span><text:span text:style-name="T67_18">-</text:span><text:span text:style-name="T67_19">powered</text:span><text:span text:style-name="T67_20"><text:s/></text:span><text:span text:style-name="T67_21">Lawyer</text:span><text:span text:style-name="T67_22"><text:s/></text:span><text:span text:style-name="T67_23">in</text:span><text:span text:style-name="T67_24"><text:s/></text:span><text:span text:style-name="T67_25">the</text:span><text:span text:style-name="T67_26"><text:s/></text:span><text:span text:style-name="T67_27">FBI</text:span><text:span text:style-name="T67_28"><text:s/></text:span><text:span text:style-name="T67_29">Case</text:span><text:span text:style-name="T67_30">."<text:s/></text:span><text:span text:style-name="T67_31">Business</text:span><text:span text:style-name="T67_32"><text:s/></text:span><text:span text:style-name="T67_33">Insider</text:span><text:span text:style-name="T67_34">.<text:s/></text:span><text:span text:style-name="T67_35">Business</text:span><text:span text:style-name="T67_36"><text:s/></text:span><text:span text:style-name="T67_37">Insider</text:span><text:span text:style-name="T67_38">,<text:s/></text:span><text:span text:style-name="T67_39">Inc</text:span><text:span text:style-name="T67_40">,<text:s/>23<text:s/></text:span><text:span text:style-name="T67_41">Feb</text:span><text:span text:style-name="T67_42">.<text:s/>2016.<text:s/></text:span><text:span text:style-name="T67_43">Web</text:span><text:span text:style-name="T67_44">.<text:s/>11<text:s/></text:span><text:span text:style-name="T67_45">May</text:span><text:span text:style-name="T67_46"><text:s/>2016.<text:line-break/></text:span></text:p>
        </text:list-item>
        <text:list-item>
          <text:p text:style-name="P68"><text:span text:style-name="T68_1">"</text:span><text:span text:style-name="T68_2">Apple</text:span><text:span text:style-name="T68_3"><text:s/></text:span><text:span text:style-name="T68_4">Inc</text:span><text:span text:style-name="T68_5">'</text:span><text:span text:style-name="T68_6">s</text:span><text:span text:style-name="T68_7"><text:s/></text:span><text:span text:style-name="T68_8">Motion</text:span><text:span text:style-name="T68_9"><text:s/></text:span><text:span text:style-name="T68_10">to</text:span><text:span text:style-name="T68_11"><text:s/></text:span><text:span text:style-name="T68_12">Vacate</text:span><text:span text:style-name="T68_13"><text:s/></text:span><text:span text:style-name="T68_14">Order</text:span><text:span text:style-name="T68_15"><text:s/></text:span><text:span text:style-name="T68_16">Compelling</text:span><text:span text:style-name="T68_17"><text:s/></text:span><text:span text:style-name="T68_18">Apple</text:span><text:span text:style-name="T68_19"><text:s/></text:span><text:span text:style-name="T68_20">Inc</text:span><text:span text:style-name="T68_21">.<text:s/></text:span><text:span text:style-name="T68_22">to</text:span><text:span text:style-name="T68_23"><text:s/></text:span><text:span text:style-name="T68_24">Assist</text:span><text:span text:style-name="T68_25"><text:s/></text:span><text:span text:style-name="T68_26">Agents</text:span><text:span text:style-name="T68_27"><text:s/></text:span><text:span text:style-name="T68_28">in</text:span><text:span text:style-name="T68_29"><text:s/></text:span><text:span text:style-name="T68_30">Search</text:span><text:span text:style-name="T68_31">,<text:s/></text:span><text:span text:style-name="T68_32">and</text:span><text:span text:style-name="T68_33"><text:s/></text:span><text:span text:style-name="T68_34">Opposition</text:span><text:span text:style-name="T68_35"><text:s/></text:span><text:span text:style-name="T68_36">to</text:span><text:span text:style-name="T68_37"><text:s/></text:span><text:span text:style-name="T68_38">Government</text:span><text:span text:style-name="T68_39">'</text:span><text:span text:style-name="T68_40">s</text:span><text:span text:style-name="T68_41"><text:s/></text:span><text:span text:style-name="T68_42">Motion</text:span><text:span text:style-name="T68_43"><text:s/></text:span><text:span text:style-name="T68_44">to</text:span><text:span text:style-name="T68_45"><text:s/></text:span><text:span text:style-name="T68_46">Compel</text:span><text:span text:style-name="T68_47"><text:s/></text:span><text:span text:style-name="T68_48">Assistance</text:span><text:span text:style-name="T68_49">.”<text:s/></text:span><text:span text:style-name="T68_50">United</text:span><text:span text:style-name="T68_51"><text:s/></text:span><text:span text:style-name="T68_52">States</text:span><text:span text:style-name="T68_53"><text:s/></text:span><text:span text:style-name="T68_54">District</text:span><text:span text:style-name="T68_55"><text:s/></text:span><text:span text:style-name="T68_56">Court</text:span><text:span text:style-name="T68_57"><text:s/></text:span><text:span text:style-name="T68_58">Proceedings</text:span><text:span text:style-name="T68_59">.<text:s/></text:span><text:span text:style-name="T68_60">Central</text:span><text:span text:style-name="T68_61"><text:s/></text:span><text:span text:style-name="T68_62">District</text:span><text:span text:style-name="T68_63"><text:s/></text:span><text:span text:style-name="T68_64">of</text:span><text:span text:style-name="T68_65"><text:s/></text:span><text:span text:style-name="T68_66">California</text:span><text:span text:style-name="T68_67">.<text:s/></text:span><text:span text:style-name="T68_68">ED</text:span><text:span text:style-name="T68_69"><text:s/></text:span><text:span text:style-name="T68_70">No</text:span><text:span text:style-name="T68_71">.<text:s/></text:span><text:span text:style-name="T68_72">CM</text:span><text:span text:style-name="T68_73"><text:s/>16-10<text:s/>(</text:span><text:span text:style-name="T68_74">SP</text:span><text:span text:style-name="T68_75">)</text:span></text:p>
        </text:list-item>
        <text:list-item>
          <text:p text:style-name="P69"><text:span text:style-name="T69_1">“</text:span><text:span text:style-name="T69_2">Government</text:span><text:span text:style-name="T69_3">'</text:span><text:span text:style-name="T69_4">s</text:span><text:span text:style-name="T69_5"><text:s/></text:span><text:span text:style-name="T69_6">Reply</text:span><text:span text:style-name="T69_7"><text:s/></text:span><text:span text:style-name="T69_8">in</text:span><text:span text:style-name="T69_9"><text:s/></text:span><text:span text:style-name="T69_10">Support</text:span><text:span text:style-name="T69_11"><text:s/></text:span><text:span text:style-name="T69_12">of</text:span><text:span text:style-name="T69_13"><text:s/></text:span><text:span text:style-name="T69_14">Motion</text:span><text:span text:style-name="T69_15"><text:s/></text:span><text:span text:style-name="T69_16">to</text:span><text:span text:style-name="T69_17"><text:s/></text:span><text:span text:style-name="T69_18">Compel</text:span><text:span text:style-name="T69_19"><text:s/></text:span><text:span text:style-name="T69_20">and</text:span><text:span text:style-name="T69_21"><text:s/></text:span><text:span text:style-name="T69_22">Opposition</text:span><text:span text:style-name="T69_23"><text:s/></text:span><text:span text:style-name="T69_24">to</text:span><text:span text:style-name="T69_25"><text:s/></text:span><text:span text:style-name="T69_26">Apple</text:span><text:span text:style-name="T69_27"><text:s/></text:span><text:span text:style-name="T69_28">Inc</text:span><text:span text:style-name="T69_29">.'</text:span><text:span text:style-name="T69_30">s</text:span><text:span text:style-name="T69_31"><text:s/></text:span><text:span text:style-name="T69_32">Motion</text:span><text:span text:style-name="T69_33"><text:s/></text:span><text:span text:style-name="T69_34">to</text:span><text:span text:style-name="T69_35"><text:s/></text:span><text:span text:style-name="T69_36">Vacate</text:span><text:span text:style-name="T69_37"><text:s/></text:span><text:span text:style-name="T69_38">Order</text:span><text:span text:style-name="T69_39">.”<text:s/></text:span><text:span text:style-name="T69_40">United</text:span><text:span text:style-name="T69_41"><text:s/></text:span><text:span text:style-name="T69_42">States</text:span><text:span text:style-name="T69_43"><text:s/></text:span><text:span text:style-name="T69_44">District</text:span><text:span text:style-name="T69_45"><text:s/></text:span><text:span text:style-name="T69_46">Court</text:span><text:span text:style-name="T69_47"><text:s/></text:span><text:span text:style-name="T69_48">Proceedings</text:span><text:span text:style-name="T69_49">.<text:s/></text:span><text:span text:style-name="T69_50">Central</text:span><text:span text:style-name="T69_51"><text:s/></text:span><text:span text:style-name="T69_52">District</text:span><text:span text:style-name="T69_53"><text:s/></text:span><text:span text:style-name="T69_54">of</text:span><text:span text:style-name="T69_55"><text:s/></text:span><text:span text:style-name="T69_56">California</text:span><text:span text:style-name="T69_57">.<text:s/></text:span><text:span text:style-name="T69_58">ED</text:span><text:span text:style-name="T69_59"><text:s/></text:span><text:span text:style-name="T69_60">No</text:span><text:span text:style-name="T69_61">.<text:s/></text:span><text:span text:style-name="T69_62">CM</text:span><text:span text:style-name="T69_63"><text:s/>16-10<text:s/>(</text:span><text:span text:style-name="T69_64">SP</text:span><text:span text:style-name="T69_65">)</text:span></text:p>
        </text:list-item>
        <text:list-item>
          <text:p text:style-name="P70"><text:span text:style-name="T70_1">“</text:span><text:span text:style-name="T70_2">Apple</text:span><text:span text:style-name="T70_3"><text:s/></text:span><text:span text:style-name="T70_4">Inc</text:span><text:span text:style-name="T70_5">.'</text:span><text:span text:style-name="T70_6">s</text:span><text:span text:style-name="T70_7"><text:s/></text:span><text:span text:style-name="T70_8">Reply</text:span><text:span text:style-name="T70_9"><text:s/></text:span><text:span text:style-name="T70_10">to</text:span><text:span text:style-name="T70_11"><text:s/></text:span><text:span text:style-name="T70_12">Government</text:span><text:span text:style-name="T70_13">'</text:span><text:span text:style-name="T70_14">s</text:span><text:span text:style-name="T70_15"><text:s/></text:span><text:span text:style-name="T70_16">Opposition</text:span><text:span text:style-name="T70_17"><text:s/></text:span><text:span text:style-name="T70_18">to</text:span><text:span text:style-name="T70_19"><text:s/></text:span><text:span text:style-name="T70_20">Apple</text:span><text:span text:style-name="T70_21"><text:s/></text:span><text:span text:style-name="T70_22">Inc</text:span><text:span text:style-name="T70_23">.'</text:span><text:span text:style-name="T70_24">s</text:span><text:span text:style-name="T70_25"><text:s/></text:span><text:span text:style-name="T70_26">Motion</text:span><text:span text:style-name="T70_27"><text:s/></text:span><text:span text:style-name="T70_28">to</text:span><text:span text:style-name="T70_29"><text:s/></text:span><text:span text:style-name="T70_30">Vacate</text:span><text:span text:style-name="T70_31"><text:s/></text:span><text:span text:style-name="T70_32">Order</text:span><text:span text:style-name="T70_33"><text:s/></text:span><text:span text:style-name="T70_34">Compelling</text:span><text:span text:style-name="T70_35"><text:s/></text:span><text:span text:style-name="T70_36">Apple</text:span><text:span text:style-name="T70_37"><text:s/></text:span><text:span text:style-name="T70_38">Inc</text:span><text:span text:style-name="T70_39">.<text:s/></text:span><text:span text:style-name="T70_40">to</text:span><text:span text:style-name="T70_41"><text:s/></text:span><text:span text:style-name="T70_42">Assist</text:span><text:span text:style-name="T70_43"><text:s/></text:span><text:span text:style-name="T70_44">Agents</text:span><text:span text:style-name="T70_45"><text:s/></text:span><text:span text:style-name="T70_46">in</text:span><text:span text:style-name="T70_47"><text:s/></text:span><text:span text:style-name="T70_48">Search</text:span><text:span text:style-name="T70_49">.”</text:span><text:span text:style-name="T70_50"><text:s/></text:span><text:span text:style-name="T70_51">United</text:span><text:span text:style-name="T70_52"><text:s/></text:span><text:span text:style-name="T70_53">States</text:span><text:span text:style-name="T70_54"><text:s/></text:span><text:span text:style-name="T70_55">District</text:span><text:span text:style-name="T70_56"><text:s/></text:span><text:span text:style-name="T70_57">Court</text:span><text:span text:style-name="T70_58"><text:s/></text:span><text:span text:style-name="T70_59">Proceedings</text:span><text:span text:style-name="T70_60">.<text:s/></text:span><text:span text:style-name="T70_61">Central</text:span><text:span text:style-name="T70_62"><text:s/></text:span><text:span text:style-name="T70_63">District</text:span><text:span text:style-name="T70_64"><text:s/></text:span><text:span text:style-name="T70_65">of</text:span><text:span text:style-name="T70_66"><text:s/></text:span><text:span text:style-name="T70_67">California</text:span><text:span text:style-name="T70_68">.<text:s/></text:span><text:span text:style-name="T70_69">ED</text:span><text:span text:style-name="T70_70"><text:s/></text:span><text:span text:style-name="T70_71">No</text:span><text:span text:style-name="T70_72">.<text:s/></text:span><text:span text:style-name="T70_73">CM</text:span><text:span text:style-name="T70_74"><text:s/>16-10<text:s/>(</text:span><text:span text:style-name="T70_75">SP</text:span><text:span text:style-name="T70_76">)<text:line-break/></text:span></text:p>
        </text:list-item>
        <text:list-item>
          <text:p text:style-name="P71"><text:span text:style-name="T71_1">"</text:span><text:span text:style-name="T71_2">EPIC</text:span><text:span text:style-name="T71_3"><text:s/>-<text:s/></text:span><text:span text:style-name="T71_4">Foreign</text:span><text:span text:style-name="T71_5"><text:s/></text:span><text:span text:style-name="T71_6">Intelligence</text:span><text:span text:style-name="T71_7"><text:s/></text:span><text:span text:style-name="T71_8">Surveillance</text:span><text:span text:style-name="T71_9"><text:s/></text:span><text:span text:style-name="T71_10">Act</text:span><text:span text:style-name="T71_11"><text:s/></text:span><text:span text:style-name="T71_12">Court</text:span><text:span text:style-name="T71_13"><text:s/></text:span><text:span text:style-name="T71_14">Orders</text:span><text:span text:style-name="T71_15"><text:s/>1979-2015."<text:s/></text:span><text:span text:style-name="T71_16">Electronic</text:span><text:span text:style-name="T71_17"><text:s/></text:span><text:span text:style-name="T71_18">Privacy</text:span><text:span text:style-name="T71_19"><text:s/></text:span><text:span text:style-name="T71_20">Information</text:span><text:span text:style-name="T71_21"><text:s/></text:span><text:span text:style-name="T71_22">Center</text:span><text:span text:style-name="T71_23">.<text:s/></text:span><text:span text:style-name="T71_24">Web</text:span><text:span text:style-name="T71_25">.<text:s/>11<text:s/></text:span><text:span text:style-name="T71_26">May</text:span><text:span text:style-name="T71_27"><text:s/>2016.</text:span></text:p>
        </text:list-item>
      </text:list>
      <text:p text:style-name="P7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justify" fo:break-before="auto" fo:text-indent="0cm" fo:line-height="200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200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200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200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200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200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200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200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200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